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352.14mm" svg:y="21.23mm">
            <loext:p draw:notify-on-update-of-ranges="klhf.A2:klhf.A822 klhf.B1:klhf.B1 klhf.B2:klhf.B822 klhf.H1:klhf.H1 klhf.H2:klhf.H822 klhf.I1:klhf.I1 klhf.I2:klhf.I8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37mm" svg:y="111.77mm">
            <loext:p draw:notify-on-update-of-ranges="klhf.A2:klhf.A732 klhf.D1:klhf.D1 klhf.D2:klhf.D8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46mm" svg:y="205.26mm">
            <loext:p draw:notify-on-update-of-ranges="klhf.F1:klhf.F1 klhf.F2:klhf.F822 klhf.J1:klhf.J1 klhf.J2:klhf.J8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 medi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_Capacity [Bytes]</text:p>
          </table:table-cell>
          <table:table-cell office:value-type="string" calcext:value-type="string">
            <text:p>Temperatura minima</text:p>
          </table:table-cell>
          <table:table-cell office:value-type="string" calcext:value-type="string">
            <text:p>Temperatura massima</text:p>
          </table:table-cell>
          <table:table-cell office:value-type="string" calcext:value-type="string">
            <text:p>Tot_Capacity [Pbytes]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5-01-01.csv</text:p>
          </table:table-cell>
          <table:table-cell office:value-type="float" office:value="26.5221537416287" calcext:value-type="float">
            <text:p>26,5221537416287</text:p>
          </table:table-cell>
          <table:table-cell office:value-type="float" office:value="0.0222758085963218" calcext:value-type="float">
            <text:p>0,022275808596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1.3885267536683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2]/1000000000000000" office:value-type="float" office:value="138.852675366839" calcext:value-type="float">
            <text:p>138,852675366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2.csv</text:p>
          </table:table-cell>
          <table:table-cell office:value-type="float" office:value="26.6187183033656" calcext:value-type="float">
            <text:p>26,6187183033656</text:p>
          </table:table-cell>
          <table:table-cell office:value-type="float" office:value="0.027677743652488" calcext:value-type="float">
            <text:p>0,0276777436524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210" calcext:value-type="float">
            <text:p>41210</text:p>
          </table:table-cell>
          <table:table-cell office:value-type="float" office:value="1.38850674967905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3]/1000000000000000" office:value-type="float" office:value="138.850674967905" calcext:value-type="float">
            <text:p>138,850674967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3.csv</text:p>
          </table:table-cell>
          <table:table-cell office:value-type="float" office:value="26.6208812539428" calcext:value-type="float">
            <text:p>26,6208812539428</text:p>
          </table:table-cell>
          <table:table-cell office:value-type="float" office:value="0.0276873905742301" calcext:value-type="float">
            <text:p>0,02768739057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213" calcext:value-type="float">
            <text:p>41213</text:p>
          </table:table-cell>
          <table:table-cell office:value-type="float" office:value="1.38855675970659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]/1000000000000000" office:value-type="float" office:value="138.855675970659" calcext:value-type="float">
            <text:p>138,855675970659</text:p>
          </table:table-cell>
          <table:table-cell table:number-columns-repeated="4"/>
          <table:table-cell office:value-type="string" calcext:value-type="string">
            <text:p>La deviazione standard è bassissima quindi non ha nemmeno senso metterla ma intanto sta bene disegnata</text:p>
          </table:table-cell>
        </table:table-row>
        <table:table-row table:style-name="ro1">
          <table:table-cell office:value-type="string" calcext:value-type="string">
            <text:p>2015-01-04.csv</text:p>
          </table:table-cell>
          <table:table-cell office:value-type="float" office:value="26.5870134912161" calcext:value-type="float">
            <text:p>26,5870134912161</text:p>
          </table:table-cell>
          <table:table-cell office:value-type="float" office:value="0.0275212321973327" calcext:value-type="float">
            <text:p>0,027521232197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211" calcext:value-type="float">
            <text:p>41211</text:p>
          </table:table-cell>
          <table:table-cell office:value-type="float" office:value="1.38851175075767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5]/1000000000000000" office:value-type="float" office:value="138.851175075767" calcext:value-type="float">
            <text:p>138,851175075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5.csv</text:p>
          </table:table-cell>
          <table:table-cell office:value-type="float" office:value="26.5549118937392" calcext:value-type="float">
            <text:p>26,5549118937392</text:p>
          </table:table-cell>
          <table:table-cell office:value-type="float" office:value="0.0273481751375789" calcext:value-type="float">
            <text:p>0,0273481751375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256" calcext:value-type="float">
            <text:p>41256</text:p>
          </table:table-cell>
          <table:table-cell office:value-type="float" office:value="1.38983701274838E+017" calcext:value-type="float">
            <text:p>1,39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6]/1000000000000000" office:value-type="float" office:value="138.983701274838" calcext:value-type="float">
            <text:p>138,983701274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6.csv</text:p>
          </table:table-cell>
          <table:table-cell office:value-type="float" office:value="26.7672138291691" calcext:value-type="float">
            <text:p>26,7672138291691</text:p>
          </table:table-cell>
          <table:table-cell office:value-type="float" office:value="0.01590673051847" calcext:value-type="float">
            <text:p>0,015906730518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303" calcext:value-type="float">
            <text:p>41303</text:p>
          </table:table-cell>
          <table:table-cell office:value-type="float" office:value="1.39301693477905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7]/1000000000000000" office:value-type="float" office:value="139.301693477905" calcext:value-type="float">
            <text:p>139,3016934779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7.csv</text:p>
          </table:table-cell>
          <table:table-cell office:value-type="float" office:value="26.6633176778192" calcext:value-type="float">
            <text:p>26,6633176778192</text:p>
          </table:table-cell>
          <table:table-cell office:value-type="float" office:value="0.011497226907921" calcext:value-type="float">
            <text:p>0,0114972269079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1305" calcext:value-type="float">
            <text:p>41305</text:p>
          </table:table-cell>
          <table:table-cell office:value-type="float" office:value="1.39625396301276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]/1000000000000000" office:value-type="float" office:value="139.625396301276" calcext:value-type="float">
            <text:p>139,625396301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8.csv</text:p>
          </table:table-cell>
          <table:table-cell office:value-type="float" office:value="26.3439007246904" calcext:value-type="float">
            <text:p>26,3439007246904</text:p>
          </table:table-cell>
          <table:table-cell office:value-type="float" office:value="0.00169306543006686" calcext:value-type="float">
            <text:p>0,0016930654300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258" calcext:value-type="float">
            <text:p>41258</text:p>
          </table:table-cell>
          <table:table-cell office:value-type="float" office:value="1.3948836920731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9]/1000000000000000" office:value-type="float" office:value="139.488369207313" calcext:value-type="float">
            <text:p>139,48836920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09.csv</text:p>
          </table:table-cell>
          <table:table-cell office:value-type="float" office:value="26.6103974793989" calcext:value-type="float">
            <text:p>26,6103974793989</text:p>
          </table:table-cell>
          <table:table-cell office:value-type="float" office:value="0.00191803773067032" calcext:value-type="float">
            <text:p>0,001918037730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259" calcext:value-type="float">
            <text:p>41259</text:p>
          </table:table-cell>
          <table:table-cell office:value-type="float" office:value="1.39489869509223E+017" calcext:value-type="float">
            <text:p>1,3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]/1000000000000000" office:value-type="float" office:value="139.489869509223" calcext:value-type="float">
            <text:p>139,489869509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0.csv</text:p>
          </table:table-cell>
          <table:table-cell office:value-type="float" office:value="26.6365834784291" calcext:value-type="float">
            <text:p>26,6365834784291</text:p>
          </table:table-cell>
          <table:table-cell office:value-type="float" office:value="0.00178713107980065" calcext:value-type="float">
            <text:p>0,001787131079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1.csv</text:p>
          </table:table-cell>
          <table:table-cell office:value-type="float" office:value="26.5850744824918" calcext:value-type="float">
            <text:p>26,5850744824918</text:p>
          </table:table-cell>
          <table:table-cell office:value-type="float" office:value="0.00204043086686316" calcext:value-type="float">
            <text:p>0,002040430866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2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2.csv</text:p>
          </table:table-cell>
          <table:table-cell office:value-type="float" office:value="26.5426097891275" calcext:value-type="float">
            <text:p>26,5426097891275</text:p>
          </table:table-cell>
          <table:table-cell office:value-type="float" office:value="0.0120844214843746" calcext:value-type="float">
            <text:p>0,0120844214843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50940557649E+017" calcext:value-type="float">
            <text:p>1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3]/1000000000000000" office:value-type="float" office:value="139.850940557649" calcext:value-type="float">
            <text:p>139,850940557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3.csv</text:p>
          </table:table-cell>
          <table:table-cell office:value-type="float" office:value="26.1955649061714" calcext:value-type="float">
            <text:p>26,1955649061714</text:p>
          </table:table-cell>
          <table:table-cell office:value-type="float" office:value="0.0058792902218701" calcext:value-type="float">
            <text:p>0,0058792902218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51" calcext:value-type="float">
            <text:p>41351</text:p>
          </table:table-cell>
          <table:table-cell office:value-type="float" office:value="1.39895949289809E+017" calcext:value-type="float">
            <text:p>1,4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4]/1000000000000000" office:value-type="float" office:value="139.895949289809" calcext:value-type="float">
            <text:p>139,895949289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4.csv</text:p>
          </table:table-cell>
          <table:table-cell office:value-type="float" office:value="26.415582848732" calcext:value-type="float">
            <text:p>26,415582848732</text:p>
          </table:table-cell>
          <table:table-cell office:value-type="float" office:value="0.00778294465319248" calcext:value-type="float">
            <text:p>0,00778294465319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442" calcext:value-type="float">
            <text:p>41442</text:p>
          </table:table-cell>
          <table:table-cell office:value-type="float" office:value="1.40298368349341E+017" calcext:value-type="float">
            <text:p>1,4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15]/1000000000000000" office:value-type="float" office:value="140.298368349341" calcext:value-type="float">
            <text:p>140,298368349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5.csv</text:p>
          </table:table-cell>
          <table:table-cell office:value-type="float" office:value="26.0896563334215" calcext:value-type="float">
            <text:p>26,0896563334215</text:p>
          </table:table-cell>
          <table:table-cell office:value-type="float" office:value="0.00534370017400312" calcext:value-type="float">
            <text:p>0,005343700174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580" calcext:value-type="float">
            <text:p>41580</text:p>
          </table:table-cell>
          <table:table-cell office:value-type="float" office:value="1.40932492871419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6]/1000000000000000" office:value-type="float" office:value="140.932492871419" calcext:value-type="float">
            <text:p>140,9324928714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6.csv</text:p>
          </table:table-cell>
          <table:table-cell office:value-type="float" office:value="26.1750066062892" calcext:value-type="float">
            <text:p>26,1750066062892</text:p>
          </table:table-cell>
          <table:table-cell office:value-type="float" office:value="0.00575907523217105" calcext:value-type="float">
            <text:p>0,00575907523217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626" calcext:value-type="float">
            <text:p>41626</text:p>
          </table:table-cell>
          <table:table-cell office:value-type="float" office:value="1.41203045859952E+017" calcext:value-type="float">
            <text:p>1,4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7]/1000000000000000" office:value-type="float" office:value="141.203045859952" calcext:value-type="float">
            <text:p>141,203045859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7.csv</text:p>
          </table:table-cell>
          <table:table-cell office:value-type="float" office:value="26.3020730740589" calcext:value-type="float">
            <text:p>26,3020730740589</text:p>
          </table:table-cell>
          <table:table-cell office:value-type="float" office:value="0.00638171446566132" calcext:value-type="float">
            <text:p>0,006381714465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8" calcext:value-type="float">
            <text:p>41628</text:p>
          </table:table-cell>
          <table:table-cell office:value-type="float" office:value="1.41207546754844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]/1000000000000000" office:value-type="float" office:value="141.207546754844" calcext:value-type="float">
            <text:p>141,207546754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8.csv</text:p>
          </table:table-cell>
          <table:table-cell office:value-type="float" office:value="26.1867733256462" calcext:value-type="float">
            <text:p>26,1867733256462</text:p>
          </table:table-cell>
          <table:table-cell office:value-type="float" office:value="0.00581667774127448" calcext:value-type="float">
            <text:p>0,0058166777412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1627" calcext:value-type="float">
            <text:p>41627</text:p>
          </table:table-cell>
          <table:table-cell office:value-type="float" office:value="1.41204546161862E+017" calcext:value-type="float">
            <text:p>1,4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]/1000000000000000" office:value-type="float" office:value="141.204546161862" calcext:value-type="float">
            <text:p>141,2045461618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19.csv</text:p>
          </table:table-cell>
          <table:table-cell office:value-type="float" office:value="26.4775428380507" calcext:value-type="float">
            <text:p>26,4775428380507</text:p>
          </table:table-cell>
          <table:table-cell office:value-type="float" office:value="0.00255230934554831" calcext:value-type="float">
            <text:p>0,0025523093455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1901" calcext:value-type="float">
            <text:p>41901</text:p>
          </table:table-cell>
          <table:table-cell office:value-type="float" office:value="1.42460792855766E+017" calcext:value-type="float">
            <text:p>1,4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]/1000000000000000" office:value-type="float" office:value="142.460792855766" calcext:value-type="float">
            <text:p>142,460792855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0.csv</text:p>
          </table:table-cell>
          <table:table-cell office:value-type="float" office:value="26.2770441001192" calcext:value-type="float">
            <text:p>26,2770441001192</text:p>
          </table:table-cell>
          <table:table-cell office:value-type="float" office:value="0.00623504959659282" calcext:value-type="float">
            <text:p>0,0062350495965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1949" calcext:value-type="float">
            <text:p>41949</text:p>
          </table:table-cell>
          <table:table-cell office:value-type="float" office:value="1.42648329759991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1]/1000000000000000" office:value-type="float" office:value="142.648329759991" calcext:value-type="float">
            <text:p>142,648329759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1.csv</text:p>
          </table:table-cell>
          <table:table-cell office:value-type="float" office:value="26.10688858728" calcext:value-type="float">
            <text:p>26,10688858728</text:p>
          </table:table-cell>
          <table:table-cell office:value-type="float" office:value="0.00540125617081337" calcext:value-type="float">
            <text:p>0,005401256170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1996" calcext:value-type="float">
            <text:p>41996</text:p>
          </table:table-cell>
          <table:table-cell office:value-type="float" office:value="1.42696839680706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]/1000000000000000" office:value-type="float" office:value="142.696839680706" calcext:value-type="float">
            <text:p>142,696839680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2.csv</text:p>
          </table:table-cell>
          <table:table-cell office:value-type="float" office:value="25.9555940570561" calcext:value-type="float">
            <text:p>25,9555940570561</text:p>
          </table:table-cell>
          <table:table-cell office:value-type="float" office:value="0.00952713596741485" calcext:value-type="float">
            <text:p>0,0095271359674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133" calcext:value-type="float">
            <text:p>42133</text:p>
          </table:table-cell>
          <table:table-cell office:value-type="float" office:value="1.4323694595143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]/1000000000000000" office:value-type="float" office:value="143.236945951434" calcext:value-type="float">
            <text:p>143,2369459514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3.csv</text:p>
          </table:table-cell>
          <table:table-cell office:value-type="float" office:value="26.0465646137415" calcext:value-type="float">
            <text:p>26,0465646137415</text:p>
          </table:table-cell>
          <table:table-cell office:value-type="float" office:value="0.0050985249305044" calcext:value-type="float">
            <text:p>0,00509852493050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2134" calcext:value-type="float">
            <text:p>42134</text:p>
          </table:table-cell>
          <table:table-cell office:value-type="float" office:value="1.43238446253344E+017" calcext:value-type="float">
            <text:p>1,4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]/1000000000000000" office:value-type="float" office:value="143.238446253344" calcext:value-type="float">
            <text:p>143,238446253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4.csv</text:p>
          </table:table-cell>
          <table:table-cell office:value-type="float" office:value="26.0588847126681" calcext:value-type="float">
            <text:p>26,0588847126681</text:p>
          </table:table-cell>
          <table:table-cell office:value-type="float" office:value="0.00514829109340913" calcext:value-type="float">
            <text:p>0,005148291093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302" calcext:value-type="float">
            <text:p>42302</text:p>
          </table:table-cell>
          <table:table-cell office:value-type="float" office:value="1.4376054934551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]/1000000000000000" office:value-type="float" office:value="143.76054934551" calcext:value-type="float">
            <text:p>143,76054934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5.csv</text:p>
          </table:table-cell>
          <table:table-cell office:value-type="float" office:value="26.0505299015897" calcext:value-type="float">
            <text:p>26,0505299015897</text:p>
          </table:table-cell>
          <table:table-cell table:style-name="ce2" office:value-type="float" office:value="0.000245766143364566" calcext:value-type="float">
            <text:p>2,46E-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6.csv</text:p>
          </table:table-cell>
          <table:table-cell office:value-type="float" office:value="26.2815338758516" calcext:value-type="float">
            <text:p>26,2815338758516</text:p>
          </table:table-cell>
          <table:table-cell office:value-type="float" office:value="0.0013693178240551" calcext:value-type="float">
            <text:p>0,0013693178240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271" calcext:value-type="float">
            <text:p>42271</text:p>
          </table:table-cell>
          <table:table-cell office:value-type="float" office:value="1.43777052233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]/1000000000000000" office:value-type="float" office:value="143.777052233" calcext:value-type="float">
            <text:p>143,7770522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7.csv</text:p>
          </table:table-cell>
          <table:table-cell office:value-type="float" office:value="26.2559956566896" calcext:value-type="float">
            <text:p>26,2559956566896</text:p>
          </table:table-cell>
          <table:table-cell office:value-type="float" office:value="0.0133317240205415" calcext:value-type="float">
            <text:p>0,0133317240205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2363" calcext:value-type="float">
            <text:p>42363</text:p>
          </table:table-cell>
          <table:table-cell office:value-type="float" office:value="1.4413962357249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8]/1000000000000000" office:value-type="float" office:value="144.139623572497" calcext:value-type="float">
            <text:p>144,139623572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8.csv</text:p>
          </table:table-cell>
          <table:table-cell office:value-type="float" office:value="26.4202251965158" calcext:value-type="float">
            <text:p>26,4202251965158</text:p>
          </table:table-cell>
          <table:table-cell office:value-type="float" office:value="0.0125339639956811" calcext:value-type="float">
            <text:p>0,012533963995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362" calcext:value-type="float">
            <text:p>42362</text:p>
          </table:table-cell>
          <table:table-cell office:value-type="float" office:value="1.44138123270587E+017" calcext:value-type="float">
            <text:p>1,4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9]/1000000000000000" office:value-type="float" office:value="144.138123270587" calcext:value-type="float">
            <text:p>144,138123270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29.csv</text:p>
          </table:table-cell>
          <table:table-cell office:value-type="float" office:value="26.3681622473708" calcext:value-type="float">
            <text:p>26,3681622473708</text:p>
          </table:table-cell>
          <table:table-cell office:value-type="float" office:value="0.0260384927298417" calcext:value-type="float">
            <text:p>0,0260384927298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502" calcext:value-type="float">
            <text:p>42502</text:p>
          </table:table-cell>
          <table:table-cell office:value-type="float" office:value="1.44673728700614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0]/1000000000000000" office:value-type="float" office:value="144.673728700614" calcext:value-type="float">
            <text:p>144,6737287006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30.csv</text:p>
          </table:table-cell>
          <table:table-cell office:value-type="float" office:value="26.2800743476931" calcext:value-type="float">
            <text:p>26,2800743476931</text:p>
          </table:table-cell>
          <table:table-cell office:value-type="float" office:value="0.0304617600418772" calcext:value-type="float">
            <text:p>0,0304617600418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502" calcext:value-type="float">
            <text:p>42502</text:p>
          </table:table-cell>
          <table:table-cell office:value-type="float" office:value="1.44682730447046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]/1000000000000000" office:value-type="float" office:value="144.682730447046" calcext:value-type="float">
            <text:p>144,682730447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1-31.csv</text:p>
          </table:table-cell>
          <table:table-cell office:value-type="float" office:value="26.6109048178613" calcext:value-type="float">
            <text:p>26,6109048178613</text:p>
          </table:table-cell>
          <table:table-cell office:value-type="float" office:value="0.02720089031994" calcext:value-type="float">
            <text:p>0,02720089031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2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1.csv</text:p>
          </table:table-cell>
          <table:table-cell office:value-type="float" office:value="26.4082961222092" calcext:value-type="float">
            <text:p>26,4082961222092</text:p>
          </table:table-cell>
          <table:table-cell office:value-type="float" office:value="0.0262186713931892" calcext:value-type="float">
            <text:p>0,026218671393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2.csv</text:p>
          </table:table-cell>
          <table:table-cell office:value-type="float" office:value="26.7737015276146" calcext:value-type="float">
            <text:p>26,7737015276146</text:p>
          </table:table-cell>
          <table:table-cell office:value-type="float" office:value="0.0279901062468166" calcext:value-type="float">
            <text:p>0,0279901062468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549" calcext:value-type="float">
            <text:p>42549</text:p>
          </table:table-cell>
          <table:table-cell office:value-type="float" office:value="1.44867446793217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4]/1000000000000000" office:value-type="float" office:value="144.867446793217" calcext:value-type="float">
            <text:p>144,86744679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3.csv</text:p>
          </table:table-cell>
          <table:table-cell office:value-type="float" office:value="26.5706404357217" calcext:value-type="float">
            <text:p>26,5706404357217</text:p>
          </table:table-cell>
          <table:table-cell office:value-type="float" office:value="0.0318363516311199" calcext:value-type="float">
            <text:p>0,031836351631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595" calcext:value-type="float">
            <text:p>42595</text:p>
          </table:table-cell>
          <table:table-cell office:value-type="float" office:value="1.4504798231743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5]/1000000000000000" office:value-type="float" office:value="145.04798231743" calcext:value-type="float">
            <text:p>145,04798231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4.csv</text:p>
          </table:table-cell>
          <table:table-cell office:value-type="float" office:value="26.9166803615448" calcext:value-type="float">
            <text:p>26,9166803615448</text:p>
          </table:table-cell>
          <table:table-cell office:value-type="float" office:value="0.0286680924684941" calcext:value-type="float">
            <text:p>0,0286680924684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2594" calcext:value-type="float">
            <text:p>42594</text:p>
          </table:table-cell>
          <table:table-cell office:value-type="float" office:value="1.4504648201552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6]/1000000000000000" office:value-type="float" office:value="145.04648201552" calcext:value-type="float">
            <text:p>145,04648201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5.csv</text:p>
          </table:table-cell>
          <table:table-cell office:value-type="float" office:value="26.5268404549071" calcext:value-type="float">
            <text:p>26,5268404549071</text:p>
          </table:table-cell>
          <table:table-cell office:value-type="float" office:value="0.0267356135451857" calcext:value-type="float">
            <text:p>0,0267356135451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2733" calcext:value-type="float">
            <text:p>42733</text:p>
          </table:table-cell>
          <table:table-cell office:value-type="float" office:value="1.45634597622228E+017" calcext:value-type="float">
            <text:p>1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7]/1000000000000000" office:value-type="float" office:value="145.634597622228" calcext:value-type="float">
            <text:p>145,634597622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6.csv</text:p>
          </table:table-cell>
          <table:table-cell office:value-type="float" office:value="26.3610551468866" calcext:value-type="float">
            <text:p>26,3610551468866</text:p>
          </table:table-cell>
          <table:table-cell office:value-type="float" office:value="0.0307883511144617" calcext:value-type="float">
            <text:p>0,0307883511144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685" calcext:value-type="float">
            <text:p>42685</text:p>
          </table:table-cell>
          <table:table-cell office:value-type="float" office:value="1.45494069838259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8]/1000000000000000" office:value-type="float" office:value="145.494069838259" calcext:value-type="float">
            <text:p>145,494069838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7.csv</text:p>
          </table:table-cell>
          <table:table-cell office:value-type="float" office:value="26.5826227511244" calcext:value-type="float">
            <text:p>26,5826227511244</text:p>
          </table:table-cell>
          <table:table-cell office:value-type="float" office:value="0.0318600213518776" calcext:value-type="float">
            <text:p>0,031860021351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8.csv</text:p>
          </table:table-cell>
          <table:table-cell office:value-type="float" office:value="27.0747985382309" calcext:value-type="float">
            <text:p>27,0747985382309</text:p>
          </table:table-cell>
          <table:table-cell office:value-type="float" office:value="0.0294021423456676" calcext:value-type="float">
            <text:p>0,029402142345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09.csv</text:p>
          </table:table-cell>
          <table:table-cell office:value-type="float" office:value="26.9811183732752" calcext:value-type="float">
            <text:p>26,9811183732752</text:p>
          </table:table-cell>
          <table:table-cell office:value-type="float" office:value="0.0289490676158585" calcext:value-type="float">
            <text:p>0,028949067615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686" calcext:value-type="float">
            <text:p>42686</text:p>
          </table:table-cell>
          <table:table-cell office:value-type="float" office:value="1.4540505257882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1]/1000000000000000" office:value-type="float" office:value="145.405052578825" calcext:value-type="float">
            <text:p>145,405052578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0.csv</text:p>
          </table:table-cell>
          <table:table-cell office:value-type="float" office:value="26.4846795352324" calcext:value-type="float">
            <text:p>26,4846795352324</text:p>
          </table:table-cell>
          <table:table-cell office:value-type="float" office:value="0.031385974293802" calcext:value-type="float">
            <text:p>0,031385974293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2687" calcext:value-type="float">
            <text:p>42687</text:p>
          </table:table-cell>
          <table:table-cell office:value-type="float" office:value="1.45409053365855E+017" calcext:value-type="float">
            <text:p>1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2]/1000000000000000" office:value-type="float" office:value="145.409053365855" calcext:value-type="float">
            <text:p>145,409053365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1.csv</text:p>
          </table:table-cell>
          <table:table-cell office:value-type="float" office:value="26.3044392630183" calcext:value-type="float">
            <text:p>26,3044392630183</text:p>
          </table:table-cell>
          <table:table-cell office:value-type="float" office:value="0.0301423626599581" calcext:value-type="float">
            <text:p>0,030142362659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745" calcext:value-type="float">
            <text:p>43745</text:p>
          </table:table-cell>
          <table:table-cell office:value-type="float" office:value="1.49561790504248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43]/1000000000000000" office:value-type="float" office:value="149.561790504248" calcext:value-type="float">
            <text:p>149,561790504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2.csv</text:p>
          </table:table-cell>
          <table:table-cell office:value-type="float" office:value="26.4981693363844" calcext:value-type="float">
            <text:p>26,4981693363844</text:p>
          </table:table-cell>
          <table:table-cell office:value-type="float" office:value="0.0263013107762378" calcext:value-type="float">
            <text:p>0,02630131077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699" calcext:value-type="float">
            <text:p>43699</text:p>
          </table:table-cell>
          <table:table-cell office:value-type="float" office:value="1.49516281176516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4]/1000000000000000" office:value-type="float" office:value="149.516281176516" calcext:value-type="float">
            <text:p>149,5162811765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3.csv</text:p>
          </table:table-cell>
          <table:table-cell office:value-type="float" office:value="26.487103129152" calcext:value-type="float">
            <text:p>26,487103129152</text:p>
          </table:table-cell>
          <table:table-cell office:value-type="float" office:value="0.0310483682094065" calcext:value-type="float">
            <text:p>0,031048368209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53" calcext:value-type="float">
            <text:p>43653</text:p>
          </table:table-cell>
          <table:table-cell office:value-type="float" office:value="1.49604637820167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5]/1000000000000000" office:value-type="float" office:value="149.604637820167" calcext:value-type="float">
            <text:p>149,604637820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4.csv</text:p>
          </table:table-cell>
          <table:table-cell office:value-type="float" office:value="26.567691391396" calcext:value-type="float">
            <text:p>26,567691391396</text:p>
          </table:table-cell>
          <table:table-cell office:value-type="float" office:value="0.0314340772061178" calcext:value-type="float">
            <text:p>0,0314340772061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653" calcext:value-type="float">
            <text:p>43653</text:p>
          </table:table-cell>
          <table:table-cell office:value-type="float" office:value="1.4960488786867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6]/1000000000000000" office:value-type="float" office:value="149.604887868679" calcext:value-type="float">
            <text:p>149,6048878686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5.csv</text:p>
          </table:table-cell>
          <table:table-cell office:value-type="float" office:value="26.5913583927711" calcext:value-type="float">
            <text:p>26,5913583927711</text:p>
          </table:table-cell>
          <table:table-cell office:value-type="float" office:value="0.0315657956590179" calcext:value-type="float">
            <text:p>0,031565795659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602" calcext:value-type="float">
            <text:p>43602</text:p>
          </table:table-cell>
          <table:table-cell office:value-type="float" office:value="1.49457858790884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]/1000000000000000" office:value-type="float" office:value="149.457858790884" calcext:value-type="float">
            <text:p>149,457858790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6.csv</text:p>
          </table:table-cell>
          <table:table-cell office:value-type="float" office:value="26.5899405976927" calcext:value-type="float">
            <text:p>26,5899405976927</text:p>
          </table:table-cell>
          <table:table-cell office:value-type="float" office:value="0.0267706531853314" calcext:value-type="float">
            <text:p>0,0267706531853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8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7.csv</text:p>
          </table:table-cell>
          <table:table-cell office:value-type="float" office:value="26.5072360725671" calcext:value-type="float">
            <text:p>26,5072360725671</text:p>
          </table:table-cell>
          <table:table-cell office:value-type="float" office:value="0.0263745748871276" calcext:value-type="float">
            <text:p>0,0263745748871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00" calcext:value-type="float">
            <text:p>43600</text:p>
          </table:table-cell>
          <table:table-cell office:value-type="float" office:value="1.49453357895992E+017" calcext:value-type="float">
            <text:p>1,49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9]/1000000000000000" office:value-type="float" office:value="149.453357895992" calcext:value-type="float">
            <text:p>149,453357895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8.csv</text:p>
          </table:table-cell>
          <table:table-cell office:value-type="float" office:value="26.9483110509781" calcext:value-type="float">
            <text:p>26,9483110509781</text:p>
          </table:table-cell>
          <table:table-cell office:value-type="float" office:value="0.0332737038655887" calcext:value-type="float">
            <text:p>0,03327370386558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3606" calcext:value-type="float">
            <text:p>43606</text:p>
          </table:table-cell>
          <table:table-cell office:value-type="float" office:value="1.49465700355573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0]/1000000000000000" office:value-type="float" office:value="149.465700355573" calcext:value-type="float">
            <text:p>149,465700355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19.csv</text:p>
          </table:table-cell>
          <table:table-cell office:value-type="float" office:value="27.1562019330104" calcext:value-type="float">
            <text:p>27,1562019330104</text:p>
          </table:table-cell>
          <table:table-cell office:value-type="float" office:value="0.0342881170672212" calcext:value-type="float">
            <text:p>0,034288117067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3558" calcext:value-type="float">
            <text:p>43558</text:p>
          </table:table-cell>
          <table:table-cell office:value-type="float" office:value="1.49280003808396E+017" calcext:value-type="float">
            <text:p>1,4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1]/1000000000000000" office:value-type="float" office:value="149.280003808396" calcext:value-type="float">
            <text:p>149,280003808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0.csv</text:p>
          </table:table-cell>
          <table:table-cell office:value-type="float" office:value="27.1707590562713" calcext:value-type="float">
            <text:p>27,1707590562713</text:p>
          </table:table-cell>
          <table:table-cell office:value-type="float" office:value="0.0295190814860258" calcext:value-type="float">
            <text:p>0,0295190814860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698" calcext:value-type="float">
            <text:p>43698</text:p>
          </table:table-cell>
          <table:table-cell office:value-type="float" office:value="1.49807527670515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2]/1000000000000000" office:value-type="float" office:value="149.807527670515" calcext:value-type="float">
            <text:p>149,8075276705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1.csv</text:p>
          </table:table-cell>
          <table:table-cell office:value-type="float" office:value="27.1933478111784" calcext:value-type="float">
            <text:p>27,1933478111784</text:p>
          </table:table-cell>
          <table:table-cell office:value-type="float" office:value="0.0296115581032986" calcext:value-type="float">
            <text:p>0,0296115581032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744" calcext:value-type="float">
            <text:p>43744</text:p>
          </table:table-cell>
          <table:table-cell office:value-type="float" office:value="1.501444335321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3]/1000000000000000" office:value-type="float" office:value="150.144433532192" calcext:value-type="float">
            <text:p>150,144433532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2.csv</text:p>
          </table:table-cell>
          <table:table-cell office:value-type="float" office:value="26.8982922981963" calcext:value-type="float">
            <text:p>26,8982922981963</text:p>
          </table:table-cell>
          <table:table-cell office:value-type="float" office:value="0.0329827839696921" calcext:value-type="float">
            <text:p>0,0329827839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742" calcext:value-type="float">
            <text:p>43742</text:p>
          </table:table-cell>
          <table:table-cell office:value-type="float" office:value="1.501399326373E+017" calcext:value-type="float">
            <text:p>1,5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4]/1000000000000000" office:value-type="float" office:value="150.1399326373" calcext:value-type="float">
            <text:p>150,1399326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3.csv</text:p>
          </table:table-cell>
          <table:table-cell office:value-type="float" office:value="26.8867907274473" calcext:value-type="float">
            <text:p>26,8867907274473</text:p>
          </table:table-cell>
          <table:table-cell office:value-type="float" office:value="0.0329281679287677" calcext:value-type="float">
            <text:p>0,0329281679287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741" calcext:value-type="float">
            <text:p>43741</text:p>
          </table:table-cell>
          <table:table-cell office:value-type="float" office:value="1.5013843233539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5]/1000000000000000" office:value-type="float" office:value="150.13843233539" calcext:value-type="float">
            <text:p>150,138432335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4.csv</text:p>
          </table:table-cell>
          <table:table-cell office:value-type="float" office:value="26.8879257248443" calcext:value-type="float">
            <text:p>26,8879257248443</text:p>
          </table:table-cell>
          <table:table-cell office:value-type="float" office:value="0.0328978898846202" calcext:value-type="float">
            <text:p>0,03289788988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6" calcext:value-type="float">
            <text:p>43836</text:p>
          </table:table-cell>
          <table:table-cell office:value-type="float" office:value="1.50550853378754E+017" calcext:value-type="float">
            <text:p>1,51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56]/1000000000000000" office:value-type="float" office:value="150.550853378754" calcext:value-type="float">
            <text:p>150,550853378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5.csv</text:p>
          </table:table-cell>
          <table:table-cell office:value-type="float" office:value="26.912906610703" calcext:value-type="float">
            <text:p>26,912906610703</text:p>
          </table:table-cell>
          <table:table-cell office:value-type="float" office:value="0.0282407127613233" calcext:value-type="float">
            <text:p>0,0282407127613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554194037712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7]/1000000000000000" office:value-type="float" office:value="150.554194037712" calcext:value-type="float">
            <text:p>150,554194037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6.csv</text:p>
          </table:table-cell>
          <table:table-cell office:value-type="float" office:value="26.686468872482" calcext:value-type="float">
            <text:p>26,686468872482</text:p>
          </table:table-cell>
          <table:table-cell office:value-type="float" office:value="0.0319185918953723" calcext:value-type="float">
            <text:p>0,03191859189537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3883" calcext:value-type="float">
            <text:p>43883</text:p>
          </table:table-cell>
          <table:table-cell office:value-type="float" office:value="1.50509685901125E+017" calcext:value-type="float">
            <text:p>1,51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8]/1000000000000000" office:value-type="float" office:value="150.509685901125" calcext:value-type="float">
            <text:p>150,509685901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7.csv</text:p>
          </table:table-cell>
          <table:table-cell office:value-type="float" office:value="27.0605410830786" calcext:value-type="float">
            <text:p>27,0605410830786</text:p>
          </table:table-cell>
          <table:table-cell office:value-type="float" office:value="0.0337219451945712" calcext:value-type="float">
            <text:p>0,0337219451945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9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2-28.csv</text:p>
          </table:table-cell>
          <table:table-cell office:value-type="float" office:value="27.1960171540672" calcext:value-type="float">
            <text:p>27,1960171540672</text:p>
          </table:table-cell>
          <table:table-cell office:value-type="float" office:value="0.0295928808338544" calcext:value-type="float">
            <text:p>0,029592880833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1.csv</text:p>
          </table:table-cell>
          <table:table-cell office:value-type="float" office:value="26.6245637247074" calcext:value-type="float">
            <text:p>26,6245637247074</text:p>
          </table:table-cell>
          <table:table-cell office:value-type="float" office:value="0.0316400287481324" calcext:value-type="float">
            <text:p>0,0316400287481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6" calcext:value-type="float">
            <text:p>43836</text:p>
          </table:table-cell>
          <table:table-cell office:value-type="float" office:value="1.5035015444108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1]/1000000000000000" office:value-type="float" office:value="150.350154441082" calcext:value-type="float">
            <text:p>150,350154441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2.csv</text:p>
          </table:table-cell>
          <table:table-cell office:value-type="float" office:value="26.600465370928" calcext:value-type="float">
            <text:p>26,600465370928</text:p>
          </table:table-cell>
          <table:table-cell office:value-type="float" office:value="0.0315252905399251" calcext:value-type="float">
            <text:p>0,0315252905399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3835" calcext:value-type="float">
            <text:p>43835</text:p>
          </table:table-cell>
          <table:table-cell office:value-type="float" office:value="1.5034615365405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2]/1000000000000000" office:value-type="float" office:value="150.346153654052" calcext:value-type="float">
            <text:p>150,34615365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3.csv</text:p>
          </table:table-cell>
          <table:table-cell office:value-type="float" office:value="26.9214380218076" calcext:value-type="float">
            <text:p>26,9214380218076</text:p>
          </table:table-cell>
          <table:table-cell office:value-type="float" office:value="0.0282814597486029" calcext:value-type="float">
            <text:p>0,0282814597486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837" calcext:value-type="float">
            <text:p>43837</text:p>
          </table:table-cell>
          <table:table-cell office:value-type="float" office:value="1.50351654742992E+017" calcext:value-type="float">
            <text:p>1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3]/1000000000000000" office:value-type="float" office:value="150.351654742992" calcext:value-type="float">
            <text:p>150,35165474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4.csv</text:p>
          </table:table-cell>
          <table:table-cell office:value-type="float" office:value="26.9760614784757" calcext:value-type="float">
            <text:p>26,9760614784757</text:p>
          </table:table-cell>
          <table:table-cell office:value-type="float" office:value="0.0284532421322868" calcext:value-type="float">
            <text:p>0,0284532421322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03419979318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4]/1000000000000000" office:value-type="float" office:value="151.703419979318" calcext:value-type="float">
            <text:p>151,703419979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5.csv</text:p>
          </table:table-cell>
          <table:table-cell office:value-type="float" office:value="26.826491057058" calcext:value-type="float">
            <text:p>26,826491057058</text:p>
          </table:table-cell>
          <table:table-cell office:value-type="float" office:value="0.0277411069857936" calcext:value-type="float">
            <text:p>0,0277411069857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91937152566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5]/1000000000000000" office:value-type="float" office:value="151.791937152566" calcext:value-type="float">
            <text:p>151,791937152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6.csv</text:p>
          </table:table-cell>
          <table:table-cell office:value-type="float" office:value="26.9179588320638" calcext:value-type="float">
            <text:p>26,9179588320638</text:p>
          </table:table-cell>
          <table:table-cell office:value-type="float" office:value="0.0329381800248432" calcext:value-type="float">
            <text:p>0,0329381800248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111" calcext:value-type="float">
            <text:p>44111</text:p>
          </table:table-cell>
          <table:table-cell office:value-type="float" office:value="1.51788936559584E+017" calcext:value-type="float">
            <text:p>1,5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6]/1000000000000000" office:value-type="float" office:value="151.788936559584" calcext:value-type="float">
            <text:p>151,788936559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7.csv</text:p>
          </table:table-cell>
          <table:table-cell office:value-type="float" office:value="26.8896512681159" calcext:value-type="float">
            <text:p>26,8896512681159</text:p>
          </table:table-cell>
          <table:table-cell office:value-type="float" office:value="0.0280268989825227" calcext:value-type="float">
            <text:p>0,028026898982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159" calcext:value-type="float">
            <text:p>44159</text:p>
          </table:table-cell>
          <table:table-cell office:value-type="float" office:value="1.51863791602361E+017" calcext:value-type="float">
            <text:p>1,52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7]/1000000000000000" office:value-type="float" office:value="151.863791602361" calcext:value-type="float">
            <text:p>151,8637916023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8.csv</text:p>
          </table:table-cell>
          <table:table-cell office:value-type="float" office:value="27.1147054156371" calcext:value-type="float">
            <text:p>27,1147054156371</text:p>
          </table:table-cell>
          <table:table-cell office:value-type="float" office:value="0.0291133540686239" calcext:value-type="float">
            <text:p>0,0291133540686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12" calcext:value-type="float">
            <text:p>44112</text:p>
          </table:table-cell>
          <table:table-cell office:value-type="float" office:value="1.5179427760663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8]/1000000000000000" office:value-type="float" office:value="151.794277606639" calcext:value-type="float">
            <text:p>151,794277606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09.csv</text:p>
          </table:table-cell>
          <table:table-cell office:value-type="float" office:value="27.1288114075854" calcext:value-type="float">
            <text:p>27,1288114075854</text:p>
          </table:table-cell>
          <table:table-cell office:value-type="float" office:value="0.0291811770776881" calcext:value-type="float">
            <text:p>0,0291811770776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110" calcext:value-type="float">
            <text:p>44110</text:p>
          </table:table-cell>
          <table:table-cell office:value-type="float" office:value="1.51786276032579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]/1000000000000000" office:value-type="float" office:value="151.786276032579" calcext:value-type="float">
            <text:p>151,786276032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0.csv</text:p>
          </table:table-cell>
          <table:table-cell office:value-type="float" office:value="27.0807480004506" calcext:value-type="float">
            <text:p>27,0807480004506</text:p>
          </table:table-cell>
          <table:table-cell office:value-type="float" office:value="0.0288628288136085" calcext:value-type="float">
            <text:p>0,02886282881360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384" calcext:value-type="float">
            <text:p>44384</text:p>
          </table:table-cell>
          <table:table-cell office:value-type="float" office:value="1.52701456556115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0]/1000000000000000" office:value-type="float" office:value="152.701456556115" calcext:value-type="float">
            <text:p>152,701456556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1.csv</text:p>
          </table:table-cell>
          <table:table-cell office:value-type="float" office:value="27.2646581273679" calcext:value-type="float">
            <text:p>27,2646581273679</text:p>
          </table:table-cell>
          <table:table-cell office:value-type="float" office:value="0.029749518638286" calcext:value-type="float">
            <text:p>0,0297495186382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343" calcext:value-type="float">
            <text:p>44343</text:p>
          </table:table-cell>
          <table:table-cell office:value-type="float" office:value="1.52540924967052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1]/1000000000000000" office:value-type="float" office:value="152.540924967052" calcext:value-type="float">
            <text:p>152,540924967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2.csv</text:p>
          </table:table-cell>
          <table:table-cell office:value-type="float" office:value="27.185247900298" calcext:value-type="float">
            <text:p>27,185247900298</text:p>
          </table:table-cell>
          <table:table-cell office:value-type="float" office:value="0.0293896534372933" calcext:value-type="float">
            <text:p>0,0293896534372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91" calcext:value-type="float">
            <text:p>44291</text:p>
          </table:table-cell>
          <table:table-cell office:value-type="float" office:value="1.525643489480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2]/1000000000000000" office:value-type="float" office:value="152.56434894808" calcext:value-type="float">
            <text:p>152,56434894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3.csv</text:p>
          </table:table-cell>
          <table:table-cell office:value-type="float" office:value="27.2572566231533" calcext:value-type="float">
            <text:p>27,2572566231533</text:p>
          </table:table-cell>
          <table:table-cell office:value-type="float" office:value="0.0297623979443043" calcext:value-type="float">
            <text:p>0,0297623979443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384813130204E+017" calcext:value-type="float">
            <text:p>1,5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3]/1000000000000000" office:value-type="float" office:value="152.384813130204" calcext:value-type="float">
            <text:p>152,384813130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4.csv</text:p>
          </table:table-cell>
          <table:table-cell office:value-type="float" office:value="27.4632021899957" calcext:value-type="float">
            <text:p>27,4632021899957</text:p>
          </table:table-cell>
          <table:table-cell office:value-type="float" office:value="0.0307419700290655" calcext:value-type="float">
            <text:p>0,030741970029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6998742553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4]/1000000000000000" office:value-type="float" office:value="152.699874255324" calcext:value-type="float">
            <text:p>152,699874255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5.csv</text:p>
          </table:table-cell>
          <table:table-cell office:value-type="float" office:value="27.5926244343891" calcext:value-type="float">
            <text:p>27,5926244343891</text:p>
          </table:table-cell>
          <table:table-cell office:value-type="float" office:value="0.0313579166261662" calcext:value-type="float">
            <text:p>0,031357916626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269587346829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5]/1000000000000000" office:value-type="float" office:value="152.695873468294" calcext:value-type="float">
            <text:p>152,695873468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6.csv</text:p>
          </table:table-cell>
          <table:table-cell office:value-type="float" office:value="27.1473955740598" calcext:value-type="float">
            <text:p>27,1473955740598</text:p>
          </table:table-cell>
          <table:table-cell office:value-type="float" office:value="0.0292421637292076" calcext:value-type="float">
            <text:p>0,029242163729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193" calcext:value-type="float">
            <text:p>44193</text:p>
          </table:table-cell>
          <table:table-cell office:value-type="float" office:value="1.5268437117171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6]/1000000000000000" office:value-type="float" office:value="152.684371171714" calcext:value-type="float">
            <text:p>152,684371171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7.csv</text:p>
          </table:table-cell>
          <table:table-cell office:value-type="float" office:value="27.1819642089545" calcext:value-type="float">
            <text:p>27,1819642089545</text:p>
          </table:table-cell>
          <table:table-cell office:value-type="float" office:value="0.0294042725023527" calcext:value-type="float">
            <text:p>0,0294042725023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200" calcext:value-type="float">
            <text:p>44200</text:p>
          </table:table-cell>
          <table:table-cell office:value-type="float" office:value="1.52700294336824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7]/1000000000000000" office:value-type="float" office:value="152.700294336824" calcext:value-type="float">
            <text:p>152,700294336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8.csv</text:p>
          </table:table-cell>
          <table:table-cell office:value-type="float" office:value="27.3712669683258" calcext:value-type="float">
            <text:p>27,3712669683258</text:p>
          </table:table-cell>
          <table:table-cell office:value-type="float" office:value="0.0303050265314134" calcext:value-type="float">
            <text:p>0,030305026531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2697713825342E+017" calcext:value-type="float">
            <text:p>1,53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78]/1000000000000000" office:value-type="float" office:value="152.697713825342" calcext:value-type="float">
            <text:p>152,697713825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19.csv</text:p>
          </table:table-cell>
          <table:table-cell office:value-type="float" office:value="27.9071719457014" calcext:value-type="float">
            <text:p>27,9071719457014</text:p>
          </table:table-cell>
          <table:table-cell office:value-type="float" office:value="0.0280975516220036" calcext:value-type="float">
            <text:p>0,0280975516220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199" calcext:value-type="float">
            <text:p>44199</text:p>
          </table:table-cell>
          <table:table-cell office:value-type="float" office:value="1.53013195031963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9]/1000000000000000" office:value-type="float" office:value="153.013195031963" calcext:value-type="float">
            <text:p>153,013195031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0.csv</text:p>
          </table:table-cell>
          <table:table-cell office:value-type="float" office:value="27.344739345079" calcext:value-type="float">
            <text:p>27,344739345079</text:p>
          </table:table-cell>
          <table:table-cell office:value-type="float" office:value="0.0254344196521151" calcext:value-type="float">
            <text:p>0,0254344196521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157" calcext:value-type="float">
            <text:p>44157</text:p>
          </table:table-cell>
          <table:table-cell office:value-type="float" office:value="1.528486626558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0]/1000000000000000" office:value-type="float" office:value="152.84866265587" calcext:value-type="float">
            <text:p>152,84866265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1.csv</text:p>
          </table:table-cell>
          <table:table-cell office:value-type="float" office:value="27.1399417567781" calcext:value-type="float">
            <text:p>27,1399417567781</text:p>
          </table:table-cell>
          <table:table-cell office:value-type="float" office:value="0.0291727314469681" calcext:value-type="float">
            <text:p>0,0291727314469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96" calcext:value-type="float">
            <text:p>44296</text:p>
          </table:table-cell>
          <table:table-cell office:value-type="float" office:value="1.5294460277543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81]/1000000000000000" office:value-type="float" office:value="152.944602775438" calcext:value-type="float">
            <text:p>152,944602775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2.csv</text:p>
          </table:table-cell>
          <table:table-cell office:value-type="float" office:value="27.4555141663845" calcext:value-type="float">
            <text:p>27,4555141663845</text:p>
          </table:table-cell>
          <table:table-cell office:value-type="float" office:value="0.0259213928978909" calcext:value-type="float">
            <text:p>0,0259213928978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294" calcext:value-type="float">
            <text:p>44294</text:p>
          </table:table-cell>
          <table:table-cell office:value-type="float" office:value="1.5293960178352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2]/1000000000000000" office:value-type="float" office:value="152.939601783522" calcext:value-type="float">
            <text:p>152,939601783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3.csv</text:p>
          </table:table-cell>
          <table:table-cell office:value-type="float" office:value="27.2512416471013" calcext:value-type="float">
            <text:p>27,2512416471013</text:p>
          </table:table-cell>
          <table:table-cell office:value-type="float" office:value="0.0249505284561723" calcext:value-type="float">
            <text:p>0,0249505284561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4295" calcext:value-type="float">
            <text:p>44295</text:p>
          </table:table-cell>
          <table:table-cell office:value-type="float" office:value="1.52943102473528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3]/1000000000000000" office:value-type="float" office:value="152.943102473528" calcext:value-type="float">
            <text:p>152,943102473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4.csv</text:p>
          </table:table-cell>
          <table:table-cell office:value-type="float" office:value="26.9318524859763" calcext:value-type="float">
            <text:p>26,9318524859763</text:p>
          </table:table-cell>
          <table:table-cell office:value-type="float" office:value="0.0234084359779473" calcext:value-type="float">
            <text:p>0,0234084359779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388" calcext:value-type="float">
            <text:p>44388</text:p>
          </table:table-cell>
          <table:table-cell office:value-type="float" office:value="1.5330592387237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4]/1000000000000000" office:value-type="float" office:value="153.305923872376" calcext:value-type="float">
            <text:p>153,305923872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5.csv</text:p>
          </table:table-cell>
          <table:table-cell office:value-type="float" office:value="27.1647647828244" calcext:value-type="float">
            <text:p>27,1647647828244</text:p>
          </table:table-cell>
          <table:table-cell office:value-type="float" office:value="0.0245269140153413" calcext:value-type="float">
            <text:p>0,0245269140153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341" calcext:value-type="float">
            <text:p>44341</text:p>
          </table:table-cell>
          <table:table-cell office:value-type="float" office:value="1.532349095855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5]/1000000000000000" office:value-type="float" office:value="153.234909585581" calcext:value-type="float">
            <text:p>153,2349095855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6.csv</text:p>
          </table:table-cell>
          <table:table-cell office:value-type="float" office:value="27.4113463969659" calcext:value-type="float">
            <text:p>27,4113463969659</text:p>
          </table:table-cell>
          <table:table-cell office:value-type="float" office:value="0.025711243423397" calcext:value-type="float">
            <text:p>0,0257112434233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95" calcext:value-type="float">
            <text:p>44295</text:p>
          </table:table-cell>
          <table:table-cell office:value-type="float" office:value="1.5316757602372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6]/1000000000000000" office:value-type="float" office:value="153.167576023721" calcext:value-type="float">
            <text:p>153,16757602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7.csv</text:p>
          </table:table-cell>
          <table:table-cell office:value-type="float" office:value="27.6722069369898" calcext:value-type="float">
            <text:p>27,6722069369898</text:p>
          </table:table-cell>
          <table:table-cell office:value-type="float" office:value="0.0269367023806048" calcext:value-type="float">
            <text:p>0,0269367023806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341" calcext:value-type="float">
            <text:p>44341</text:p>
          </table:table-cell>
          <table:table-cell office:value-type="float" office:value="1.53304443075798E+017" calcext:value-type="float">
            <text:p>1,53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87]/1000000000000000" office:value-type="float" office:value="153.304443075798" calcext:value-type="float">
            <text:p>153,304443075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8.csv</text:p>
          </table:table-cell>
          <table:table-cell office:value-type="float" office:value="27.5864053999142" calcext:value-type="float">
            <text:p>27,5864053999142</text:p>
          </table:table-cell>
          <table:table-cell office:value-type="float" office:value="0.0265427117945672" calcext:value-type="float">
            <text:p>0,026542711794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96" calcext:value-type="float">
            <text:p>44296</text:p>
          </table:table-cell>
          <table:table-cell office:value-type="float" office:value="1.533084633681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88]/1000000000000000" office:value-type="float" office:value="153.30846336816" calcext:value-type="float">
            <text:p>153,30846336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29.csv</text:p>
          </table:table-cell>
          <table:table-cell office:value-type="float" office:value="27.181220338983" calcext:value-type="float">
            <text:p>27,181220338983</text:p>
          </table:table-cell>
          <table:table-cell office:value-type="float" office:value="0.0293844514321334" calcext:value-type="float">
            <text:p>0,029384451432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89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30.csv</text:p>
          </table:table-cell>
          <table:table-cell office:value-type="float" office:value="27.3691751412429" calcext:value-type="float">
            <text:p>27,3691751412429</text:p>
          </table:table-cell>
          <table:table-cell office:value-type="float" office:value="0.0255241291389441" calcext:value-type="float">
            <text:p>0,0255241291389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249" calcext:value-type="float">
            <text:p>44249</text:p>
          </table:table-cell>
          <table:table-cell office:value-type="float" office:value="1.53124927250966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0]/1000000000000000" office:value-type="float" office:value="153.124927250966" calcext:value-type="float">
            <text:p>153,124927250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3-31.csv</text:p>
          </table:table-cell>
          <table:table-cell office:value-type="float" office:value="27.4075747988791" calcext:value-type="float">
            <text:p>27,4075747988791</text:p>
          </table:table-cell>
          <table:table-cell office:value-type="float" office:value="0.0257060935417022" calcext:value-type="float">
            <text:p>0,02570609354170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251" calcext:value-type="float">
            <text:p>44251</text:p>
          </table:table-cell>
          <table:table-cell office:value-type="float" office:value="1.53130208297215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1]/1000000000000000" office:value-type="float" office:value="153.130208297215" calcext:value-type="float">
            <text:p>153,130208297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1.csv</text:p>
          </table:table-cell>
          <table:table-cell office:value-type="float" office:value="26.978419054506" calcext:value-type="float">
            <text:p>26,978419054506</text:p>
          </table:table-cell>
          <table:table-cell office:value-type="float" office:value="0.0236660075291886" calcext:value-type="float">
            <text:p>0,0236660075291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251" calcext:value-type="float">
            <text:p>44251</text:p>
          </table:table-cell>
          <table:table-cell office:value-type="float" office:value="1.53130458345727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2]/1000000000000000" office:value-type="float" office:value="153.130458345727" calcext:value-type="float">
            <text:p>153,130458345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2.csv</text:p>
          </table:table-cell>
          <table:table-cell office:value-type="float" office:value="27.312452029437" calcext:value-type="float">
            <text:p>27,312452029437</text:p>
          </table:table-cell>
          <table:table-cell office:value-type="float" office:value="0.0252407910749422" calcext:value-type="float">
            <text:p>0,02524079107494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97" calcext:value-type="float">
            <text:p>44297</text:p>
          </table:table-cell>
          <table:table-cell office:value-type="float" office:value="1.5335668273405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93]/1000000000000000" office:value-type="float" office:value="153.356682734052" calcext:value-type="float">
            <text:p>153,3566827340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3.csv</text:p>
          </table:table-cell>
          <table:table-cell office:value-type="float" office:value="27.2670744138634" calcext:value-type="float">
            <text:p>27,2670744138634</text:p>
          </table:table-cell>
          <table:table-cell office:value-type="float" office:value="0.0247945388107341" calcext:value-type="float">
            <text:p>0,02479453881073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5125" calcext:value-type="float">
            <text:p>45125</text:p>
          </table:table-cell>
          <table:table-cell office:value-type="float" office:value="1.58316653991962E+017" calcext:value-type="float">
            <text:p>1,58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4]/1000000000000000" office:value-type="float" office:value="158.316653991962" calcext:value-type="float">
            <text:p>158,316653991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4.csv</text:p>
          </table:table-cell>
          <table:table-cell office:value-type="float" office:value="27.2200153825273" calcext:value-type="float">
            <text:p>27,2200153825273</text:p>
          </table:table-cell>
          <table:table-cell office:value-type="float" office:value="0.0248273961018862" calcext:value-type="float">
            <text:p>0,024827396101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05" calcext:value-type="float">
            <text:p>44205</text:p>
          </table:table-cell>
          <table:table-cell office:value-type="float" office:value="1.5290559422130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5]/1000000000000000" office:value-type="float" office:value="152.905594221307" calcext:value-type="float">
            <text:p>152,9055942213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5.csv</text:p>
          </table:table-cell>
          <table:table-cell office:value-type="float" office:value="27.2420540662821" calcext:value-type="float">
            <text:p>27,2420540662821</text:p>
          </table:table-cell>
          <table:table-cell office:value-type="float" office:value="0.0249324983213554" calcext:value-type="float">
            <text:p>0,0249324983213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204" calcext:value-type="float">
            <text:p>44204</text:p>
          </table:table-cell>
          <table:table-cell office:value-type="float" office:value="1.5290409391939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6]/1000000000000000" office:value-type="float" office:value="152.904093919397" calcext:value-type="float">
            <text:p>152,9040939193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6.csv</text:p>
          </table:table-cell>
          <table:table-cell office:value-type="float" office:value="27.0766672699303" calcext:value-type="float">
            <text:p>27,0766672699303</text:p>
          </table:table-cell>
          <table:table-cell office:value-type="float" office:value="0.0241461511613684" calcext:value-type="float">
            <text:p>0,0241461511613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4203" calcext:value-type="float">
            <text:p>44203</text:p>
          </table:table-cell>
          <table:table-cell office:value-type="float" office:value="1.52902593617487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97]/1000000000000000" office:value-type="float" office:value="152.902593617487" calcext:value-type="float">
            <text:p>152,902593617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7.csv</text:p>
          </table:table-cell>
          <table:table-cell office:value-type="float" office:value="27.1504320680451" calcext:value-type="float">
            <text:p>27,1504320680451</text:p>
          </table:table-cell>
          <table:table-cell office:value-type="float" office:value="0.0244964444888863" calcext:value-type="float">
            <text:p>0,024496444488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205" calcext:value-type="float">
            <text:p>44205</text:p>
          </table:table-cell>
          <table:table-cell office:value-type="float" office:value="1.53063224803272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98]/1000000000000000" office:value-type="float" office:value="153.063224803272" calcext:value-type="float">
            <text:p>153,063224803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8.csv</text:p>
          </table:table-cell>
          <table:table-cell office:value-type="float" office:value="27.6782654032733" calcext:value-type="float">
            <text:p>27,6782654032733</text:p>
          </table:table-cell>
          <table:table-cell office:value-type="float" office:value="0.0270350681230757" calcext:value-type="float">
            <text:p>0,0270350681230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113" calcext:value-type="float">
            <text:p>44113</text:p>
          </table:table-cell>
          <table:table-cell office:value-type="float" office:value="1.52995050579863E+017" calcext:value-type="float">
            <text:p>1,5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99]/1000000000000000" office:value-type="float" office:value="152.995050579863" calcext:value-type="float">
            <text:p>152,9950505798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09.csv</text:p>
          </table:table-cell>
          <table:table-cell office:value-type="float" office:value="27.8651856222202" calcext:value-type="float">
            <text:p>27,8651856222202</text:p>
          </table:table-cell>
          <table:table-cell office:value-type="float" office:value="0.0184123272417956" calcext:value-type="float">
            <text:p>0,0184123272417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067" calcext:value-type="float">
            <text:p>44067</text:p>
          </table:table-cell>
          <table:table-cell office:value-type="float" office:value="1.5285952378781E+017" calcext:value-type="float">
            <text:p>1,5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0]/1000000000000000" office:value-type="float" office:value="152.85952378781" calcext:value-type="float">
            <text:p>152,859523787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0.csv</text:p>
          </table:table-cell>
          <table:table-cell office:value-type="float" office:value="27.9249627522687" calcext:value-type="float">
            <text:p>27,9249627522687</text:p>
          </table:table-cell>
          <table:table-cell office:value-type="float" office:value="0.0233997324009834" calcext:value-type="float">
            <text:p>0,02339973240098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4297" calcext:value-type="float">
            <text:p>44297</text:p>
          </table:table-cell>
          <table:table-cell office:value-type="float" office:value="1.5407718251847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01]/1000000000000000" office:value-type="float" office:value="154.07718251847" calcext:value-type="float">
            <text:p>154,0771825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1.csv</text:p>
          </table:table-cell>
          <table:table-cell office:value-type="float" office:value="27.0643847330993" calcext:value-type="float">
            <text:p>27,0643847330993</text:p>
          </table:table-cell>
          <table:table-cell office:value-type="float" office:value="0.0240247685173977" calcext:value-type="float">
            <text:p>0,024024768517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435" calcext:value-type="float">
            <text:p>44435</text:p>
          </table:table-cell>
          <table:table-cell office:value-type="float" office:value="1.54371741161252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2]/1000000000000000" office:value-type="float" office:value="154.371741161252" calcext:value-type="float">
            <text:p>154,371741161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2.csv</text:p>
          </table:table-cell>
          <table:table-cell office:value-type="float" office:value="27.1035918440834" calcext:value-type="float">
            <text:p>27,1035918440834</text:p>
          </table:table-cell>
          <table:table-cell office:value-type="float" office:value="0.0242113067084351" calcext:value-type="float">
            <text:p>0,024211306708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03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3.csv</text:p>
          </table:table-cell>
          <table:table-cell office:value-type="float" office:value="27.0252734392582" calcext:value-type="float">
            <text:p>27,0252734392582</text:p>
          </table:table-cell>
          <table:table-cell office:value-type="float" office:value="0.0285837401768694" calcext:value-type="float">
            <text:p>0,02858374017686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4433" calcext:value-type="float">
            <text:p>44433</text:p>
          </table:table-cell>
          <table:table-cell office:value-type="float" office:value="1.5436473978124E+017" calcext:value-type="float">
            <text:p>1,5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04]/1000000000000000" office:value-type="float" office:value="154.36473978124" calcext:value-type="float">
            <text:p>154,36473978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4.csv</text:p>
          </table:table-cell>
          <table:table-cell office:value-type="float" office:value="27.1787554855407" calcext:value-type="float">
            <text:p>27,1787554855407</text:p>
          </table:table-cell>
          <table:table-cell office:value-type="float" office:value="0.0245676046157774" calcext:value-type="float">
            <text:p>0,02456760461577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105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5.csv</text:p>
          </table:table-cell>
          <table:table-cell office:value-type="float" office:value="27.2882187464836" calcext:value-type="float">
            <text:p>27,2882187464836</text:p>
          </table:table-cell>
          <table:table-cell office:value-type="float" office:value="0.0250868896297752" calcext:value-type="float">
            <text:p>0,0250868896297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4434" calcext:value-type="float">
            <text:p>44434</text:p>
          </table:table-cell>
          <table:table-cell office:value-type="float" office:value="1.54367740374222E+017" calcext:value-type="float">
            <text:p>1,54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106]/1000000000000000" office:value-type="float" office:value="154.367740374222" calcext:value-type="float">
            <text:p>154,367740374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6.csv</text:p>
          </table:table-cell>
          <table:table-cell office:value-type="float" office:value="27.0217396166491" calcext:value-type="float">
            <text:p>27,0217396166491</text:p>
          </table:table-cell>
          <table:table-cell office:value-type="float" office:value="0.0284783472171502" calcext:value-type="float">
            <text:p>0,028478347217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710" calcext:value-type="float">
            <text:p>44710</text:p>
          </table:table-cell>
          <table:table-cell office:value-type="float" office:value="1.55993478775014E+017" calcext:value-type="float">
            <text:p>1,5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7]/1000000000000000" office:value-type="float" office:value="155.993478775014" calcext:value-type="float">
            <text:p>155,993478775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7.csv</text:p>
          </table:table-cell>
          <table:table-cell office:value-type="float" office:value="27.4930022375291" calcext:value-type="float">
            <text:p>27,4930022375291</text:p>
          </table:table-cell>
          <table:table-cell office:value-type="float" office:value="0.025727289461069" calcext:value-type="float">
            <text:p>0,0257272894610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8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8.csv</text:p>
          </table:table-cell>
          <table:table-cell office:value-type="float" office:value="26.4984644408371" calcext:value-type="float">
            <text:p>26,4984644408371</text:p>
          </table:table-cell>
          <table:table-cell office:value-type="float" office:value="0.0257528724991826" calcext:value-type="float">
            <text:p>0,025752872499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09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19.csv</text:p>
          </table:table-cell>
          <table:table-cell office:value-type="float" office:value="27.6632518755758" calcext:value-type="float">
            <text:p>27,6632518755758</text:p>
          </table:table-cell>
          <table:table-cell office:value-type="float" office:value="0.0218410307596707" calcext:value-type="float">
            <text:p>0,021841030759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0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0.csv</text:p>
          </table:table-cell>
          <table:table-cell office:value-type="float" office:value="28.3025623025623" calcext:value-type="float">
            <text:p>28,3025623025623</text:p>
          </table:table-cell>
          <table:table-cell office:value-type="float" office:value="0.0248358806423567" calcext:value-type="float">
            <text:p>0,02483588064235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5583" calcext:value-type="float">
            <text:p>45583</text:p>
          </table:table-cell>
          <table:table-cell office:value-type="float" office:value="1.6139821680989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1]/1000000000000000" office:value-type="float" office:value="161.398216809899" calcext:value-type="float">
            <text:p>161,398216809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1.csv</text:p>
          </table:table-cell>
          <table:table-cell office:value-type="float" office:value="27.9369104549642" calcext:value-type="float">
            <text:p>27,9369104549642</text:p>
          </table:table-cell>
          <table:table-cell office:value-type="float" office:value="0.0231227512434762" calcext:value-type="float">
            <text:p>0,0231227512434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585" calcext:value-type="float">
            <text:p>45585</text:p>
          </table:table-cell>
          <table:table-cell office:value-type="float" office:value="1.61406218383959E+017" calcext:value-type="float">
            <text:p>1,61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2]/1000000000000000" office:value-type="float" office:value="161.406218383959" calcext:value-type="float">
            <text:p>161,406218383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2.csv</text:p>
          </table:table-cell>
          <table:table-cell office:value-type="float" office:value="28.3760665345169" calcext:value-type="float">
            <text:p>28,3760665345169</text:p>
          </table:table-cell>
          <table:table-cell office:value-type="float" office:value="0.0203127523960978" calcext:value-type="float">
            <text:p>0,0203127523960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411" calcext:value-type="float">
            <text:p>46411</text:p>
          </table:table-cell>
          <table:table-cell office:value-type="float" office:value="1.6478454276432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3]/1000000000000000" office:value-type="float" office:value="164.784542764328" calcext:value-type="float">
            <text:p>164,7845427643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3.csv</text:p>
          </table:table-cell>
          <table:table-cell office:value-type="float" office:value="27.6135732581416" calcext:value-type="float">
            <text:p>27,6135732581416</text:p>
          </table:table-cell>
          <table:table-cell office:value-type="float" office:value="0.0260438068503067" calcext:value-type="float">
            <text:p>0,0260438068503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4831552393971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4]/1000000000000000" office:value-type="float" office:value="164.831552393971" calcext:value-type="float">
            <text:p>164,831552393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4.csv</text:p>
          </table:table-cell>
          <table:table-cell office:value-type="float" office:value="28.2605255235884" calcext:value-type="float">
            <text:p>28,2605255235884</text:p>
          </table:table-cell>
          <table:table-cell office:value-type="float" office:value="0.0197564394487858" calcext:value-type="float">
            <text:p>0,019756439448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505" calcext:value-type="float">
            <text:p>46505</text:p>
          </table:table-cell>
          <table:table-cell office:value-type="float" office:value="1.65017008883738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15]/1000000000000000" office:value-type="float" office:value="165.017008883738" calcext:value-type="float">
            <text:p>165,017008883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5.csv</text:p>
          </table:table-cell>
          <table:table-cell office:value-type="float" office:value="27.9420934933127" calcext:value-type="float">
            <text:p>27,9420934933127</text:p>
          </table:table-cell>
          <table:table-cell office:value-type="float" office:value="0.0182798415291479" calcext:value-type="float">
            <text:p>0,018279841529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505" calcext:value-type="float">
            <text:p>46505</text:p>
          </table:table-cell>
          <table:table-cell office:value-type="float" office:value="1.65085362144978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16]/1000000000000000" office:value-type="float" office:value="165.085362144978" calcext:value-type="float">
            <text:p>165,085362144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6.csv</text:p>
          </table:table-cell>
          <table:table-cell office:value-type="float" office:value="27.9582427516735" calcext:value-type="float">
            <text:p>27,9582427516735</text:p>
          </table:table-cell>
          <table:table-cell office:value-type="float" office:value="0.0183640089744441" calcext:value-type="float">
            <text:p>0,018364008974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7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7.csv</text:p>
          </table:table-cell>
          <table:table-cell office:value-type="float" office:value="28.1790395832885" calcext:value-type="float">
            <text:p>28,1790395832885</text:p>
          </table:table-cell>
          <table:table-cell office:value-type="float" office:value="0.0240278162187754" calcext:value-type="float">
            <text:p>0,02402781621877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6458" calcext:value-type="float">
            <text:p>46458</text:p>
          </table:table-cell>
          <table:table-cell office:value-type="float" office:value="1.6503585203021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8]/1000000000000000" office:value-type="float" office:value="165.035852030215" calcext:value-type="float">
            <text:p>165,035852030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8.csv</text:p>
          </table:table-cell>
          <table:table-cell office:value-type="float" office:value="28.1813818338356" calcext:value-type="float">
            <text:p>28,1813818338356</text:p>
          </table:table-cell>
          <table:table-cell office:value-type="float" office:value="0.0240384242329647" calcext:value-type="float">
            <text:p>0,0240384242329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459" calcext:value-type="float">
            <text:p>46459</text:p>
          </table:table-cell>
          <table:table-cell office:value-type="float" office:value="1.65039852817245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19]/1000000000000000" office:value-type="float" office:value="165.039852817245" calcext:value-type="float">
            <text:p>165,039852817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29.csv</text:p>
          </table:table-cell>
          <table:table-cell office:value-type="float" office:value="28.8829878915844" calcext:value-type="float">
            <text:p>28,8829878915844</text:p>
          </table:table-cell>
          <table:table-cell office:value-type="float" office:value="0.0133819166158345" calcext:value-type="float">
            <text:p>0,0133819166158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[.G120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4-30.csv</text:p>
          </table:table-cell>
          <table:table-cell office:value-type="float" office:value="28.2391735252295" calcext:value-type="float">
            <text:p>28,2391735252295</text:p>
          </table:table-cell>
          <table:table-cell office:value-type="float" office:value="0.0196769007598909" calcext:value-type="float">
            <text:p>0,01967690075989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413" calcext:value-type="float">
            <text:p>46413</text:p>
          </table:table-cell>
          <table:table-cell office:value-type="float" office:value="1.64972179189409E+017" calcext:value-type="float">
            <text:p>1,65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1]/1000000000000000" office:value-type="float" office:value="164.972179189409" calcext:value-type="float">
            <text:p>164,972179189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1.csv</text:p>
          </table:table-cell>
          <table:table-cell office:value-type="float" office:value="28.4607172069396" calcext:value-type="float">
            <text:p>28,4607172069396</text:p>
          </table:table-cell>
          <table:table-cell office:value-type="float" office:value="0.0206954291527023" calcext:value-type="float">
            <text:p>0,0206954291527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457" calcext:value-type="float">
            <text:p>46457</text:p>
          </table:table-cell>
          <table:table-cell office:value-type="float" office:value="1.64963918063445E+017" calcext:value-type="float">
            <text:p>1,6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22]/1000000000000000" office:value-type="float" office:value="164.963918063445" calcext:value-type="float">
            <text:p>164,963918063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2.csv</text:p>
          </table:table-cell>
          <table:table-cell office:value-type="float" office:value="27.7398260795065" calcext:value-type="float">
            <text:p>27,7398260795065</text:p>
          </table:table-cell>
          <table:table-cell office:value-type="float" office:value="0.0173080750908802" calcext:value-type="float">
            <text:p>0,01730807509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87" calcext:value-type="float">
            <text:p>46687</text:p>
          </table:table-cell>
          <table:table-cell office:value-type="float" office:value="1.6586540545359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3]/1000000000000000" office:value-type="float" office:value="165.865405453592" calcext:value-type="float">
            <text:p>165,865405453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3.csv</text:p>
          </table:table-cell>
          <table:table-cell office:value-type="float" office:value="27.8229989933389" calcext:value-type="float">
            <text:p>27,8229989933389</text:p>
          </table:table-cell>
          <table:table-cell office:value-type="float" office:value="0.0176928134161243" calcext:value-type="float">
            <text:p>0,0176928134161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6688" calcext:value-type="float">
            <text:p>46688</text:p>
          </table:table-cell>
          <table:table-cell office:value-type="float" office:value="1.6587190672574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24]/1000000000000000" office:value-type="float" office:value="165.871906725742" calcext:value-type="float">
            <text:p>165,871906725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4.csv</text:p>
          </table:table-cell>
          <table:table-cell office:value-type="float" office:value="27.820339273475" calcext:value-type="float">
            <text:p>27,820339273475</text:p>
          </table:table-cell>
          <table:table-cell office:value-type="float" office:value="0.013052650815651" calcext:value-type="float">
            <text:p>0,01305265081565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687" calcext:value-type="float">
            <text:p>46687</text:p>
          </table:table-cell>
          <table:table-cell office:value-type="float" office:value="1.6587040642383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5]/1000000000000000" office:value-type="float" office:value="165.870406423832" calcext:value-type="float">
            <text:p>165,870406423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5.csv</text:p>
          </table:table-cell>
          <table:table-cell office:value-type="float" office:value="27.9632041122296" calcext:value-type="float">
            <text:p>27,9632041122296</text:p>
          </table:table-cell>
          <table:table-cell office:value-type="float" office:value="0.0183414853347115" calcext:value-type="float">
            <text:p>0,0183414853347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689" calcext:value-type="float">
            <text:p>46689</text:p>
          </table:table-cell>
          <table:table-cell office:value-type="float" office:value="1.6587340702765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6]/1000000000000000" office:value-type="float" office:value="165.873407027652" calcext:value-type="float">
            <text:p>165,873407027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6.csv</text:p>
          </table:table-cell>
          <table:table-cell office:value-type="float" office:value="28.1727399165508" calcext:value-type="float">
            <text:p>28,1727399165508</text:p>
          </table:table-cell>
          <table:table-cell office:value-type="float" office:value="0.0193019058462818" calcext:value-type="float">
            <text:p>0,0193019058462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27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7.csv</text:p>
          </table:table-cell>
          <table:table-cell office:value-type="float" office:value="27.756483224923" calcext:value-type="float">
            <text:p>27,756483224923</text:p>
          </table:table-cell>
          <table:table-cell office:value-type="float" office:value="0.0173762351009639" calcext:value-type="float">
            <text:p>0,0173762351009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735" calcext:value-type="float">
            <text:p>46735</text:p>
          </table:table-cell>
          <table:table-cell office:value-type="float" office:value="1.66166884463765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28]/1000000000000000" office:value-type="float" office:value="166.166884463765" calcext:value-type="float">
            <text:p>166,166884463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8.csv</text:p>
          </table:table-cell>
          <table:table-cell office:value-type="float" office:value="28.6342569808495" calcext:value-type="float">
            <text:p>28,6342569808495</text:p>
          </table:table-cell>
          <table:table-cell office:value-type="float" office:value="0.012185322171073" calcext:value-type="float">
            <text:p>0,0121853221710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163883870782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29]/1000000000000000" office:value-type="float" office:value="166.163883870782" calcext:value-type="float">
            <text:p>166,1638838707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09.csv</text:p>
          </table:table-cell>
          <table:table-cell office:value-type="float" office:value="28.4198409644735" calcext:value-type="float">
            <text:p>28,4198409644735</text:p>
          </table:table-cell>
          <table:table-cell office:value-type="float" office:value="0.0111878705357082" calcext:value-type="float">
            <text:p>0,0111878705357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781" calcext:value-type="float">
            <text:p>46781</text:p>
          </table:table-cell>
          <table:table-cell office:value-type="float" office:value="1.66189549359441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0]/1000000000000000" office:value-type="float" office:value="166.189549359441" calcext:value-type="float">
            <text:p>166,1895493594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0.csv</text:p>
          </table:table-cell>
          <table:table-cell office:value-type="float" office:value="28.2787242683996" calcext:value-type="float">
            <text:p>28,2787242683996</text:p>
          </table:table-cell>
          <table:table-cell office:value-type="float" office:value="0.0105355454996647" calcext:value-type="float">
            <text:p>0,0105355454996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18654876645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1]/1000000000000000" office:value-type="float" office:value="166.186548766459" calcext:value-type="float">
            <text:p>166,186548766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1.csv</text:p>
          </table:table-cell>
          <table:table-cell office:value-type="float" office:value="28.6400213789417" calcext:value-type="float">
            <text:p>28,6400213789417</text:p>
          </table:table-cell>
          <table:table-cell office:value-type="float" office:value="0.0122067639302889" calcext:value-type="float">
            <text:p>0,0122067639302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6774" calcext:value-type="float">
            <text:p>46774</text:p>
          </table:table-cell>
          <table:table-cell office:value-type="float" office:value="1.6616054365618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2]/1000000000000000" office:value-type="float" office:value="166.160543656183" calcext:value-type="float">
            <text:p>166,160543656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2.csv</text:p>
          </table:table-cell>
          <table:table-cell office:value-type="float" office:value="28.9259869476837" calcext:value-type="float">
            <text:p>28,9259869476837</text:p>
          </table:table-cell>
          <table:table-cell office:value-type="float" office:value="0.013534781870212" calcext:value-type="float">
            <text:p>0,0135347818702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6734" calcext:value-type="float">
            <text:p>46734</text:p>
          </table:table-cell>
          <table:table-cell office:value-type="float" office:value="1.66052602281002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3]/1000000000000000" office:value-type="float" office:value="166.052602281002" calcext:value-type="float">
            <text:p>166,052602281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3.csv</text:p>
          </table:table-cell>
          <table:table-cell office:value-type="float" office:value="28.8951497402792" calcext:value-type="float">
            <text:p>28,8951497402792</text:p>
          </table:table-cell>
          <table:table-cell office:value-type="float" office:value="0.0133855518370709" calcext:value-type="float">
            <text:p>0,013385551837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098111608735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34]/1000000000000000" office:value-type="float" office:value="166.098111608735" calcext:value-type="float">
            <text:p>166,098111608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4.csv</text:p>
          </table:table-cell>
          <table:table-cell office:value-type="float" office:value="28.8449797994912" calcext:value-type="float">
            <text:p>28,8449797994912</text:p>
          </table:table-cell>
          <table:table-cell office:value-type="float" office:value="0.013153594113525" calcext:value-type="float">
            <text:p>0,0131535941135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780" calcext:value-type="float">
            <text:p>46780</text:p>
          </table:table-cell>
          <table:table-cell office:value-type="float" office:value="1.6609661131766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5]/1000000000000000" office:value-type="float" office:value="166.096611317663" calcext:value-type="float">
            <text:p>166,096611317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5.csv</text:p>
          </table:table-cell>
          <table:table-cell office:value-type="float" office:value="28.7344128167234" calcext:value-type="float">
            <text:p>28,7344128167234</text:p>
          </table:table-cell>
          <table:table-cell office:value-type="float" office:value="0.0172828371914806" calcext:value-type="float">
            <text:p>0,0172828371914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6688" calcext:value-type="float">
            <text:p>46688</text:p>
          </table:table-cell>
          <table:table-cell office:value-type="float" office:value="1.65777548419253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6]/1000000000000000" office:value-type="float" office:value="165.777548419253" calcext:value-type="float">
            <text:p>165,777548419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6.csv</text:p>
          </table:table-cell>
          <table:table-cell office:value-type="float" office:value="28.7539609373325" calcext:value-type="float">
            <text:p>28,7539609373325</text:p>
          </table:table-cell>
          <table:table-cell office:value-type="float" office:value="0.0127515957992759" calcext:value-type="float">
            <text:p>0,0127515957992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6642" calcext:value-type="float">
            <text:p>46642</text:p>
          </table:table-cell>
          <table:table-cell office:value-type="float" office:value="1.6559909329866E+017" calcext:value-type="float">
            <text:p>1,66E+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G137]/1000000000000000" office:value-type="float" office:value="165.59909329866" calcext:value-type="float">
            <text:p>165,59909329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7.csv</text:p>
          </table:table-cell>
          <table:table-cell office:value-type="float" office:value="28.2207143469685" calcext:value-type="float">
            <text:p>28,2207143469685</text:p>
          </table:table-cell>
          <table:table-cell office:value-type="float" office:value="0.0149126324694378" calcext:value-type="float">
            <text:p>0,014912632469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8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8.csv</text:p>
          </table:table-cell>
          <table:table-cell office:value-type="float" office:value="28.659977703456" calcext:value-type="float">
            <text:p>28,659977703456</text:p>
          </table:table-cell>
          <table:table-cell office:value-type="float" office:value="0.0123162955776797" calcext:value-type="float">
            <text:p>0,012316295577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139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19.csv</text:p>
          </table:table-cell>
          <table:table-cell office:value-type="float" office:value="28.681395249121" calcext:value-type="float">
            <text:p>28,681395249121</text:p>
          </table:table-cell>
          <table:table-cell office:value-type="float" office:value="0.0124154636355985" calcext:value-type="float">
            <text:p>0,0124154636355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643" calcext:value-type="float">
            <text:p>46643</text:p>
          </table:table-cell>
          <table:table-cell office:value-type="float" office:value="1.6560309408569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140]/1000000000000000" office:value-type="float" office:value="165.60309408569" calcext:value-type="float">
            <text:p>165,603094085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0.csv</text:p>
          </table:table-cell>
          <table:table-cell office:value-type="float" office:value="28.471790029401" calcext:value-type="float">
            <text:p>28,471790029401</text:p>
          </table:table-cell>
          <table:table-cell office:value-type="float" office:value="0.011450714791166" calcext:value-type="float">
            <text:p>0,0114507147911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6596" calcext:value-type="float">
            <text:p>46596</text:p>
          </table:table-cell>
          <table:table-cell office:value-type="float" office:value="1.65531419670824E+017" calcext:value-type="float">
            <text:p>1,66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141]/1000000000000000" office:value-type="float" office:value="165.531419670824" calcext:value-type="float">
            <text:p>165,531419670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1.csv</text:p>
          </table:table-cell>
          <table:table-cell office:value-type="float" office:value="28.6466812576287" calcext:value-type="float">
            <text:p>28,6466812576287</text:p>
          </table:table-cell>
          <table:table-cell office:value-type="float" office:value="0.00755406062326942" calcext:value-type="float">
            <text:p>0,0075540606232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42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2.csv</text:p>
          </table:table-cell>
          <table:table-cell office:value-type="float" office:value="28.1463655877773" calcext:value-type="float">
            <text:p>28,1463655877773</text:p>
          </table:table-cell>
          <table:table-cell office:value-type="float" office:value="0.00984633528477604" calcext:value-type="float">
            <text:p>0,0098463352847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4613094210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3]/1000000000000000" office:value-type="float" office:value="169.146130942109" calcext:value-type="float">
            <text:p>169,146130942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3.csv</text:p>
          </table:table-cell>
          <table:table-cell office:value-type="float" office:value="28.0798013384402" calcext:value-type="float">
            <text:p>28,0798013384402</text:p>
          </table:table-cell>
          <table:table-cell office:value-type="float" office:value="0.00495352985520152" calcext:value-type="float">
            <text:p>0,0049535298552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4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4.csv</text:p>
          </table:table-cell>
          <table:table-cell office:value-type="float" office:value="28.2481585925334" calcext:value-type="float">
            <text:p>28,2481585925334</text:p>
          </table:table-cell>
          <table:table-cell office:value-type="float" office:value="0.0057258595929059" calcext:value-type="float">
            <text:p>0,005725859592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191979837269E+017" calcext:value-type="float">
            <text:p>1,6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45]/1000000000000000" office:value-type="float" office:value="169.191979837269" calcext:value-type="float">
            <text:p>169,191979837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5.csv</text:p>
          </table:table-cell>
          <table:table-cell office:value-type="float" office:value="28.0063345749942" calcext:value-type="float">
            <text:p>28,0063345749942</text:p>
          </table:table-cell>
          <table:table-cell office:value-type="float" office:value="0.00461655365460747" calcext:value-type="float">
            <text:p>0,004616553654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516" calcext:value-type="float">
            <text:p>47516</text:p>
          </table:table-cell>
          <table:table-cell office:value-type="float" office:value="1.6919047953535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6]/1000000000000000" office:value-type="float" office:value="169.190479535359" calcext:value-type="float">
            <text:p>169,190479535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6.csv</text:p>
          </table:table-cell>
          <table:table-cell office:value-type="float" office:value="27.8483668658978" calcext:value-type="float">
            <text:p>27,8483668658978</text:p>
          </table:table-cell>
          <table:table-cell office:value-type="float" office:value="0.00389191871677033" calcext:value-type="float">
            <text:p>0,0038919187167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691864787483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7]/1000000000000000" office:value-type="float" office:value="169.186478748329" calcext:value-type="float">
            <text:p>169,186478748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7.csv</text:p>
          </table:table-cell>
          <table:table-cell office:value-type="float" office:value="27.2585756976304" calcext:value-type="float">
            <text:p>27,2585756976304</text:p>
          </table:table-cell>
          <table:table-cell office:value-type="float" office:value="0.00577364749542636" calcext:value-type="float">
            <text:p>0,0057736474954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8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8.csv</text:p>
          </table:table-cell>
          <table:table-cell office:value-type="float" office:value="27.3222989183046" calcext:value-type="float">
            <text:p>27,3222989183046</text:p>
          </table:table-cell>
          <table:table-cell office:value-type="float" office:value="0.00606597430114748" calcext:value-type="float">
            <text:p>0,0060659743011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49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29.csv</text:p>
          </table:table-cell>
          <table:table-cell office:value-type="float" office:value="27.5089018898102" calcext:value-type="float">
            <text:p>27,5089018898102</text:p>
          </table:table-cell>
          <table:table-cell office:value-type="float" office:value="0.00692200527417557" calcext:value-type="float">
            <text:p>0,0069220052741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0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30.csv</text:p>
          </table:table-cell>
          <table:table-cell office:value-type="float" office:value="27.5998358516773" calcext:value-type="float">
            <text:p>27,5998358516773</text:p>
          </table:table-cell>
          <table:table-cell office:value-type="float" office:value="0.00733915987375316" calcext:value-type="float">
            <text:p>0,007339159873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1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5-31.csv</text:p>
          </table:table-cell>
          <table:table-cell office:value-type="float" office:value="27.5767498632097" calcext:value-type="float">
            <text:p>27,5767498632097</text:p>
          </table:table-cell>
          <table:table-cell office:value-type="float" office:value="0.00723325415847045" calcext:value-type="float">
            <text:p>0,00723325415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40865092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2]/1000000000000000" office:value-type="float" office:value="169.237408650929" calcext:value-type="float">
            <text:p>169,237408650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1.csv</text:p>
          </table:table-cell>
          <table:table-cell office:value-type="float" office:value="27.2518414074666" calcext:value-type="float">
            <text:p>27,2518414074666</text:p>
          </table:table-cell>
          <table:table-cell office:value-type="float" office:value="0.0103301998654478" calcext:value-type="float">
            <text:p>0,01033019986544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34078638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3]/1000000000000000" office:value-type="float" office:value="169.233407863899" calcext:value-type="float">
            <text:p>169,233407863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2.csv</text:p>
          </table:table-cell>
          <table:table-cell office:value-type="float" office:value="27.5264320888926" calcext:value-type="float">
            <text:p>27,5264320888926</text:p>
          </table:table-cell>
          <table:table-cell office:value-type="float" office:value="0.00700242410811405" calcext:value-type="float">
            <text:p>0,0070024241081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17" calcext:value-type="float">
            <text:p>47517</text:p>
          </table:table-cell>
          <table:table-cell office:value-type="float" office:value="1.69237308631524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4]/1000000000000000" office:value-type="float" office:value="169.237308631524" calcext:value-type="float">
            <text:p>169,23730863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3.csv</text:p>
          </table:table-cell>
          <table:table-cell office:value-type="float" office:value="27.4823514527896" calcext:value-type="float">
            <text:p>27,4823514527896</text:p>
          </table:table-cell>
          <table:table-cell office:value-type="float" office:value="0.00680679913284178" calcext:value-type="float">
            <text:p>0,0068067991328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155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4.csv</text:p>
          </table:table-cell>
          <table:table-cell office:value-type="float" office:value="27.3144477712647" calcext:value-type="float">
            <text:p>27,3144477712647</text:p>
          </table:table-cell>
          <table:table-cell office:value-type="float" office:value="0.0244033750652733" calcext:value-type="float">
            <text:p>0,0244033750652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121406899E+017" calcext:value-type="float">
            <text:p>1,6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6]/1000000000000000" office:value-type="float" office:value="169.102121406899" calcext:value-type="float">
            <text:p>169,102121406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5.csv</text:p>
          </table:table-cell>
          <table:table-cell office:value-type="float" office:value="27.3771770758656" calcext:value-type="float">
            <text:p>27,3771770758656</text:p>
          </table:table-cell>
          <table:table-cell office:value-type="float" office:value="0.0109157425711443" calcext:value-type="float">
            <text:p>0,010915742571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425" calcext:value-type="float">
            <text:p>47425</text:p>
          </table:table-cell>
          <table:table-cell office:value-type="float" office:value="1.69102541488399E+017" calcext:value-type="float">
            <text:p>1,6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57]/1000000000000000" office:value-type="float" office:value="169.102541488399" calcext:value-type="float">
            <text:p>169,1025414883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6.csv</text:p>
          </table:table-cell>
          <table:table-cell office:value-type="float" office:value="26.8724217601344" calcext:value-type="float">
            <text:p>26,8724217601344</text:p>
          </table:table-cell>
          <table:table-cell office:value-type="float" office:value="0.0131643408154415" calcext:value-type="float">
            <text:p>0,013164340815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609" calcext:value-type="float">
            <text:p>47609</text:p>
          </table:table-cell>
          <table:table-cell office:value-type="float" office:value="1.6966672293925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8]/1000000000000000" office:value-type="float" office:value="169.66672293925" calcext:value-type="float">
            <text:p>169,66672293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7.csv</text:p>
          </table:table-cell>
          <table:table-cell office:value-type="float" office:value="26.9942867945136" calcext:value-type="float">
            <text:p>26,9942867945136</text:p>
          </table:table-cell>
          <table:table-cell office:value-type="float" office:value="0.0137229937404833" calcext:value-type="float">
            <text:p>0,013722993740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59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8.csv</text:p>
          </table:table-cell>
          <table:table-cell office:value-type="float" office:value="27.0240290701338" calcext:value-type="float">
            <text:p>27,0240290701338</text:p>
          </table:table-cell>
          <table:table-cell office:value-type="float" office:value="0.013859304351381" calcext:value-type="float">
            <text:p>0,01385930435138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7608" calcext:value-type="float">
            <text:p>47608</text:p>
          </table:table-cell>
          <table:table-cell office:value-type="float" office:value="1.69663722346268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0]/1000000000000000" office:value-type="float" office:value="169.663722346268" calcext:value-type="float">
            <text:p>169,6637223462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09.csv</text:p>
          </table:table-cell>
          <table:table-cell office:value-type="float" office:value="27.1402937051398" calcext:value-type="float">
            <text:p>27,1402937051398</text:p>
          </table:table-cell>
          <table:table-cell office:value-type="float" office:value="0.00844588453503905" calcext:value-type="float">
            <text:p>0,0084458845350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483" calcext:value-type="float">
            <text:p>48483</text:p>
          </table:table-cell>
          <table:table-cell office:value-type="float" office:value="1.7320983981119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1]/1000000000000000" office:value-type="float" office:value="173.209839811192" calcext:value-type="float">
            <text:p>173,209839811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0.csv</text:p>
          </table:table-cell>
          <table:table-cell office:value-type="float" office:value="26.7986922882853" calcext:value-type="float">
            <text:p>26,7986922882853</text:p>
          </table:table-cell>
          <table:table-cell office:value-type="float" office:value="0.0128326386679359" calcext:value-type="float">
            <text:p>0,01283263866793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62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1.csv</text:p>
          </table:table-cell>
          <table:table-cell office:value-type="float" office:value="27.3315322512825" calcext:value-type="float">
            <text:p>27,3315322512825</text:p>
          </table:table-cell>
          <table:table-cell office:value-type="float" office:value="0.00610537726027771" calcext:value-type="float">
            <text:p>0,00610537726027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7563" calcext:value-type="float">
            <text:p>47563</text:p>
          </table:table-cell>
          <table:table-cell office:value-type="float" office:value="1.69599129326937E+017" calcext:value-type="float">
            <text:p>1,7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3]/1000000000000000" office:value-type="float" office:value="169.599129326937" calcext:value-type="float">
            <text:p>169,599129326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2.csv</text:p>
          </table:table-cell>
          <table:table-cell office:value-type="float" office:value="27.062554192989" calcext:value-type="float">
            <text:p>27,062554192989</text:p>
          </table:table-cell>
          <table:table-cell office:value-type="float" office:value="0.0133467879819408" calcext:value-type="float">
            <text:p>0,0133467879819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437" calcext:value-type="float">
            <text:p>48437</text:p>
          </table:table-cell>
          <table:table-cell office:value-type="float" office:value="1.7316433048345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4]/1000000000000000" office:value-type="float" office:value="173.164330483459" calcext:value-type="float">
            <text:p>173,16433048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3.csv</text:p>
          </table:table-cell>
          <table:table-cell office:value-type="float" office:value="26.7909449387865" calcext:value-type="float">
            <text:p>26,7909449387865</text:p>
          </table:table-cell>
          <table:table-cell office:value-type="float" office:value="0.0145810416473167" calcext:value-type="float">
            <text:p>0,014581041647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436" calcext:value-type="float">
            <text:p>48436</text:p>
          </table:table-cell>
          <table:table-cell office:value-type="float" office:value="1.7316317024752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5]/1000000000000000" office:value-type="float" office:value="173.163170247525" calcext:value-type="float">
            <text:p>173,1631702475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4.csv</text:p>
          </table:table-cell>
          <table:table-cell office:value-type="float" office:value="27.2247388198373" calcext:value-type="float">
            <text:p>27,2247388198373</text:p>
          </table:table-cell>
          <table:table-cell office:value-type="float" office:value="0.0126103950527992" calcext:value-type="float">
            <text:p>0,0126103950527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433" calcext:value-type="float">
            <text:p>48433</text:p>
          </table:table-cell>
          <table:table-cell office:value-type="float" office:value="1.73158169244771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6]/1000000000000000" office:value-type="float" office:value="173.158169244771" calcext:value-type="float">
            <text:p>173,158169244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5.csv</text:p>
          </table:table-cell>
          <table:table-cell office:value-type="float" office:value="26.999318604171" calcext:value-type="float">
            <text:p>26,999318604171</text:p>
          </table:table-cell>
          <table:table-cell office:value-type="float" office:value="0.0136352357485498" calcext:value-type="float">
            <text:p>0,0136352357485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8429" calcext:value-type="float">
            <text:p>48429</text:p>
          </table:table-cell>
          <table:table-cell office:value-type="float" office:value="1.73145666775819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67]/1000000000000000" office:value-type="float" office:value="173.145666775819" calcext:value-type="float">
            <text:p>173,145666775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6.csv</text:p>
          </table:table-cell>
          <table:table-cell office:value-type="float" office:value="27.0905371055405" calcext:value-type="float">
            <text:p>27,0905371055405</text:p>
          </table:table-cell>
          <table:table-cell office:value-type="float" office:value="0.0132263344164065" calcext:value-type="float">
            <text:p>0,0132263344164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68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7.csv</text:p>
          </table:table-cell>
          <table:table-cell office:value-type="float" office:value="26.6631259170473" calcext:value-type="float">
            <text:p>26,6631259170473</text:p>
          </table:table-cell>
          <table:table-cell office:value-type="float" office:value="0.0151693333538017" calcext:value-type="float">
            <text:p>0,0151693333538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388" calcext:value-type="float">
            <text:p>48388</text:p>
          </table:table-cell>
          <table:table-cell office:value-type="float" office:value="1.7309257603139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9]/1000000000000000" office:value-type="float" office:value="173.092576031393" calcext:value-type="float">
            <text:p>173,092576031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8.csv</text:p>
          </table:table-cell>
          <table:table-cell office:value-type="float" office:value="26.959190011802" calcext:value-type="float">
            <text:p>26,959190011802</text:p>
          </table:table-cell>
          <table:table-cell office:value-type="float" office:value="0.0138365942463608" calcext:value-type="float">
            <text:p>0,0138365942463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296" calcext:value-type="float">
            <text:p>48296</text:p>
          </table:table-cell>
          <table:table-cell office:value-type="float" office:value="1.72844446894867E+017" calcext:value-type="float">
            <text:p>1,73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170]/1000000000000000" office:value-type="float" office:value="172.844446894867" calcext:value-type="float">
            <text:p>172,844446894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19.csv</text:p>
          </table:table-cell>
          <table:table-cell office:value-type="float" office:value="27.2885033886713" calcext:value-type="float">
            <text:p>27,2885033886713</text:p>
          </table:table-cell>
          <table:table-cell office:value-type="float" office:value="0.0123442556579617" calcext:value-type="float">
            <text:p>0,0123442556579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248" calcext:value-type="float">
            <text:p>48248</text:p>
          </table:table-cell>
          <table:table-cell office:value-type="float" office:value="1.72768851708495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1]/1000000000000000" office:value-type="float" office:value="172.768851708495" calcext:value-type="float">
            <text:p>172,768851708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0.csv</text:p>
          </table:table-cell>
          <table:table-cell office:value-type="float" office:value="27.3570791411679" calcext:value-type="float">
            <text:p>27,3570791411679</text:p>
          </table:table-cell>
          <table:table-cell office:value-type="float" office:value="0.00748291134593269" calcext:value-type="float">
            <text:p>0,007482911345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259670242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2]/1000000000000000" office:value-type="float" office:value="172.709259670242" calcext:value-type="float">
            <text:p>172,709259670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1.csv</text:p>
          </table:table-cell>
          <table:table-cell office:value-type="float" office:value="27.0388134010995" calcext:value-type="float">
            <text:p>27,0388134010995</text:p>
          </table:table-cell>
          <table:table-cell office:value-type="float" office:value="0.00893249688413868" calcext:value-type="float">
            <text:p>0,008932496884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3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2.csv</text:p>
          </table:table-cell>
          <table:table-cell office:value-type="float" office:value="27.2879576807385" calcext:value-type="float">
            <text:p>27,2879576807385</text:p>
          </table:table-cell>
          <table:table-cell office:value-type="float" office:value="0.00779773464232837" calcext:value-type="float">
            <text:p>0,0077977346423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900962173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4]/1000000000000000" office:value-type="float" office:value="172.70900962173" calcext:value-type="float">
            <text:p>172,709009621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3.csv</text:p>
          </table:table-cell>
          <table:table-cell office:value-type="float" office:value="27.5454828337309" calcext:value-type="float">
            <text:p>27,5454828337309</text:p>
          </table:table-cell>
          <table:table-cell office:value-type="float" office:value="0.00662480054825399" calcext:value-type="float">
            <text:p>0,0066248005482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919604266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5]/1000000000000000" office:value-type="float" office:value="172.708919604266" calcext:value-type="float">
            <text:p>172,708919604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4.csv</text:p>
          </table:table-cell>
          <table:table-cell office:value-type="float" office:value="27.5271859765584" calcext:value-type="float">
            <text:p>27,5271859765584</text:p>
          </table:table-cell>
          <table:table-cell office:value-type="float" office:value="0.0112627750831202" calcext:value-type="float">
            <text:p>0,011262775083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57953829E+017" calcext:value-type="float">
            <text:p>1,7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6]/1000000000000000" office:value-type="float" office:value="172.70857953829" calcext:value-type="float">
            <text:p>172,70857953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5.csv</text:p>
          </table:table-cell>
          <table:table-cell office:value-type="float" office:value="26.9769318535422" calcext:value-type="float">
            <text:p>26,9769318535422</text:p>
          </table:table-cell>
          <table:table-cell office:value-type="float" office:value="0.0137689839477346" calcext:value-type="float">
            <text:p>0,013768983947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204" calcext:value-type="float">
            <text:p>48204</text:p>
          </table:table-cell>
          <table:table-cell office:value-type="float" office:value="1.72708659553814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7]/1000000000000000" office:value-type="float" office:value="172.708659553814" calcext:value-type="float">
            <text:p>172,7086595538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6.csv</text:p>
          </table:table-cell>
          <table:table-cell office:value-type="float" office:value="26.7266063047722" calcext:value-type="float">
            <text:p>26,7266063047722</text:p>
          </table:table-cell>
          <table:table-cell office:value-type="float" office:value="0.0103599692659315" calcext:value-type="float">
            <text:p>0,010359969265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153" calcext:value-type="float">
            <text:p>48153</text:p>
          </table:table-cell>
          <table:table-cell office:value-type="float" office:value="1.7250812009445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78]/1000000000000000" office:value-type="float" office:value="172.508120094451" calcext:value-type="float">
            <text:p>172,508120094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7.csv</text:p>
          </table:table-cell>
          <table:table-cell office:value-type="float" office:value="27.1406383022903" calcext:value-type="float">
            <text:p>27,1406383022903</text:p>
          </table:table-cell>
          <table:table-cell office:value-type="float" office:value="0.0130295784514696" calcext:value-type="float">
            <text:p>0,01302957845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9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8.csv</text:p>
          </table:table-cell>
          <table:table-cell office:value-type="float" office:value="27.211902240495" calcext:value-type="float">
            <text:p>27,211902240495</text:p>
          </table:table-cell>
          <table:table-cell office:value-type="float" office:value="0.0127048419641821" calcext:value-type="float">
            <text:p>0,012704841964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158" calcext:value-type="float">
            <text:p>48158</text:p>
          </table:table-cell>
          <table:table-cell office:value-type="float" office:value="1.72528124029601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0]/1000000000000000" office:value-type="float" office:value="172.528124029601" calcext:value-type="float">
            <text:p>172,528124029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29.csv</text:p>
          </table:table-cell>
          <table:table-cell office:value-type="float" office:value="27.2102662070684" calcext:value-type="float">
            <text:p>27,2102662070684</text:p>
          </table:table-cell>
          <table:table-cell office:value-type="float" office:value="0.00815556807448618" calcext:value-type="float">
            <text:p>0,0081555680744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157" calcext:value-type="float">
            <text:p>48157</text:p>
          </table:table-cell>
          <table:table-cell office:value-type="float" office:value="1.72526123630667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1]/1000000000000000" office:value-type="float" office:value="172.526123630667" calcext:value-type="float">
            <text:p>172,526123630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6-30.csv</text:p>
          </table:table-cell>
          <table:table-cell office:value-type="float" office:value="26.969176729782" calcext:value-type="float">
            <text:p>26,969176729782</text:p>
          </table:table-cell>
          <table:table-cell office:value-type="float" office:value="0.0092585060016753" calcext:value-type="float">
            <text:p>0,00925850600167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8112" calcext:value-type="float">
            <text:p>48112</text:p>
          </table:table-cell>
          <table:table-cell office:value-type="float" office:value="1.72573472329188E+017" calcext:value-type="float">
            <text:p>1,7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2]/1000000000000000" office:value-type="float" office:value="172.573472329188" calcext:value-type="float">
            <text:p>172,573472329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1.csv</text:p>
          </table:table-cell>
          <table:table-cell office:value-type="float" office:value="26.6091268595819" calcext:value-type="float">
            <text:p>26,6091268595819</text:p>
          </table:table-cell>
          <table:table-cell office:value-type="float" office:value="0.0109364000176007" calcext:value-type="float">
            <text:p>0,0109364000176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792" calcext:value-type="float">
            <text:p>47792</text:p>
          </table:table-cell>
          <table:table-cell office:value-type="float" office:value="1.72101577309177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3]/1000000000000000" office:value-type="float" office:value="172.101577309177" calcext:value-type="float">
            <text:p>172,101577309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2.csv</text:p>
          </table:table-cell>
          <table:table-cell office:value-type="float" office:value="26.9128739439425" calcext:value-type="float">
            <text:p>26,9128739439425</text:p>
          </table:table-cell>
          <table:table-cell office:value-type="float" office:value="0.0141348310382876" calcext:value-type="float">
            <text:p>0,014134831038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700" calcext:value-type="float">
            <text:p>47700</text:p>
          </table:table-cell>
          <table:table-cell office:value-type="float" office:value="1.7196438969645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4]/1000000000000000" office:value-type="float" office:value="171.964389696456" calcext:value-type="float">
            <text:p>171,964389696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3.csv</text:p>
          </table:table-cell>
          <table:table-cell office:value-type="float" office:value="27.0711687656372" calcext:value-type="float">
            <text:p>27,0711687656372</text:p>
          </table:table-cell>
          <table:table-cell office:value-type="float" office:value="0.00884422149103185" calcext:value-type="float">
            <text:p>0,008844221491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5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4.csv</text:p>
          </table:table-cell>
          <table:table-cell office:value-type="float" office:value="26.7354876689864" calcext:value-type="float">
            <text:p>26,7354876689864</text:p>
          </table:table-cell>
          <table:table-cell office:value-type="float" office:value="0.0149686865296052" calcext:value-type="float">
            <text:p>0,01496868652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2" calcext:value-type="float">
            <text:p>47562</text:p>
          </table:table-cell>
          <table:table-cell office:value-type="float" office:value="1.7176160885951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6]/1000000000000000" office:value-type="float" office:value="171.761608859518" calcext:value-type="float">
            <text:p>171,761608859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5.csv</text:p>
          </table:table-cell>
          <table:table-cell office:value-type="float" office:value="26.7651486480804" calcext:value-type="float">
            <text:p>26,7651486480804</text:p>
          </table:table-cell>
          <table:table-cell office:value-type="float" office:value="0.0102475155884949" calcext:value-type="float">
            <text:p>0,010247515588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561" calcext:value-type="float">
            <text:p>47561</text:p>
          </table:table-cell>
          <table:table-cell office:value-type="float" office:value="1.71755607684392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87]/1000000000000000" office:value-type="float" office:value="171.755607684392" calcext:value-type="float">
            <text:p>171,755607684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6.csv</text:p>
          </table:table-cell>
          <table:table-cell office:value-type="float" office:value="27.0846702129896" calcext:value-type="float">
            <text:p>27,0846702129896</text:p>
          </table:table-cell>
          <table:table-cell office:value-type="float" office:value="0.0087824982947906" calcext:value-type="float">
            <text:p>0,00878249829479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560" calcext:value-type="float">
            <text:p>47560</text:p>
          </table:table-cell>
          <table:table-cell office:value-type="float" office:value="1.717526070914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8]/1000000000000000" office:value-type="float" office:value="171.75260709141" calcext:value-type="float">
            <text:p>171,75260709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7.csv</text:p>
          </table:table-cell>
          <table:table-cell office:value-type="float" office:value="26.8854912029632" calcext:value-type="float">
            <text:p>26,8854912029632</text:p>
          </table:table-cell>
          <table:table-cell office:value-type="float" office:value="0.00970039813525007" calcext:value-type="float">
            <text:p>0,009700398135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71689924442711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9]/1000000000000000" office:value-type="float" office:value="171.689924442711" calcext:value-type="float">
            <text:p>171,689924442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8.csv</text:p>
          </table:table-cell>
          <table:table-cell office:value-type="float" office:value="26.8909419984847" calcext:value-type="float">
            <text:p>26,8909419984847</text:p>
          </table:table-cell>
          <table:table-cell office:value-type="float" office:value="0.00967539238129598" calcext:value-type="float">
            <text:p>0,0096753923812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515" calcext:value-type="float">
            <text:p>47515</text:p>
          </table:table-cell>
          <table:table-cell office:value-type="float" office:value="1.7169092463675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90]/1000000000000000" office:value-type="float" office:value="171.690924636759" calcext:value-type="float">
            <text:p>171,690924636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09.csv</text:p>
          </table:table-cell>
          <table:table-cell office:value-type="float" office:value="27.5645341366308" calcext:value-type="float">
            <text:p>27,5645341366308</text:p>
          </table:table-cell>
          <table:table-cell office:value-type="float" office:value="0.0163601992258161" calcext:value-type="float">
            <text:p>0,0163601992258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1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0.csv</text:p>
          </table:table-cell>
          <table:table-cell office:value-type="float" office:value="27.7330159465779" calcext:value-type="float">
            <text:p>27,7330159465779</text:p>
          </table:table-cell>
          <table:table-cell office:value-type="float" office:value="0.0171334828783235" calcext:value-type="float">
            <text:p>0,017133482878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2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1.csv</text:p>
          </table:table-cell>
          <table:table-cell office:value-type="float" office:value="27.7892397463715" calcext:value-type="float">
            <text:p>27,7892397463715</text:p>
          </table:table-cell>
          <table:table-cell office:value-type="float" office:value="0.0173915341497091" calcext:value-type="float">
            <text:p>0,0173915341497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470" calcext:value-type="float">
            <text:p>47470</text:p>
          </table:table-cell>
          <table:table-cell office:value-type="float" office:value="1.71513389705528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3]/1000000000000000" office:value-type="float" office:value="171.513389705528" calcext:value-type="float">
            <text:p>171,51338970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2.csv</text:p>
          </table:table-cell>
          <table:table-cell office:value-type="float" office:value="27.6709922056035" calcext:value-type="float">
            <text:p>27,6709922056035</text:p>
          </table:table-cell>
          <table:table-cell office:value-type="float" office:value="0.0168489889913799" calcext:value-type="float">
            <text:p>0,01684898899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09388918498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4]/1000000000000000" office:value-type="float" office:value="171.509388918498" calcext:value-type="float">
            <text:p>171,5093889184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3.csv</text:p>
          </table:table-cell>
          <table:table-cell office:value-type="float" office:value="27.6705359400017" calcext:value-type="float">
            <text:p>27,6705359400017</text:p>
          </table:table-cell>
          <table:table-cell office:value-type="float" office:value="0.0168472497466362" calcext:value-type="float">
            <text:p>0,0168472497466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467" calcext:value-type="float">
            <text:p>47467</text:p>
          </table:table-cell>
          <table:table-cell office:value-type="float" office:value="1.71502387538486E+017" calcext:value-type="float">
            <text:p>1,72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95]/1000000000000000" office:value-type="float" office:value="171.502387538486" calcext:value-type="float">
            <text:p>171,502387538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4.csv</text:p>
          </table:table-cell>
          <table:table-cell office:value-type="float" office:value="27.6437960817358" calcext:value-type="float">
            <text:p>27,6437960817358</text:p>
          </table:table-cell>
          <table:table-cell office:value-type="float" office:value="0.012134400887211" calcext:value-type="float">
            <text:p>0,0121344008872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96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5.csv</text:p>
          </table:table-cell>
          <table:table-cell office:value-type="float" office:value="27.7222456288182" calcext:value-type="float">
            <text:p>27,7222456288182</text:p>
          </table:table-cell>
          <table:table-cell office:value-type="float" office:value="0.0170842301237898" calcext:value-type="float">
            <text:p>0,017084230123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389112546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197]/1000000000000000" office:value-type="float" office:value="171.510389112546" calcext:value-type="float">
            <text:p>171,510389112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6.csv</text:p>
          </table:table-cell>
          <table:table-cell office:value-type="float" office:value="26.5221613650727" calcext:value-type="float">
            <text:p>26,5221613650727</text:p>
          </table:table-cell>
          <table:table-cell office:value-type="float" office:value="0.0161658905119403" calcext:value-type="float">
            <text:p>0,0161658905119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10229081499E+017" calcext:value-type="float">
            <text:p>1,7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198]/1000000000000000" office:value-type="float" office:value="171.510229081499" calcext:value-type="float">
            <text:p>171,510229081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7.csv</text:p>
          </table:table-cell>
          <table:table-cell office:value-type="float" office:value="26.5319570254898" calcext:value-type="float">
            <text:p>26,5319570254898</text:p>
          </table:table-cell>
          <table:table-cell office:value-type="float" office:value="0.011621085978882" calcext:value-type="float">
            <text:p>0,0116210859788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69" calcext:value-type="float">
            <text:p>47469</text:p>
          </table:table-cell>
          <table:table-cell office:value-type="float" office:value="1.71509889015522E+017" calcext:value-type="float">
            <text:p>1,7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199]/1000000000000000" office:value-type="float" office:value="171.509889015522" calcext:value-type="float">
            <text:p>171,509889015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8.csv</text:p>
          </table:table-cell>
          <table:table-cell office:value-type="float" office:value="26.4801998987854" calcext:value-type="float">
            <text:p>26,4801998987854</text:p>
          </table:table-cell>
          <table:table-cell office:value-type="float" office:value="0.00220507300828361" calcext:value-type="float">
            <text:p>0,00220507300828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423" calcext:value-type="float">
            <text:p>47423</text:p>
          </table:table-cell>
          <table:table-cell office:value-type="float" office:value="1.71441015154828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0]/1000000000000000" office:value-type="float" office:value="171.441015154828" calcext:value-type="float">
            <text:p>171,441015154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19.csv</text:p>
          </table:table-cell>
          <table:table-cell office:value-type="float" office:value="26.4919342934863" calcext:value-type="float">
            <text:p>26,4919342934863</text:p>
          </table:table-cell>
          <table:table-cell office:value-type="float" office:value="0.0114430573548913" calcext:value-type="float">
            <text:p>0,011443057354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1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0.csv</text:p>
          </table:table-cell>
          <table:table-cell office:value-type="float" office:value="26.4056048752715" calcext:value-type="float">
            <text:p>26,4056048752715</text:p>
          </table:table-cell>
          <table:table-cell office:value-type="float" office:value="0.0110466293725691" calcext:value-type="float">
            <text:p>0,011046629372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2" calcext:value-type="float">
            <text:p>47422</text:p>
          </table:table-cell>
          <table:table-cell office:value-type="float" office:value="1.71438014561846E+017" calcext:value-type="float">
            <text:p>1,71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2]/1000000000000000" office:value-type="float" office:value="171.438014561846" calcext:value-type="float">
            <text:p>171,43801456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1.csv</text:p>
          </table:table-cell>
          <table:table-cell office:value-type="float" office:value="26.5181131916329" calcext:value-type="float">
            <text:p>26,5181131916329</text:p>
          </table:table-cell>
          <table:table-cell office:value-type="float" office:value="0.0115631499396751" calcext:value-type="float">
            <text:p>0,0115631499396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423" calcext:value-type="float">
            <text:p>47423</text:p>
          </table:table-cell>
          <table:table-cell office:value-type="float" office:value="1.7143901476673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03]/1000000000000000" office:value-type="float" office:value="171.439014766732" calcext:value-type="float">
            <text:p>171,439014766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2.csv</text:p>
          </table:table-cell>
          <table:table-cell office:value-type="float" office:value="26.7870741694457" calcext:value-type="float">
            <text:p>26,7870741694457</text:p>
          </table:table-cell>
          <table:table-cell office:value-type="float" office:value="0.0128044274713345" calcext:value-type="float">
            <text:p>0,01280442747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377" calcext:value-type="float">
            <text:p>47377</text:p>
          </table:table-cell>
          <table:table-cell office:value-type="float" office:value="1.71393345407952E+017" calcext:value-type="float">
            <text:p>1,7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4]/1000000000000000" office:value-type="float" office:value="171.393345407952" calcext:value-type="float">
            <text:p>171,393345407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3.csv</text:p>
          </table:table-cell>
          <table:table-cell office:value-type="float" office:value="26.1867365108286" calcext:value-type="float">
            <text:p>26,1867365108286</text:p>
          </table:table-cell>
          <table:table-cell office:value-type="float" office:value="0.0190507051813211" calcext:value-type="float">
            <text:p>0,0190507051813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05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4.csv</text:p>
          </table:table-cell>
          <table:table-cell office:value-type="float" office:value="26.236096732784" calcext:value-type="float">
            <text:p>26,236096732784</text:p>
          </table:table-cell>
          <table:table-cell office:value-type="float" office:value="0.0101748030961594" calcext:value-type="float">
            <text:p>0,010174803096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97" calcext:value-type="float">
            <text:p>48297</text:p>
          </table:table-cell>
          <table:table-cell office:value-type="float" office:value="1.75003895861159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06]/1000000000000000" office:value-type="float" office:value="175.003895861159" calcext:value-type="float">
            <text:p>175,003895861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5.csv</text:p>
          </table:table-cell>
          <table:table-cell office:value-type="float" office:value="26.508954636742" calcext:value-type="float">
            <text:p>26,508954636742</text:p>
          </table:table-cell>
          <table:table-cell office:value-type="float" office:value="0.0205166663806444" calcext:value-type="float">
            <text:p>0,0205166663806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7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6.csv</text:p>
          </table:table-cell>
          <table:table-cell office:value-type="float" office:value="26.2276444646887" calcext:value-type="float">
            <text:p>26,2276444646887</text:p>
          </table:table-cell>
          <table:table-cell office:value-type="float" office:value="0.0192366475260593" calcext:value-type="float">
            <text:p>0,019236647526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08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7.csv</text:p>
          </table:table-cell>
          <table:table-cell office:value-type="float" office:value="26.225180645562" calcext:value-type="float">
            <text:p>26,225180645562</text:p>
          </table:table-cell>
          <table:table-cell office:value-type="float" office:value="0.0192254366447982" calcext:value-type="float">
            <text:p>0,0192254366447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6466370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09]/1000000000000000" office:value-type="float" office:value="175.0064663707" calcext:value-type="float">
            <text:p>175,0064663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8.csv</text:p>
          </table:table-cell>
          <table:table-cell office:value-type="float" office:value="26.5671131907493" calcext:value-type="float">
            <text:p>26,5671131907493</text:p>
          </table:table-cell>
          <table:table-cell office:value-type="float" office:value="0.0116808903923707" calcext:value-type="float">
            <text:p>0,011680890392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0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29.csv</text:p>
          </table:table-cell>
          <table:table-cell office:value-type="float" office:value="26.5755191618874" calcext:value-type="float">
            <text:p>26,5755191618874</text:p>
          </table:table-cell>
          <table:table-cell office:value-type="float" office:value="0.0208195485928686" calcext:value-type="float">
            <text:p>0,02081954859286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5446172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1]/1000000000000000" office:value-type="float" office:value="175.005446172771" calcext:value-type="float">
            <text:p>175,005446172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30.csv</text:p>
          </table:table-cell>
          <table:table-cell office:value-type="float" office:value="26.5436758525021" calcext:value-type="float">
            <text:p>26,5436758525021</text:p>
          </table:table-cell>
          <table:table-cell office:value-type="float" office:value="0.0206746550182494" calcext:value-type="float">
            <text:p>0,0206746550182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98" calcext:value-type="float">
            <text:p>48298</text:p>
          </table:table-cell>
          <table:table-cell office:value-type="float" office:value="1.75004606009771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2]/1000000000000000" office:value-type="float" office:value="175.004606009771" calcext:value-type="float">
            <text:p>175,004606009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7-31.csv</text:p>
          </table:table-cell>
          <table:table-cell office:value-type="float" office:value="26.6561871800717" calcext:value-type="float">
            <text:p>26,6561871800717</text:p>
          </table:table-cell>
          <table:table-cell office:value-type="float" office:value="0.0211967008653409" calcext:value-type="float">
            <text:p>0,0211967008653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8236515157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3]/1000000000000000" office:value-type="float" office:value="174.958236515157" calcext:value-type="float">
            <text:p>174,958236515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1.csv</text:p>
          </table:table-cell>
          <table:table-cell office:value-type="float" office:value="26.5870015750642" calcext:value-type="float">
            <text:p>26,5870015750642</text:p>
          </table:table-cell>
          <table:table-cell office:value-type="float" office:value="0.0208819585651882" calcext:value-type="float">
            <text:p>0,020881958565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4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2.csv</text:p>
          </table:table-cell>
          <table:table-cell office:value-type="float" office:value="26.6078297272652" calcext:value-type="float">
            <text:p>26,6078297272652</text:p>
          </table:table-cell>
          <table:table-cell office:value-type="float" office:value="0.0209767770657123" calcext:value-type="float">
            <text:p>0,020976777065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251" calcext:value-type="float">
            <text:p>48251</text:p>
          </table:table-cell>
          <table:table-cell office:value-type="float" office:value="1.7495312551273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5]/1000000000000000" office:value-type="float" office:value="174.953125512734" calcext:value-type="float">
            <text:p>174,95312551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3.csv</text:p>
          </table:table-cell>
          <table:table-cell office:value-type="float" office:value="26.6802553314957" calcext:value-type="float">
            <text:p>26,6802553314957</text:p>
          </table:table-cell>
          <table:table-cell office:value-type="float" office:value="0.0213067096353314" calcext:value-type="float">
            <text:p>0,0213067096353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50" calcext:value-type="float">
            <text:p>48250</text:p>
          </table:table-cell>
          <table:table-cell office:value-type="float" office:value="1.74949124725704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16]/1000000000000000" office:value-type="float" office:value="174.949124725704" calcext:value-type="float">
            <text:p>174,949124725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4.csv</text:p>
          </table:table-cell>
          <table:table-cell office:value-type="float" office:value="26.6287277474976" calcext:value-type="float">
            <text:p>26,6287277474976</text:p>
          </table:table-cell>
          <table:table-cell office:value-type="float" office:value="0.0165193222718086" calcext:value-type="float">
            <text:p>0,0165193222718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7306334692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7]/1000000000000000" office:value-type="float" office:value="174.957306334692" calcext:value-type="float">
            <text:p>174,957306334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5.csv</text:p>
          </table:table-cell>
          <table:table-cell office:value-type="float" office:value="26.5954655669078" calcext:value-type="float">
            <text:p>26,5954655669078</text:p>
          </table:table-cell>
          <table:table-cell office:value-type="float" office:value="0.0163679004185144" calcext:value-type="float">
            <text:p>0,0163679004185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18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6.csv</text:p>
          </table:table-cell>
          <table:table-cell office:value-type="float" office:value="26.551095268688" calcext:value-type="float">
            <text:p>26,551095268688</text:p>
          </table:table-cell>
          <table:table-cell office:value-type="float" office:value="0.0161659102702883" calcext:value-type="float">
            <text:p>0,01616591027028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286136763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19]/1000000000000000" office:value-type="float" office:value="174.956286136763" calcext:value-type="float">
            <text:p>174,956286136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7.csv</text:p>
          </table:table-cell>
          <table:table-cell office:value-type="float" office:value="26.5990508362174" calcext:value-type="float">
            <text:p>26,5990508362174</text:p>
          </table:table-cell>
          <table:table-cell office:value-type="float" office:value="0.0163842219017667" calcext:value-type="float">
            <text:p>0,016384221901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252" calcext:value-type="float">
            <text:p>48252</text:p>
          </table:table-cell>
          <table:table-cell office:value-type="float" office:value="1.74956126105716E+017" calcext:value-type="float">
            <text:p>1,75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0]/1000000000000000" office:value-type="float" office:value="174.956126105716" calcext:value-type="float">
            <text:p>174,956126105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8.csv</text:p>
          </table:table-cell>
          <table:table-cell office:value-type="float" office:value="26.6280019505059" calcext:value-type="float">
            <text:p>26,6280019505059</text:p>
          </table:table-cell>
          <table:table-cell office:value-type="float" office:value="0.0208608284835148" calcext:value-type="float">
            <text:p>0,020860828483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217" calcext:value-type="float">
            <text:p>49217</text:p>
          </table:table-cell>
          <table:table-cell office:value-type="float" office:value="1.7874269119520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1]/1000000000000000" office:value-type="float" office:value="178.742691195201" calcext:value-type="float">
            <text:p>178,7426911952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09.csv</text:p>
          </table:table-cell>
          <table:table-cell office:value-type="float" office:value="26.5572847883947" calcext:value-type="float">
            <text:p>26,5572847883947</text:p>
          </table:table-cell>
          <table:table-cell office:value-type="float" office:value="0.0205418605178423" calcext:value-type="float">
            <text:p>0,0205418605178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2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0.csv</text:p>
          </table:table-cell>
          <table:table-cell office:value-type="float" office:value="26.6401389707227" calcext:value-type="float">
            <text:p>26,6401389707227</text:p>
          </table:table-cell>
          <table:table-cell office:value-type="float" office:value="0.0209153239145198" calcext:value-type="float">
            <text:p>0,0209153239145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218" calcext:value-type="float">
            <text:p>49218</text:p>
          </table:table-cell>
          <table:table-cell office:value-type="float" office:value="1.78746691982231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3]/1000000000000000" office:value-type="float" office:value="178.746691982231" calcext:value-type="float">
            <text:p>178,746691982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1.csv</text:p>
          </table:table-cell>
          <table:table-cell office:value-type="float" office:value="26.6826917210664" calcext:value-type="float">
            <text:p>26,6826917210664</text:p>
          </table:table-cell>
          <table:table-cell office:value-type="float" office:value="0.0166074140313782" calcext:value-type="float">
            <text:p>0,0166074140313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172" calcext:value-type="float">
            <text:p>49172</text:p>
          </table:table-cell>
          <table:table-cell office:value-type="float" office:value="1.78679018354394E+017" calcext:value-type="float">
            <text:p>1,79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4]/1000000000000000" office:value-type="float" office:value="178.679018354394" calcext:value-type="float">
            <text:p>178,679018354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2.csv</text:p>
          </table:table-cell>
          <table:table-cell office:value-type="float" office:value="26.6211802649574" calcext:value-type="float">
            <text:p>26,6211802649574</text:p>
          </table:table-cell>
          <table:table-cell office:value-type="float" office:value="0.0163606614400166" calcext:value-type="float">
            <text:p>0,0163606614400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8" calcext:value-type="float">
            <text:p>48988</text:p>
          </table:table-cell>
          <table:table-cell office:value-type="float" office:value="1.77957896455472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25]/1000000000000000" office:value-type="float" office:value="177.957896455472" calcext:value-type="float">
            <text:p>177,9578964554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3.csv</text:p>
          </table:table-cell>
          <table:table-cell office:value-type="float" office:value="26.6547771999592" calcext:value-type="float">
            <text:p>26,6547771999592</text:p>
          </table:table-cell>
          <table:table-cell office:value-type="float" office:value="0.0210206339030036" calcext:value-type="float">
            <text:p>0,0210206339030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034" calcext:value-type="float">
            <text:p>49034</text:p>
          </table:table-cell>
          <table:table-cell office:value-type="float" office:value="1.78183350694381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26]/1000000000000000" office:value-type="float" office:value="178.183350694381" calcext:value-type="float">
            <text:p>178,183350694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4.csv</text:p>
          </table:table-cell>
          <table:table-cell office:value-type="float" office:value="26.5102585521892" calcext:value-type="float">
            <text:p>26,5102585521892</text:p>
          </table:table-cell>
          <table:table-cell office:value-type="float" office:value="0.0203584512952568" calcext:value-type="float">
            <text:p>0,02035845129525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080" calcext:value-type="float">
            <text:p>49080</text:p>
          </table:table-cell>
          <table:table-cell office:value-type="float" office:value="1.7840846486731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7]/1000000000000000" office:value-type="float" office:value="178.408464867313" calcext:value-type="float">
            <text:p>178,408464867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5.csv</text:p>
          </table:table-cell>
          <table:table-cell office:value-type="float" office:value="26.702627120374" calcext:value-type="float">
            <text:p>26,702627120374</text:p>
          </table:table-cell>
          <table:table-cell office:value-type="float" office:value="0.0212466888046467" calcext:value-type="float">
            <text:p>0,021246688804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8" calcext:value-type="float">
            <text:p>48988</text:p>
          </table:table-cell>
          <table:table-cell office:value-type="float" office:value="1.7809274261702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8]/1000000000000000" office:value-type="float" office:value="178.092742617023" calcext:value-type="float">
            <text:p>178,092742617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6.csv</text:p>
          </table:table-cell>
          <table:table-cell office:value-type="float" office:value="26.7252388340002" calcext:value-type="float">
            <text:p>26,7252388340002</text:p>
          </table:table-cell>
          <table:table-cell office:value-type="float" office:value="0.0213490674797688" calcext:value-type="float">
            <text:p>0,021349067479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29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7.csv</text:p>
          </table:table-cell>
          <table:table-cell office:value-type="float" office:value="26.7490609945293" calcext:value-type="float">
            <text:p>26,7490609945293</text:p>
          </table:table-cell>
          <table:table-cell office:value-type="float" office:value="0.0214566982113607" calcext:value-type="float">
            <text:p>0,0214566982113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08974202404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0]/1000000000000000" office:value-type="float" office:value="178.089742024041" calcext:value-type="float">
            <text:p>178,089742024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8.csv</text:p>
          </table:table-cell>
          <table:table-cell office:value-type="float" office:value="26.6915508196052" calcext:value-type="float">
            <text:p>26,6915508196052</text:p>
          </table:table-cell>
          <table:table-cell office:value-type="float" office:value="0.0211970782558197" calcext:value-type="float">
            <text:p>0,0211970782558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986" calcext:value-type="float">
            <text:p>48986</text:p>
          </table:table-cell>
          <table:table-cell office:value-type="float" office:value="1.78130749969171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31]/1000000000000000" office:value-type="float" office:value="178.130749969171" calcext:value-type="float">
            <text:p>178,1307499691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19.csv</text:p>
          </table:table-cell>
          <table:table-cell office:value-type="float" office:value="26.7248657807173" calcext:value-type="float">
            <text:p>26,7248657807173</text:p>
          </table:table-cell>
          <table:table-cell office:value-type="float" office:value="0.0213475998775471" calcext:value-type="float">
            <text:p>0,0213475998775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986" calcext:value-type="float">
            <text:p>48986</text:p>
          </table:table-cell>
          <table:table-cell office:value-type="float" office:value="1.7812972977124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2]/1000000000000000" office:value-type="float" office:value="178.129729771242" calcext:value-type="float">
            <text:p>178,129729771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0.csv</text:p>
          </table:table-cell>
          <table:table-cell office:value-type="float" office:value="26.6962929697069" calcext:value-type="float">
            <text:p>26,6962929697069</text:p>
          </table:table-cell>
          <table:table-cell office:value-type="float" office:value="0.0212182873791713" calcext:value-type="float">
            <text:p>0,0212182873791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337305582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3]/1000000000000000" office:value-type="float" office:value="178.133730558273" calcext:value-type="float">
            <text:p>178,1337305582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1.csv</text:p>
          </table:table-cell>
          <table:table-cell office:value-type="float" office:value="26.7657589613783" calcext:value-type="float">
            <text:p>26,7657589613783</text:p>
          </table:table-cell>
          <table:table-cell office:value-type="float" office:value="0.026050233959146" calcext:value-type="float">
            <text:p>0,0260502339591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874929237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4]/1000000000000000" office:value-type="float" office:value="178.178749292373" calcext:value-type="float">
            <text:p>178,1787492923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2.csv</text:p>
          </table:table-cell>
          <table:table-cell office:value-type="float" office:value="26.6892708418388" calcext:value-type="float">
            <text:p>26,6892708418388</text:p>
          </table:table-cell>
          <table:table-cell office:value-type="float" office:value="0.0211865607539205" calcext:value-type="float">
            <text:p>0,02118656075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44942820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5]/1000000000000000" office:value-type="float" office:value="178.179449428207" calcext:value-type="float">
            <text:p>178,1794494282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3.csv</text:p>
          </table:table-cell>
          <table:table-cell office:value-type="float" office:value="26.6926798399608" calcext:value-type="float">
            <text:p>26,6926798399608</text:p>
          </table:table-cell>
          <table:table-cell office:value-type="float" office:value="0.021201962923737" calcext:value-type="float">
            <text:p>0,021201962923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6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4.csv</text:p>
          </table:table-cell>
          <table:table-cell office:value-type="float" office:value="26.55164530089" calcext:value-type="float">
            <text:p>26,55164530089</text:p>
          </table:table-cell>
          <table:table-cell office:value-type="float" office:value="0.0250828485746839" calcext:value-type="float">
            <text:p>0,02508284857468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987" calcext:value-type="float">
            <text:p>48987</text:p>
          </table:table-cell>
          <table:table-cell office:value-type="float" office:value="1.78179789494183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7]/1000000000000000" office:value-type="float" office:value="178.179789494183" calcext:value-type="float">
            <text:p>178,179789494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5.csv</text:p>
          </table:table-cell>
          <table:table-cell office:value-type="float" office:value="26.6433256369915" calcext:value-type="float">
            <text:p>26,6433256369915</text:p>
          </table:table-cell>
          <table:table-cell office:value-type="float" office:value="0.0255093088293095" calcext:value-type="float">
            <text:p>0,02550930882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940" calcext:value-type="float">
            <text:p>48940</text:p>
          </table:table-cell>
          <table:table-cell office:value-type="float" office:value="1.78040852029588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38]/1000000000000000" office:value-type="float" office:value="178.040852029588" calcext:value-type="float">
            <text:p>178,040852029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6.csv</text:p>
          </table:table-cell>
          <table:table-cell office:value-type="float" office:value="26.6595087001024" calcext:value-type="float">
            <text:p>26,6595087001024</text:p>
          </table:table-cell>
          <table:table-cell office:value-type="float" office:value="0.025606277508275" calcext:value-type="float">
            <text:p>0,0256062775082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849" calcext:value-type="float">
            <text:p>48849</text:p>
          </table:table-cell>
          <table:table-cell office:value-type="float" office:value="1.77683781768193E+017" calcext:value-type="float">
            <text:p>1,78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39]/1000000000000000" office:value-type="float" office:value="177.683781768193" calcext:value-type="float">
            <text:p>177,683781768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7.csv</text:p>
          </table:table-cell>
          <table:table-cell office:value-type="float" office:value="26.6438431805632" calcext:value-type="float">
            <text:p>26,6438431805632</text:p>
          </table:table-cell>
          <table:table-cell office:value-type="float" office:value="0.0255231240180242" calcext:value-type="float">
            <text:p>0,025523124018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896" calcext:value-type="float">
            <text:p>48896</text:p>
          </table:table-cell>
          <table:table-cell office:value-type="float" office:value="1.7786631769134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0]/1000000000000000" office:value-type="float" office:value="177.86631769134" calcext:value-type="float">
            <text:p>177,86631769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8.csv</text:p>
          </table:table-cell>
          <table:table-cell office:value-type="float" office:value="26.596077549184" calcext:value-type="float">
            <text:p>26,596077549184</text:p>
          </table:table-cell>
          <table:table-cell office:value-type="float" office:value="0.0253068549643382" calcext:value-type="float">
            <text:p>0,0253068549643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897" calcext:value-type="float">
            <text:p>48897</text:p>
          </table:table-cell>
          <table:table-cell office:value-type="float" office:value="1.7787031847837E+017" calcext:value-type="float">
            <text:p>1,78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1]/1000000000000000" office:value-type="float" office:value="177.87031847837" calcext:value-type="float">
            <text:p>177,8703184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29.csv</text:p>
          </table:table-cell>
          <table:table-cell office:value-type="float" office:value="26.7413935002108" calcext:value-type="float">
            <text:p>26,7413935002108</text:p>
          </table:table-cell>
          <table:table-cell office:value-type="float" office:value="0.025723409294669" calcext:value-type="float">
            <text:p>0,0257234092946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816" calcext:value-type="float">
            <text:p>49816</text:p>
          </table:table-cell>
          <table:table-cell office:value-type="float" office:value="1.81522036907755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2]/1000000000000000" office:value-type="float" office:value="181.522036907754" calcext:value-type="float">
            <text:p>181,522036907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30.csv</text:p>
          </table:table-cell>
          <table:table-cell office:value-type="float" office:value="26.6646192139387" calcext:value-type="float">
            <text:p>26,6646192139387</text:p>
          </table:table-cell>
          <table:table-cell office:value-type="float" office:value="0.0253791794743518" calcext:value-type="float">
            <text:p>0,025379179474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3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8-31.csv</text:p>
          </table:table-cell>
          <table:table-cell office:value-type="float" office:value="26.6964981326051" calcext:value-type="float">
            <text:p>26,6964981326051</text:p>
          </table:table-cell>
          <table:table-cell office:value-type="float" office:value="0.0255261059417666" calcext:value-type="float">
            <text:p>0,02552610594176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801" calcext:value-type="float">
            <text:p>49801</text:p>
          </table:table-cell>
          <table:table-cell office:value-type="float" office:value="1.81507033834464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4]/1000000000000000" office:value-type="float" office:value="181.507033834464" calcext:value-type="float">
            <text:p>181,5070338344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1.csv</text:p>
          </table:table-cell>
          <table:table-cell office:value-type="float" office:value="26.6995062025774" calcext:value-type="float">
            <text:p>26,6995062025774</text:p>
          </table:table-cell>
          <table:table-cell office:value-type="float" office:value="0.0255354835633894" calcext:value-type="float">
            <text:p>0,02553548356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817" calcext:value-type="float">
            <text:p>49817</text:p>
          </table:table-cell>
          <table:table-cell office:value-type="float" office:value="1.81526037694785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45]/1000000000000000" office:value-type="float" office:value="181.526037694785" calcext:value-type="float">
            <text:p>181,526037694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2.csv</text:p>
          </table:table-cell>
          <table:table-cell office:value-type="float" office:value="26.6414449891505" calcext:value-type="float">
            <text:p>26,6414449891505</text:p>
          </table:table-cell>
          <table:table-cell office:value-type="float" office:value="0.0252870292772147" calcext:value-type="float">
            <text:p>0,0252870292772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390850968708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6]/1000000000000000" office:value-type="float" office:value="181.390850968708" calcext:value-type="float">
            <text:p>181,390850968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3.csv</text:p>
          </table:table-cell>
          <table:table-cell office:value-type="float" office:value="26.6522743711324" calcext:value-type="float">
            <text:p>26,6522743711324</text:p>
          </table:table-cell>
          <table:table-cell office:value-type="float" office:value="0.0253355705462965" calcext:value-type="float">
            <text:p>0,02533557054629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435859700868E+017" calcext:value-type="float">
            <text:p>1,81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7]/1000000000000000" office:value-type="float" office:value="181.435859700868" calcext:value-type="float">
            <text:p>181,435859700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4.csv</text:p>
          </table:table-cell>
          <table:table-cell office:value-type="float" office:value="26.7037290042594" calcext:value-type="float">
            <text:p>26,7037290042594</text:p>
          </table:table-cell>
          <table:table-cell office:value-type="float" office:value="0.0210838416879967" calcext:value-type="float">
            <text:p>0,02108384168799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390510902732E+017" calcext:value-type="float">
            <text:p>1,81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8]/1000000000000000" office:value-type="float" office:value="181.390510902732" calcext:value-type="float">
            <text:p>181,390510902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5.csv</text:p>
          </table:table-cell>
          <table:table-cell office:value-type="float" office:value="26.6989070159929" calcext:value-type="float">
            <text:p>26,6989070159929</text:p>
          </table:table-cell>
          <table:table-cell office:value-type="float" office:value="0.0255445951947919" calcext:value-type="float">
            <text:p>0,0255445951947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52553709921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49]/1000000000000000" office:value-type="float" office:value="181.525537099212" calcext:value-type="float">
            <text:p>181,525537099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6.csv</text:p>
          </table:table-cell>
          <table:table-cell office:value-type="float" office:value="26.6315726025195" calcext:value-type="float">
            <text:p>26,6315726025195</text:p>
          </table:table-cell>
          <table:table-cell office:value-type="float" office:value="0.025243031200865" calcext:value-type="float">
            <text:p>0,0252430312008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036797302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0]/1000000000000000" office:value-type="float" office:value="181.524036797302" calcext:value-type="float">
            <text:p>181,524036797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7.csv</text:p>
          </table:table-cell>
          <table:table-cell office:value-type="float" office:value="26.7114986638806" calcext:value-type="float">
            <text:p>26,7114986638806</text:p>
          </table:table-cell>
          <table:table-cell office:value-type="float" office:value="0.0211188803145255" calcext:value-type="float">
            <text:p>0,0211188803145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1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8.csv</text:p>
          </table:table-cell>
          <table:table-cell office:value-type="float" office:value="26.5719394828314" calcext:value-type="float">
            <text:p>26,5719394828314</text:p>
          </table:table-cell>
          <table:table-cell office:value-type="float" office:value="0.024975730962168" calcext:value-type="float">
            <text:p>0,024975730962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770" calcext:value-type="float">
            <text:p>49770</text:p>
          </table:table-cell>
          <table:table-cell office:value-type="float" office:value="1.8152437686327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2]/1000000000000000" office:value-type="float" office:value="181.524376863278" calcext:value-type="float">
            <text:p>181,524376863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09.csv</text:p>
          </table:table-cell>
          <table:table-cell office:value-type="float" office:value="26.5537249859359" calcext:value-type="float">
            <text:p>26,5537249859359</text:p>
          </table:table-cell>
          <table:table-cell office:value-type="float" office:value="0.0248938359918503" calcext:value-type="float">
            <text:p>0,0248938359918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9771" calcext:value-type="float">
            <text:p>49771</text:p>
          </table:table-cell>
          <table:table-cell office:value-type="float" office:value="1.81525877165188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3]/1000000000000000" office:value-type="float" office:value="181.525877165188" calcext:value-type="float">
            <text:p>181,525877165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0.csv</text:p>
          </table:table-cell>
          <table:table-cell office:value-type="float" office:value="26.6025165801759" calcext:value-type="float">
            <text:p>26,6025165801759</text:p>
          </table:table-cell>
          <table:table-cell office:value-type="float" office:value="0.0250780472527113" calcext:value-type="float">
            <text:p>0,0250780472527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9908" calcext:value-type="float">
            <text:p>49908</text:p>
          </table:table-cell>
          <table:table-cell office:value-type="float" office:value="1.82018134152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4]/1000000000000000" office:value-type="float" office:value="182.01813415266" calcext:value-type="float">
            <text:p>182,01813415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1.csv</text:p>
          </table:table-cell>
          <table:table-cell office:value-type="float" office:value="26.481095593981" calcext:value-type="float">
            <text:p>26,481095593981</text:p>
          </table:table-cell>
          <table:table-cell office:value-type="float" office:value="0.0245345412789779" calcext:value-type="float">
            <text:p>0,0245345412789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908" calcext:value-type="float">
            <text:p>49908</text:p>
          </table:table-cell>
          <table:table-cell office:value-type="float" office:value="1.8201847421863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55]/1000000000000000" office:value-type="float" office:value="182.018474218636" calcext:value-type="float">
            <text:p>182,0184742186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2.csv</text:p>
          </table:table-cell>
          <table:table-cell office:value-type="float" office:value="26.5685233420156" calcext:value-type="float">
            <text:p>26,5685233420156</text:p>
          </table:table-cell>
          <table:table-cell office:value-type="float" office:value="0.0249256366310289" calcext:value-type="float">
            <text:p>0,0249256366310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56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3.csv</text:p>
          </table:table-cell>
          <table:table-cell office:value-type="float" office:value="26.6693648567421" calcext:value-type="float">
            <text:p>26,6693648567421</text:p>
          </table:table-cell>
          <table:table-cell office:value-type="float" office:value="0.0253770200228215" calcext:value-type="float">
            <text:p>0,025377020022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7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4.csv</text:p>
          </table:table-cell>
          <table:table-cell office:value-type="float" office:value="26.6008615507914" calcext:value-type="float">
            <text:p>26,6008615507914</text:p>
          </table:table-cell>
          <table:table-cell office:value-type="float" office:value="0.0250703878319733" calcext:value-type="float">
            <text:p>0,02507038783197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9909" calcext:value-type="float">
            <text:p>49909</text:p>
          </table:table-cell>
          <table:table-cell office:value-type="float" office:value="1.82022475005666E+017" calcext:value-type="float">
            <text:p>1,82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58]/1000000000000000" office:value-type="float" office:value="182.022475005666" calcext:value-type="float">
            <text:p>182,022475005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5.csv</text:p>
          </table:table-cell>
          <table:table-cell office:value-type="float" office:value="26.6374045801527" calcext:value-type="float">
            <text:p>26,6374045801527</text:p>
          </table:table-cell>
          <table:table-cell office:value-type="float" office:value="0.0252006576613273" calcext:value-type="float">
            <text:p>0,0252006576613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041" calcext:value-type="float">
            <text:p>50041</text:p>
          </table:table-cell>
          <table:table-cell office:value-type="float" office:value="1.82540076856124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59]/1000000000000000" office:value-type="float" office:value="182.540076856124" calcext:value-type="float">
            <text:p>182,5400768561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6.csv</text:p>
          </table:table-cell>
          <table:table-cell office:value-type="float" office:value="26.6114729859335" calcext:value-type="float">
            <text:p>26,6114729859335</text:p>
          </table:table-cell>
          <table:table-cell office:value-type="float" office:value="0.0250832330372465" calcext:value-type="float">
            <text:p>0,0250832330372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047" calcext:value-type="float">
            <text:p>50047</text:p>
          </table:table-cell>
          <table:table-cell office:value-type="float" office:value="1.825640815783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0]/1000000000000000" office:value-type="float" office:value="182.564081578305" calcext:value-type="float">
            <text:p>182,5640815783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7.csv</text:p>
          </table:table-cell>
          <table:table-cell office:value-type="float" office:value="26.7121507990276" calcext:value-type="float">
            <text:p>26,7121507990276</text:p>
          </table:table-cell>
          <table:table-cell office:value-type="float" office:value="0.0254981324671435" calcext:value-type="float">
            <text:p>0,0254981324671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1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8.csv</text:p>
          </table:table-cell>
          <table:table-cell office:value-type="float" office:value="26.6911290001196" calcext:value-type="float">
            <text:p>26,6911290001196</text:p>
          </table:table-cell>
          <table:table-cell office:value-type="float" office:value="0.0254042945010053" calcext:value-type="float">
            <text:p>0,025404294501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2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19.csv</text:p>
          </table:table-cell>
          <table:table-cell office:value-type="float" office:value="26.5972676505784" calcext:value-type="float">
            <text:p>26,5972676505784</text:p>
          </table:table-cell>
          <table:table-cell office:value-type="float" office:value="0.0249967708932568" calcext:value-type="float">
            <text:p>0,024996770893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39" calcext:value-type="float">
            <text:p>50139</text:p>
          </table:table-cell>
          <table:table-cell office:value-type="float" office:value="1.829251526267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3]/1000000000000000" office:value-type="float" office:value="182.92515262673" calcext:value-type="float">
            <text:p>182,925152626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0.csv</text:p>
          </table:table-cell>
          <table:table-cell office:value-type="float" office:value="26.6506396206113" calcext:value-type="float">
            <text:p>26,6506396206113</text:p>
          </table:table-cell>
          <table:table-cell office:value-type="float" office:value="0.0252235563520074" calcext:value-type="float">
            <text:p>0,0252235563520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64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1.csv</text:p>
          </table:table-cell>
          <table:table-cell office:value-type="float" office:value="26.8336787151795" calcext:value-type="float">
            <text:p>26,8336787151795</text:p>
          </table:table-cell>
          <table:table-cell office:value-type="float" office:value="0.0260406137519556" calcext:value-type="float">
            <text:p>0,026040613751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688150943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5]/1000000000000000" office:value-type="float" office:value="183.105688150943" calcext:value-type="float">
            <text:p>183,105688150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2.csv</text:p>
          </table:table-cell>
          <table:table-cell office:value-type="float" office:value="26.7485752998844" calcext:value-type="float">
            <text:p>26,7485752998844</text:p>
          </table:table-cell>
          <table:table-cell office:value-type="float" office:value="0.02566072564449" calcext:value-type="float">
            <text:p>0,025660725644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85" calcext:value-type="float">
            <text:p>50185</text:p>
          </table:table-cell>
          <table:table-cell office:value-type="float" office:value="1.83105188053919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6]/1000000000000000" office:value-type="float" office:value="183.105188053919" calcext:value-type="float">
            <text:p>183,105188053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3.csv</text:p>
          </table:table-cell>
          <table:table-cell office:value-type="float" office:value="26.7372011615418" calcext:value-type="float">
            <text:p>26,7372011615418</text:p>
          </table:table-cell>
          <table:table-cell office:value-type="float" office:value="0.0255865116905842" calcext:value-type="float">
            <text:p>0,0255865116905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7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4.csv</text:p>
          </table:table-cell>
          <table:table-cell office:value-type="float" office:value="26.7588209554875" calcext:value-type="float">
            <text:p>26,7588209554875</text:p>
          </table:table-cell>
          <table:table-cell office:value-type="float" office:value="0.0256829306752011" calcext:value-type="float">
            <text:p>0,025682930675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331232905864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8]/1000000000000000" office:value-type="float" office:value="183.331232905864" calcext:value-type="float">
            <text:p>183,3312329058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5.csv</text:p>
          </table:table-cell>
          <table:table-cell office:value-type="float" office:value="26.6567259262209" calcext:value-type="float">
            <text:p>26,6567259262209</text:p>
          </table:table-cell>
          <table:table-cell office:value-type="float" office:value="0.0252394115464625" calcext:value-type="float">
            <text:p>0,0252394115464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30" calcext:value-type="float">
            <text:p>50230</text:p>
          </table:table-cell>
          <table:table-cell office:value-type="float" office:value="1.83279722403005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69]/1000000000000000" office:value-type="float" office:value="183.279722403005" calcext:value-type="float">
            <text:p>183,279722403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6.csv</text:p>
          </table:table-cell>
          <table:table-cell office:value-type="float" office:value="26.5702739289696" calcext:value-type="float">
            <text:p>26,5702739289696</text:p>
          </table:table-cell>
          <table:table-cell office:value-type="float" office:value="0.02485342909227" calcext:value-type="float">
            <text:p>0,02485342909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70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7.csv</text:p>
          </table:table-cell>
          <table:table-cell office:value-type="float" office:value="26.6597786271699" calcext:value-type="float">
            <text:p>26,6597786271699</text:p>
          </table:table-cell>
          <table:table-cell office:value-type="float" office:value="0.0252527808474105" calcext:value-type="float">
            <text:p>0,0252527808474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31" calcext:value-type="float">
            <text:p>50231</text:p>
          </table:table-cell>
          <table:table-cell office:value-type="float" office:value="1.83285723578131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1]/1000000000000000" office:value-type="float" office:value="183.285723578131" calcext:value-type="float">
            <text:p>183,285723578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8.csv</text:p>
          </table:table-cell>
          <table:table-cell office:value-type="float" office:value="26.6391861251442" calcext:value-type="float">
            <text:p>26,6391861251442</text:p>
          </table:table-cell>
          <table:table-cell office:value-type="float" office:value="0.0251493886398095" calcext:value-type="float">
            <text:p>0,025149388639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2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29.csv</text:p>
          </table:table-cell>
          <table:table-cell office:value-type="float" office:value="26.7741954731692" calcext:value-type="float">
            <text:p>26,7741954731692</text:p>
          </table:table-cell>
          <table:table-cell office:value-type="float" office:value="0.0257514972576379" calcext:value-type="float">
            <text:p>0,0257514972576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277" calcext:value-type="float">
            <text:p>50277</text:p>
          </table:table-cell>
          <table:table-cell office:value-type="float" office:value="1.83466079067416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73]/1000000000000000" office:value-type="float" office:value="183.466079067416" calcext:value-type="float">
            <text:p>183,466079067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09-30.csv</text:p>
          </table:table-cell>
          <table:table-cell office:value-type="float" office:value="26.7336754380731" calcext:value-type="float">
            <text:p>26,7336754380731</text:p>
          </table:table-cell>
          <table:table-cell office:value-type="float" office:value="0.0255710421254363" calcext:value-type="float">
            <text:p>0,0255710421254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4918831482E+017" calcext:value-type="float">
            <text:p>1,83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74]/1000000000000000" office:value-type="float" office:value="183.464918831482" calcext:value-type="float">
            <text:p>183,464918831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1.csv</text:p>
          </table:table-cell>
          <table:table-cell office:value-type="float" office:value="26.7908586431171" calcext:value-type="float">
            <text:p>26,7908586431171</text:p>
          </table:table-cell>
          <table:table-cell office:value-type="float" office:value="0.0213662683741531" calcext:value-type="float">
            <text:p>0,0213662683741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5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2.csv</text:p>
          </table:table-cell>
          <table:table-cell office:value-type="float" office:value="26.740875549456" calcext:value-type="float">
            <text:p>26,740875549456</text:p>
          </table:table-cell>
          <table:table-cell office:value-type="float" office:value="0.0256031531776697" calcext:value-type="float">
            <text:p>0,025603153177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276" calcext:value-type="float">
            <text:p>50276</text:p>
          </table:table-cell>
          <table:table-cell office:value-type="float" office:value="1.83465678978958E+017" calcext:value-type="float">
            <text:p>1,8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6]/1000000000000000" office:value-type="float" office:value="183.465678978958" calcext:value-type="float">
            <text:p>183,465678978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3.csv</text:p>
          </table:table-cell>
          <table:table-cell office:value-type="float" office:value="26.7350821337188" calcext:value-type="float">
            <text:p>26,7350821337188</text:p>
          </table:table-cell>
          <table:table-cell office:value-type="float" office:value="0.0253464642544125" calcext:value-type="float">
            <text:p>0,025346464254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7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4.csv</text:p>
          </table:table-cell>
          <table:table-cell office:value-type="float" office:value="26.7749238221736" calcext:value-type="float">
            <text:p>26,7749238221736</text:p>
          </table:table-cell>
          <table:table-cell office:value-type="float" office:value="0.0211032056994997" calcext:value-type="float">
            <text:p>0,0211032056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95" calcext:value-type="float">
            <text:p>51195</text:p>
          </table:table-cell>
          <table:table-cell office:value-type="float" office:value="1.8707220864125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8]/1000000000000000" office:value-type="float" office:value="187.072208641254" calcext:value-type="float">
            <text:p>187,072208641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5.csv</text:p>
          </table:table-cell>
          <table:table-cell office:value-type="float" office:value="26.7926245678458" calcext:value-type="float">
            <text:p>26,7926245678458</text:p>
          </table:table-cell>
          <table:table-cell office:value-type="float" office:value="0.0211812288754362" calcext:value-type="float">
            <text:p>0,0211812288754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196" calcext:value-type="float">
            <text:p>51196</text:p>
          </table:table-cell>
          <table:table-cell office:value-type="float" office:value="1.87076209428284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79]/1000000000000000" office:value-type="float" office:value="187.076209428284" calcext:value-type="float">
            <text:p>187,076209428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6.csv</text:p>
          </table:table-cell>
          <table:table-cell office:value-type="float" office:value="26.7927600039135" calcext:value-type="float">
            <text:p>26,7927600039135</text:p>
          </table:table-cell>
          <table:table-cell office:value-type="float" office:value="0.0256244079351314" calcext:value-type="float">
            <text:p>0,025624407935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04" calcext:value-type="float">
            <text:p>51104</text:p>
          </table:table-cell>
          <table:table-cell office:value-type="float" office:value="1.86760907259495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0]/1000000000000000" office:value-type="float" office:value="186.760907259495" calcext:value-type="float">
            <text:p>186,7609072594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7.csv</text:p>
          </table:table-cell>
          <table:table-cell office:value-type="float" office:value="27.087622920373" calcext:value-type="float">
            <text:p>27,087622920373</text:p>
          </table:table-cell>
          <table:table-cell office:value-type="float" office:value="0.0269166296628789" calcext:value-type="float">
            <text:p>0,026916629662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50" calcext:value-type="float">
            <text:p>51150</text:p>
          </table:table-cell>
          <table:table-cell office:value-type="float" office:value="1.86941022702208E+017" calcext:value-type="float">
            <text:p>1,8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281]/1000000000000000" office:value-type="float" office:value="186.941022702208" calcext:value-type="float">
            <text:p>186,9410227022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8.csv</text:p>
          </table:table-cell>
          <table:table-cell office:value-type="float" office:value="26.1483450958926" calcext:value-type="float">
            <text:p>26,1483450958926</text:p>
          </table:table-cell>
          <table:table-cell office:value-type="float" office:value="0.0271851148059573" calcext:value-type="float">
            <text:p>0,02718511480595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1150" calcext:value-type="float">
            <text:p>51150</text:p>
          </table:table-cell>
          <table:table-cell office:value-type="float" office:value="1.86941202737137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2]/1000000000000000" office:value-type="float" office:value="186.941202737137" calcext:value-type="float">
            <text:p>186,9412027371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09.csv</text:p>
          </table:table-cell>
          <table:table-cell office:value-type="float" office:value="26.1742844854551" calcext:value-type="float">
            <text:p>26,1742844854551</text:p>
          </table:table-cell>
          <table:table-cell office:value-type="float" office:value="0.0317210302809724" calcext:value-type="float">
            <text:p>0,0317210302809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151" calcext:value-type="float">
            <text:p>51151</text:p>
          </table:table-cell>
          <table:table-cell office:value-type="float" office:value="1.86942122926499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3]/1000000000000000" office:value-type="float" office:value="186.942122926499" calcext:value-type="float">
            <text:p>186,9421229264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0.csv</text:p>
          </table:table-cell>
          <table:table-cell office:value-type="float" office:value="26.0916520039101" calcext:value-type="float">
            <text:p>26,0916520039101</text:p>
          </table:table-cell>
          <table:table-cell office:value-type="float" office:value="0.0313562845617327" calcext:value-type="float">
            <text:p>0,0313562845617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4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1.csv</text:p>
          </table:table-cell>
          <table:table-cell office:value-type="float" office:value="26.1133919843597" calcext:value-type="float">
            <text:p>26,1133919843597</text:p>
          </table:table-cell>
          <table:table-cell office:value-type="float" office:value="0.0314524095567226" calcext:value-type="float">
            <text:p>0,031452409556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49" calcext:value-type="float">
            <text:p>51149</text:p>
          </table:table-cell>
          <table:table-cell office:value-type="float" office:value="1.8693853220819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85]/1000000000000000" office:value-type="float" office:value="186.93853220819" calcext:value-type="float">
            <text:p>186,93853220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2.csv</text:p>
          </table:table-cell>
          <table:table-cell office:value-type="float" office:value="26.0841349913968" calcext:value-type="float">
            <text:p>26,0841349913968</text:p>
          </table:table-cell>
          <table:table-cell office:value-type="float" office:value="0.0269030485678091" calcext:value-type="float">
            <text:p>0,0269030485678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143" calcext:value-type="float">
            <text:p>51143</text:p>
          </table:table-cell>
          <table:table-cell office:value-type="float" office:value="1.86912527097914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86]/1000000000000000" office:value-type="float" office:value="186.912527097914" calcext:value-type="float">
            <text:p>186,9125270979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3.csv</text:p>
          </table:table-cell>
          <table:table-cell office:value-type="float" office:value="26.0159622390223" calcext:value-type="float">
            <text:p>26,0159622390223</text:p>
          </table:table-cell>
          <table:table-cell office:value-type="float" office:value="0.0310495523653961" calcext:value-type="float">
            <text:p>0,0310495523653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87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4.csv</text:p>
          </table:table-cell>
          <table:table-cell office:value-type="float" office:value="26.0715460848447" calcext:value-type="float">
            <text:p>26,0715460848447</text:p>
          </table:table-cell>
          <table:table-cell office:value-type="float" office:value="0.0312955419349998" calcext:value-type="float">
            <text:p>0,0312955419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57" calcext:value-type="float">
            <text:p>51057</text:p>
          </table:table-cell>
          <table:table-cell office:value-type="float" office:value="1.86757336057357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8]/1000000000000000" office:value-type="float" office:value="186.757336057357" calcext:value-type="float">
            <text:p>186,757336057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5.csv</text:p>
          </table:table-cell>
          <table:table-cell office:value-type="float" office:value="26.0312083431349" calcext:value-type="float">
            <text:p>26,0312083431349</text:p>
          </table:table-cell>
          <table:table-cell office:value-type="float" office:value="0.0311310515988259" calcext:value-type="float">
            <text:p>0,03113105159882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1011" calcext:value-type="float">
            <text:p>51011</text:p>
          </table:table-cell>
          <table:table-cell office:value-type="float" office:value="1.86622149331281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89]/1000000000000000" office:value-type="float" office:value="186.622149331281" calcext:value-type="float">
            <text:p>186,622149331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6.csv</text:p>
          </table:table-cell>
          <table:table-cell office:value-type="float" office:value="26.0902319016721" calcext:value-type="float">
            <text:p>26,0902319016721</text:p>
          </table:table-cell>
          <table:table-cell office:value-type="float" office:value="0.0313920738745986" calcext:value-type="float">
            <text:p>0,03139207387459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5399972775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0]/1000000000000000" office:value-type="float" office:value="186.625399972775" calcext:value-type="float">
            <text:p>186,625399972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7.csv</text:p>
          </table:table-cell>
          <table:table-cell office:value-type="float" office:value="26.009644600396" calcext:value-type="float">
            <text:p>26,009644600396</text:p>
          </table:table-cell>
          <table:table-cell office:value-type="float" office:value="0.0310352727783723" calcext:value-type="float">
            <text:p>0,031035272778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1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8.csv</text:p>
          </table:table-cell>
          <table:table-cell office:value-type="float" office:value="26.0543390900359" calcext:value-type="float">
            <text:p>26,0543390900359</text:p>
          </table:table-cell>
          <table:table-cell office:value-type="float" office:value="0.0312331580859364" calcext:value-type="float">
            <text:p>0,0312331580859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2" calcext:value-type="float">
            <text:p>51012</text:p>
          </table:table-cell>
          <table:table-cell office:value-type="float" office:value="1.86624219743798E+017" calcext:value-type="float">
            <text:p>1,8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92]/1000000000000000" office:value-type="float" office:value="186.624219743798" calcext:value-type="float">
            <text:p>186,6242197437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19.csv</text:p>
          </table:table-cell>
          <table:table-cell office:value-type="float" office:value="26.1012310828825" calcext:value-type="float">
            <text:p>26,1012310828825</text:p>
          </table:table-cell>
          <table:table-cell office:value-type="float" office:value="0.0314410810301539" calcext:value-type="float">
            <text:p>0,0314410810301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1011" calcext:value-type="float">
            <text:p>51011</text:p>
          </table:table-cell>
          <table:table-cell office:value-type="float" office:value="1.86621219150816E+017" calcext:value-type="float">
            <text:p>1,87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3]/1000000000000000" office:value-type="float" office:value="186.621219150816" calcext:value-type="float">
            <text:p>186,621219150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0.csv</text:p>
          </table:table-cell>
          <table:table-cell office:value-type="float" office:value="26.1803862669208" calcext:value-type="float">
            <text:p>26,1803862669208</text:p>
          </table:table-cell>
          <table:table-cell office:value-type="float" office:value="0.0315083819975258" calcext:value-type="float">
            <text:p>0,0315083819975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932" calcext:value-type="float">
            <text:p>51932</text:p>
          </table:table-cell>
          <table:table-cell office:value-type="float" office:value="1.90144412666709E+017" calcext:value-type="float">
            <text:p>1,90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4]/1000000000000000" office:value-type="float" office:value="190.144412666709" calcext:value-type="float">
            <text:p>190,1444126667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1.csv</text:p>
          </table:table-cell>
          <table:table-cell office:value-type="float" office:value="26.1526876430855" calcext:value-type="float">
            <text:p>26,1526876430855</text:p>
          </table:table-cell>
          <table:table-cell office:value-type="float" office:value="0.0311124662256633" calcext:value-type="float">
            <text:p>0,0311124662256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852" calcext:value-type="float">
            <text:p>52852</text:p>
          </table:table-cell>
          <table:table-cell office:value-type="float" office:value="1.93755123150964E+017" calcext:value-type="float">
            <text:p>1,94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5]/1000000000000000" office:value-type="float" office:value="193.755123150964" calcext:value-type="float">
            <text:p>193,75512315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2.csv</text:p>
          </table:table-cell>
          <table:table-cell office:value-type="float" office:value="26.1839616383313" calcext:value-type="float">
            <text:p>26,1839616383313</text:p>
          </table:table-cell>
          <table:table-cell office:value-type="float" office:value="0.0312757328924455" calcext:value-type="float">
            <text:p>0,0312757328924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39660951127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6]/1000000000000000" office:value-type="float" office:value="193.439660951127" calcext:value-type="float">
            <text:p>193,439660951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3.csv</text:p>
          </table:table-cell>
          <table:table-cell office:value-type="float" office:value="26.2261518924964" calcext:value-type="float">
            <text:p>26,2261518924964</text:p>
          </table:table-cell>
          <table:table-cell office:value-type="float" office:value="0.0314594102540963" calcext:value-type="float">
            <text:p>0,03145941025409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7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4.csv</text:p>
          </table:table-cell>
          <table:table-cell office:value-type="float" office:value="26.1634730198442" calcext:value-type="float">
            <text:p>26,1634730198442</text:p>
          </table:table-cell>
          <table:table-cell office:value-type="float" office:value="0.031186534676837" calcext:value-type="float">
            <text:p>0,0311865346768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98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5.csv</text:p>
          </table:table-cell>
          <table:table-cell office:value-type="float" office:value="26.1029757391964" calcext:value-type="float">
            <text:p>26,1029757391964</text:p>
          </table:table-cell>
          <table:table-cell office:value-type="float" office:value="0.0309234498219932" calcext:value-type="float">
            <text:p>0,0309234498219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59" calcext:value-type="float">
            <text:p>52759</text:p>
          </table:table-cell>
          <table:table-cell office:value-type="float" office:value="1.9348090894282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299]/1000000000000000" office:value-type="float" office:value="193.480908942829" calcext:value-type="float">
            <text:p>193,4809089428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6.csv</text:p>
          </table:table-cell>
          <table:table-cell office:value-type="float" office:value="26.2234226038172" calcext:value-type="float">
            <text:p>26,2234226038172</text:p>
          </table:table-cell>
          <table:table-cell office:value-type="float" office:value="0.0314475281606202" calcext:value-type="float">
            <text:p>0,0314475281606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2760" calcext:value-type="float">
            <text:p>52760</text:p>
          </table:table-cell>
          <table:table-cell office:value-type="float" office:value="1.934849097298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0]/1000000000000000" office:value-type="float" office:value="193.484909729859" calcext:value-type="float">
            <text:p>193,484909729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7.csv</text:p>
          </table:table-cell>
          <table:table-cell office:value-type="float" office:value="26.2479447113103" calcext:value-type="float">
            <text:p>26,2479447113103</text:p>
          </table:table-cell>
          <table:table-cell office:value-type="float" office:value="0.0315818331982204" calcext:value-type="float">
            <text:p>0,031581833198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37172677428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1]/1000000000000000" office:value-type="float" office:value="193.371726774289" calcext:value-type="float">
            <text:p>193,37172677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8.csv</text:p>
          </table:table-cell>
          <table:table-cell office:value-type="float" office:value="25.3619945863644" calcext:value-type="float">
            <text:p>25,3619945863644</text:p>
          </table:table-cell>
          <table:table-cell office:value-type="float" office:value="0.041374505849178" calcext:value-type="float">
            <text:p>0,041374505849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643" calcext:value-type="float">
            <text:p>23643</text:p>
          </table:table-cell>
          <table:table-cell office:value-type="float" office:value="9.51529668649943E+016" calcext:value-type="float">
            <text:p>9,52E+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302]/1000000000000000" office:value-type="float" office:value="95.1529668649943" calcext:value-type="float">
            <text:p>95,1529668649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29.csv</text:p>
          </table:table-cell>
          <table:table-cell office:value-type="float" office:value="26.2150282657359" calcext:value-type="float">
            <text:p>26,2150282657359</text:p>
          </table:table-cell>
          <table:table-cell office:value-type="float" office:value="0.0314249829491033" calcext:value-type="float">
            <text:p>0,0314249829491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713" calcext:value-type="float">
            <text:p>52713</text:p>
          </table:table-cell>
          <table:table-cell office:value-type="float" office:value="1.93461344648701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3]/1000000000000000" office:value-type="float" office:value="193.461344648701" calcext:value-type="float">
            <text:p>193,461344648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30.csv</text:p>
          </table:table-cell>
          <table:table-cell office:value-type="float" office:value="26.7046760883999" calcext:value-type="float">
            <text:p>26,7046760883999</text:p>
          </table:table-cell>
          <table:table-cell office:value-type="float" office:value="0.0248464235805789" calcext:value-type="float">
            <text:p>0,0248464235805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714" calcext:value-type="float">
            <text:p>52714</text:p>
          </table:table-cell>
          <table:table-cell office:value-type="float" office:value="1.93463064993302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4]/1000000000000000" office:value-type="float" office:value="193.463064993302" calcext:value-type="float">
            <text:p>193,463064993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0-31.csv</text:p>
          </table:table-cell>
          <table:table-cell office:value-type="float" office:value="26.153904573848" calcext:value-type="float">
            <text:p>26,153904573848</text:p>
          </table:table-cell>
          <table:table-cell office:value-type="float" office:value="0.0268147172074521" calcext:value-type="float">
            <text:p>0,02681471720745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668" calcext:value-type="float">
            <text:p>52668</text:p>
          </table:table-cell>
          <table:table-cell office:value-type="float" office:value="1.93416515463759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[.G305]/1000000000000000" office:value-type="float" office:value="193.416515463759" calcext:value-type="float">
            <text:p>193,4165154637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1.csv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table:formula="of:=[.G306]/1000000000000000" office:value-type="float" office:value="-1E-015" calcext:value-type="float">
            <text:p>-1E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2.csv</text:p>
          </table:table-cell>
          <table:table-cell office:value-type="float" office:value="26.4142876162581" calcext:value-type="float">
            <text:p>26,4142876162581</text:p>
          </table:table-cell>
          <table:table-cell office:value-type="float" office:value="0.0279737396602997" calcext:value-type="float">
            <text:p>0,02797373966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576" calcext:value-type="float">
            <text:p>52576</text:p>
          </table:table-cell>
          <table:table-cell office:value-type="float" office:value="1.93190470611813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7]/1000000000000000" office:value-type="float" office:value="193.190470611813" calcext:value-type="float">
            <text:p>193,1904706118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3.csv</text:p>
          </table:table-cell>
          <table:table-cell office:value-type="float" office:value="26.2598664815414" calcext:value-type="float">
            <text:p>26,2598664815414</text:p>
          </table:table-cell>
          <table:table-cell office:value-type="float" office:value="0.0142168018862823" calcext:value-type="float">
            <text:p>0,0142168018862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576" calcext:value-type="float">
            <text:p>52576</text:p>
          </table:table-cell>
          <table:table-cell office:value-type="float" office:value="1.93100293116446E+017" calcext:value-type="float">
            <text:p>1,93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308]/1000000000000000" office:value-type="float" office:value="193.100293116446" calcext:value-type="float">
            <text:p>193,100293116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4.csv</text:p>
          </table:table-cell>
          <table:table-cell office:value-type="float" office:value="26.5149649392851" calcext:value-type="float">
            <text:p>26,5149649392851</text:p>
          </table:table-cell>
          <table:table-cell office:value-type="float" office:value="0.00660411733084835" calcext:value-type="float">
            <text:p>0,0066041173308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2622" calcext:value-type="float">
            <text:p>52622</text:p>
          </table:table-cell>
          <table:table-cell office:value-type="float" office:value="1.93281008675587E+017" calcext:value-type="float">
            <text:p>1,93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09]/1000000000000000" office:value-type="float" office:value="193.281008675587" calcext:value-type="float">
            <text:p>193,281008675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5.csv</text:p>
          </table:table-cell>
          <table:table-cell office:value-type="float" office:value="27.1561213799297" calcext:value-type="float">
            <text:p>27,1561213799297</text:p>
          </table:table-cell>
          <table:table-cell table:style-name="ce2" office:value-type="float" office:value="0.000675274579909338" calcext:value-type="float">
            <text:p>6,75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451" calcext:value-type="float">
            <text:p>53451</text:p>
          </table:table-cell>
          <table:table-cell office:value-type="float" office:value="1.96780216541111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10]/1000000000000000" office:value-type="float" office:value="196.780216541111" calcext:value-type="float">
            <text:p>196,78021654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6.csv</text:p>
          </table:table-cell>
          <table:table-cell office:value-type="float" office:value="27.2938150115992" calcext:value-type="float">
            <text:p>27,2938150115992</text:p>
          </table:table-cell>
          <table:table-cell office:value-type="float" office:value="0.00127084329268737" calcext:value-type="float">
            <text:p>0,001270843292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451" calcext:value-type="float">
            <text:p>53451</text:p>
          </table:table-cell>
          <table:table-cell office:value-type="float" office:value="1.9678039657604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11]/1000000000000000" office:value-type="float" office:value="196.78039657604" calcext:value-type="float">
            <text:p>196,78039657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7.csv</text:p>
          </table:table-cell>
          <table:table-cell office:value-type="float" office:value="27.6786503389132" calcext:value-type="float">
            <text:p>27,6786503389132</text:p>
          </table:table-cell>
          <table:table-cell office:value-type="float" office:value="0.00139053786852615" calcext:value-type="float">
            <text:p>0,0013905378685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12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8.csv</text:p>
          </table:table-cell>
          <table:table-cell office:value-type="float" office:value="26.3321724150844" calcext:value-type="float">
            <text:p>26,3321724150844</text:p>
          </table:table-cell>
          <table:table-cell office:value-type="float" office:value="0.00288981025631356" calcext:value-type="float">
            <text:p>0,0028898102563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7981596494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3]/1000000000000000" office:value-type="float" office:value="196.779815964943" calcext:value-type="float">
            <text:p>196,779815964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09.csv</text:p>
          </table:table-cell>
          <table:table-cell office:value-type="float" office:value="26.3706769029117" calcext:value-type="float">
            <text:p>26,3706769029117</text:p>
          </table:table-cell>
          <table:table-cell office:value-type="float" office:value="0.00272321989720527" calcext:value-type="float">
            <text:p>0,0027232198972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404" calcext:value-type="float">
            <text:p>53404</text:p>
          </table:table-cell>
          <table:table-cell office:value-type="float" office:value="1.96775815177913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4]/1000000000000000" office:value-type="float" office:value="196.775815177913" calcext:value-type="float">
            <text:p>196,775815177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0.csv</text:p>
          </table:table-cell>
          <table:table-cell office:value-type="float" office:value="26.403063326218" calcext:value-type="float">
            <text:p>26,403063326218</text:p>
          </table:table-cell>
          <table:table-cell office:value-type="float" office:value="0.00258305251419493" calcext:value-type="float">
            <text:p>0,002583052514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405" calcext:value-type="float">
            <text:p>53405</text:p>
          </table:table-cell>
          <table:table-cell office:value-type="float" office:value="1.96780826160932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5]/1000000000000000" office:value-type="float" office:value="196.780826160932" calcext:value-type="float">
            <text:p>196,780826160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1.csv</text:p>
          </table:table-cell>
          <table:table-cell office:value-type="float" office:value="26.5240442278861" calcext:value-type="float">
            <text:p>26,5240442278861</text:p>
          </table:table-cell>
          <table:table-cell office:value-type="float" office:value="0.00206043390453889" calcext:value-type="float">
            <text:p>0,0020604339045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359" calcext:value-type="float">
            <text:p>53359</text:p>
          </table:table-cell>
          <table:table-cell office:value-type="float" office:value="1.96735316833199E+017" calcext:value-type="float">
            <text:p>1,97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6]/1000000000000000" office:value-type="float" office:value="196.735316833199" calcext:value-type="float">
            <text:p>196,7353168331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2.csv</text:p>
          </table:table-cell>
          <table:table-cell office:value-type="float" office:value="26.5175394096537" calcext:value-type="float">
            <text:p>26,5175394096537</text:p>
          </table:table-cell>
          <table:table-cell office:value-type="float" office:value="0.00209127992541843" calcext:value-type="float">
            <text:p>0,0020912799254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149781748811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7]/1000000000000000" office:value-type="float" office:value="196.149781748811" calcext:value-type="float">
            <text:p>196,149781748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3.csv</text:p>
          </table:table-cell>
          <table:table-cell office:value-type="float" office:value="26.2476070481599" calcext:value-type="float">
            <text:p>26,2476070481599</text:p>
          </table:table-cell>
          <table:table-cell office:value-type="float" office:value="0.00326274251603268" calcext:value-type="float">
            <text:p>0,003262742516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176" calcext:value-type="float">
            <text:p>53176</text:p>
          </table:table-cell>
          <table:table-cell office:value-type="float" office:value="1.96104362438542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18]/1000000000000000" office:value-type="float" office:value="196.104362438542" calcext:value-type="float">
            <text:p>196,1043624385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4.csv</text:p>
          </table:table-cell>
          <table:table-cell office:value-type="float" office:value="26.3772804990324" calcext:value-type="float">
            <text:p>26,3772804990324</text:p>
          </table:table-cell>
          <table:table-cell office:value-type="float" office:value="0.00163536493895171" calcext:value-type="float">
            <text:p>0,001635364938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19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5.csv</text:p>
          </table:table-cell>
          <table:table-cell office:value-type="float" office:value="26.4711961219045" calcext:value-type="float">
            <text:p>26,4711961219045</text:p>
          </table:table-cell>
          <table:table-cell office:value-type="float" office:value="0.00229218167474765" calcext:value-type="float">
            <text:p>0,002292181674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221" calcext:value-type="float">
            <text:p>53221</text:p>
          </table:table-cell>
          <table:table-cell office:value-type="float" office:value="1.9630300146418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0]/1000000000000000" office:value-type="float" office:value="196.303001464186" calcext:value-type="float">
            <text:p>196,3030014641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6.csv</text:p>
          </table:table-cell>
          <table:table-cell office:value-type="float" office:value="26.4918926028221" calcext:value-type="float">
            <text:p>26,4918926028221</text:p>
          </table:table-cell>
          <table:table-cell office:value-type="float" office:value="0.00220244890657725" calcext:value-type="float">
            <text:p>0,0022024489065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222" calcext:value-type="float">
            <text:p>53222</text:p>
          </table:table-cell>
          <table:table-cell office:value-type="float" office:value="1.96307002251216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21]/1000000000000000" office:value-type="float" office:value="196.307002251216" calcext:value-type="float">
            <text:p>196,307002251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7.csv</text:p>
          </table:table-cell>
          <table:table-cell office:value-type="float" office:value="27.2683302931719" calcext:value-type="float">
            <text:p>27,2683302931719</text:p>
          </table:table-cell>
          <table:table-cell office:value-type="float" office:value="0.00983658561638113" calcext:value-type="float">
            <text:p>0,0098365856163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176" calcext:value-type="float">
            <text:p>53176</text:p>
          </table:table-cell>
          <table:table-cell office:value-type="float" office:value="1.96239328623379E+017" calcext:value-type="float">
            <text:p>1,96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2]/1000000000000000" office:value-type="float" office:value="196.239328623379" calcext:value-type="float">
            <text:p>196,239328623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8.csv</text:p>
          </table:table-cell>
          <table:table-cell office:value-type="float" office:value="27.6605479148181" calcext:value-type="float">
            <text:p>27,6605479148181</text:p>
          </table:table-cell>
          <table:table-cell office:value-type="float" office:value="0.00145947245915594" calcext:value-type="float">
            <text:p>0,001459472459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323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19.csv</text:p>
          </table:table-cell>
          <table:table-cell office:value-type="float" office:value="28.0961808636498" calcext:value-type="float">
            <text:p>28,0961808636498</text:p>
          </table:table-cell>
          <table:table-cell office:value-type="float" office:value="0.00818546038751894" calcext:value-type="float">
            <text:p>0,008185460387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4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0.csv</text:p>
          </table:table-cell>
          <table:table-cell office:value-type="float" office:value="28.3678090801538" calcext:value-type="float">
            <text:p>28,3678090801538</text:p>
          </table:table-cell>
          <table:table-cell office:value-type="float" office:value="0.0242155753081289" calcext:value-type="float">
            <text:p>0,024215575308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95" calcext:value-type="float">
            <text:p>54095</text:p>
          </table:table-cell>
          <table:table-cell office:value-type="float" office:value="1.99849538999772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5]/1000000000000000" office:value-type="float" office:value="199.849538999772" calcext:value-type="float">
            <text:p>199,8495389997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1.csv</text:p>
          </table:table-cell>
          <table:table-cell office:value-type="float" office:value="28.2477863018763" calcext:value-type="float">
            <text:p>28,2477863018763</text:p>
          </table:table-cell>
          <table:table-cell office:value-type="float" office:value="0.0204323067136782" calcext:value-type="float">
            <text:p>0,0204323067136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6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2.csv</text:p>
          </table:table-cell>
          <table:table-cell office:value-type="float" office:value="27.6639245771328" calcext:value-type="float">
            <text:p>27,6639245771328</text:p>
          </table:table-cell>
          <table:table-cell office:value-type="float" office:value="0.0272421748315182" calcext:value-type="float">
            <text:p>0,027242174831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1677463717E+017" calcext:value-type="float">
            <text:p>2,0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7]/1000000000000000" office:value-type="float" office:value="199.841677463717" calcext:value-type="float">
            <text:p>199,841677463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3.csv</text:p>
          </table:table-cell>
          <table:table-cell office:value-type="float" office:value="26.9528422220168" calcext:value-type="float">
            <text:p>26,9528422220168</text:p>
          </table:table-cell>
          <table:table-cell office:value-type="float" office:value="0.0259999634516734" calcext:value-type="float">
            <text:p>0,0259999634516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094" calcext:value-type="float">
            <text:p>54094</text:p>
          </table:table-cell>
          <table:table-cell office:value-type="float" office:value="1.99848178725029E+017" calcext:value-type="float">
            <text:p>2,00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28]/1000000000000000" office:value-type="float" office:value="199.848178725029" calcext:value-type="float">
            <text:p>199,848178725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4.csv</text:p>
          </table:table-cell>
          <table:table-cell office:value-type="float" office:value="28.3055348541307" calcext:value-type="float">
            <text:p>28,3055348541307</text:p>
          </table:table-cell>
          <table:table-cell office:value-type="float" office:value="0.0242779705605728" calcext:value-type="float">
            <text:p>0,0242779705605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14" calcext:value-type="float">
            <text:p>55014</text:p>
          </table:table-cell>
          <table:table-cell office:value-type="float" office:value="2.0345872917823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29]/1000000000000000" office:value-type="float" office:value="203.458729178236" calcext:value-type="float">
            <text:p>203,4587291782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5.csv</text:p>
          </table:table-cell>
          <table:table-cell office:value-type="float" office:value="27.3850879744074" calcext:value-type="float">
            <text:p>27,3850879744074</text:p>
          </table:table-cell>
          <table:table-cell office:value-type="float" office:value="0.00164178185280391" calcext:value-type="float">
            <text:p>0,001641781852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0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6.csv</text:p>
          </table:table-cell>
          <table:table-cell office:value-type="float" office:value="27.2820452232078" calcext:value-type="float">
            <text:p>27,2820452232078</text:p>
          </table:table-cell>
          <table:table-cell office:value-type="float" office:value="0.00732431850362323" calcext:value-type="float">
            <text:p>0,00732431850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1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7.csv</text:p>
          </table:table-cell>
          <table:table-cell office:value-type="float" office:value="27.2819901764599" calcext:value-type="float">
            <text:p>27,2819901764599</text:p>
          </table:table-cell>
          <table:table-cell office:value-type="float" office:value="0.00306243949927832" calcext:value-type="float">
            <text:p>0,0030624394992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9" calcext:value-type="float">
            <text:p>54969</text:p>
          </table:table-cell>
          <table:table-cell office:value-type="float" office:value="2.03392485838726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2]/1000000000000000" office:value-type="float" office:value="203.392485838726" calcext:value-type="float">
            <text:p>203,3924858387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8.csv</text:p>
          </table:table-cell>
          <table:table-cell office:value-type="float" office:value="27.3825069070816" calcext:value-type="float">
            <text:p>27,3825069070816</text:p>
          </table:table-cell>
          <table:table-cell office:value-type="float" office:value="0.00263261649690619" calcext:value-type="float">
            <text:p>0,0026326164969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3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29.csv</text:p>
          </table:table-cell>
          <table:table-cell office:value-type="float" office:value="27.2837174640105" calcext:value-type="float">
            <text:p>27,2837174640105</text:p>
          </table:table-cell>
          <table:table-cell office:value-type="float" office:value="0.00731718908181366" calcext:value-type="float">
            <text:p>0,0073171890818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4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1-30.csv</text:p>
          </table:table-cell>
          <table:table-cell office:value-type="float" office:value="27.269866947797" calcext:value-type="float">
            <text:p>27,269866947797</text:p>
          </table:table-cell>
          <table:table-cell office:value-type="float" office:value="0.0116396335350232" calcext:value-type="float">
            <text:p>0,0116396335350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159466563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5]/1000000000000000" office:value-type="float" office:value="203.460159466563" calcext:value-type="float">
            <text:p>203,460159466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1.csv</text:p>
          </table:table-cell>
          <table:table-cell office:value-type="float" office:value="26.9347632301843" calcext:value-type="float">
            <text:p>26,9347632301843</text:p>
          </table:table-cell>
          <table:table-cell office:value-type="float" office:value="0.00880868197200864" calcext:value-type="float">
            <text:p>0,0088086819720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8" calcext:value-type="float">
            <text:p>54968</text:p>
          </table:table-cell>
          <table:table-cell office:value-type="float" office:value="2.0327562315532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36]/1000000000000000" office:value-type="float" office:value="203.27562315532" calcext:value-type="float">
            <text:p>203,27562315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2.csv</text:p>
          </table:table-cell>
          <table:table-cell office:value-type="float" office:value="26.9216046241093" calcext:value-type="float">
            <text:p>26,9216046241093</text:p>
          </table:table-cell>
          <table:table-cell office:value-type="float" office:value="0.00886101887845104" calcext:value-type="float">
            <text:p>0,008861018878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7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3.csv</text:p>
          </table:table-cell>
          <table:table-cell office:value-type="float" office:value="27.1267085938636" calcext:value-type="float">
            <text:p>27,1267085938636</text:p>
          </table:table-cell>
          <table:table-cell office:value-type="float" office:value="0.00372318555262739" calcext:value-type="float">
            <text:p>0,0037231855526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015" calcext:value-type="float">
            <text:p>55015</text:p>
          </table:table-cell>
          <table:table-cell office:value-type="float" office:value="2.03460239482086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8]/1000000000000000" office:value-type="float" office:value="203.460239482086" calcext:value-type="float">
            <text:p>203,46023948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4.csv</text:p>
          </table:table-cell>
          <table:table-cell office:value-type="float" office:value="27.2345240696235" calcext:value-type="float">
            <text:p>27,2345240696235</text:p>
          </table:table-cell>
          <table:table-cell office:value-type="float" office:value="0.0160671480917248" calcext:value-type="float">
            <text:p>0,0160671480917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39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5.csv</text:p>
          </table:table-cell>
          <table:table-cell office:value-type="float" office:value="27.1049632219066" calcext:value-type="float">
            <text:p>27,1049632219066</text:p>
          </table:table-cell>
          <table:table-cell office:value-type="float" office:value="0.0166199794909014" calcext:value-type="float">
            <text:p>0,0166199794909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923" calcext:value-type="float">
            <text:p>54923</text:p>
          </table:table-cell>
          <table:table-cell office:value-type="float" office:value="2.03099758548149E+017" calcext:value-type="float">
            <text:p>2,03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0]/1000000000000000" office:value-type="float" office:value="203.099758548149" calcext:value-type="float">
            <text:p>203,099758548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6.csv</text:p>
          </table:table-cell>
          <table:table-cell office:value-type="float" office:value="27.5279788975805" calcext:value-type="float">
            <text:p>27,5279788975805</text:p>
          </table:table-cell>
          <table:table-cell office:value-type="float" office:value="0.0190739647518076" calcext:value-type="float">
            <text:p>0,0190739647518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969" calcext:value-type="float">
            <text:p>54969</text:p>
          </table:table-cell>
          <table:table-cell office:value-type="float" office:value="2.03280294072362E+017" calcext:value-type="float">
            <text:p>2,0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1]/1000000000000000" office:value-type="float" office:value="203.280294072362" calcext:value-type="float">
            <text:p>203,280294072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7.csv</text:p>
          </table:table-cell>
          <table:table-cell office:value-type="float" office:value="27.5189393261644" calcext:value-type="float">
            <text:p>27,5189393261644</text:p>
          </table:table-cell>
          <table:table-cell office:value-type="float" office:value="0.0189547322826659" calcext:value-type="float">
            <text:p>0,01895473228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8" calcext:value-type="float">
            <text:p>55888</text:p>
          </table:table-cell>
          <table:table-cell office:value-type="float" office:value="2.0688700376958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2]/1000000000000000" office:value-type="float" office:value="206.887003769587" calcext:value-type="float">
            <text:p>206,8870037695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8.csv</text:p>
          </table:table-cell>
          <table:table-cell office:value-type="float" office:value="27.3695294328145" calcext:value-type="float">
            <text:p>27,3695294328145</text:p>
          </table:table-cell>
          <table:table-cell office:value-type="float" office:value="0.0153566280489859" calcext:value-type="float">
            <text:p>0,015356628048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9" calcext:value-type="float">
            <text:p>55889</text:p>
          </table:table-cell>
          <table:table-cell office:value-type="float" office:value="2.0689100455661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343]/1000000000000000" office:value-type="float" office:value="206.891004556617" calcext:value-type="float">
            <text:p>206,891004556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09.csv</text:p>
          </table:table-cell>
          <table:table-cell office:value-type="float" office:value="27.6463155260853" calcext:value-type="float">
            <text:p>27,6463155260853</text:p>
          </table:table-cell>
          <table:table-cell office:value-type="float" office:value="0.0141781077903712" calcext:value-type="float">
            <text:p>0,0141781077903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44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0.csv</text:p>
          </table:table-cell>
          <table:table-cell office:value-type="float" office:value="28.0304552197458" calcext:value-type="float">
            <text:p>28,0304552197458</text:p>
          </table:table-cell>
          <table:table-cell office:value-type="float" office:value="0.00409886812816037" calcext:value-type="float">
            <text:p>0,004098868128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950" calcext:value-type="float">
            <text:p>55950</text:p>
          </table:table-cell>
          <table:table-cell office:value-type="float" office:value="2.07131371851351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45]/1000000000000000" office:value-type="float" office:value="207.131371851351" calcext:value-type="float">
            <text:p>207,1313718513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1.csv</text:p>
          </table:table-cell>
          <table:table-cell office:value-type="float" office:value="27.3394357903752" calcext:value-type="float">
            <text:p>27,3394357903752</text:p>
          </table:table-cell>
          <table:table-cell office:value-type="float" office:value="0.0112386218086731" calcext:value-type="float">
            <text:p>0,011238621808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6042" calcext:value-type="float">
            <text:p>56042</text:p>
          </table:table-cell>
          <table:table-cell office:value-type="float" office:value="2.0722205044084E+017" calcext:value-type="float">
            <text:p>2,07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6]/1000000000000000" office:value-type="float" office:value="207.22205044084" calcext:value-type="float">
            <text:p>207,22205044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2.csv</text:p>
          </table:table-cell>
          <table:table-cell office:value-type="float" office:value="26.8525396630181" calcext:value-type="float">
            <text:p>26,8525396630181</text:p>
          </table:table-cell>
          <table:table-cell office:value-type="float" office:value="0.0215760534029512" calcext:value-type="float">
            <text:p>0,0215760534029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7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3.csv</text:p>
          </table:table-cell>
          <table:table-cell office:value-type="float" office:value="27.1169070752148" calcext:value-type="float">
            <text:p>27,1169070752148</text:p>
          </table:table-cell>
          <table:table-cell office:value-type="float" office:value="0.0204679330814451" calcext:value-type="float">
            <text:p>0,0204679330814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916" calcext:value-type="float">
            <text:p>56916</text:p>
          </table:table-cell>
          <table:table-cell office:value-type="float" office:value="2.10787431632291E+017" calcext:value-type="float">
            <text:p>2,11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8]/1000000000000000" office:value-type="float" office:value="210.787431632291" calcext:value-type="float">
            <text:p>210,787431632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4.csv</text:p>
          </table:table-cell>
          <table:table-cell office:value-type="float" office:value="26.968550144072" calcext:value-type="float">
            <text:p>26,968550144072</text:p>
          </table:table-cell>
          <table:table-cell office:value-type="float" office:value="0.0252815988629494" calcext:value-type="float">
            <text:p>0,025281598862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915" calcext:value-type="float">
            <text:p>56915</text:p>
          </table:table-cell>
          <table:table-cell office:value-type="float" office:value="2.10783430845261E+017" calcext:value-type="float">
            <text:p>2,1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49]/1000000000000000" office:value-type="float" office:value="210.783430845261" calcext:value-type="float">
            <text:p>210,783430845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5.csv</text:p>
          </table:table-cell>
          <table:table-cell office:value-type="float" office:value="26.8598302124937" calcext:value-type="float">
            <text:p>26,8598302124937</text:p>
          </table:table-cell>
          <table:table-cell office:value-type="float" office:value="0.017215326856201" calcext:value-type="float">
            <text:p>0,017215326856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836" calcext:value-type="float">
            <text:p>57836</text:p>
          </table:table-cell>
          <table:table-cell office:value-type="float" office:value="2.14398142116546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0]/1000000000000000" office:value-type="float" office:value="214.398142116546" calcext:value-type="float">
            <text:p>214,3981421165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6.csv</text:p>
          </table:table-cell>
          <table:table-cell office:value-type="float" office:value="26.7263472946574" calcext:value-type="float">
            <text:p>26,7263472946574</text:p>
          </table:table-cell>
          <table:table-cell office:value-type="float" office:value="0.00962539816183478" calcext:value-type="float">
            <text:p>0,0096253981618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51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7.csv</text:p>
          </table:table-cell>
          <table:table-cell office:value-type="float" office:value="26.6875638475187" calcext:value-type="float">
            <text:p>26,6875638475187</text:p>
          </table:table-cell>
          <table:table-cell office:value-type="float" office:value="0.00978958599928312" calcext:value-type="float">
            <text:p>0,0097895859992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200465786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2]/1000000000000000" office:value-type="float" office:value="206.978200465786" calcext:value-type="float">
            <text:p>206,9782004657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8.csv</text:p>
          </table:table-cell>
          <table:table-cell office:value-type="float" office:value="26.7665107443052" calcext:value-type="float">
            <text:p>26,7665107443052</text:p>
          </table:table-cell>
          <table:table-cell office:value-type="float" office:value="0.0136888195215316" calcext:value-type="float">
            <text:p>0,013688819521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796" calcext:value-type="float">
            <text:p>55796</text:p>
          </table:table-cell>
          <table:table-cell office:value-type="float" office:value="2.06978380500714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3]/1000000000000000" office:value-type="float" office:value="206.978380500714" calcext:value-type="float">
            <text:p>206,978380500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19.csv</text:p>
          </table:table-cell>
          <table:table-cell office:value-type="float" office:value="26.7718293730318" calcext:value-type="float">
            <text:p>26,7718293730318</text:p>
          </table:table-cell>
          <table:table-cell office:value-type="float" office:value="0.00942516931483447" calcext:value-type="float">
            <text:p>0,00942516931483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4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0.csv</text:p>
          </table:table-cell>
          <table:table-cell office:value-type="float" office:value="26.849484683653" calcext:value-type="float">
            <text:p>26,849484683653</text:p>
          </table:table-cell>
          <table:table-cell office:value-type="float" office:value="0.00486668369317628" calcext:value-type="float">
            <text:p>0,004866683693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5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1.csv</text:p>
          </table:table-cell>
          <table:table-cell office:value-type="float" office:value="26.6987546521615" calcext:value-type="float">
            <text:p>26,6987546521615</text:p>
          </table:table-cell>
          <table:table-cell office:value-type="float" office:value="0.0097342756321429" calcext:value-type="float">
            <text:p>0,0097342756321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5887" calcext:value-type="float">
            <text:p>55887</text:p>
          </table:table-cell>
          <table:table-cell office:value-type="float" office:value="2.07202244918797E+017" calcext:value-type="float">
            <text:p>2,07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6]/1000000000000000" office:value-type="float" office:value="207.202244918797" calcext:value-type="float">
            <text:p>207,20224491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2.csv</text:p>
          </table:table-cell>
          <table:table-cell office:value-type="float" office:value="26.8127137920856" calcext:value-type="float">
            <text:p>26,8127137920856</text:p>
          </table:table-cell>
          <table:table-cell office:value-type="float" office:value="0.00494741239800321" calcext:value-type="float">
            <text:p>0,0049474123980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57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3.csv</text:p>
          </table:table-cell>
          <table:table-cell office:value-type="float" office:value="27.0807938740428" calcext:value-type="float">
            <text:p>27,0807938740428</text:p>
          </table:table-cell>
          <table:table-cell office:value-type="float" office:value="0.00383032478063521" calcext:value-type="float">
            <text:p>0,0038303247806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90" calcext:value-type="float">
            <text:p>57590</text:p>
          </table:table-cell>
          <table:table-cell office:value-type="float" office:value="2.14221885255255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58]/1000000000000000" office:value-type="float" office:value="214.221885255255" calcext:value-type="float">
            <text:p>214,221885255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4.csv</text:p>
          </table:table-cell>
          <table:table-cell office:value-type="float" office:value="26.6573057138885" calcext:value-type="float">
            <text:p>26,6573057138885</text:p>
          </table:table-cell>
          <table:table-cell office:value-type="float" office:value="0.0181033619108268" calcext:value-type="float">
            <text:p>0,018103361910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3" calcext:value-type="float">
            <text:p>57543</text:p>
          </table:table-cell>
          <table:table-cell office:value-type="float" office:value="2.141283566004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59]/1000000000000000" office:value-type="float" office:value="214.12835660044" calcext:value-type="float">
            <text:p>214,12835660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5.csv</text:p>
          </table:table-cell>
          <table:table-cell office:value-type="float" office:value="26.6844382657051" calcext:value-type="float">
            <text:p>26,6844382657051</text:p>
          </table:table-cell>
          <table:table-cell office:value-type="float" office:value="0.0179900983001651" calcext:value-type="float">
            <text:p>0,01799009830016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0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6.csv</text:p>
          </table:table-cell>
          <table:table-cell office:value-type="float" office:value="26.6937700929707" calcext:value-type="float">
            <text:p>26,6937700929707</text:p>
          </table:table-cell>
          <table:table-cell office:value-type="float" office:value="0.0221198544959129" calcext:value-type="float">
            <text:p>0,022119854495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1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7.csv</text:p>
          </table:table-cell>
          <table:table-cell office:value-type="float" office:value="26.8096793813537" calcext:value-type="float">
            <text:p>26,8096793813537</text:p>
          </table:table-cell>
          <table:table-cell office:value-type="float" office:value="0.0216366683847419" calcext:value-type="float">
            <text:p>0,021636668384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362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8.csv</text:p>
          </table:table-cell>
          <table:table-cell office:value-type="float" office:value="27.0867147449822" calcext:value-type="float">
            <text:p>27,0867147449822</text:p>
          </table:table-cell>
          <table:table-cell office:value-type="float" office:value="0.0246504602562633" calcext:value-type="float">
            <text:p>0,024650460256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3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29.csv</text:p>
          </table:table-cell>
          <table:table-cell office:value-type="float" office:value="26.9584325310626" calcext:value-type="float">
            <text:p>26,9584325310626</text:p>
          </table:table-cell>
          <table:table-cell office:value-type="float" office:value="0.0251852248548637" calcext:value-type="float">
            <text:p>0,0251852248548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4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30.csv</text:p>
          </table:table-cell>
          <table:table-cell office:value-type="float" office:value="26.8869927882527" calcext:value-type="float">
            <text:p>26,8869927882527</text:p>
          </table:table-cell>
          <table:table-cell office:value-type="float" office:value="0.0254830326664115" calcext:value-type="float">
            <text:p>0,025483032666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5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-12-31.csv</text:p>
          </table:table-cell>
          <table:table-cell office:value-type="float" office:value="26.7710313667564" calcext:value-type="float">
            <text:p>26,7710313667564</text:p>
          </table:table-cell>
          <table:table-cell office:value-type="float" office:value="0.0217977787162628" calcext:value-type="float">
            <text:p>0,02179777871626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66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7]/1000000000000000" office:value-type="float" office:value="214.13235738747" calcext:value-type="float">
            <text:p>214,13235738747</text:p>
          </table:table-cell>
          <table:table-cell office:value-type="string" calcext:value-type="string">
            <text:p>New Y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2.csv</text:p>
          </table:table-cell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68]/1000000000000000" office:value-type="float" office:value="214.13235738747" calcext:value-type="float">
            <text:p>214,13235738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3.csv</text:p>
          </table:table-cell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69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4.csv</text:p>
          </table:table-cell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0]/1000000000000000" office:value-type="float" office:value="214.372724682204" calcext:value-type="float">
            <text:p>214,372724682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5.csv</text:p>
          </table:table-cell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30655135627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1]/1000000000000000" office:value-type="float" office:value="214.306551356278" calcext:value-type="float">
            <text:p>214,306551356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6.csv</text:p>
          </table:table-cell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07695453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2]/1000000000000000" office:value-type="float" office:value="214.238707695453" calcext:value-type="float">
            <text:p>214,238707695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7.csv</text:p>
          </table:table-cell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3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8.csv</text:p>
          </table:table-cell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374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09.csv</text:p>
          </table:table-cell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5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0.csv</text:p>
          </table:table-cell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3579711993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76]/1000000000000000" office:value-type="float" office:value="214.235797119935" calcext:value-type="float">
            <text:p>214,235797119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1.csv</text:p>
          </table:table-cell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7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2.csv</text:p>
          </table:table-cell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378]/1000000000000000" office:value-type="float" office:value="214.238797712918" calcext:value-type="float">
            <text:p>214,238797712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3.csv</text:p>
          </table:table-cell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937740084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79]/1000000000000000" office:value-type="float" office:value="214.238937740084" calcext:value-type="float">
            <text:p>214,238937740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4.csv</text:p>
          </table:table-cell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3882771873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0]/1000000000000000" office:value-type="float" office:value="214.238827718739" calcext:value-type="float">
            <text:p>214,2388277187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5.csv</text:p>
          </table:table-cell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560" calcext:value-type="float">
            <text:p>57560</text:p>
          </table:table-cell>
          <table:table-cell office:value-type="float" office:value="2.1428508719200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1]/1000000000000000" office:value-type="float" office:value="214.285087192008" calcext:value-type="float">
            <text:p>214,285087192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6.csv</text:p>
          </table:table-cell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07349819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2]/1000000000000000" office:value-type="float" office:value="214.217073498195" calcext:value-type="float">
            <text:p>214,217073498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7.csv</text:p>
          </table:table-cell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7513" calcext:value-type="float">
            <text:p>57513</text:p>
          </table:table-cell>
          <table:table-cell office:value-type="float" office:value="2.1421607329330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3]/1000000000000000" office:value-type="float" office:value="214.216073293309" calcext:value-type="float">
            <text:p>214,216073293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8.csv</text:p>
          </table:table-cell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499" calcext:value-type="float">
            <text:p>57499</text:p>
          </table:table-cell>
          <table:table-cell office:value-type="float" office:value="2.14156881657816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84]/1000000000000000" office:value-type="float" office:value="214.156881657816" calcext:value-type="float">
            <text:p>214,156881657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19.csv</text:p>
          </table:table-cell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514" calcext:value-type="float">
            <text:p>57514</text:p>
          </table:table-cell>
          <table:table-cell office:value-type="float" office:value="2.14217323546707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5]/1000000000000000" office:value-type="float" office:value="214.217323546707" calcext:value-type="float">
            <text:p>214,2173235467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0.csv</text:p>
          </table:table-cell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509" calcext:value-type="float">
            <text:p>57509</text:p>
          </table:table-cell>
          <table:table-cell office:value-type="float" office:value="2.14212162491229E+017" calcext:value-type="float">
            <text:p>2,14E+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G386]/1000000000000000" office:value-type="float" office:value="214.212162491229" calcext:value-type="float">
            <text:p>214,212162491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1.csv</text:p>
          </table:table-cell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7210427524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87]/1000000000000000" office:value-type="float" office:value="214.172104275248" calcext:value-type="float">
            <text:p>214,172104275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2.csv</text:p>
          </table:table-cell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468" calcext:value-type="float">
            <text:p>57468</text:p>
          </table:table-cell>
          <table:table-cell office:value-type="float" office:value="2.1414952989558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8]/1000000000000000" office:value-type="float" office:value="214.149529895585" calcext:value-type="float">
            <text:p>214,1495298955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3.csv</text:p>
          </table:table-cell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89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4.csv</text:p>
          </table:table-cell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0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5.csv</text:p>
          </table:table-cell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1]/1000000000000000" office:value-type="float" office:value="217.760240379839" calcext:value-type="float">
            <text:p>217,760240379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6.csv</text:p>
          </table:table-cell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8388" calcext:value-type="float">
            <text:p>58388</text:p>
          </table:table-cell>
          <table:table-cell office:value-type="float" office:value="2.17760810490447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2]/1000000000000000" office:value-type="float" office:value="217.760810490447" calcext:value-type="float">
            <text:p>217,7608104904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7.csv</text:p>
          </table:table-cell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30116271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3]/1000000000000000" office:value-type="float" office:value="217.715301162714" calcext:value-type="float">
            <text:p>217,715301162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8.csv</text:p>
          </table:table-cell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25115301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4]/1000000000000000" office:value-type="float" office:value="217.715251153012" calcext:value-type="float">
            <text:p>217,715251153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29.csv</text:p>
          </table:table-cell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87" calcext:value-type="float">
            <text:p>58387</text:p>
          </table:table-cell>
          <table:table-cell office:value-type="float" office:value="2.1775700974222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5]/1000000000000000" office:value-type="float" office:value="217.757009742226" calcext:value-type="float">
            <text:p>217,7570097422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30.csv</text:p>
          </table:table-cell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50120152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96]/1000000000000000" office:value-type="float" office:value="217.715501201524" calcext:value-type="float">
            <text:p>217,715501201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1-31.csv</text:p>
          </table:table-cell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627733935375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7]/1000000000000000" office:value-type="float" office:value="217.627733935375" calcext:value-type="float">
            <text:p>217,6277339353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1.csv</text:p>
          </table:table-cell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296" calcext:value-type="float">
            <text:p>58296</text:p>
          </table:table-cell>
          <table:table-cell office:value-type="float" office:value="2.17535215725823E+017" calcext:value-type="float">
            <text:p>2,1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98]/1000000000000000" office:value-type="float" office:value="217.535215725823" calcext:value-type="float">
            <text:p>217,535215725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2.csv</text:p>
          </table:table-cell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343" calcext:value-type="float">
            <text:p>58343</text:p>
          </table:table-cell>
          <table:table-cell office:value-type="float" office:value="2.1771625135789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99]/1000000000000000" office:value-type="float" office:value="217.716251357898" calcext:value-type="float">
            <text:p>217,7162513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3.csv</text:p>
          </table:table-cell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75125003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400]/1000000000000000" office:value-type="float" office:value="217.715751250036" calcext:value-type="float">
            <text:p>217,715751250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4.csv</text:p>
          </table:table-cell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01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5.csv</text:p>
          </table:table-cell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2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6.csv</text:p>
          </table:table-cell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341" calcext:value-type="float">
            <text:p>58341</text:p>
          </table:table-cell>
          <table:table-cell office:value-type="float" office:value="2.1771347079676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3]/1000000000000000" office:value-type="float" office:value="217.713470796768" calcext:value-type="float">
            <text:p>217,713470796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7.csv</text:p>
          </table:table-cell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4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8.csv</text:p>
          </table:table-cell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05]/1000000000000000" office:value-type="float" office:value="217.715471195702" calcext:value-type="float">
            <text:p>217,71547119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09.csv</text:p>
          </table:table-cell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257" calcext:value-type="float">
            <text:p>59257</text:p>
          </table:table-cell>
          <table:table-cell office:value-type="float" office:value="2.21306177744807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6]/1000000000000000" office:value-type="float" office:value="221.306177744807" calcext:value-type="float">
            <text:p>221,306177744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0.csv</text:p>
          </table:table-cell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753637529E+017" calcext:value-type="float">
            <text:p>2,2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07]/1000000000000000" office:value-type="float" office:value="221.235753637529" calcext:value-type="float">
            <text:p>221,2357536375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1.csv</text:p>
          </table:table-cell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682836915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08]/1000000000000000" office:value-type="float" office:value="221.231682836915" calcext:value-type="float">
            <text:p>221,231682836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2.csv</text:p>
          </table:table-cell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215" calcext:value-type="float">
            <text:p>59215</text:p>
          </table:table-cell>
          <table:table-cell office:value-type="float" office:value="2.2123143278840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09]/1000000000000000" office:value-type="float" office:value="221.231432788403" calcext:value-type="float">
            <text:p>221,2314327884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3.csv</text:p>
          </table:table-cell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0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4.csv</text:p>
          </table:table-cell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1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5.csv</text:p>
          </table:table-cell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2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6.csv</text:p>
          </table:table-cell>
          <table:table-cell office:value-type="float" office:value="27.9787729874867" calcext:value-type="float">
            <text:p>27,9787729874867</text:p>
          </table:table-cell>
          <table:table-cell table:style-name="ce2" office:value-type="float" office:value="0.0000872299603446256" calcext:value-type="float">
            <text:p>8,72E-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3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7.csv</text:p>
          </table:table-cell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4]/1000000000000000" office:value-type="float" office:value="221.235433575433" calcext:value-type="float">
            <text:p>221,235433575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8.csv</text:p>
          </table:table-cell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482" calcext:value-type="float">
            <text:p>60482</text:p>
          </table:table-cell>
          <table:table-cell office:value-type="float" office:value="2.2609814070922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5]/1000000000000000" office:value-type="float" office:value="226.098140709225" calcext:value-type="float">
            <text:p>226,098140709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19.csv</text:p>
          </table:table-cell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481" calcext:value-type="float">
            <text:p>60481</text:p>
          </table:table-cell>
          <table:table-cell office:value-type="float" office:value="2.2609413992219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6]/1000000000000000" office:value-type="float" office:value="226.094139922195" calcext:value-type="float">
            <text:p>226,09413992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0.csv</text:p>
          </table:table-cell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1" calcext:value-type="float">
            <text:p>61401</text:p>
          </table:table-cell>
          <table:table-cell office:value-type="float" office:value="2.2970485040645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17]/1000000000000000" office:value-type="float" office:value="229.70485040645" calcext:value-type="float">
            <text:p>229,70485040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1.csv</text:p>
          </table:table-cell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885119348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8]/1000000000000000" office:value-type="float" office:value="229.70885119348" calcext:value-type="float">
            <text:p>229,7088511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2.csv</text:p>
          </table:table-cell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19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3.csv</text:p>
          </table:table-cell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0]/1000000000000000" office:value-type="float" office:value="229.709031228409" calcext:value-type="float">
            <text:p>229,709031228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4.csv</text:p>
          </table:table-cell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1540" calcext:value-type="float">
            <text:p>61540</text:p>
          </table:table-cell>
          <table:table-cell office:value-type="float" office:value="2.29845559211607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21]/1000000000000000" office:value-type="float" office:value="229.845559211607" calcext:value-type="float">
            <text:p>229,84555921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5.csv</text:p>
          </table:table-cell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402" calcext:value-type="float">
            <text:p>61402</text:p>
          </table:table-cell>
          <table:table-cell office:value-type="float" office:value="2.2966444257774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2]/1000000000000000" office:value-type="float" office:value="229.664442577749" calcext:value-type="float">
            <text:p>229,6644425777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6.csv</text:p>
          </table:table-cell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185305630672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3]/1000000000000000" office:value-type="float" office:value="233.185305630672" calcext:value-type="float">
            <text:p>233,18530563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7.csv</text:p>
          </table:table-cell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53" calcext:value-type="float">
            <text:p>62353</text:p>
          </table:table-cell>
          <table:table-cell office:value-type="float" office:value="2.33275403446494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4]/1000000000000000" office:value-type="float" office:value="233.275403446494" calcext:value-type="float">
            <text:p>233,275403446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8.csv</text:p>
          </table:table-cell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2059237615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5]/1000000000000000" office:value-type="float" office:value="233.320592376153" calcext:value-type="float">
            <text:p>233,3205923761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2-29.csv</text:p>
          </table:table-cell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2" calcext:value-type="float">
            <text:p>62362</text:p>
          </table:table-cell>
          <table:table-cell office:value-type="float" office:value="2.3329658765397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6]/1000000000000000" office:value-type="float" office:value="233.296587653973" calcext:value-type="float">
            <text:p>233,29658765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09597780169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27]/1000000000000000" office:value-type="float" office:value="233.095977801696" calcext:value-type="float">
            <text:p>233,095977801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2.csv</text:p>
          </table:table-cell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414" calcext:value-type="float">
            <text:p>62414</text:p>
          </table:table-cell>
          <table:table-cell office:value-type="float" office:value="2.3336760199495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8]/1000000000000000" office:value-type="float" office:value="233.367601994958" calcext:value-type="float">
            <text:p>233,36760199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3.csv</text:p>
          </table:table-cell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413" calcext:value-type="float">
            <text:p>62413</text:p>
          </table:table-cell>
          <table:table-cell office:value-type="float" office:value="2.33361760850879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29]/1000000000000000" office:value-type="float" office:value="233.361760850879" calcext:value-type="float">
            <text:p>233,361760850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4.csv</text:p>
          </table:table-cell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68" calcext:value-type="float">
            <text:p>62368</text:p>
          </table:table-cell>
          <table:table-cell office:value-type="float" office:value="2.3331993224808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30]/1000000000000000" office:value-type="float" office:value="233.319932248081" calcext:value-type="float">
            <text:p>233,319932248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5.csv</text:p>
          </table:table-cell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4762986325E+017" calcext:value-type="float">
            <text:p>2,3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31]/1000000000000000" office:value-type="float" office:value="233.274762986325" calcext:value-type="float">
            <text:p>233,274762986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6.csv</text:p>
          </table:table-cell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252871562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2]/1000000000000000" office:value-type="float" office:value="233.225252871562" calcext:value-type="float">
            <text:p>233,225252871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7.csv</text:p>
          </table:table-cell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275" calcext:value-type="float">
            <text:p>62275</text:p>
          </table:table-cell>
          <table:table-cell office:value-type="float" office:value="2.3322584298605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3]/1000000000000000" office:value-type="float" office:value="233.225842986051" calcext:value-type="float">
            <text:p>233,225842986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8.csv</text:p>
          </table:table-cell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62932832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4]/1000000000000000" office:value-type="float" office:value="233.276293283218" calcext:value-type="float">
            <text:p>233,276293283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09.csv</text:p>
          </table:table-cell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274" calcext:value-type="float">
            <text:p>62274</text:p>
          </table:table-cell>
          <table:table-cell office:value-type="float" office:value="2.3322303242993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35]/1000000000000000" office:value-type="float" office:value="233.223032429938" calcext:value-type="float">
            <text:p>233,223032429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0.csv</text:p>
          </table:table-cell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231034003998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36]/1000000000000000" office:value-type="float" office:value="233.231034003998" calcext:value-type="float">
            <text:p>233,231034003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1.csv</text:p>
          </table:table-cell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7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2.csv</text:p>
          </table:table-cell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38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3.csv</text:p>
          </table:table-cell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39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4.csv</text:p>
          </table:table-cell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40]/1000000000000000" office:value-type="float" office:value="233.277493516076" calcext:value-type="float">
            <text:p>233,277493516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5.csv</text:p>
          </table:table-cell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79135975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41]/1000000000000000" office:value-type="float" office:value="233.277913597576" calcext:value-type="float">
            <text:p>233,277913597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6.csv</text:p>
          </table:table-cell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322" calcext:value-type="float">
            <text:p>62322</text:p>
          </table:table-cell>
          <table:table-cell office:value-type="float" office:value="2.3327936387894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2]/1000000000000000" office:value-type="float" office:value="233.279363878946" calcext:value-type="float">
            <text:p>233,279363878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7.csv</text:p>
          </table:table-cell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723658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43]/1000000000000000" office:value-type="float" office:value="233.12207236586" calcext:value-type="float">
            <text:p>233,12207236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8.csv</text:p>
          </table:table-cell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2209236974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4]/1000000000000000" office:value-type="float" office:value="233.122092369741" calcext:value-type="float">
            <text:p>233,122092369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19.csv</text:p>
          </table:table-cell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44612953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45]/1000000000000000" office:value-type="float" office:value="233.19044612953" calcext:value-type="float">
            <text:p>233,19044612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0.csv</text:p>
          </table:table-cell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078619550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46]/1000000000000000" office:value-type="float" office:value="233.190786195506" calcext:value-type="float">
            <text:p>233,190786195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1.csv</text:p>
          </table:table-cell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276" calcext:value-type="float">
            <text:p>62276</text:p>
          </table:table-cell>
          <table:table-cell office:value-type="float" office:value="2.331910362440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7]/1000000000000000" office:value-type="float" office:value="233.191036244018" calcext:value-type="float">
            <text:p>233,1910362440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2.csv</text:p>
          </table:table-cell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230" calcext:value-type="float">
            <text:p>62230</text:p>
          </table:table-cell>
          <table:table-cell office:value-type="float" office:value="2.33101758424745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48]/1000000000000000" office:value-type="float" office:value="233.101758424745" calcext:value-type="float">
            <text:p>233,101758424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3.csv</text:p>
          </table:table-cell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372192862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49]/1000000000000000" office:value-type="float" office:value="236.473721928623" calcext:value-type="float">
            <text:p>236,473721928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4.csv</text:p>
          </table:table-cell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8" calcext:value-type="float">
            <text:p>63088</text:p>
          </table:table-cell>
          <table:table-cell office:value-type="float" office:value="2.364663578905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0]/1000000000000000" office:value-type="float" office:value="236.46635789054" calcext:value-type="float">
            <text:p>236,46635789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5.csv</text:p>
          </table:table-cell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4051992659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1]/1000000000000000" office:value-type="float" office:value="236.474051992659" calcext:value-type="float">
            <text:p>236,474051992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6.csv</text:p>
          </table:table-cell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134" calcext:value-type="float">
            <text:p>63134</text:p>
          </table:table-cell>
          <table:table-cell office:value-type="float" office:value="2.3651522046738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2]/1000000000000000" office:value-type="float" office:value="236.515220467385" calcext:value-type="float">
            <text:p>236,515220467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7.csv</text:p>
          </table:table-cell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135" calcext:value-type="float">
            <text:p>63135</text:p>
          </table:table-cell>
          <table:table-cell office:value-type="float" office:value="2.3651922125441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3]/1000000000000000" office:value-type="float" office:value="236.519221254415" calcext:value-type="float">
            <text:p>236,5192212544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8.csv</text:p>
          </table:table-cell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092388517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4]/1000000000000000" office:value-type="float" office:value="236.476092388517" calcext:value-type="float">
            <text:p>236,4760923885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29.csv</text:p>
          </table:table-cell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3647643245449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5]/1000000000000000" office:value-type="float" office:value="236.476432454493" calcext:value-type="float">
            <text:p>236,476432454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30.csv</text:p>
          </table:table-cell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3642433184798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456]/1000000000000000" office:value-type="float" office:value="236.424331847984" calcext:value-type="float">
            <text:p>236,42433184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3-31.csv</text:p>
          </table:table-cell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57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1.csv</text:p>
          </table:table-cell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8]/1000000000000000" office:value-type="float" office:value="236.289064607835" calcext:value-type="float">
            <text:p>236,289064607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2.csv</text:p>
          </table:table-cell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59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3.csv</text:p>
          </table:table-cell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0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4.csv</text:p>
          </table:table-cell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1]/1000000000000000" office:value-type="float" office:value="236.244475957175" calcext:value-type="float">
            <text:p>236,244475957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5.csv</text:p>
          </table:table-cell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8966629443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462]/1000000000000000" office:value-type="float" office:value="236.198966629443" calcext:value-type="float">
            <text:p>236,198966629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6.csv</text:p>
          </table:table-cell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9950673422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463]/1000000000000000" office:value-type="float" office:value="236.199506734228" calcext:value-type="float">
            <text:p>236,199506734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7.csv</text:p>
          </table:table-cell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518259347E+017" calcext:value-type="float">
            <text:p>2,36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464]/1000000000000000" office:value-type="float" office:value="236.155518259347" calcext:value-type="float">
            <text:p>236,155518259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8.csv</text:p>
          </table:table-cell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905" calcext:value-type="float">
            <text:p>62905</text:p>
          </table:table-cell>
          <table:table-cell office:value-type="float" office:value="2.3615594828343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465]/1000000000000000" office:value-type="float" office:value="236.155948283438" calcext:value-type="float">
            <text:p>236,1559482834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09.csv</text:p>
          </table:table-cell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988060497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6]/1000000000000000" office:value-type="float" office:value="239.811988060497" calcext:value-type="float">
            <text:p>239,81198806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0.csv</text:p>
          </table:table-cell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71" calcext:value-type="float">
            <text:p>63871</text:p>
          </table:table-cell>
          <table:table-cell office:value-type="float" office:value="2.3981182802944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7]/1000000000000000" office:value-type="float" office:value="239.811828029449" calcext:value-type="float">
            <text:p>239,811828029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1.csv</text:p>
          </table:table-cell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632074272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468]/1000000000000000" office:value-type="float" office:value="239.676320742729" calcext:value-type="float">
            <text:p>239,6763207427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2.csv</text:p>
          </table:table-cell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69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3.csv</text:p>
          </table:table-cell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470]/1000000000000000" office:value-type="float" office:value="239.677000874681" calcext:value-type="float">
            <text:p>239,6770008746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4.csv</text:p>
          </table:table-cell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71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5.csv</text:p>
          </table:table-cell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2]/1000000000000000" office:value-type="float" office:value="239.692163979019" calcext:value-type="float">
            <text:p>239,692163979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6.csv</text:p>
          </table:table-cell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3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7.csv</text:p>
          </table:table-cell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4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8.csv</text:p>
          </table:table-cell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5]/1000000000000000" office:value-type="float" office:value="239.74367447104" calcext:value-type="float">
            <text:p>239,74367447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19.csv</text:p>
          </table:table-cell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886" calcext:value-type="float">
            <text:p>63886</text:p>
          </table:table-cell>
          <table:table-cell office:value-type="float" office:value="2.39834192530933E+017" calcext:value-type="float">
            <text:p>2,4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476]/1000000000000000" office:value-type="float" office:value="239.834192530933" calcext:value-type="float">
            <text:p>239,834192530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0.csv</text:p>
          </table:table-cell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825" calcext:value-type="float">
            <text:p>63825</text:p>
          </table:table-cell>
          <table:table-cell office:value-type="float" office:value="2.3977283996690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7]/1000000000000000" office:value-type="float" office:value="239.772839966909" calcext:value-type="float">
            <text:p>239,772839966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1.csv</text:p>
          </table:table-cell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824" calcext:value-type="float">
            <text:p>63824</text:p>
          </table:table-cell>
          <table:table-cell office:value-type="float" office:value="2.39769089228391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8]/1000000000000000" office:value-type="float" office:value="239.769089228391" calcext:value-type="float">
            <text:p>239,769089228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2.csv</text:p>
          </table:table-cell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79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3.csv</text:p>
          </table:table-cell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80979941623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0]/1000000000000000" office:value-type="float" office:value="243.380979941623" calcext:value-type="float">
            <text:p>243,3809799416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4.csv</text:p>
          </table:table-cell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398053460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1]/1000000000000000" office:value-type="float" office:value="243.383980534605" calcext:value-type="float">
            <text:p>243,383980534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5.csv</text:p>
          </table:table-cell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2]/1000000000000000" office:value-type="float" office:value="243.379979747575" calcext:value-type="float">
            <text:p>243,3799797475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6.csv</text:p>
          </table:table-cell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4745" calcext:value-type="float">
            <text:p>64745</text:p>
          </table:table-cell>
          <table:table-cell office:value-type="float" office:value="2.4338532079462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3]/1000000000000000" office:value-type="float" office:value="243.385320794629" calcext:value-type="float">
            <text:p>243,3853207946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7.csv</text:p>
          </table:table-cell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4698" calcext:value-type="float">
            <text:p>64698</text:p>
          </table:table-cell>
          <table:table-cell office:value-type="float" office:value="2.43246453343618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4]/1000000000000000" office:value-type="float" office:value="243.246453343618" calcext:value-type="float">
            <text:p>243,2464533436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8.csv</text:p>
          </table:table-cell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14046165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85]/1000000000000000" office:value-type="float" office:value="242.95140461659" calcext:value-type="float">
            <text:p>242,951404616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29.csv</text:p>
          </table:table-cell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6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4-30.csv</text:p>
          </table:table-cell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607" calcext:value-type="float">
            <text:p>64607</text:p>
          </table:table-cell>
          <table:table-cell office:value-type="float" office:value="2.4299765408791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7]/1000000000000000" office:value-type="float" office:value="242.997654087919" calcext:value-type="float">
            <text:p>242,9976540879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488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2.csv</text:p>
          </table:table-cell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89]/1000000000000000" office:value-type="float" office:value="242.952484826162" calcext:value-type="float">
            <text:p>242,952484826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3.csv</text:p>
          </table:table-cell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0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4.csv</text:p>
          </table:table-cell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035279369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91]/1000000000000000" office:value-type="float" office:value="246.563035279369" calcext:value-type="float">
            <text:p>246,563035279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5.csv</text:p>
          </table:table-cell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535376393E+017" calcext:value-type="float">
            <text:p>2,47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492]/1000000000000000" office:value-type="float" office:value="246.563535376393" calcext:value-type="float">
            <text:p>246,5635353763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6.csv</text:p>
          </table:table-cell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3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7.csv</text:p>
          </table:table-cell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494]/1000000000000000" office:value-type="float" office:value="246.292321262691" calcext:value-type="float">
            <text:p>246,2923212626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8.csv</text:p>
          </table:table-cell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5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09.csv</text:p>
          </table:table-cell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496]/1000000000000000" office:value-type="float" office:value="246.563195310417" calcext:value-type="float">
            <text:p>246,563195310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0.csv</text:p>
          </table:table-cell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5481" calcext:value-type="float">
            <text:p>65481</text:p>
          </table:table-cell>
          <table:table-cell office:value-type="float" office:value="2.46563775422965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497]/1000000000000000" office:value-type="float" office:value="246.563775422965" calcext:value-type="float">
            <text:p>246,563775422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1.csv</text:p>
          </table:table-cell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078563201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498]/1000000000000000" office:value-type="float" office:value="250.430785632019" calcext:value-type="float">
            <text:p>250,4307856320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2.csv</text:p>
          </table:table-cell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431975862937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99]/1000000000000000" office:value-type="float" office:value="250.431975862937" calcext:value-type="float">
            <text:p>250,431975862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3.csv</text:p>
          </table:table-cell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00" calcext:value-type="float">
            <text:p>66400</text:p>
          </table:table-cell>
          <table:table-cell office:value-type="float" office:value="2.5029160861940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0]/1000000000000000" office:value-type="float" office:value="250.291608619402" calcext:value-type="float">
            <text:p>250,291608619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4.csv</text:p>
          </table:table-cell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493" calcext:value-type="float">
            <text:p>66493</text:p>
          </table:table-cell>
          <table:table-cell office:value-type="float" office:value="2.50567663184586E+017" calcext:value-type="float">
            <text:p>2,51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1]/1000000000000000" office:value-type="float" office:value="250.567663184586" calcext:value-type="float">
            <text:p>250,5676631845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5.csv</text:p>
          </table:table-cell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446" calcext:value-type="float">
            <text:p>66446</text:p>
          </table:table-cell>
          <table:table-cell office:value-type="float" office:value="2.50297110185215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2]/1000000000000000" office:value-type="float" office:value="250.297110185215" calcext:value-type="float">
            <text:p>250,297110185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6.csv</text:p>
          </table:table-cell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447" calcext:value-type="float">
            <text:p>66447</text:p>
          </table:table-cell>
          <table:table-cell office:value-type="float" office:value="2.5030111097224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3]/1000000000000000" office:value-type="float" office:value="250.301110972245" calcext:value-type="float">
            <text:p>250,301110972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7.csv</text:p>
          </table:table-cell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04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8.csv</text:p>
          </table:table-cell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05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19.csv</text:p>
          </table:table-cell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506]/1000000000000000" office:value-type="float" office:value="250.255941710489" calcext:value-type="float">
            <text:p>250,25594171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0.csv</text:p>
          </table:table-cell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309" calcext:value-type="float">
            <text:p>66309</text:p>
          </table:table-cell>
          <table:table-cell office:value-type="float" office:value="2.5007532567220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7]/1000000000000000" office:value-type="float" office:value="250.075325672203" calcext:value-type="float">
            <text:p>250,075325672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1.csv</text:p>
          </table:table-cell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08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2.csv</text:p>
          </table:table-cell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09]/1000000000000000" office:value-type="float" office:value="250.25595121388" calcext:value-type="float">
            <text:p>250,255951213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3.csv</text:p>
          </table:table-cell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401" calcext:value-type="float">
            <text:p>66401</text:p>
          </table:table-cell>
          <table:table-cell office:value-type="float" office:value="2.50346969370797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510]/1000000000000000" office:value-type="float" office:value="250.346969370797" calcext:value-type="float">
            <text:p>250,346969370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4.csv</text:p>
          </table:table-cell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6217" calcext:value-type="float">
            <text:p>66217</text:p>
          </table:table-cell>
          <table:table-cell office:value-type="float" office:value="2.49895469781394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1]/1000000000000000" office:value-type="float" office:value="249.895469781394" calcext:value-type="float">
            <text:p>249,895469781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5.csv</text:p>
          </table:table-cell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891719042876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512]/1000000000000000" office:value-type="float" office:value="249.891719042876" calcext:value-type="float">
            <text:p>249,8917190428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6.csv</text:p>
          </table:table-cell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263" calcext:value-type="float">
            <text:p>66263</text:p>
          </table:table-cell>
          <table:table-cell office:value-type="float" office:value="2.5007675545114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513]/1000000000000000" office:value-type="float" office:value="250.076755451143" calcext:value-type="float">
            <text:p>250,07675545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7.csv</text:p>
          </table:table-cell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216" calcext:value-type="float">
            <text:p>66216</text:p>
          </table:table-cell>
          <table:table-cell office:value-type="float" office:value="2.4998211658093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4]/1000000000000000" office:value-type="float" office:value="249.982116580935" calcext:value-type="float">
            <text:p>249,982116580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8.csv</text:p>
          </table:table-cell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169" calcext:value-type="float">
            <text:p>66169</text:p>
          </table:table-cell>
          <table:table-cell office:value-type="float" office:value="2.4988759773401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5]/1000000000000000" office:value-type="float" office:value="249.887597734012" calcext:value-type="float">
            <text:p>249,887597734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29.csv</text:p>
          </table:table-cell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71" calcext:value-type="float">
            <text:p>66171</text:p>
          </table:table-cell>
          <table:table-cell office:value-type="float" office:value="2.4989559930807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6]/1000000000000000" office:value-type="float" office:value="249.895599308072" calcext:value-type="float">
            <text:p>249,8955993080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30.csv</text:p>
          </table:table-cell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17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5-31.csv</text:p>
          </table:table-cell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8]/1000000000000000" office:value-type="float" office:value="249.891598521042" calcext:value-type="float">
            <text:p>249,891598521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1.csv</text:p>
          </table:table-cell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7670534211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19]/1000000000000000" office:value-type="float" office:value="257.017670534211" calcext:value-type="float">
            <text:p>257,0176705342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2.csv</text:p>
          </table:table-cell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7045" calcext:value-type="float">
            <text:p>67045</text:p>
          </table:table-cell>
          <table:table-cell office:value-type="float" office:value="2.57019230836925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0]/1000000000000000" office:value-type="float" office:value="257.019230836925" calcext:value-type="float">
            <text:p>257,019230836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3.csv</text:p>
          </table:table-cell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600969938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1]/1000000000000000" office:value-type="float" office:value="254.674600969938" calcext:value-type="float">
            <text:p>254,674600969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4.csv</text:p>
          </table:table-cell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676" calcext:value-type="float">
            <text:p>66676</text:p>
          </table:table-cell>
          <table:table-cell office:value-type="float" office:value="2.54806077463807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22]/1000000000000000" office:value-type="float" office:value="254.806077463807" calcext:value-type="float">
            <text:p>254,8060774638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5.csv</text:p>
          </table:table-cell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3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6.csv</text:p>
          </table:table-cell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24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7.csv</text:p>
          </table:table-cell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25]/1000000000000000" office:value-type="float" office:value="254.674911030093" calcext:value-type="float">
            <text:p>254,6749110300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8.csv</text:p>
          </table:table-cell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584" calcext:value-type="float">
            <text:p>66584</text:p>
          </table:table-cell>
          <table:table-cell office:value-type="float" office:value="2.54851625303655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26]/1000000000000000" office:value-type="float" office:value="254.851625303655" calcext:value-type="float">
            <text:p>254,8516253036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09.csv</text:p>
          </table:table-cell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953" calcext:value-type="float">
            <text:p>66953</text:p>
          </table:table-cell>
          <table:table-cell office:value-type="float" office:value="2.56839675004331E+017" calcext:value-type="float">
            <text:p>2,5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27]/1000000000000000" office:value-type="float" office:value="256.839675004331" calcext:value-type="float">
            <text:p>256,8396750043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0.csv</text:p>
          </table:table-cell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72" calcext:value-type="float">
            <text:p>67872</text:p>
          </table:table-cell>
          <table:table-cell office:value-type="float" office:value="2.60446384701556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8]/1000000000000000" office:value-type="float" office:value="260.446384701556" calcext:value-type="float">
            <text:p>260,446384701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1.csv</text:p>
          </table:table-cell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827" calcext:value-type="float">
            <text:p>67827</text:p>
          </table:table-cell>
          <table:table-cell office:value-type="float" office:value="2.60359867428693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29]/1000000000000000" office:value-type="float" office:value="260.359867428693" calcext:value-type="float">
            <text:p>260,359867428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2.csv</text:p>
          </table:table-cell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0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3.csv</text:p>
          </table:table-cell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2.6026618874477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1]/1000000000000000" office:value-type="float" office:value="260.266188744771" calcext:value-type="float">
            <text:p>260,2661887447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4.csv</text:p>
          </table:table-cell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2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5.csv</text:p>
          </table:table-cell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3]/1000000000000000" office:value-type="float" office:value="260.179171374884" calcext:value-type="float">
            <text:p>260,179171374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6.csv</text:p>
          </table:table-cell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534]/1000000000000000" office:value-type="float" office:value="260.270189531801" calcext:value-type="float">
            <text:p>260,270189531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7.csv</text:p>
          </table:table-cell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8241" calcext:value-type="float">
            <text:p>68241</text:p>
          </table:table-cell>
          <table:table-cell office:value-type="float" office:value="2.61891509069096E+017" calcext:value-type="float">
            <text:p>2,6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35]/1000000000000000" office:value-type="float" office:value="261.891509069096" calcext:value-type="float">
            <text:p>261,891509069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8.csv</text:p>
          </table:table-cell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8424" calcext:value-type="float">
            <text:p>68424</text:p>
          </table:table-cell>
          <table:table-cell office:value-type="float" office:value="2.6269882768023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6]/1000000000000000" office:value-type="float" office:value="262.698827680237" calcext:value-type="float">
            <text:p>262,698827680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19.csv</text:p>
          </table:table-cell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37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0.csv</text:p>
          </table:table-cell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8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1.csv</text:p>
          </table:table-cell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39]/1000000000000000" office:value-type="float" office:value="262.702828467267" calcext:value-type="float">
            <text:p>262,702828467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2.csv</text:p>
          </table:table-cell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517" calcext:value-type="float">
            <text:p>68517</text:p>
          </table:table-cell>
          <table:table-cell office:value-type="float" office:value="2.63067900291884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40]/1000000000000000" office:value-type="float" office:value="263.067900291884" calcext:value-type="float">
            <text:p>263,067900291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3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1]/1000000000000000" office:value-type="float" office:value="263.699363799246" calcext:value-type="float">
            <text:p>263,699363799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4.csv</text:p>
          </table:table-cell>
          <table:table-cell office:value-type="float" office:value="28.1556214707189" calcext:value-type="float">
            <text:p>28,1556214707189</text:p>
          </table:table-cell>
          <table:table-cell office:value-type="float" office:value="0.0165506136672963" calcext:value-type="float">
            <text:p>0,016550613667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42]/1000000000000000" office:value-type="float" office:value="245.275229013665" calcext:value-type="float">
            <text:p>245,275229013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5.csv</text:p>
          </table:table-cell>
          <table:table-cell office:value-type="float" office:value="28.252226977334" calcext:value-type="float">
            <text:p>28,252226977334</text:p>
          </table:table-cell>
          <table:table-cell office:value-type="float" office:value="0.0129479371986465" calcext:value-type="float">
            <text:p>0,0129479371986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3]/1000000000000000" office:value-type="float" office:value="245.635799466518" calcext:value-type="float">
            <text:p>245,635799466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6.csv</text:p>
          </table:table-cell>
          <table:table-cell office:value-type="float" office:value="28.1773681872978" calcext:value-type="float">
            <text:p>28,1773681872978</text:p>
          </table:table-cell>
          <table:table-cell office:value-type="float" office:value="0.0206199292416526" calcext:value-type="float">
            <text:p>0,0206199292416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44]/1000000000000000" office:value-type="float" office:value="245.275229013665" calcext:value-type="float">
            <text:p>245,2752290136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7.csv</text:p>
          </table:table-cell>
          <table:table-cell office:value-type="float" office:value="28.0952411187657" calcext:value-type="float">
            <text:p>28,0952411187657</text:p>
          </table:table-cell>
          <table:table-cell office:value-type="float" office:value="0.0203002487507471" calcext:value-type="float">
            <text:p>0,020300248750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2997" calcext:value-type="float">
            <text:p>62997</text:p>
          </table:table-cell>
          <table:table-cell office:value-type="float" office:value="2.44914658560812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45]/1000000000000000" office:value-type="float" office:value="244.914658560812" calcext:value-type="float">
            <text:p>244,914658560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8.csv</text:p>
          </table:table-cell>
          <table:table-cell office:value-type="float" office:value="28.4174037089872" calcext:value-type="float">
            <text:p>28,4174037089872</text:p>
          </table:table-cell>
          <table:table-cell office:value-type="float" office:value="0.013605547495538" calcext:value-type="float">
            <text:p>0,0136055474955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6]/1000000000000000" office:value-type="float" office:value="245.635799466518" calcext:value-type="float">
            <text:p>245,635799466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29.csv</text:p>
          </table:table-cell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03" calcext:value-type="float">
            <text:p>70403</text:p>
          </table:table-cell>
          <table:table-cell office:value-type="float" office:value="2.7794164638914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7]/1000000000000000" office:value-type="float" office:value="277.941646389143" calcext:value-type="float">
            <text:p>277,941646389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6-30.csv</text:p>
          </table:table-cell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02" calcext:value-type="float">
            <text:p>70402</text:p>
          </table:table-cell>
          <table:table-cell office:value-type="float" office:value="2.77937645602112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48]/1000000000000000" office:value-type="float" office:value="277.937645602112" calcext:value-type="float">
            <text:p>277,937645602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49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2.csv</text:p>
          </table:table-cell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87" calcext:value-type="float">
            <text:p>70587</text:p>
          </table:table-cell>
          <table:table-cell office:value-type="float" office:value="2.78348047228921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0]/1000000000000000" office:value-type="float" office:value="278.348047228921" calcext:value-type="float">
            <text:p>278,348047228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3.csv</text:p>
          </table:table-cell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1]/1000000000000000" office:value-type="float" office:value="278.122181913355" calcext:value-type="float">
            <text:p>278,122181913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4.csv</text:p>
          </table:table-cell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2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5.csv</text:p>
          </table:table-cell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53]/1000000000000000" office:value-type="float" office:value="278.167351175112" calcext:value-type="float">
            <text:p>278,1673511751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6.csv</text:p>
          </table:table-cell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9" calcext:value-type="float">
            <text:p>70449</text:p>
          </table:table-cell>
          <table:table-cell office:value-type="float" office:value="2.77986815650899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54]/1000000000000000" office:value-type="float" office:value="277.986815650899" calcext:value-type="float">
            <text:p>277,9868156508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7.csv</text:p>
          </table:table-cell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541" calcext:value-type="float">
            <text:p>70541</text:p>
          </table:table-cell>
          <table:table-cell office:value-type="float" office:value="2.78257529169028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5]/1000000000000000" office:value-type="float" office:value="278.257529169028" calcext:value-type="float">
            <text:p>278,257529169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8.csv</text:p>
          </table:table-cell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081" calcext:value-type="float">
            <text:p>70081</text:p>
          </table:table-cell>
          <table:table-cell office:value-type="float" office:value="2.76673896943461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6]/1000000000000000" office:value-type="float" office:value="276.673896943461" calcext:value-type="float">
            <text:p>276,673896943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09.csv</text:p>
          </table:table-cell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277" calcext:value-type="float">
            <text:p>71277</text:p>
          </table:table-cell>
          <table:table-cell office:value-type="float" office:value="2.81371821349185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7]/1000000000000000" office:value-type="float" office:value="281.371821349185" calcext:value-type="float">
            <text:p>281,371821349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0.csv</text:p>
          </table:table-cell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506454301607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8]/1000000000000000" office:value-type="float" office:value="279.506454301607" calcext:value-type="float">
            <text:p>279,506454301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1.csv</text:p>
          </table:table-cell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894" calcext:value-type="float">
            <text:p>70894</text:p>
          </table:table-cell>
          <table:table-cell office:value-type="float" office:value="2.79867525350032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59]/1000000000000000" office:value-type="float" office:value="279.867525350032" calcext:value-type="float">
            <text:p>279,867525350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2.csv</text:p>
          </table:table-cell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1042" calcext:value-type="float">
            <text:p>71042</text:p>
          </table:table-cell>
          <table:table-cell office:value-type="float" office:value="2.8044913979297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0]/1000000000000000" office:value-type="float" office:value="280.449139792971" calcext:value-type="float">
            <text:p>280,4491397929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3.csv</text:p>
          </table:table-cell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80650179847906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1]/1000000000000000" office:value-type="float" office:value="280.650179847906" calcext:value-type="float">
            <text:p>280,650179847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4.csv</text:p>
          </table:table-cell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277302502262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2]/1000000000000000" office:value-type="float" office:value="281.277302502262" calcext:value-type="float">
            <text:p>281,277302502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5.csv</text:p>
          </table:table-cell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230" calcext:value-type="float">
            <text:p>71230</text:p>
          </table:table-cell>
          <table:table-cell office:value-type="float" office:value="2.81186944971965E+017" calcext:value-type="float">
            <text:p>2,8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63]/1000000000000000" office:value-type="float" office:value="281.186944971965" calcext:value-type="float">
            <text:p>281,186944971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6.csv</text:p>
          </table:table-cell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78" calcext:value-type="float">
            <text:p>71078</text:p>
          </table:table-cell>
          <table:table-cell office:value-type="float" office:value="2.80499649982563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4]/1000000000000000" office:value-type="float" office:value="280.499649982563" calcext:value-type="float">
            <text:p>280,499649982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7.csv</text:p>
          </table:table-cell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032" calcext:value-type="float">
            <text:p>71032</text:p>
          </table:table-cell>
          <table:table-cell office:value-type="float" office:value="2.8049914938699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5]/1000000000000000" office:value-type="float" office:value="280.499149386991" calcext:value-type="float">
            <text:p>280,499149386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8.csv</text:p>
          </table:table-cell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802" calcext:value-type="float">
            <text:p>70802</text:p>
          </table:table-cell>
          <table:table-cell office:value-type="float" office:value="2.79416436837287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66]/1000000000000000" office:value-type="float" office:value="279.416436837287" calcext:value-type="float">
            <text:p>279,416436837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19.csv</text:p>
          </table:table-cell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046" calcext:value-type="float">
            <text:p>71046</text:p>
          </table:table-cell>
          <table:table-cell office:value-type="float" office:value="2.8028510801245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7]/1000000000000000" office:value-type="float" office:value="280.285108012451" calcext:value-type="float">
            <text:p>280,285108012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0.csv</text:p>
          </table:table-cell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17" calcext:value-type="float">
            <text:p>70817</text:p>
          </table:table-cell>
          <table:table-cell office:value-type="float" office:value="2.79296413714097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68]/1000000000000000" office:value-type="float" office:value="279.296413714097" calcext:value-type="float">
            <text:p>279,296413714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1.csv</text:p>
          </table:table-cell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771" calcext:value-type="float">
            <text:p>70771</text:p>
          </table:table-cell>
          <table:table-cell office:value-type="float" office:value="2.79275589175469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69]/1000000000000000" office:value-type="float" office:value="279.275589175469" calcext:value-type="float">
            <text:p>279,275589175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2.csv</text:p>
          </table:table-cell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95" calcext:value-type="float">
            <text:p>70495</text:p>
          </table:table-cell>
          <table:table-cell office:value-type="float" office:value="2.78554626310497E+017" calcext:value-type="float">
            <text:p>2,79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570]/1000000000000000" office:value-type="float" office:value="278.554626310497" calcext:value-type="float">
            <text:p>278,554626310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3.csv</text:p>
          </table:table-cell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35" calcext:value-type="float">
            <text:p>70035</text:p>
          </table:table-cell>
          <table:table-cell office:value-type="float" office:value="2.76768774852306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1]/1000000000000000" office:value-type="float" office:value="276.768774852306" calcext:value-type="float">
            <text:p>276,7687748523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4.csv</text:p>
          </table:table-cell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989" calcext:value-type="float">
            <text:p>69989</text:p>
          </table:table-cell>
          <table:table-cell office:value-type="float" office:value="2.76497881797797E+017" calcext:value-type="float">
            <text:p>2,76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2]/1000000000000000" office:value-type="float" office:value="276.497881797797" calcext:value-type="float">
            <text:p>276,497881797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5.csv</text:p>
          </table:table-cell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020" calcext:value-type="float">
            <text:p>70020</text:p>
          </table:table-cell>
          <table:table-cell office:value-type="float" office:value="2.76618405516559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3]/1000000000000000" office:value-type="float" office:value="276.618405516559" calcext:value-type="float">
            <text:p>276,618405516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6.csv</text:p>
          </table:table-cell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265" calcext:value-type="float">
            <text:p>70265</text:p>
          </table:table-cell>
          <table:table-cell office:value-type="float" office:value="2.776714524733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4]/1000000000000000" office:value-type="float" office:value="277.67145247337" calcext:value-type="float">
            <text:p>277,6714524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7.csv</text:p>
          </table:table-cell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173" calcext:value-type="float">
            <text:p>70173</text:p>
          </table:table-cell>
          <table:table-cell office:value-type="float" office:value="2.7758111394985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75]/1000000000000000" office:value-type="float" office:value="277.581113949857" calcext:value-type="float">
            <text:p>277,581113949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8.csv</text:p>
          </table:table-cell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168069320631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76]/1000000000000000" office:value-type="float" office:value="278.168069320631" calcext:value-type="float">
            <text:p>278,1680693206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29.csv</text:p>
          </table:table-cell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11" calcext:value-type="float">
            <text:p>70311</text:p>
          </table:table-cell>
          <table:table-cell office:value-type="float" office:value="2.78799031733872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7]/1000000000000000" office:value-type="float" office:value="278.799031733872" calcext:value-type="float">
            <text:p>278,799031733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30.csv</text:p>
          </table:table-cell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50" calcext:value-type="float">
            <text:p>70250</text:p>
          </table:table-cell>
          <table:table-cell office:value-type="float" office:value="2.78809713145185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78]/1000000000000000" office:value-type="float" office:value="278.809713145185" calcext:value-type="float">
            <text:p>278,809713145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7-31.csv</text:p>
          </table:table-cell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79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1.csv</text:p>
          </table:table-cell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580]/1000000000000000" office:value-type="float" office:value="278.298272761013" calcext:value-type="float">
            <text:p>278,298272761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2.csv</text:p>
          </table:table-cell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7" calcext:value-type="float">
            <text:p>70327</text:p>
          </table:table-cell>
          <table:table-cell office:value-type="float" office:value="2.7915544105434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81]/1000000000000000" office:value-type="float" office:value="279.155441054344" calcext:value-type="float">
            <text:p>279,155441054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3.csv</text:p>
          </table:table-cell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342" calcext:value-type="float">
            <text:p>70342</text:p>
          </table:table-cell>
          <table:table-cell office:value-type="float" office:value="2.7921545285979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82]/1000000000000000" office:value-type="float" office:value="279.215452859794" calcext:value-type="float">
            <text:p>279,215452859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4.csv</text:p>
          </table:table-cell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667" calcext:value-type="float">
            <text:p>69667</text:p>
          </table:table-cell>
          <table:table-cell office:value-type="float" office:value="2.7656777186803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3]/1000000000000000" office:value-type="float" office:value="276.56777186803" calcext:value-type="float">
            <text:p>276,56777186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5.csv</text:p>
          </table:table-cell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5" calcext:value-type="float">
            <text:p>69345</text:p>
          </table:table-cell>
          <table:table-cell office:value-type="float" office:value="2.75934165452662E+017" calcext:value-type="float">
            <text:p>2,7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4]/1000000000000000" office:value-type="float" office:value="275.934165452662" calcext:value-type="float">
            <text:p>275,934165452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6.csv</text:p>
          </table:table-cell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023" calcext:value-type="float">
            <text:p>69023</text:p>
          </table:table-cell>
          <table:table-cell office:value-type="float" office:value="2.75301809279854E+017" calcext:value-type="float">
            <text:p>2,7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85]/1000000000000000" office:value-type="float" office:value="275.301809279854" calcext:value-type="float">
            <text:p>275,301809279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7.csv</text:p>
          </table:table-cell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97" calcext:value-type="float">
            <text:p>70297</text:p>
          </table:table-cell>
          <table:table-cell office:value-type="float" office:value="2.8495601610087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6]/1000000000000000" office:value-type="float" office:value="284.956016100877" calcext:value-type="float">
            <text:p>284,956016100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8.csv</text:p>
          </table:table-cell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7]/1000000000000000" office:value-type="float" office:value="284.950855002048" calcext:value-type="float">
            <text:p>284,95085500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09.csv</text:p>
          </table:table-cell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8]/1000000000000000" office:value-type="float" office:value="284.950855002048" calcext:value-type="float">
            <text:p>284,9508550020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0.csv</text:p>
          </table:table-cell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589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1.csv</text:p>
          </table:table-cell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590]/1000000000000000" office:value-type="float" office:value="285.002525514278" calcext:value-type="float">
            <text:p>285,0025255142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2.csv</text:p>
          </table:table-cell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1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3.csv</text:p>
          </table:table-cell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92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4.csv</text:p>
          </table:table-cell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3]/1000000000000000" office:value-type="float" office:value="293.800461138617" calcext:value-type="float">
            <text:p>293,8004611386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5.csv</text:p>
          </table:table-cell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38" calcext:value-type="float">
            <text:p>71138</text:p>
          </table:table-cell>
          <table:table-cell office:value-type="float" office:value="2.93792459575395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94]/1000000000000000" office:value-type="float" office:value="293.792459575395" calcext:value-type="float">
            <text:p>293,792459575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6.csv</text:p>
          </table:table-cell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140" calcext:value-type="float">
            <text:p>71140</text:p>
          </table:table-cell>
          <table:table-cell office:value-type="float" office:value="2.93801461343503E+017" calcext:value-type="float">
            <text:p>2,9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595]/1000000000000000" office:value-type="float" office:value="293.801461343503" calcext:value-type="float">
            <text:p>293,801461343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7.csv</text:p>
          </table:table-cell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879" calcext:value-type="float">
            <text:p>70879</text:p>
          </table:table-cell>
          <table:table-cell office:value-type="float" office:value="2.93320565216503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596]/1000000000000000" office:value-type="float" office:value="293.320565216503" calcext:value-type="float">
            <text:p>293,320565216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8.csv</text:p>
          </table:table-cell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635" calcext:value-type="float">
            <text:p>70635</text:p>
          </table:table-cell>
          <table:table-cell office:value-type="float" office:value="2.92855492343588E+017" calcext:value-type="float">
            <text:p>2,93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597]/1000000000000000" office:value-type="float" office:value="292.855492343588" calcext:value-type="float">
            <text:p>292,855492343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19.csv</text:p>
          </table:table-cell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97" calcext:value-type="float">
            <text:p>70497</text:p>
          </table:table-cell>
          <table:table-cell office:value-type="float" office:value="2.92584528278398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598]/1000000000000000" office:value-type="float" office:value="292.584528278398" calcext:value-type="float">
            <text:p>292,584528278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0.csv</text:p>
          </table:table-cell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26" calcext:value-type="float">
            <text:p>70326</text:p>
          </table:table-cell>
          <table:table-cell office:value-type="float" office:value="2.92236638931322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599]/1000000000000000" office:value-type="float" office:value="292.236638931322" calcext:value-type="float">
            <text:p>292,2366389313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1.csv</text:p>
          </table:table-cell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280" calcext:value-type="float">
            <text:p>70280</text:p>
          </table:table-cell>
          <table:table-cell office:value-type="float" office:value="2.92145620774405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600]/1000000000000000" office:value-type="float" office:value="292.145620774405" calcext:value-type="float">
            <text:p>292,145620774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2.csv</text:p>
          </table:table-cell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78" calcext:value-type="float">
            <text:p>70278</text:p>
          </table:table-cell>
          <table:table-cell office:value-type="float" office:value="2.92135618812249E+017" calcext:value-type="float">
            <text:p>2,92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601]/1000000000000000" office:value-type="float" office:value="292.135618812249" calcext:value-type="float">
            <text:p>292,1356188122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3.csv</text:p>
          </table:table-cell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234" calcext:value-type="float">
            <text:p>70234</text:p>
          </table:table-cell>
          <table:table-cell office:value-type="float" office:value="2.92055442780489E+017" calcext:value-type="float">
            <text:p>2,92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2]/1000000000000000" office:value-type="float" office:value="292.055442780489" calcext:value-type="float">
            <text:p>292,055442780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4.csv</text:p>
          </table:table-cell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899" calcext:value-type="float">
            <text:p>69899</text:p>
          </table:table-cell>
          <table:table-cell office:value-type="float" office:value="2.91455522759763E+017" calcext:value-type="float">
            <text:p>2,91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3]/1000000000000000" office:value-type="float" office:value="291.455522759763" calcext:value-type="float">
            <text:p>291,455522759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5.csv</text:p>
          </table:table-cell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7404684946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04]/1000000000000000" office:value-type="float" office:value="290.474046849467" calcext:value-type="float">
            <text:p>290,474046849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6.csv</text:p>
          </table:table-cell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05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7.csv</text:p>
          </table:table-cell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6]/1000000000000000" office:value-type="float" office:value="290.364365071615" calcext:value-type="float">
            <text:p>290,364365071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8.csv</text:p>
          </table:table-cell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07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29.csv</text:p>
          </table:table-cell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08]/1000000000000000" office:value-type="float" office:value="290.450542278501" calcext:value-type="float">
            <text:p>290,450542278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30.csv</text:p>
          </table:table-cell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92" calcext:value-type="float">
            <text:p>69392</text:p>
          </table:table-cell>
          <table:table-cell office:value-type="float" office:value="2.90409874399348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09]/1000000000000000" office:value-type="float" office:value="290.409874399348" calcext:value-type="float">
            <text:p>290,40987439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8-31.csv</text:p>
          </table:table-cell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0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1]/1000000000000000" office:value-type="float" office:value="290.327697968653" calcext:value-type="float">
            <text:p>290,3276979686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2.csv</text:p>
          </table:table-cell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88640921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612]/1000000000000000" office:value-type="float" office:value="290.282188640921" calcext:value-type="float">
            <text:p>290,2821886409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3.csv</text:p>
          </table:table-cell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13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4.csv</text:p>
          </table:table-cell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4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5.csv</text:p>
          </table:table-cell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5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6.csv</text:p>
          </table:table-cell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6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7.csv</text:p>
          </table:table-cell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7]/1000000000000000" office:value-type="float" office:value="290.373206797837" calcext:value-type="float">
            <text:p>290,3732067978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8.csv</text:p>
          </table:table-cell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18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09.csv</text:p>
          </table:table-cell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6" calcext:value-type="float">
            <text:p>69346</text:p>
          </table:table-cell>
          <table:table-cell office:value-type="float" office:value="2.9036913599722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19]/1000000000000000" office:value-type="float" office:value="290.369135997224" calcext:value-type="float">
            <text:p>290,369135997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0.csv</text:p>
          </table:table-cell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0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1.csv</text:p>
          </table:table-cell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1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2.csv</text:p>
          </table:table-cell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22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3.csv</text:p>
          </table:table-cell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3]/1000000000000000" office:value-type="float" office:value="290.373136784254" calcext:value-type="float">
            <text:p>290,373136784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4.csv</text:p>
          </table:table-cell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5.csv</text:p>
          </table:table-cell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0" calcext:value-type="float">
            <text:p>69300</text:p>
          </table:table-cell>
          <table:table-cell office:value-type="float" office:value="2.90274117064115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25]/1000000000000000" office:value-type="float" office:value="290.274117064115" calcext:value-type="float">
            <text:p>290,2741170641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6.csv</text:p>
          </table:table-cell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7.csv</text:p>
          </table:table-cell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2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8.csv</text:p>
          </table:table-cell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2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19.csv</text:p>
          </table:table-cell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62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0.csv</text:p>
          </table:table-cell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1.csv</text:p>
          </table:table-cell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1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2.csv</text:p>
          </table:table-cell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2]/1000000000000000" office:value-type="float" office:value="290.403142768264" calcext:value-type="float">
            <text:p>290,403142768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3.csv</text:p>
          </table:table-cell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3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4.csv</text:p>
          </table:table-cell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634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5.csv</text:p>
          </table:table-cell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5]/1000000000000000" office:value-type="float" office:value="290.205103176254" calcext:value-type="float">
            <text:p>290,205103176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6.csv</text:p>
          </table:table-cell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63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7.csv</text:p>
          </table:table-cell>
          <table:table-cell office:value-type="float" office:value="24.1978875068541" calcext:value-type="float">
            <text:p>24,1978875068541</text:p>
          </table:table-cell>
          <table:table-cell table:style-name="ce2" office:value-type="float" office:value="0.000751701631521174" calcext:value-type="float">
            <text:p>7,52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7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8.csv</text:p>
          </table:table-cell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638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29.csv</text:p>
          </table:table-cell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39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09-30.csv</text:p>
          </table:table-cell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0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1.csv</text:p>
          </table:table-cell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1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2.csv</text:p>
          </table:table-cell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2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3.csv</text:p>
          </table:table-cell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43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4.csv</text:p>
          </table:table-cell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4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5.csv</text:p>
          </table:table-cell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5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6.csv</text:p>
          </table:table-cell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46]/1000000000000000" office:value-type="float" office:value="290.282118627337" calcext:value-type="float">
            <text:p>290,2821186273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7.csv</text:p>
          </table:table-cell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47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8.csv</text:p>
          </table:table-cell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48]/1000000000000000" office:value-type="float" office:value="299.893996650997" calcext:value-type="float">
            <text:p>299,893996650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09.csv</text:p>
          </table:table-cell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4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0.csv</text:p>
          </table:table-cell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0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1.csv</text:p>
          </table:table-cell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1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2.csv</text:p>
          </table:table-cell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13" calcext:value-type="float">
            <text:p>70413</text:p>
          </table:table-cell>
          <table:table-cell office:value-type="float" office:value="2.99336387298731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52]/1000000000000000" office:value-type="float" office:value="299.336387298731" calcext:value-type="float">
            <text:p>299,336387298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3.csv</text:p>
          </table:table-cell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53]/1000000000000000" office:value-type="float" office:value="299.342388473857" calcext:value-type="float">
            <text:p>299,342388473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4.csv</text:p>
          </table:table-cell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54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5.csv</text:p>
          </table:table-cell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5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6.csv</text:p>
          </table:table-cell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656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7.csv</text:p>
          </table:table-cell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7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8.csv</text:p>
          </table:table-cell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89815880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58]/1000000000000000" office:value-type="float" office:value="299.81898158801" calcext:value-type="float">
            <text:p>299,81898158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19.csv</text:p>
          </table:table-cell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59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0.csv</text:p>
          </table:table-cell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0]/1000000000000000" office:value-type="float" office:value="299.82298237504" calcext:value-type="float">
            <text:p>299,8229823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1.csv</text:p>
          </table:table-cell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61]/1000000000000000" office:value-type="float" office:value="299.814980811818" calcext:value-type="float">
            <text:p>299,814980811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2.csv</text:p>
          </table:table-cell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62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3.csv</text:p>
          </table:table-cell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4" calcext:value-type="float">
            <text:p>70334</text:p>
          </table:table-cell>
          <table:table-cell office:value-type="float" office:value="2.9952119229677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63]/1000000000000000" office:value-type="float" office:value="299.521192296777" calcext:value-type="float">
            <text:p>299,52119229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4.csv</text:p>
          </table:table-cell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290" calcext:value-type="float">
            <text:p>70290</text:p>
          </table:table-cell>
          <table:table-cell office:value-type="float" office:value="2.99349658540672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4]/1000000000000000" office:value-type="float" office:value="299.349658540672" calcext:value-type="float">
            <text:p>299,349658540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5.csv</text:p>
          </table:table-cell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65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6.csv</text:p>
          </table:table-cell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6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7.csv</text:p>
          </table:table-cell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667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8.csv</text:p>
          </table:table-cell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6" calcext:value-type="float">
            <text:p>70336</text:p>
          </table:table-cell>
          <table:table-cell office:value-type="float" office:value="2.99525193094645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668]/1000000000000000" office:value-type="float" office:value="299.525193094645" calcext:value-type="float">
            <text:p>299,525193094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29.csv</text:p>
          </table:table-cell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69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30.csv</text:p>
          </table:table-cell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0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0-31.csv</text:p>
          </table:table-cell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1]/1000000000000000" office:value-type="float" office:value="299.623372651783" calcext:value-type="float">
            <text:p>299,6233726517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2" calcext:value-type="float">
            <text:p>70332</text:p>
          </table:table-cell>
          <table:table-cell office:value-type="float" office:value="2.9950318878223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2]/1000000000000000" office:value-type="float" office:value="299.503188782237" calcext:value-type="float">
            <text:p>299,5031887822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2.csv</text:p>
          </table:table-cell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3]/1000000000000000" office:value-type="float" office:value="299.533194657867" calcext:value-type="float">
            <text:p>299,5331946578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3.csv</text:p>
          </table:table-cell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674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4.csv</text:p>
          </table:table-cell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675]/1000000000000000" office:value-type="float" office:value="299.533694754891" calcext:value-type="float">
            <text:p>299,5336947548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5.csv</text:p>
          </table:table-cell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8" calcext:value-type="float">
            <text:p>70398</text:p>
          </table:table-cell>
          <table:table-cell office:value-type="float" office:value="2.9959379707635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6]/1000000000000000" office:value-type="float" office:value="299.593797076354" calcext:value-type="float">
            <text:p>299,593797076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6.csv</text:p>
          </table:table-cell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7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7.csv</text:p>
          </table:table-cell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8]/1000000000000000" office:value-type="float" office:value="299.589796289324" calcext:value-type="float">
            <text:p>299,589796289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8.csv</text:p>
          </table:table-cell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79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09.csv</text:p>
          </table:table-cell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3" calcext:value-type="float">
            <text:p>70443</text:p>
          </table:table-cell>
          <table:table-cell office:value-type="float" office:value="2.9976999174756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680]/1000000000000000" office:value-type="float" office:value="299.76999174756" calcext:value-type="float">
            <text:p>299,76999174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0.csv</text:p>
          </table:table-cell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681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1.csv</text:p>
          </table:table-cell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2]/1000000000000000" office:value-type="float" office:value="299.77399253459" calcext:value-type="float">
            <text:p>299,77399253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2.csv</text:p>
          </table:table-cell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663" calcext:value-type="float">
            <text:p>71663</text:p>
          </table:table-cell>
          <table:table-cell office:value-type="float" office:value="3.0938186977122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683]/1000000000000000" office:value-type="float" office:value="309.38186977122" calcext:value-type="float">
            <text:p>309,38186977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3.csv</text:p>
          </table:table-cell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684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4.csv</text:p>
          </table:table-cell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5]/1000000000000000" office:value-type="float" office:value="309.38587055825" calcext:value-type="float">
            <text:p>309,38587055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5.csv</text:p>
          </table:table-cell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686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6.csv</text:p>
          </table:table-cell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7]/1000000000000000" office:value-type="float" office:value="309.325698223203" calcext:value-type="float">
            <text:p>309,325698223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7.csv</text:p>
          </table:table-cell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688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8.csv</text:p>
          </table:table-cell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89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19.csv</text:p>
          </table:table-cell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690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0.csv</text:p>
          </table:table-cell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1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1.csv</text:p>
          </table:table-cell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692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2.csv</text:p>
          </table:table-cell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693]/1000000000000000" office:value-type="float" office:value="309.145502764967" calcext:value-type="float">
            <text:p>309,145502764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3.csv</text:p>
          </table:table-cell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G694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4.csv</text:p>
          </table:table-cell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695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5.csv</text:p>
          </table:table-cell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1599" calcext:value-type="float">
            <text:p>71599</text:p>
          </table:table-cell>
          <table:table-cell office:value-type="float" office:value="3.09225678775051E+017" calcext:value-type="float">
            <text:p>3,09E+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G696]/1000000000000000" office:value-type="float" office:value="309.225678775051" calcext:value-type="float">
            <text:p>309,2256787750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6.csv</text:p>
          </table:table-cell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7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7.csv</text:p>
          </table:table-cell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8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8.csv</text:p>
          </table:table-cell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699]/1000000000000000" office:value-type="float" office:value="309.229679562081" calcext:value-type="float">
            <text:p>309,2296795620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29.csv</text:p>
          </table:table-cell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604" calcext:value-type="float">
            <text:p>71604</text:p>
          </table:table-cell>
          <table:table-cell office:value-type="float" office:value="3.09239681545913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700]/1000000000000000" office:value-type="float" office:value="309.239681545913" calcext:value-type="float">
            <text:p>309,239681545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1-30.csv</text:p>
          </table:table-cell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558" calcext:value-type="float">
            <text:p>71558</text:p>
          </table:table-cell>
          <table:table-cell office:value-type="float" office:value="3.09149503551997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1]/1000000000000000" office:value-type="float" office:value="309.149503551997" calcext:value-type="float">
            <text:p>309,1495035519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1.csv</text:p>
          </table:table-cell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702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2.csv</text:p>
          </table:table-cell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477" calcext:value-type="float">
            <text:p>72477</text:p>
          </table:table-cell>
          <table:table-cell office:value-type="float" office:value="3.1275621324922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3]/1000000000000000" office:value-type="float" office:value="312.756213249222" calcext:value-type="float">
            <text:p>312,756213249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3.csv</text:p>
          </table:table-cell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4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4.csv</text:p>
          </table:table-cell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705]/1000000000000000" office:value-type="float" office:value="312.850392030168" calcext:value-type="float">
            <text:p>312,850392030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5.csv</text:p>
          </table:table-cell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706]/1000000000000000" office:value-type="float" office:value="312.760214036252" calcext:value-type="float">
            <text:p>312,760214036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6.csv</text:p>
          </table:table-cell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0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7.csv</text:p>
          </table:table-cell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146368267159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8]/1000000000000000" office:value-type="float" office:value="322.146368267159" calcext:value-type="float">
            <text:p>322,1463682671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8.csv</text:p>
          </table:table-cell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3" calcext:value-type="float">
            <text:p>73693</text:p>
          </table:table-cell>
          <table:table-cell office:value-type="float" office:value="3.22136366272488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09]/1000000000000000" office:value-type="float" office:value="322.136366272488" calcext:value-type="float">
            <text:p>322,136366272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09.csv</text:p>
          </table:table-cell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92" calcext:value-type="float">
            <text:p>73692</text:p>
          </table:table-cell>
          <table:table-cell office:value-type="float" office:value="3.221303650973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0]/1000000000000000" office:value-type="float" office:value="322.130365097362" calcext:value-type="float">
            <text:p>322,1303650973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0.csv</text:p>
          </table:table-cell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711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1.csv</text:p>
          </table:table-cell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12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2.csv</text:p>
          </table:table-cell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13]/1000000000000000" office:value-type="float" office:value="322.322903004341" calcext:value-type="float">
            <text:p>322,3229030043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3.csv</text:p>
          </table:table-cell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714]/1000000000000000" office:value-type="float" office:value="322.326903791371" calcext:value-type="float">
            <text:p>322,326903791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4.csv</text:p>
          </table:table-cell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15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5.csv</text:p>
          </table:table-cell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88" calcext:value-type="float">
            <text:p>73688</text:p>
          </table:table-cell>
          <table:table-cell office:value-type="float" office:value="3.2226139047429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6]/1000000000000000" office:value-type="float" office:value="322.261390474298" calcext:value-type="float">
            <text:p>322,2613904742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6.csv</text:p>
          </table:table-cell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3734" calcext:value-type="float">
            <text:p>73734</text:p>
          </table:table-cell>
          <table:table-cell office:value-type="float" office:value="3.22306559736055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G717]/1000000000000000" office:value-type="float" office:value="322.306559736055" calcext:value-type="float">
            <text:p>322,306559736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7.csv</text:p>
          </table:table-cell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18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8.csv</text:p>
          </table:table-cell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6" calcext:value-type="float">
            <text:p>73696</text:p>
          </table:table-cell>
          <table:table-cell office:value-type="float" office:value="3.2227339288957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19]/1000000000000000" office:value-type="float" office:value="322.273392889578" calcext:value-type="float">
            <text:p>322,273392889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19.csv</text:p>
          </table:table-cell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20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0.csv</text:p>
          </table:table-cell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1]/1000000000000000" office:value-type="float" office:value="322.281394463639" calcext:value-type="float">
            <text:p>322,281394463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1.csv</text:p>
          </table:table-cell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2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2.csv</text:p>
          </table:table-cell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3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3.csv</text:p>
          </table:table-cell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821587674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4]/1000000000000000" office:value-type="float" office:value="322.18821587674" calcext:value-type="float">
            <text:p>322,188215876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4.csv</text:p>
          </table:table-cell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25]/1000000000000000" office:value-type="float" office:value="322.191216469722" calcext:value-type="float">
            <text:p>322,191216469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5.csv</text:p>
          </table:table-cell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26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6.csv</text:p>
          </table:table-cell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7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7.csv</text:p>
          </table:table-cell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28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8.csv</text:p>
          </table:table-cell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29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29.csv</text:p>
          </table:table-cell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0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30.csv</text:p>
          </table:table-cell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G731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732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1.csv</text:p>
          </table:table-cell>
          <table:table-cell office:value-type="float" office:value="28.5813340936554" calcext:value-type="float">
            <text:p>28,5813340936554</text:p>
          </table:table-cell>
          <table:table-cell office:value-type="float" office:value="0.00522739010322352" calcext:value-type="float">
            <text:p>0,00522739010322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3]/1000000000000000" office:value-type="float" office:value="322.056190273242" calcext:value-type="float">
            <text:p>322,056190273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2.csv</text:p>
          </table:table-cell>
          <table:table-cell office:value-type="float" office:value="28.601517949275" calcext:value-type="float">
            <text:p>28,601517949275</text:p>
          </table:table-cell>
          <table:table-cell office:value-type="float" office:value="0.00515305317953273" calcext:value-type="float">
            <text:p>0,0051530531795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4]/1000000000000000" office:value-type="float" office:value="322.052189486212" calcext:value-type="float">
            <text:p>322,052189486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3.csv</text:p>
          </table:table-cell>
          <table:table-cell office:value-type="float" office:value="28.4988730175972" calcext:value-type="float">
            <text:p>28,4988730175972</text:p>
          </table:table-cell>
          <table:table-cell office:value-type="float" office:value="0.00553142403681948" calcext:value-type="float">
            <text:p>0,0055314240368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47" calcext:value-type="float">
            <text:p>73647</text:p>
          </table:table-cell>
          <table:table-cell office:value-type="float" office:value="3.2203618633809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735]/1000000000000000" office:value-type="float" office:value="322.036186338092" calcext:value-type="float">
            <text:p>322,036186338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4.csv</text:p>
          </table:table-cell>
          <table:table-cell office:value-type="float" office:value="27.6761557144602" calcext:value-type="float">
            <text:p>27,6761557144602</text:p>
          </table:table-cell>
          <table:table-cell office:value-type="float" office:value="0.00856004851831534" calcext:value-type="float">
            <text:p>0,0085600485183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[.G736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5.csv</text:p>
          </table:table-cell>
          <table:table-cell office:value-type="float" office:value="28.3184618307145" calcext:value-type="float">
            <text:p>28,3184618307145</text:p>
          </table:table-cell>
          <table:table-cell office:value-type="float" office:value="0.006194109501804" calcext:value-type="float">
            <text:p>0,0061941095018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3272501042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737]/1000000000000000" office:value-type="float" office:value="322.232725010425" calcext:value-type="float">
            <text:p>322,23272501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6.csv</text:p>
          </table:table-cell>
          <table:table-cell office:value-type="float" office:value="28.3269243816063" calcext:value-type="float">
            <text:p>28,3269243816063</text:p>
          </table:table-cell>
          <table:table-cell office:value-type="float" office:value="0.00616289506030043" calcext:value-type="float">
            <text:p>0,006162895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38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7.csv</text:p>
          </table:table-cell>
          <table:table-cell office:value-type="float" office:value="27.8731597443656" calcext:value-type="float">
            <text:p>27,8731597443656</text:p>
          </table:table-cell>
          <table:table-cell office:value-type="float" office:value="0.00783436992410508" calcext:value-type="float">
            <text:p>0,0078343699241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39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8.csv</text:p>
          </table:table-cell>
          <table:table-cell office:value-type="float" office:value="26.6588827528189" calcext:value-type="float">
            <text:p>26,6588827528189</text:p>
          </table:table-cell>
          <table:table-cell office:value-type="float" office:value="0.0123072470557581" calcext:value-type="float">
            <text:p>0,0123072470557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40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09.csv</text:p>
          </table:table-cell>
          <table:table-cell office:value-type="float" office:value="26.8985589839616" calcext:value-type="float">
            <text:p>26,8985589839616</text:p>
          </table:table-cell>
          <table:table-cell office:value-type="float" office:value="0.0114244598294735" calcext:value-type="float">
            <text:p>0,0114244598294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32725010425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41]/1000000000000000" office:value-type="float" office:value="322.232725010425" calcext:value-type="float">
            <text:p>322,232725010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0.csv</text:p>
          </table:table-cell>
          <table:table-cell office:value-type="float" office:value="27.4816890324156" calcext:value-type="float">
            <text:p>27,4816890324156</text:p>
          </table:table-cell>
          <table:table-cell office:value-type="float" office:value="0.00927638060814394" calcext:value-type="float">
            <text:p>0,0092763806081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42]/1000000000000000" office:value-type="float" office:value="322.236725797455" calcext:value-type="float">
            <text:p>322,2367257974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1.csv</text:p>
          </table:table-cell>
          <table:table-cell office:value-type="float" office:value="27.2708856293844" calcext:value-type="float">
            <text:p>27,2708856293844</text:p>
          </table:table-cell>
          <table:table-cell office:value-type="float" office:value="0.0137364625252424" calcext:value-type="float">
            <text:p>0,0137364625252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3638573147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3]/1000000000000000" office:value-type="float" office:value="322.236385731479" calcext:value-type="float">
            <text:p>322,2363857314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2.csv</text:p>
          </table:table-cell>
          <table:table-cell office:value-type="float" office:value="27.5926790854288" calcext:value-type="float">
            <text:p>27,5926790854288</text:p>
          </table:table-cell>
          <table:table-cell office:value-type="float" office:value="0.00887036961722575" calcext:value-type="float">
            <text:p>0,0088703696172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4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3.csv</text:p>
          </table:table-cell>
          <table:table-cell office:value-type="float" office:value="27.6124258346571" calcext:value-type="float">
            <text:p>27,6124258346571</text:p>
          </table:table-cell>
          <table:table-cell office:value-type="float" office:value="0.00879754810967722" calcext:value-type="float">
            <text:p>0,00879754810967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5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4.csv</text:p>
          </table:table-cell>
          <table:table-cell office:value-type="float" office:value="27.4424938563263" calcext:value-type="float">
            <text:p>27,4424938563263</text:p>
          </table:table-cell>
          <table:table-cell office:value-type="float" office:value="0.009423700283896" calcext:value-type="float">
            <text:p>0,009423700283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6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5.csv</text:p>
          </table:table-cell>
          <table:table-cell office:value-type="float" office:value="27.3624613045131" calcext:value-type="float">
            <text:p>27,3624613045131</text:p>
          </table:table-cell>
          <table:table-cell office:value-type="float" office:value="0.00603391654330621" calcext:value-type="float">
            <text:p>0,0060339165433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7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6.csv</text:p>
          </table:table-cell>
          <table:table-cell office:value-type="float" office:value="27.9041315357148" calcext:value-type="float">
            <text:p>27,9041315357148</text:p>
          </table:table-cell>
          <table:table-cell office:value-type="float" office:value="0.011407416008738" calcext:value-type="float">
            <text:p>0,011407416008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748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7.csv</text:p>
          </table:table-cell>
          <table:table-cell office:value-type="float" office:value="26.478283301427" calcext:value-type="float">
            <text:p>26,478283301427</text:p>
          </table:table-cell>
          <table:table-cell office:value-type="float" office:value="0.00929182611233633" calcext:value-type="float">
            <text:p>0,0092918261123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[.G749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8.csv</text:p>
          </table:table-cell>
          <table:table-cell office:value-type="float" office:value="27.3657606039211" calcext:value-type="float">
            <text:p>27,3657606039211</text:p>
          </table:table-cell>
          <table:table-cell office:value-type="float" office:value="0.00970650691482024" calcext:value-type="float">
            <text:p>0,009706506914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651" calcext:value-type="float">
            <text:p>73651</text:p>
          </table:table-cell>
          <table:table-cell office:value-type="float" office:value="3.22186875616716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50]/1000000000000000" office:value-type="float" office:value="322.186875616716" calcext:value-type="float">
            <text:p>322,186875616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19.csv</text:p>
          </table:table-cell>
          <table:table-cell office:value-type="float" office:value="27.1653293144882" calcext:value-type="float">
            <text:p>27,1653293144882</text:p>
          </table:table-cell>
          <table:table-cell office:value-type="float" office:value="0.0141296971337072" calcext:value-type="float">
            <text:p>0,014129697133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1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0.csv</text:p>
          </table:table-cell>
          <table:table-cell office:value-type="float" office:value="27.3596459071592" calcext:value-type="float">
            <text:p>27,3596459071592</text:p>
          </table:table-cell>
          <table:table-cell office:value-type="float" office:value="0.0134136944237824" calcext:value-type="float">
            <text:p>0,0134136944237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652" calcext:value-type="float">
            <text:p>73652</text:p>
          </table:table-cell>
          <table:table-cell office:value-type="float" office:value="3.22190876403746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2]/1000000000000000" office:value-type="float" office:value="322.190876403746" calcext:value-type="float">
            <text:p>322,1908764037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1.csv</text:p>
          </table:table-cell>
          <table:table-cell office:value-type="float" office:value="27.3849305960732" calcext:value-type="float">
            <text:p>27,3849305960732</text:p>
          </table:table-cell>
          <table:table-cell office:value-type="float" office:value="0.0133163696411363" calcext:value-type="float">
            <text:p>0,0133163696411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3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2.csv</text:p>
          </table:table-cell>
          <table:table-cell office:value-type="float" office:value="27.3461783741978" calcext:value-type="float">
            <text:p>27,3461783741978</text:p>
          </table:table-cell>
          <table:table-cell office:value-type="float" office:value="0.0097755439196928" calcext:value-type="float">
            <text:p>0,009775543919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4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3.csv</text:p>
          </table:table-cell>
          <table:table-cell office:value-type="float" office:value="27.4185866644956" calcext:value-type="float">
            <text:p>27,4185866644956</text:p>
          </table:table-cell>
          <table:table-cell office:value-type="float" office:value="0.0131924845814006" calcext:value-type="float">
            <text:p>0,0131924845814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7" calcext:value-type="float">
            <text:p>73697</text:p>
          </table:table-cell>
          <table:table-cell office:value-type="float" office:value="3.2227305283444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755]/1000000000000000" office:value-type="float" office:value="322.27305283444" calcext:value-type="float">
            <text:p>322,273052834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4.csv</text:p>
          </table:table-cell>
          <table:table-cell office:value-type="float" office:value="27.4556778246652" calcext:value-type="float">
            <text:p>27,4556778246652</text:p>
          </table:table-cell>
          <table:table-cell office:value-type="float" office:value="0.0130557671072006" calcext:value-type="float">
            <text:p>0,0130557671072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56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5.csv</text:p>
          </table:table-cell>
          <table:table-cell office:value-type="float" office:value="27.4583644282826" calcext:value-type="float">
            <text:p>27,4583644282826</text:p>
          </table:table-cell>
          <table:table-cell office:value-type="float" office:value="0.0130458708084435" calcext:value-type="float">
            <text:p>0,013045870808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57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6.csv</text:p>
          </table:table-cell>
          <table:table-cell office:value-type="float" office:value="26.9525773755411" calcext:value-type="float">
            <text:p>26,9525773755411</text:p>
          </table:table-cell>
          <table:table-cell office:value-type="float" office:value="0.0112254016689077" calcext:value-type="float">
            <text:p>0,01122540166890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58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7.csv</text:p>
          </table:table-cell>
          <table:table-cell office:value-type="float" office:value="26.951396898194" calcext:value-type="float">
            <text:p>26,951396898194</text:p>
          </table:table-cell>
          <table:table-cell office:value-type="float" office:value="0.011229750042604" calcext:value-type="float">
            <text:p>0,011229750042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698" calcext:value-type="float">
            <text:p>73698</text:p>
          </table:table-cell>
          <table:table-cell office:value-type="float" office:value="3.222810543976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59]/1000000000000000" office:value-type="float" office:value="322.281054397662" calcext:value-type="float">
            <text:p>322,281054397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8.csv</text:p>
          </table:table-cell>
          <table:table-cell office:value-type="float" office:value="28.195652173913" calcext:value-type="float">
            <text:p>28,195652173913</text:p>
          </table:table-cell>
          <table:table-cell office:value-type="float" office:value="0.1185946169072" calcext:value-type="float">
            <text:p>0,1185946169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0535524212735" calcext:value-type="float">
            <text:p>1,81E+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[.G760]/1000000000000000" office:value-type="float" office:value="0.180535524212735" calcext:value-type="float">
            <text:p>0,180535524212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29.csv</text:p>
          </table:table-cell>
          <table:table-cell office:value-type="float" office:value="28.195652173913" calcext:value-type="float">
            <text:p>28,195652173913</text:p>
          </table:table-cell>
          <table:table-cell office:value-type="float" office:value="0.1185946169072" calcext:value-type="float">
            <text:p>0,1185946169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0535524212735" calcext:value-type="float">
            <text:p>1,81E+1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[.G761]/1000000000000000" office:value-type="float" office:value="0.180535524212735" calcext:value-type="float">
            <text:p>0,180535524212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30.csv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table:style-name="Default" office:value-type="float" office:value="-1" calcext:value-type="float">
            <text:p>-1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table:formula="of:=[.G762]/1000000000000000" office:value-type="float" office:value="-1E-015" calcext:value-type="float">
            <text:p>-1E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1-31.csv</text:p>
          </table:table-cell>
          <table:table-cell office:value-type="float" office:value="31.4918032786885" calcext:value-type="float">
            <text:p>31,4918032786885</text:p>
          </table:table-cell>
          <table:table-cell office:value-type="float" office:value="0.193104802521745" calcext:value-type="float">
            <text:p>0,1931048025217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0524043902975" calcext:value-type="float">
            <text:p>1,21E+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G763]/1000000000000000" office:value-type="float" office:value="0.120524043902975" calcext:value-type="float">
            <text:p>0,120524043902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1.csv</text:p>
          </table:table-cell>
          <table:table-cell office:value-type="float" office:value="27.2731661776474" calcext:value-type="float">
            <text:p>27,2731661776474</text:p>
          </table:table-cell>
          <table:table-cell office:value-type="float" office:value="0.0136102878432138" calcext:value-type="float">
            <text:p>0,0136102878432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79" calcext:value-type="float">
            <text:p>74979</text:p>
          </table:table-cell>
          <table:table-cell office:value-type="float" office:value="3.32013456465225E+017" calcext:value-type="float">
            <text:p>3,3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764]/1000000000000000" office:value-type="float" office:value="332.013456465225" calcext:value-type="float">
            <text:p>332,0134564652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2.csv</text:p>
          </table:table-cell>
          <table:table-cell office:value-type="float" office:value="27.9788115830013" calcext:value-type="float">
            <text:p>27,9788115830013</text:p>
          </table:table-cell>
          <table:table-cell office:value-type="float" office:value="0.00737832012776668" calcext:value-type="float">
            <text:p>0,0073783201277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040" calcext:value-type="float">
            <text:p>75040</text:p>
          </table:table-cell>
          <table:table-cell office:value-type="float" office:value="3.32073628800271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765]/1000000000000000" office:value-type="float" office:value="332.073628800271" calcext:value-type="float">
            <text:p>332,073628800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3.csv</text:p>
          </table:table-cell>
          <table:table-cell office:value-type="float" office:value="28.365704380292" calcext:value-type="float">
            <text:p>28,365704380292</text:p>
          </table:table-cell>
          <table:table-cell office:value-type="float" office:value="0.0132710136515366" calcext:value-type="float">
            <text:p>0,0132710136515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4994" calcext:value-type="float">
            <text:p>74994</text:p>
          </table:table-cell>
          <table:table-cell office:value-type="float" office:value="3.3198345080635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66]/1000000000000000" office:value-type="float" office:value="331.983450806355" calcext:value-type="float">
            <text:p>331,98345080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4.csv</text:p>
          </table:table-cell>
          <table:table-cell office:value-type="float" office:value="26.013027535169" calcext:value-type="float">
            <text:p>26,013027535169</text:p>
          </table:table-cell>
          <table:table-cell office:value-type="float" office:value="0.00360403402063237" calcext:value-type="float">
            <text:p>0,00360403402063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994" calcext:value-type="float">
            <text:p>74994</text:p>
          </table:table-cell>
          <table:table-cell office:value-type="float" office:value="3.3198345080635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67]/1000000000000000" office:value-type="float" office:value="331.983450806355" calcext:value-type="float">
            <text:p>331,9834508063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5.csv</text:p>
          </table:table-cell>
          <table:table-cell office:value-type="float" office:value="26.3192922100435" calcext:value-type="float">
            <text:p>26,3192922100435</text:p>
          </table:table-cell>
          <table:table-cell office:value-type="float" office:value="0.00613732262537404" calcext:value-type="float">
            <text:p>0,00613732262537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4993" calcext:value-type="float">
            <text:p>74993</text:p>
          </table:table-cell>
          <table:table-cell office:value-type="float" office:value="3.31979450019325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68]/1000000000000000" office:value-type="float" office:value="331.979450019325" calcext:value-type="float">
            <text:p>331,979450019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6.csv</text:p>
          </table:table-cell>
          <table:table-cell office:value-type="float" office:value="26.7576934368911" calcext:value-type="float">
            <text:p>26,7576934368911</text:p>
          </table:table-cell>
          <table:table-cell office:value-type="float" office:value="0.00453825946000227" calcext:value-type="float">
            <text:p>0,004538259460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69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7.csv</text:p>
          </table:table-cell>
          <table:table-cell office:value-type="float" office:value="27.5304534657165" calcext:value-type="float">
            <text:p>27,5304534657165</text:p>
          </table:table-cell>
          <table:table-cell office:value-type="float" office:value="0.0126745707128252" calcext:value-type="float">
            <text:p>0,01267457071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70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8.csv</text:p>
          </table:table-cell>
          <table:table-cell office:value-type="float" office:value="27.6150345637494" calcext:value-type="float">
            <text:p>27,6150345637494</text:p>
          </table:table-cell>
          <table:table-cell office:value-type="float" office:value="0.023324862520518" calcext:value-type="float">
            <text:p>0,0233248625205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33" calcext:value-type="float">
            <text:p>74933</text:p>
          </table:table-cell>
          <table:table-cell office:value-type="float" office:value="3.31862926762452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formula="of:=[.G771]/1000000000000000" office:value-type="float" office:value="331.862926762452" calcext:value-type="float">
            <text:p>331,862926762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09.csv</text:p>
          </table:table-cell>
          <table:table-cell office:value-type="float" office:value="26.3012691337595" calcext:value-type="float">
            <text:p>26,3012691337595</text:p>
          </table:table-cell>
          <table:table-cell office:value-type="float" office:value="0.0244712396098992" calcext:value-type="float">
            <text:p>0,0244712396098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58925975422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G772]/1000000000000000" office:value-type="float" office:value="331.858925975422" calcext:value-type="float">
            <text:p>331,8589259754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0.csv</text:p>
          </table:table-cell>
          <table:table-cell office:value-type="float" office:value="26.0691551119" calcext:value-type="float">
            <text:p>26,0691551119</text:p>
          </table:table-cell>
          <table:table-cell office:value-type="float" office:value="0.0216660632056853" calcext:value-type="float">
            <text:p>0,0216660632056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G773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1.csv</text:p>
          </table:table-cell>
          <table:table-cell office:value-type="float" office:value="25.4530738255034" calcext:value-type="float">
            <text:p>25,4530738255034</text:p>
          </table:table-cell>
          <table:table-cell office:value-type="float" office:value="0.00200378246468162" calcext:value-type="float">
            <text:p>0,0020037824646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499" calcext:value-type="float">
            <text:p>74499</text:p>
          </table:table-cell>
          <table:table-cell office:value-type="float" office:value="3.29931047255041E+017" calcext:value-type="float">
            <text:p>3,30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74]/1000000000000000" office:value-type="float" office:value="329.931047255041" calcext:value-type="float">
            <text:p>329,9310472550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2.csv</text:p>
          </table:table-cell>
          <table:table-cell office:value-type="float" office:value="25.9179800621889" calcext:value-type="float">
            <text:p>25,9179800621889</text:p>
          </table:table-cell>
          <table:table-cell office:value-type="float" office:value="0.00395274413759575" calcext:value-type="float">
            <text:p>0,003952744137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5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3.csv</text:p>
          </table:table-cell>
          <table:table-cell office:value-type="float" office:value="25.9845829384519" calcext:value-type="float">
            <text:p>25,9845829384519</text:p>
          </table:table-cell>
          <table:table-cell office:value-type="float" office:value="0.00736333809088424" calcext:value-type="float">
            <text:p>0,0073633380908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4916" calcext:value-type="float">
            <text:p>74916</text:p>
          </table:table-cell>
          <table:table-cell office:value-type="float" office:value="3.31797913965086E+017" calcext:value-type="float">
            <text:p>3,3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76]/1000000000000000" office:value-type="float" office:value="331.797913965086" calcext:value-type="float">
            <text:p>331,797913965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4.csv</text:p>
          </table:table-cell>
          <table:table-cell office:value-type="float" office:value="25.7312399076508" calcext:value-type="float">
            <text:p>25,7312399076508</text:p>
          </table:table-cell>
          <table:table-cell office:value-type="float" office:value="0.00828804335416034" calcext:value-type="float">
            <text:p>0,008288043354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7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5.csv</text:p>
          </table:table-cell>
          <table:table-cell office:value-type="float" office:value="25.5138056663953" calcext:value-type="float">
            <text:p>25,5138056663953</text:p>
          </table:table-cell>
          <table:table-cell office:value-type="float" office:value="0.00542924001138829" calcext:value-type="float">
            <text:p>0,0054292400113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932" calcext:value-type="float">
            <text:p>74932</text:p>
          </table:table-cell>
          <table:table-cell office:value-type="float" office:value="3.31861926557566E+017" calcext:value-type="float">
            <text:p>3,32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8]/1000000000000000" office:value-type="float" office:value="331.861926557566" calcext:value-type="float">
            <text:p>331,861926557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6.csv</text:p>
          </table:table-cell>
          <table:table-cell office:value-type="float" office:value="25.4968226763349" calcext:value-type="float">
            <text:p>25,4968226763349</text:p>
          </table:table-cell>
          <table:table-cell office:value-type="float" office:value="0.00908895228151337" calcext:value-type="float">
            <text:p>0,0090889522815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849" calcext:value-type="float">
            <text:p>75849</text:p>
          </table:table-cell>
          <table:table-cell office:value-type="float" office:value="3.35469636427163E+017" calcext:value-type="float">
            <text:p>3,35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79]/1000000000000000" office:value-type="float" office:value="335.469636427163" calcext:value-type="float">
            <text:p>335,469636427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7.csv</text:p>
          </table:table-cell>
          <table:table-cell office:value-type="float" office:value="25.7002703050586" calcext:value-type="float">
            <text:p>25,7002703050586</text:p>
          </table:table-cell>
          <table:table-cell office:value-type="float" office:value="0.0046630543851812" calcext:value-type="float">
            <text:p>0,0046630543851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689" calcext:value-type="float">
            <text:p>77689</text:p>
          </table:table-cell>
          <table:table-cell office:value-type="float" office:value="3.42691057395672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80]/1000000000000000" office:value-type="float" office:value="342.691057395672" calcext:value-type="float">
            <text:p>342,691057395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8.csv</text:p>
          </table:table-cell>
          <table:table-cell office:value-type="float" office:value="26.2260921049244" calcext:value-type="float">
            <text:p>26,2260921049244</text:p>
          </table:table-cell>
          <table:table-cell office:value-type="float" office:value="0.0135393419229466" calcext:value-type="float">
            <text:p>0,01353934192294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693" calcext:value-type="float">
            <text:p>77693</text:p>
          </table:table-cell>
          <table:table-cell office:value-type="float" office:value="3.42755069858096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1]/1000000000000000" office:value-type="float" office:value="342.755069858096" calcext:value-type="float">
            <text:p>342,755069858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19.csv</text:p>
          </table:table-cell>
          <table:table-cell office:value-type="float" office:value="26.178123432012" calcext:value-type="float">
            <text:p>26,178123432012</text:p>
          </table:table-cell>
          <table:table-cell office:value-type="float" office:value="0.00653481048733149" calcext:value-type="float">
            <text:p>0,0065348104873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726" calcext:value-type="float">
            <text:p>77726</text:p>
          </table:table-cell>
          <table:table-cell office:value-type="float" office:value="3.42819582731847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82]/1000000000000000" office:value-type="float" office:value="342.819582731847" calcext:value-type="float">
            <text:p>342,81958273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0.csv</text:p>
          </table:table-cell>
          <table:table-cell office:value-type="float" office:value="26.3362409458747" calcext:value-type="float">
            <text:p>26,3362409458747</text:p>
          </table:table-cell>
          <table:table-cell office:value-type="float" office:value="0.00955452246792249" calcext:value-type="float">
            <text:p>0,0095545224679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726" calcext:value-type="float">
            <text:p>77726</text:p>
          </table:table-cell>
          <table:table-cell office:value-type="float" office:value="3.42819582731847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3]/1000000000000000" office:value-type="float" office:value="342.819582731847" calcext:value-type="float">
            <text:p>342,8195827318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1.csv</text:p>
          </table:table-cell>
          <table:table-cell office:value-type="float" office:value="26.179399981966" calcext:value-type="float">
            <text:p>26,179399981966</text:p>
          </table:table-cell>
          <table:table-cell office:value-type="float" office:value="0.0101233421183145" calcext:value-type="float">
            <text:p>0,0101233421183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630" calcext:value-type="float">
            <text:p>77630</text:p>
          </table:table-cell>
          <table:table-cell office:value-type="float" office:value="3.4262688430610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84]/1000000000000000" office:value-type="float" office:value="342.626884306109" calcext:value-type="float">
            <text:p>342,6268843061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2.csv</text:p>
          </table:table-cell>
          <table:table-cell office:value-type="float" office:value="26.2649178808629" calcext:value-type="float">
            <text:p>26,2649178808629</text:p>
          </table:table-cell>
          <table:table-cell office:value-type="float" office:value="0.00622489289574306" calcext:value-type="float">
            <text:p>0,0062248928957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7691" calcext:value-type="float">
            <text:p>77691</text:p>
          </table:table-cell>
          <table:table-cell office:value-type="float" office:value="3.42747068284036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785]/1000000000000000" office:value-type="float" office:value="342.747068284036" calcext:value-type="float">
            <text:p>342,747068284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3.csv</text:p>
          </table:table-cell>
          <table:table-cell office:value-type="float" office:value="26.5621704349615" calcext:value-type="float">
            <text:p>26,5621704349615</text:p>
          </table:table-cell>
          <table:table-cell office:value-type="float" office:value="0.0123288614490403" calcext:value-type="float">
            <text:p>0,012328861449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786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4.csv</text:p>
          </table:table-cell>
          <table:table-cell office:value-type="float" office:value="26.5166293695501" calcext:value-type="float">
            <text:p>26,5166293695501</text:p>
          </table:table-cell>
          <table:table-cell office:value-type="float" office:value="0.00531971426576164" calcext:value-type="float">
            <text:p>0,0053197142657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7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5.csv</text:p>
          </table:table-cell>
          <table:table-cell office:value-type="float" office:value="26.2493344479455" calcext:value-type="float">
            <text:p>26,2493344479455</text:p>
          </table:table-cell>
          <table:table-cell office:value-type="float" office:value="0.00627825604295566" calcext:value-type="float">
            <text:p>0,0062782560429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4" calcext:value-type="float">
            <text:p>77754</text:p>
          </table:table-cell>
          <table:table-cell office:value-type="float" office:value="3.4287559390199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88]/1000000000000000" office:value-type="float" office:value="342.875593901999" calcext:value-type="float">
            <text:p>342,875593901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6.csv</text:p>
          </table:table-cell>
          <table:table-cell office:value-type="float" office:value="26.1898778135048" calcext:value-type="float">
            <text:p>26,1898778135048</text:p>
          </table:table-cell>
          <table:table-cell office:value-type="float" office:value="0.0100780151053389" calcext:value-type="float">
            <text:p>0,01007801510533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7749" calcext:value-type="float">
            <text:p>77749</text:p>
          </table:table-cell>
          <table:table-cell office:value-type="float" office:value="3.4285558996684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789]/1000000000000000" office:value-type="float" office:value="342.855589966849" calcext:value-type="float">
            <text:p>342,855589966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7.csv</text:p>
          </table:table-cell>
          <table:table-cell office:value-type="float" office:value="26.4250401903415" calcext:value-type="float">
            <text:p>26,4250401903415</text:p>
          </table:table-cell>
          <table:table-cell office:value-type="float" office:value="0.00923434916874011" calcext:value-type="float">
            <text:p>0,0092343491687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7754" calcext:value-type="float">
            <text:p>77754</text:p>
          </table:table-cell>
          <table:table-cell office:value-type="float" office:value="3.42875593901999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90]/1000000000000000" office:value-type="float" office:value="342.875593901999" calcext:value-type="float">
            <text:p>342,875593901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2-28.csv</text:p>
          </table:table-cell>
          <table:table-cell office:value-type="float" office:value="26.4906619643983" calcext:value-type="float">
            <text:p>26,4906619643983</text:p>
          </table:table-cell>
          <table:table-cell office:value-type="float" office:value="0.00541496396391179" calcext:value-type="float">
            <text:p>0,0054149639639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692" calcext:value-type="float">
            <text:p>77692</text:p>
          </table:table-cell>
          <table:table-cell office:value-type="float" office:value="3.42751069071066E+017" calcext:value-type="float">
            <text:p>3,43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791]/1000000000000000" office:value-type="float" office:value="342.751069071066" calcext:value-type="float">
            <text:p>342,751069071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1.csv</text:p>
          </table:table-cell>
          <table:table-cell office:value-type="float" office:value="25.6599058545118" calcext:value-type="float">
            <text:p>25,6599058545118</text:p>
          </table:table-cell>
          <table:table-cell office:value-type="float" office:value="0.00480595306674639" calcext:value-type="float">
            <text:p>0,00480595306674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751" calcext:value-type="float">
            <text:p>77751</text:p>
          </table:table-cell>
          <table:table-cell office:value-type="float" office:value="3.4286359154090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2]/1000000000000000" office:value-type="float" office:value="342.863591540909" calcext:value-type="float">
            <text:p>342,863591540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2.csv</text:p>
          </table:table-cell>
          <table:table-cell office:value-type="float" office:value="25.9563495125653" calcext:value-type="float">
            <text:p>25,9563495125653</text:p>
          </table:table-cell>
          <table:table-cell office:value-type="float" office:value="0.00374277491579553" calcext:value-type="float">
            <text:p>0,0037427749157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53" calcext:value-type="float">
            <text:p>77753</text:p>
          </table:table-cell>
          <table:table-cell office:value-type="float" office:value="3.42871593114969E+017" calcext:value-type="float">
            <text:p>3,43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3]/1000000000000000" office:value-type="float" office:value="342.871593114969" calcext:value-type="float">
            <text:p>342,87159311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3.csv</text:p>
          </table:table-cell>
          <table:table-cell office:value-type="float" office:value="25.8663472049216" calcext:value-type="float">
            <text:p>25,8663472049216</text:p>
          </table:table-cell>
          <table:table-cell office:value-type="float" office:value="0.00760690746505536" calcext:value-type="float">
            <text:p>0,007606907465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4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4.csv</text:p>
          </table:table-cell>
          <table:table-cell office:value-type="float" office:value="25.8173856674378" calcext:value-type="float">
            <text:p>25,8173856674378</text:p>
          </table:table-cell>
          <table:table-cell office:value-type="float" office:value="0.00778146533400441" calcext:value-type="float">
            <text:p>0,0077814653340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5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5.csv</text:p>
          </table:table-cell>
          <table:table-cell office:value-type="float" office:value="25.7844141647812" calcext:value-type="float">
            <text:p>25,7844141647812</text:p>
          </table:table-cell>
          <table:table-cell office:value-type="float" office:value="0.00789901546693633" calcext:value-type="float">
            <text:p>0,0078990154669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6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6.csv</text:p>
          </table:table-cell>
          <table:table-cell office:value-type="float" office:value="26.1275262475532" calcext:value-type="float">
            <text:p>26,1275262475532</text:p>
          </table:table-cell>
          <table:table-cell office:value-type="float" office:value="0.010240954892504" calcext:value-type="float">
            <text:p>0,0102409548925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797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7.csv</text:p>
          </table:table-cell>
          <table:table-cell office:value-type="float" office:value="25.9880265398988" calcext:value-type="float">
            <text:p>25,9880265398988</text:p>
          </table:table-cell>
          <table:table-cell office:value-type="float" office:value="0.0107382998072796" calcext:value-type="float">
            <text:p>0,010738299807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798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8.csv</text:p>
          </table:table-cell>
          <table:table-cell office:value-type="float" office:value="25.8960139309047" calcext:value-type="float">
            <text:p>25,8960139309047</text:p>
          </table:table-cell>
          <table:table-cell office:value-type="float" office:value="0.0110663435282874" calcext:value-type="float">
            <text:p>0,011066343528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73" calcext:value-type="float">
            <text:p>78673</text:p>
          </table:table-cell>
          <table:table-cell office:value-type="float" office:value="3.46482303599224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799]/1000000000000000" office:value-type="float" office:value="346.482303599224" calcext:value-type="float">
            <text:p>346,482303599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09.csv</text:p>
          </table:table-cell>
          <table:table-cell office:value-type="float" office:value="25.7273224530294" calcext:value-type="float">
            <text:p>25,7273224530294</text:p>
          </table:table-cell>
          <table:table-cell office:value-type="float" office:value="0.00810570205892377" calcext:value-type="float">
            <text:p>0,0081057020589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612" calcext:value-type="float">
            <text:p>78612</text:p>
          </table:table-cell>
          <table:table-cell office:value-type="float" office:value="3.4636177955532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0]/1000000000000000" office:value-type="float" office:value="346.361779555321" calcext:value-type="float">
            <text:p>346,36177955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0.csv</text:p>
          </table:table-cell>
          <table:table-cell office:value-type="float" office:value="25.7656973490052" calcext:value-type="float">
            <text:p>25,7656973490052</text:p>
          </table:table-cell>
          <table:table-cell office:value-type="float" office:value="0.00796888534052758" calcext:value-type="float">
            <text:p>0,00796888534052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8611" calcext:value-type="float">
            <text:p>78611</text:p>
          </table:table-cell>
          <table:table-cell office:value-type="float" office:value="3.4635777876829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1]/1000000000000000" office:value-type="float" office:value="346.357778768291" calcext:value-type="float">
            <text:p>346,357778768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1.csv</text:p>
          </table:table-cell>
          <table:table-cell office:value-type="float" office:value="25.7729637591747" calcext:value-type="float">
            <text:p>25,7729637591747</text:p>
          </table:table-cell>
          <table:table-cell office:value-type="float" office:value="0.00794291837248" calcext:value-type="float">
            <text:p>0,007942918372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8612" calcext:value-type="float">
            <text:p>78612</text:p>
          </table:table-cell>
          <table:table-cell office:value-type="float" office:value="3.4636177955532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2]/1000000000000000" office:value-type="float" office:value="346.361779555321" calcext:value-type="float">
            <text:p>346,361779555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2.csv</text:p>
          </table:table-cell>
          <table:table-cell office:value-type="float" office:value="25.6648094438508" calcext:value-type="float">
            <text:p>25,6648094438508</text:p>
          </table:table-cell>
          <table:table-cell office:value-type="float" office:value="0.00832871311411221" calcext:value-type="float">
            <text:p>0,0083287131141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8611" calcext:value-type="float">
            <text:p>78611</text:p>
          </table:table-cell>
          <table:table-cell office:value-type="float" office:value="3.46357778768291E+017" calcext:value-type="float">
            <text:p>3,4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3]/1000000000000000" office:value-type="float" office:value="346.357778768291" calcext:value-type="float">
            <text:p>346,3577787682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3.csv</text:p>
          </table:table-cell>
          <table:table-cell office:value-type="float" office:value="25.8117069382336" calcext:value-type="float">
            <text:p>25,8117069382336</text:p>
          </table:table-cell>
          <table:table-cell office:value-type="float" office:value="0.0112841021565048" calcext:value-type="float">
            <text:p>0,0112841021565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804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4.csv</text:p>
          </table:table-cell>
          <table:table-cell office:value-type="float" office:value="25.615998396653" calcext:value-type="float">
            <text:p>25,615998396653</text:p>
          </table:table-cell>
          <table:table-cell office:value-type="float" office:value="0.00843752977291689" calcext:value-type="float">
            <text:p>0,0084375297729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05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5.csv</text:p>
          </table:table-cell>
          <table:table-cell office:value-type="float" office:value="25.7132388861749" calcext:value-type="float">
            <text:p>25,7132388861749</text:p>
          </table:table-cell>
          <table:table-cell office:value-type="float" office:value="0.0116326032312355" calcext:value-type="float">
            <text:p>0,0116326032312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832" calcext:value-type="float">
            <text:p>79832</text:p>
          </table:table-cell>
          <table:table-cell office:value-type="float" office:value="3.5597365757898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6]/1000000000000000" office:value-type="float" office:value="355.97365757898" calcext:value-type="float">
            <text:p>355,973657578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6.csv</text:p>
          </table:table-cell>
          <table:table-cell office:value-type="float" office:value="25.9076435514581" calcext:value-type="float">
            <text:p>25,9076435514581</text:p>
          </table:table-cell>
          <table:table-cell office:value-type="float" office:value="0.00740537689936734" calcext:value-type="float">
            <text:p>0,007405376899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31" calcext:value-type="float">
            <text:p>79831</text:p>
          </table:table-cell>
          <table:table-cell office:value-type="float" office:value="3.5596965679195E+017" calcext:value-type="float">
            <text:p>3,56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07]/1000000000000000" office:value-type="float" office:value="355.96965679195" calcext:value-type="float">
            <text:p>355,96965679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7.csv</text:p>
          </table:table-cell>
          <table:table-cell office:value-type="float" office:value="25.833162140495" calcext:value-type="float">
            <text:p>25,833162140495</text:p>
          </table:table-cell>
          <table:table-cell office:value-type="float" office:value="0.0112082374612424" calcext:value-type="float">
            <text:p>0,01120823746124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9831" calcext:value-type="float">
            <text:p>79831</text:p>
          </table:table-cell>
          <table:table-cell office:value-type="float" office:value="3.5596965679195E+017" calcext:value-type="float">
            <text:p>3,56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8]/1000000000000000" office:value-type="float" office:value="355.96965679195" calcext:value-type="float">
            <text:p>355,96965679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8.csv</text:p>
          </table:table-cell>
          <table:table-cell office:value-type="float" office:value="25.6025088587903" calcext:value-type="float">
            <text:p>25,6025088587903</text:p>
          </table:table-cell>
          <table:table-cell office:value-type="float" office:value="0.00842428921624973" calcext:value-type="float">
            <text:p>0,008424289216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992" calcext:value-type="float">
            <text:p>80992</text:p>
          </table:table-cell>
          <table:table-cell office:value-type="float" office:value="3.60668420981343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09]/1000000000000000" office:value-type="float" office:value="360.668420981343" calcext:value-type="float">
            <text:p>360,6684209813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19.csv</text:p>
          </table:table-cell>
          <table:table-cell office:value-type="float" office:value="25.6154150246458" calcext:value-type="float">
            <text:p>25,6154150246458</text:p>
          </table:table-cell>
          <table:table-cell office:value-type="float" office:value="0.00838132003697641" calcext:value-type="float">
            <text:p>0,00838132003697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946" calcext:value-type="float">
            <text:p>80946</text:p>
          </table:table-cell>
          <table:table-cell office:value-type="float" office:value="3.6053289418929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10]/1000000000000000" office:value-type="float" office:value="360.53289418929" calcext:value-type="float">
            <text:p>360,53289418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0.csv</text:p>
          </table:table-cell>
          <table:table-cell office:value-type="float" office:value="25.6860676295079" calcext:value-type="float">
            <text:p>25,6860676295079</text:p>
          </table:table-cell>
          <table:table-cell office:value-type="float" office:value="0.00813329226716576" calcext:value-type="float">
            <text:p>0,0081332922671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940" calcext:value-type="float">
            <text:p>80940</text:p>
          </table:table-cell>
          <table:table-cell office:value-type="float" office:value="3.6050888946711E+017" calcext:value-type="float">
            <text:p>3,61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811]/1000000000000000" office:value-type="float" office:value="360.50888946711" calcext:value-type="float">
            <text:p>360,508889467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1.csv</text:p>
          </table:table-cell>
          <table:table-cell office:value-type="float" office:value="25.9752116662269" calcext:value-type="float">
            <text:p>25,9752116662269</text:p>
          </table:table-cell>
          <table:table-cell office:value-type="float" office:value="0.0104748646180776" calcext:value-type="float">
            <text:p>0,01047486461807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385" calcext:value-type="float">
            <text:p>83385</text:p>
          </table:table-cell>
          <table:table-cell office:value-type="float" office:value="3.7015078658878E+017" calcext:value-type="float">
            <text:p>3,70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12]/1000000000000000" office:value-type="float" office:value="370.15078658878" calcext:value-type="float">
            <text:p>370,15078658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2.csv</text:p>
          </table:table-cell>
          <table:table-cell office:value-type="float" office:value="26.2702372100832" calcext:value-type="float">
            <text:p>26,2702372100832</text:p>
          </table:table-cell>
          <table:table-cell office:value-type="float" office:value="0.0163792039088565" calcext:value-type="float">
            <text:p>0,01637920390885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385" calcext:value-type="float">
            <text:p>83385</text:p>
          </table:table-cell>
          <table:table-cell office:value-type="float" office:value="3.7015078658878E+017" calcext:value-type="float">
            <text:p>3,70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813]/1000000000000000" office:value-type="float" office:value="370.15078658878" calcext:value-type="float">
            <text:p>370,15078658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3.csv</text:p>
          </table:table-cell>
          <table:table-cell office:value-type="float" office:value="26.2299399186924" calcext:value-type="float">
            <text:p>26,2299399186924</text:p>
          </table:table-cell>
          <table:table-cell office:value-type="float" office:value="0.00959268125546586" calcext:value-type="float">
            <text:p>0,00959268125546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386" calcext:value-type="float">
            <text:p>83386</text:p>
          </table:table-cell>
          <table:table-cell office:value-type="float" office:value="3.69946746732037E+017" calcext:value-type="float">
            <text:p>3,70E+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[.G814]/1000000000000000" office:value-type="float" office:value="369.946746732037" calcext:value-type="float">
            <text:p>369,9467467320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4.csv</text:p>
          </table:table-cell>
          <table:table-cell office:value-type="float" office:value="26.3884784946872" calcext:value-type="float">
            <text:p>26,3884784946872</text:p>
          </table:table-cell>
          <table:table-cell office:value-type="float" office:value="0.00897822445360839" calcext:value-type="float">
            <text:p>0,0089782244536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4606" calcext:value-type="float">
            <text:p>84606</text:p>
          </table:table-cell>
          <table:table-cell office:value-type="float" office:value="3.76614049489995E+017" calcext:value-type="float">
            <text:p>3,77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5]/1000000000000000" office:value-type="float" office:value="376.614049489995" calcext:value-type="float">
            <text:p>376,61404948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5.csv</text:p>
          </table:table-cell>
          <table:table-cell office:value-type="float" office:value="26.5595650375273" calcext:value-type="float">
            <text:p>26,5595650375273</text:p>
          </table:table-cell>
          <table:table-cell office:value-type="float" office:value="0.0083901403027654" calcext:value-type="float">
            <text:p>0,0083901403027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604" calcext:value-type="float">
            <text:p>84604</text:p>
          </table:table-cell>
          <table:table-cell office:value-type="float" office:value="3.79758663825409E+017" calcext:value-type="float">
            <text:p>3,80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6]/1000000000000000" office:value-type="float" office:value="379.758663825409" calcext:value-type="float">
            <text:p>379,758663825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6.csv</text:p>
          </table:table-cell>
          <table:table-cell office:value-type="float" office:value="26.5535771366332" calcext:value-type="float">
            <text:p>26,5535771366332</text:p>
          </table:table-cell>
          <table:table-cell office:value-type="float" office:value="0.0118583708455215" calcext:value-type="float">
            <text:p>0,01185837084552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4466" calcext:value-type="float">
            <text:p>84466</text:p>
          </table:table-cell>
          <table:table-cell office:value-type="float" office:value="3.79352423515227E+017" calcext:value-type="float">
            <text:p>3,79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7]/1000000000000000" office:value-type="float" office:value="379.352423515227" calcext:value-type="float">
            <text:p>379,3524235152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7.csv</text:p>
          </table:table-cell>
          <table:table-cell office:value-type="float" office:value="26.5024981057018" calcext:value-type="float">
            <text:p>26,5024981057018</text:p>
          </table:table-cell>
          <table:table-cell office:value-type="float" office:value="0.0120343360881337" calcext:value-type="float">
            <text:p>0,01203433608813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463" calcext:value-type="float">
            <text:p>84463</text:p>
          </table:table-cell>
          <table:table-cell office:value-type="float" office:value="3.79320417273177E+017" calcext:value-type="float">
            <text:p>3,79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818]/1000000000000000" office:value-type="float" office:value="379.320417273177" calcext:value-type="float">
            <text:p>379,3204172731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8.csv</text:p>
          </table:table-cell>
          <table:table-cell office:value-type="float" office:value="26.4637998343783" calcext:value-type="float">
            <text:p>26,4637998343783</text:p>
          </table:table-cell>
          <table:table-cell office:value-type="float" office:value="0.0121627395136841" calcext:value-type="float">
            <text:p>0,0121627395136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4529" calcext:value-type="float">
            <text:p>84529</text:p>
          </table:table-cell>
          <table:table-cell office:value-type="float" office:value="3.79480609067214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819]/1000000000000000" office:value-type="float" office:value="379.480609067214" calcext:value-type="float">
            <text:p>379,480609067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29.csv</text:p>
          </table:table-cell>
          <table:table-cell office:value-type="float" office:value="26.0461837167178" calcext:value-type="float">
            <text:p>26,0461837167178</text:p>
          </table:table-cell>
          <table:table-cell office:value-type="float" office:value="0.0136041982081154" calcext:value-type="float">
            <text:p>0,0136041982081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4466" calcext:value-type="float">
            <text:p>84466</text:p>
          </table:table-cell>
          <table:table-cell office:value-type="float" office:value="3.79348422739035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20]/1000000000000000" office:value-type="float" office:value="379.348422739035" calcext:value-type="float">
            <text:p>379,348422739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30.csv</text:p>
          </table:table-cell>
          <table:table-cell office:value-type="float" office:value="25.9300690194036" calcext:value-type="float">
            <text:p>25,9300690194036</text:p>
          </table:table-cell>
          <table:table-cell office:value-type="float" office:value="0.0105628213656806" calcext:value-type="float">
            <text:p>0,010562821365681</text:p>
          </table:table-cell>
          <table:table-cell table:number-columns-repeated="2"/>
          <table:table-cell office:value-type="float" office:value="84468" calcext:value-type="float">
            <text:p>84468</text:p>
          </table:table-cell>
          <table:table-cell office:value-type="float" office:value="3.79360425089287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G821]/1000000000000000" office:value-type="float" office:value="379.360425089287" calcext:value-type="float">
            <text:p>379,360425089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3-31.csv</text:p>
          </table:table-cell>
          <table:table-cell office:value-type="float" office:value="26.1932543299909" calcext:value-type="float">
            <text:p>26,1932543299909</text:p>
          </table:table-cell>
          <table:table-cell office:value-type="float" office:value="0.0130980060304393" calcext:value-type="float">
            <text:p>0,013098006030439</text:p>
          </table:table-cell>
          <table:table-cell table:number-columns-repeated="2"/>
          <table:table-cell office:value-type="float" office:value="84468" calcext:value-type="float">
            <text:p>84468</text:p>
          </table:table-cell>
          <table:table-cell office:value-type="float" office:value="3.79360425089287E+017" calcext:value-type="float">
            <text:p>3,79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822]/1000000000000000" office:value-type="float" office:value="379.360425089287" calcext:value-type="float">
            <text:p>379,36042508928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11:49:34.01697559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2:12:35.920613546</dc:date>
    <meta:editing-duration>PT1H12M40S</meta:editing-duration>
    <meta:editing-cycles>10</meta:editing-cycles>
    <meta:generator>LibreOffice/5.3.3.2$Linux_X86_64 LibreOffice_project/30m0$Build-2</meta:generator>
    <meta:document-statistic meta:table-count="1" meta:cell-count="73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style:rotation-angle="1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284cm" svg:y="3.123cm" style:legend-expansion="custom" chartooo:width="14.382cm" chartooo:height="1.139cm" style:legend-expansion-aspect-ratio="12.6268656716418" chart:style-name="ch2"/>
        <chart:plot-area chart:style-name="ch3" table:cell-range-address="klhf.A2:klhf.B822 klhf.A1:klhf.B1 klhf.H1:klhf.I822" chart:data-source-has-labels="both" svg:x="0.663cm" svg:y="0.177cm" svg:width="15.004cm" svg:height="8.728cm">
          <chartooo:coordinate-region svg:x="1.284cm" svg:y="0.35cm" svg:width="14.383cm" svg:height="8.383cm"/>
          <chart:axis chart:dimension="x" chart:name="primary-x" chart:style-name="ch4" chartooo:axis-type="auto">
            <chartooo:date-scale/>
            <chart:categories table:cell-range-address="klhf.A2:klhf.A822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822" chart:label-cell-address="klhf.B1:klhf.B1" chart:class="chart:line">
            <chart:data-point chart:repeated="821"/>
          </chart:series>
          <chart:series chart:style-name="ch9" chart:values-cell-range-address="klhf.H2:klhf.H822" chart:label-cell-address="klhf.H1:klhf.H1" chart:class="chart:line">
            <chart:data-point chart:repeated="821"/>
          </chart:series>
          <chart:series chart:style-name="ch10" chart:values-cell-range-address="klhf.I2:klhf.I822" chart:label-cell-address="klhf.I1:klhf.I1" chart:class="chart:line">
            <chart:data-point chart:repeated="8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edia</text:p>
                <draw:g>
                  <svg:desc>klhf.B1:klhf.B1</svg:desc>
                </draw:g>
              </table:table-cell>
              <table:table-cell office:value-type="string">
                <text:p>Temperatura minima</text:p>
                <draw:g>
                  <svg:desc>klhf.H1:klhf.H1</svg:desc>
                </draw:g>
              </table:table-cell>
              <table:table-cell office:value-type="string">
                <text:p>Temperatura massima</text:p>
                <draw:g>
                  <svg:desc>klhf.I1:klhf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822</svg:desc>
                </draw:g>
              </table:table-cell>
              <table:table-cell office:value-type="float" office:value="26.5221537416287">
                <text:p>26.5221537416287</text:p>
                <draw:g>
                  <svg:desc>klhf.B2:klhf.B822</svg:desc>
                </draw:g>
              </table:table-cell>
              <table:table-cell office:value-type="float" office:value="16">
                <text:p>16</text:p>
                <draw:g>
                  <svg:desc>klhf.H2:klhf.H822</svg:desc>
                </draw:g>
              </table:table-cell>
              <table:table-cell office:value-type="float" office:value="44">
                <text:p>44</text:p>
                <draw:g>
                  <svg:desc>klhf.I2:klhf.I822</svg:desc>
                </draw:g>
              </table:table-cell>
            </table:table-row>
            <table:table-row>
              <table:table-cell office:value-type="string">
                <text:p>2015-01-02.csv</text:p>
              </table:table-cell>
              <table:table-cell office:value-type="float" office:value="26.6187183033656">
                <text:p>26.618718303365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3.csv</text:p>
              </table:table-cell>
              <table:table-cell office:value-type="float" office:value="26.6208812539428">
                <text:p>26.620881253942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4.csv</text:p>
              </table:table-cell>
              <table:table-cell office:value-type="float" office:value="26.5870134912161">
                <text:p>26.587013491216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5.csv</text:p>
              </table:table-cell>
              <table:table-cell office:value-type="float" office:value="26.5549118937392">
                <text:p>26.554911893739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6.csv</text:p>
              </table:table-cell>
              <table:table-cell office:value-type="float" office:value="26.7672138291691">
                <text:p>26.7672138291691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1-07.csv</text:p>
              </table:table-cell>
              <table:table-cell office:value-type="float" office:value="26.6633176778192">
                <text:p>26.663317677819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1-08.csv</text:p>
              </table:table-cell>
              <table:table-cell office:value-type="float" office:value="26.3439007246904">
                <text:p>26.343900724690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09.csv</text:p>
              </table:table-cell>
              <table:table-cell office:value-type="float" office:value="26.6103974793989">
                <text:p>26.610397479398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0.csv</text:p>
              </table:table-cell>
              <table:table-cell office:value-type="float" office:value="26.6365834784291">
                <text:p>26.6365834784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1.csv</text:p>
              </table:table-cell>
              <table:table-cell office:value-type="float" office:value="26.5850744824918">
                <text:p>26.585074482491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1-12.csv</text:p>
              </table:table-cell>
              <table:table-cell office:value-type="float" office:value="26.5426097891275">
                <text:p>26.54260978912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13.csv</text:p>
              </table:table-cell>
              <table:table-cell office:value-type="float" office:value="26.1955649061714">
                <text:p>26.19556490617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4.csv</text:p>
              </table:table-cell>
              <table:table-cell office:value-type="float" office:value="26.415582848732">
                <text:p>26.41558284873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15.csv</text:p>
              </table:table-cell>
              <table:table-cell office:value-type="float" office:value="26.0896563334215">
                <text:p>26.08965633342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6.csv</text:p>
              </table:table-cell>
              <table:table-cell office:value-type="float" office:value="26.1750066062892">
                <text:p>26.1750066062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7.csv</text:p>
              </table:table-cell>
              <table:table-cell office:value-type="float" office:value="26.3020730740589">
                <text:p>26.302073074058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8.csv</text:p>
              </table:table-cell>
              <table:table-cell office:value-type="float" office:value="26.1867733256462">
                <text:p>26.186773325646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19.csv</text:p>
              </table:table-cell>
              <table:table-cell office:value-type="float" office:value="26.4775428380507">
                <text:p>26.47754283805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20.csv</text:p>
              </table:table-cell>
              <table:table-cell office:value-type="float" office:value="26.2770441001192">
                <text:p>26.277044100119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1-21.csv</text:p>
              </table:table-cell>
              <table:table-cell office:value-type="float" office:value="26.10688858728">
                <text:p>26.1068885872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2.csv</text:p>
              </table:table-cell>
              <table:table-cell office:value-type="float" office:value="25.9555940570561">
                <text:p>25.955594057056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3.csv</text:p>
              </table:table-cell>
              <table:table-cell office:value-type="float" office:value="26.0465646137415">
                <text:p>26.046564613741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4.csv</text:p>
              </table:table-cell>
              <table:table-cell office:value-type="float" office:value="26.0588847126681">
                <text:p>26.05888471266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1-25.csv</text:p>
              </table:table-cell>
              <table:table-cell office:value-type="float" office:value="26.0505299015897">
                <text:p>26.05052990158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26.csv</text:p>
              </table:table-cell>
              <table:table-cell office:value-type="float" office:value="26.2815338758516">
                <text:p>26.28153387585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27.csv</text:p>
              </table:table-cell>
              <table:table-cell office:value-type="float" office:value="26.2559956566896">
                <text:p>26.2559956566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28.csv</text:p>
              </table:table-cell>
              <table:table-cell office:value-type="float" office:value="26.4202251965158">
                <text:p>26.420225196515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1-29.csv</text:p>
              </table:table-cell>
              <table:table-cell office:value-type="float" office:value="26.3681622473708">
                <text:p>26.36816224737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1-30.csv</text:p>
              </table:table-cell>
              <table:table-cell office:value-type="float" office:value="26.2800743476931">
                <text:p>26.280074347693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1-31.csv</text:p>
              </table:table-cell>
              <table:table-cell office:value-type="float" office:value="26.6109048178613">
                <text:p>26.610904817861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1.csv</text:p>
              </table:table-cell>
              <table:table-cell office:value-type="float" office:value="26.4082961222092">
                <text:p>26.40829612220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2.csv</text:p>
              </table:table-cell>
              <table:table-cell office:value-type="float" office:value="26.7737015276146">
                <text:p>26.773701527614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3.csv</text:p>
              </table:table-cell>
              <table:table-cell office:value-type="float" office:value="26.5706404357217">
                <text:p>26.570640435721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4.csv</text:p>
              </table:table-cell>
              <table:table-cell office:value-type="float" office:value="26.9166803615448">
                <text:p>26.916680361544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5.csv</text:p>
              </table:table-cell>
              <table:table-cell office:value-type="float" office:value="26.5268404549071">
                <text:p>26.526840454907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06.csv</text:p>
              </table:table-cell>
              <table:table-cell office:value-type="float" office:value="26.3610551468866">
                <text:p>26.361055146886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7.csv</text:p>
              </table:table-cell>
              <table:table-cell office:value-type="float" office:value="26.5826227511244">
                <text:p>26.58262275112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8.csv</text:p>
              </table:table-cell>
              <table:table-cell office:value-type="float" office:value="27.0747985382309">
                <text:p>27.07479853823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09.csv</text:p>
              </table:table-cell>
              <table:table-cell office:value-type="float" office:value="26.9811183732752">
                <text:p>26.98111837327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0.csv</text:p>
              </table:table-cell>
              <table:table-cell office:value-type="float" office:value="26.4846795352324">
                <text:p>26.484679535232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1.csv</text:p>
              </table:table-cell>
              <table:table-cell office:value-type="float" office:value="26.3044392630183">
                <text:p>26.304439263018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2.csv</text:p>
              </table:table-cell>
              <table:table-cell office:value-type="float" office:value="26.4981693363844">
                <text:p>26.49816933638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3.csv</text:p>
              </table:table-cell>
              <table:table-cell office:value-type="float" office:value="26.487103129152">
                <text:p>26.48710312915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4.csv</text:p>
              </table:table-cell>
              <table:table-cell office:value-type="float" office:value="26.567691391396">
                <text:p>26.56769139139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5.csv</text:p>
              </table:table-cell>
              <table:table-cell office:value-type="float" office:value="26.5913583927711">
                <text:p>26.591358392771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6.csv</text:p>
              </table:table-cell>
              <table:table-cell office:value-type="float" office:value="26.5899405976927">
                <text:p>26.589940597692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7.csv</text:p>
              </table:table-cell>
              <table:table-cell office:value-type="float" office:value="26.5072360725671">
                <text:p>26.50723607256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2-18.csv</text:p>
              </table:table-cell>
              <table:table-cell office:value-type="float" office:value="26.9483110509781">
                <text:p>26.94831105097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2-19.csv</text:p>
              </table:table-cell>
              <table:table-cell office:value-type="float" office:value="27.1562019330104">
                <text:p>27.156201933010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0.csv</text:p>
              </table:table-cell>
              <table:table-cell office:value-type="float" office:value="27.1707590562713">
                <text:p>27.170759056271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1.csv</text:p>
              </table:table-cell>
              <table:table-cell office:value-type="float" office:value="27.1933478111784">
                <text:p>27.193347811178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2.csv</text:p>
              </table:table-cell>
              <table:table-cell office:value-type="float" office:value="26.8982922981963">
                <text:p>26.898292298196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3.csv</text:p>
              </table:table-cell>
              <table:table-cell office:value-type="float" office:value="26.8867907274473">
                <text:p>26.886790727447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4.csv</text:p>
              </table:table-cell>
              <table:table-cell office:value-type="float" office:value="26.8879257248443">
                <text:p>26.887925724844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5.csv</text:p>
              </table:table-cell>
              <table:table-cell office:value-type="float" office:value="26.912906610703">
                <text:p>26.91290661070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6.csv</text:p>
              </table:table-cell>
              <table:table-cell office:value-type="float" office:value="26.686468872482">
                <text:p>26.68646887248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2-27.csv</text:p>
              </table:table-cell>
              <table:table-cell office:value-type="float" office:value="27.0605410830786">
                <text:p>27.060541083078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2-28.csv</text:p>
              </table:table-cell>
              <table:table-cell office:value-type="float" office:value="27.1960171540672">
                <text:p>27.196017154067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6.6245637247074">
                <text:p>26.62456372470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2.csv</text:p>
              </table:table-cell>
              <table:table-cell office:value-type="float" office:value="26.600465370928">
                <text:p>26.60046537092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3.csv</text:p>
              </table:table-cell>
              <table:table-cell office:value-type="float" office:value="26.9214380218076">
                <text:p>26.9214380218076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4.csv</text:p>
              </table:table-cell>
              <table:table-cell office:value-type="float" office:value="26.9760614784757">
                <text:p>26.976061478475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5.csv</text:p>
              </table:table-cell>
              <table:table-cell office:value-type="float" office:value="26.826491057058">
                <text:p>26.82649105705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6.csv</text:p>
              </table:table-cell>
              <table:table-cell office:value-type="float" office:value="26.9179588320638">
                <text:p>26.917958832063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07.csv</text:p>
              </table:table-cell>
              <table:table-cell office:value-type="float" office:value="26.8896512681159">
                <text:p>26.889651268115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8.csv</text:p>
              </table:table-cell>
              <table:table-cell office:value-type="float" office:value="27.1147054156371">
                <text:p>27.11470541563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09.csv</text:p>
              </table:table-cell>
              <table:table-cell office:value-type="float" office:value="27.1288114075854">
                <text:p>27.128811407585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0.csv</text:p>
              </table:table-cell>
              <table:table-cell office:value-type="float" office:value="27.0807480004506">
                <text:p>27.08074800045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1.csv</text:p>
              </table:table-cell>
              <table:table-cell office:value-type="float" office:value="27.2646581273679">
                <text:p>27.26465812736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2.csv</text:p>
              </table:table-cell>
              <table:table-cell office:value-type="float" office:value="27.185247900298">
                <text:p>27.1852479002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3.csv</text:p>
              </table:table-cell>
              <table:table-cell office:value-type="float" office:value="27.2572566231533">
                <text:p>27.257256623153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4.csv</text:p>
              </table:table-cell>
              <table:table-cell office:value-type="float" office:value="27.4632021899957">
                <text:p>27.46320218999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5.csv</text:p>
              </table:table-cell>
              <table:table-cell office:value-type="float" office:value="27.5926244343891">
                <text:p>27.59262443438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6.csv</text:p>
              </table:table-cell>
              <table:table-cell office:value-type="float" office:value="27.1473955740598">
                <text:p>27.14739557405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3-17.csv</text:p>
              </table:table-cell>
              <table:table-cell office:value-type="float" office:value="27.1819642089545">
                <text:p>27.181964208954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8.csv</text:p>
              </table:table-cell>
              <table:table-cell office:value-type="float" office:value="27.3712669683258">
                <text:p>27.3712669683258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19.csv</text:p>
              </table:table-cell>
              <table:table-cell office:value-type="float" office:value="27.9071719457014">
                <text:p>27.907171945701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0.csv</text:p>
              </table:table-cell>
              <table:table-cell office:value-type="float" office:value="27.344739345079">
                <text:p>27.3447393450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1.csv</text:p>
              </table:table-cell>
              <table:table-cell office:value-type="float" office:value="27.1399417567781">
                <text:p>27.1399417567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2.csv</text:p>
              </table:table-cell>
              <table:table-cell office:value-type="float" office:value="27.4555141663845">
                <text:p>27.455514166384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3.csv</text:p>
              </table:table-cell>
              <table:table-cell office:value-type="float" office:value="27.2512416471013">
                <text:p>27.251241647101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4.csv</text:p>
              </table:table-cell>
              <table:table-cell office:value-type="float" office:value="26.9318524859763">
                <text:p>26.931852485976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5.csv</text:p>
              </table:table-cell>
              <table:table-cell office:value-type="float" office:value="27.1647647828244">
                <text:p>27.16476478282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6.csv</text:p>
              </table:table-cell>
              <table:table-cell office:value-type="float" office:value="27.4113463969659">
                <text:p>27.411346396965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27.csv</text:p>
              </table:table-cell>
              <table:table-cell office:value-type="float" office:value="27.6722069369898">
                <text:p>27.672206936989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28.csv</text:p>
              </table:table-cell>
              <table:table-cell office:value-type="float" office:value="27.5864053999142">
                <text:p>27.586405399914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29.csv</text:p>
              </table:table-cell>
              <table:table-cell office:value-type="float" office:value="27.181220338983">
                <text:p>27.18122033898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3-30.csv</text:p>
              </table:table-cell>
              <table:table-cell office:value-type="float" office:value="27.3691751412429">
                <text:p>27.369175141242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3-31.csv</text:p>
              </table:table-cell>
              <table:table-cell office:value-type="float" office:value="27.4075747988791">
                <text:p>27.40757479887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1.csv</text:p>
              </table:table-cell>
              <table:table-cell office:value-type="float" office:value="26.978419054506">
                <text:p>26.97841905450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2.csv</text:p>
              </table:table-cell>
              <table:table-cell office:value-type="float" office:value="27.312452029437">
                <text:p>27.31245202943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3.csv</text:p>
              </table:table-cell>
              <table:table-cell office:value-type="float" office:value="27.2670744138634">
                <text:p>27.2670744138634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4.csv</text:p>
              </table:table-cell>
              <table:table-cell office:value-type="float" office:value="27.2200153825273">
                <text:p>27.220015382527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5.csv</text:p>
              </table:table-cell>
              <table:table-cell office:value-type="float" office:value="27.2420540662821">
                <text:p>27.242054066282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6.csv</text:p>
              </table:table-cell>
              <table:table-cell office:value-type="float" office:value="27.0766672699303">
                <text:p>27.076667269930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07.csv</text:p>
              </table:table-cell>
              <table:table-cell office:value-type="float" office:value="27.1504320680451">
                <text:p>27.1504320680451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08.csv</text:p>
              </table:table-cell>
              <table:table-cell office:value-type="float" office:value="27.6782654032733">
                <text:p>27.678265403273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4-09.csv</text:p>
              </table:table-cell>
              <table:table-cell office:value-type="float" office:value="27.8651856222202">
                <text:p>27.865185622220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10.csv</text:p>
              </table:table-cell>
              <table:table-cell office:value-type="float" office:value="27.9249627522687">
                <text:p>27.924962752268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11.csv</text:p>
              </table:table-cell>
              <table:table-cell office:value-type="float" office:value="27.0643847330993">
                <text:p>27.064384733099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2.csv</text:p>
              </table:table-cell>
              <table:table-cell office:value-type="float" office:value="27.1035918440834">
                <text:p>27.103591844083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3.csv</text:p>
              </table:table-cell>
              <table:table-cell office:value-type="float" office:value="27.0252734392582">
                <text:p>27.025273439258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4-14.csv</text:p>
              </table:table-cell>
              <table:table-cell office:value-type="float" office:value="27.1787554855407">
                <text:p>27.1787554855407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4-15.csv</text:p>
              </table:table-cell>
              <table:table-cell office:value-type="float" office:value="27.2882187464836">
                <text:p>27.288218746483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6.csv</text:p>
              </table:table-cell>
              <table:table-cell office:value-type="float" office:value="27.0217396166491">
                <text:p>27.0217396166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7.csv</text:p>
              </table:table-cell>
              <table:table-cell office:value-type="float" office:value="27.4930022375291">
                <text:p>27.49300223752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4-18.csv</text:p>
              </table:table-cell>
              <table:table-cell office:value-type="float" office:value="26.4984644408371">
                <text:p>26.4984644408371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4-19.csv</text:p>
              </table:table-cell>
              <table:table-cell office:value-type="float" office:value="27.6632518755758">
                <text:p>27.663251875575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0.csv</text:p>
              </table:table-cell>
              <table:table-cell office:value-type="float" office:value="28.3025623025623">
                <text:p>28.3025623025623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1.csv</text:p>
              </table:table-cell>
              <table:table-cell office:value-type="float" office:value="27.9369104549642">
                <text:p>27.9369104549642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2.csv</text:p>
              </table:table-cell>
              <table:table-cell office:value-type="float" office:value="28.3760665345169">
                <text:p>28.376066534516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3.csv</text:p>
              </table:table-cell>
              <table:table-cell office:value-type="float" office:value="27.6135732581416">
                <text:p>27.613573258141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4.csv</text:p>
              </table:table-cell>
              <table:table-cell office:value-type="float" office:value="28.2605255235884">
                <text:p>28.260525523588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5.csv</text:p>
              </table:table-cell>
              <table:table-cell office:value-type="float" office:value="27.9420934933127">
                <text:p>27.942093493312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4-26.csv</text:p>
              </table:table-cell>
              <table:table-cell office:value-type="float" office:value="27.9582427516735">
                <text:p>27.958242751673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7.csv</text:p>
              </table:table-cell>
              <table:table-cell office:value-type="float" office:value="28.1790395832885">
                <text:p>28.179039583288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8.csv</text:p>
              </table:table-cell>
              <table:table-cell office:value-type="float" office:value="28.1813818338356">
                <text:p>28.181381833835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29.csv</text:p>
              </table:table-cell>
              <table:table-cell office:value-type="float" office:value="28.8829878915844">
                <text:p>28.882987891584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4-30.csv</text:p>
              </table:table-cell>
              <table:table-cell office:value-type="float" office:value="28.2391735252295">
                <text:p>28.239173525229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28.4607172069396">
                <text:p>28.460717206939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2.csv</text:p>
              </table:table-cell>
              <table:table-cell office:value-type="float" office:value="27.7398260795065">
                <text:p>27.739826079506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3.csv</text:p>
              </table:table-cell>
              <table:table-cell office:value-type="float" office:value="27.8229989933389">
                <text:p>27.822998993338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4.csv</text:p>
              </table:table-cell>
              <table:table-cell office:value-type="float" office:value="27.820339273475">
                <text:p>27.82033927347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5.csv</text:p>
              </table:table-cell>
              <table:table-cell office:value-type="float" office:value="27.9632041122296">
                <text:p>27.9632041122296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6.csv</text:p>
              </table:table-cell>
              <table:table-cell office:value-type="float" office:value="28.1727399165508">
                <text:p>28.172739916550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07.csv</text:p>
              </table:table-cell>
              <table:table-cell office:value-type="float" office:value="27.756483224923">
                <text:p>27.756483224923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08.csv</text:p>
              </table:table-cell>
              <table:table-cell office:value-type="float" office:value="28.6342569808495">
                <text:p>28.634256980849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09.csv</text:p>
              </table:table-cell>
              <table:table-cell office:value-type="float" office:value="28.4198409644735">
                <text:p>28.419840964473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0.csv</text:p>
              </table:table-cell>
              <table:table-cell office:value-type="float" office:value="28.2787242683996">
                <text:p>28.278724268399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1.csv</text:p>
              </table:table-cell>
              <table:table-cell office:value-type="float" office:value="28.6400213789417">
                <text:p>28.6400213789417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2.csv</text:p>
              </table:table-cell>
              <table:table-cell office:value-type="float" office:value="28.9259869476837">
                <text:p>28.925986947683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3.csv</text:p>
              </table:table-cell>
              <table:table-cell office:value-type="float" office:value="28.8951497402792">
                <text:p>28.895149740279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4.csv</text:p>
              </table:table-cell>
              <table:table-cell office:value-type="float" office:value="28.8449797994912">
                <text:p>28.8449797994912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5.csv</text:p>
              </table:table-cell>
              <table:table-cell office:value-type="float" office:value="28.7344128167234">
                <text:p>28.734412816723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5-16.csv</text:p>
              </table:table-cell>
              <table:table-cell office:value-type="float" office:value="28.7539609373325">
                <text:p>28.7539609373325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17.csv</text:p>
              </table:table-cell>
              <table:table-cell office:value-type="float" office:value="28.2207143469685">
                <text:p>28.2207143469685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8.csv</text:p>
              </table:table-cell>
              <table:table-cell office:value-type="float" office:value="28.659977703456">
                <text:p>28.65997770345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5-05-19.csv</text:p>
              </table:table-cell>
              <table:table-cell office:value-type="float" office:value="28.681395249121">
                <text:p>28.68139524912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5-05-20.csv</text:p>
              </table:table-cell>
              <table:table-cell office:value-type="float" office:value="28.471790029401">
                <text:p>28.47179002940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5-21.csv</text:p>
              </table:table-cell>
              <table:table-cell office:value-type="float" office:value="28.6466812576287">
                <text:p>28.646681257628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5-22.csv</text:p>
              </table:table-cell>
              <table:table-cell office:value-type="float" office:value="28.1463655877773">
                <text:p>28.146365587777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3.csv</text:p>
              </table:table-cell>
              <table:table-cell office:value-type="float" office:value="28.0798013384402">
                <text:p>28.079801338440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4.csv</text:p>
              </table:table-cell>
              <table:table-cell office:value-type="float" office:value="28.2481585925334">
                <text:p>28.248158592533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5.csv</text:p>
              </table:table-cell>
              <table:table-cell office:value-type="float" office:value="28.0063345749942">
                <text:p>28.00633457499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6.csv</text:p>
              </table:table-cell>
              <table:table-cell office:value-type="float" office:value="27.8483668658978">
                <text:p>27.848366865897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7.csv</text:p>
              </table:table-cell>
              <table:table-cell office:value-type="float" office:value="27.2585756976304">
                <text:p>27.258575697630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8.csv</text:p>
              </table:table-cell>
              <table:table-cell office:value-type="float" office:value="27.3222989183046">
                <text:p>27.3222989183046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29.csv</text:p>
              </table:table-cell>
              <table:table-cell office:value-type="float" office:value="27.5089018898102">
                <text:p>27.508901889810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30.csv</text:p>
              </table:table-cell>
              <table:table-cell office:value-type="float" office:value="27.5998358516773">
                <text:p>27.599835851677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5-31.csv</text:p>
              </table:table-cell>
              <table:table-cell office:value-type="float" office:value="27.5767498632097">
                <text:p>27.576749863209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01.csv</text:p>
              </table:table-cell>
              <table:table-cell office:value-type="float" office:value="27.2518414074666">
                <text:p>27.25184140746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2.csv</text:p>
              </table:table-cell>
              <table:table-cell office:value-type="float" office:value="27.5264320888926">
                <text:p>27.526432088892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3.csv</text:p>
              </table:table-cell>
              <table:table-cell office:value-type="float" office:value="27.4823514527896">
                <text:p>27.48235145278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04.csv</text:p>
              </table:table-cell>
              <table:table-cell office:value-type="float" office:value="27.3144477712647">
                <text:p>27.314447771264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5.csv</text:p>
              </table:table-cell>
              <table:table-cell office:value-type="float" office:value="27.3771770758656">
                <text:p>27.37717707586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6.csv</text:p>
              </table:table-cell>
              <table:table-cell office:value-type="float" office:value="26.8724217601344">
                <text:p>26.87242176013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07.csv</text:p>
              </table:table-cell>
              <table:table-cell office:value-type="float" office:value="26.9942867945136">
                <text:p>26.994286794513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08.csv</text:p>
              </table:table-cell>
              <table:table-cell office:value-type="float" office:value="27.0240290701338">
                <text:p>27.024029070133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09.csv</text:p>
              </table:table-cell>
              <table:table-cell office:value-type="float" office:value="27.1402937051398">
                <text:p>27.140293705139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0.csv</text:p>
              </table:table-cell>
              <table:table-cell office:value-type="float" office:value="26.7986922882853">
                <text:p>26.798692288285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1.csv</text:p>
              </table:table-cell>
              <table:table-cell office:value-type="float" office:value="27.3315322512825">
                <text:p>27.331532251282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2.csv</text:p>
              </table:table-cell>
              <table:table-cell office:value-type="float" office:value="27.062554192989">
                <text:p>27.06255419298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3.csv</text:p>
              </table:table-cell>
              <table:table-cell office:value-type="float" office:value="26.7909449387865">
                <text:p>26.7909449387865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4.csv</text:p>
              </table:table-cell>
              <table:table-cell office:value-type="float" office:value="27.2247388198373">
                <text:p>27.224738819837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5.csv</text:p>
              </table:table-cell>
              <table:table-cell office:value-type="float" office:value="26.999318604171">
                <text:p>26.99931860417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5-06-16.csv</text:p>
              </table:table-cell>
              <table:table-cell office:value-type="float" office:value="27.0905371055405">
                <text:p>27.09053710554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17.csv</text:p>
              </table:table-cell>
              <table:table-cell office:value-type="float" office:value="26.6631259170473">
                <text:p>26.66312591704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18.csv</text:p>
              </table:table-cell>
              <table:table-cell office:value-type="float" office:value="26.959190011802">
                <text:p>26.95919001180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19.csv</text:p>
              </table:table-cell>
              <table:table-cell office:value-type="float" office:value="27.2885033886713">
                <text:p>27.2885033886713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0.csv</text:p>
              </table:table-cell>
              <table:table-cell office:value-type="float" office:value="27.3570791411679">
                <text:p>27.357079141167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1.csv</text:p>
              </table:table-cell>
              <table:table-cell office:value-type="float" office:value="27.0388134010995">
                <text:p>27.038813401099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2.csv</text:p>
              </table:table-cell>
              <table:table-cell office:value-type="float" office:value="27.2879576807385">
                <text:p>27.287957680738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3.csv</text:p>
              </table:table-cell>
              <table:table-cell office:value-type="float" office:value="27.5454828337309">
                <text:p>27.545482833730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4.csv</text:p>
              </table:table-cell>
              <table:table-cell office:value-type="float" office:value="27.5271859765584">
                <text:p>27.52718597655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6-25.csv</text:p>
              </table:table-cell>
              <table:table-cell office:value-type="float" office:value="26.9769318535422">
                <text:p>26.976931853542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6.csv</text:p>
              </table:table-cell>
              <table:table-cell office:value-type="float" office:value="26.7266063047722">
                <text:p>26.726606304772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6-27.csv</text:p>
              </table:table-cell>
              <table:table-cell office:value-type="float" office:value="27.1406383022903">
                <text:p>27.14063830229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8.csv</text:p>
              </table:table-cell>
              <table:table-cell office:value-type="float" office:value="27.211902240495">
                <text:p>27.2119022404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6-29.csv</text:p>
              </table:table-cell>
              <table:table-cell office:value-type="float" office:value="27.2102662070684">
                <text:p>27.210266207068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6-30.csv</text:p>
              </table:table-cell>
              <table:table-cell office:value-type="float" office:value="26.969176729782">
                <text:p>26.96917672978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26.6091268595819">
                <text:p>26.609126859581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2.csv</text:p>
              </table:table-cell>
              <table:table-cell office:value-type="float" office:value="26.9128739439425">
                <text:p>26.912873943942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3.csv</text:p>
              </table:table-cell>
              <table:table-cell office:value-type="float" office:value="27.0711687656372">
                <text:p>27.071168765637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4.csv</text:p>
              </table:table-cell>
              <table:table-cell office:value-type="float" office:value="26.7354876689864">
                <text:p>26.735487668986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5.csv</text:p>
              </table:table-cell>
              <table:table-cell office:value-type="float" office:value="26.7651486480804">
                <text:p>26.765148648080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06.csv</text:p>
              </table:table-cell>
              <table:table-cell office:value-type="float" office:value="27.0846702129896">
                <text:p>27.08467021298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7.csv</text:p>
              </table:table-cell>
              <table:table-cell office:value-type="float" office:value="26.8854912029632">
                <text:p>26.885491202963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7-08.csv</text:p>
              </table:table-cell>
              <table:table-cell office:value-type="float" office:value="26.8909419984847">
                <text:p>26.8909419984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09.csv</text:p>
              </table:table-cell>
              <table:table-cell office:value-type="float" office:value="27.5645341366308">
                <text:p>27.564534136630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0.csv</text:p>
              </table:table-cell>
              <table:table-cell office:value-type="float" office:value="27.7330159465779">
                <text:p>27.7330159465779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1.csv</text:p>
              </table:table-cell>
              <table:table-cell office:value-type="float" office:value="27.7892397463715">
                <text:p>27.789239746371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2.csv</text:p>
              </table:table-cell>
              <table:table-cell office:value-type="float" office:value="27.6709922056035">
                <text:p>27.670992205603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3.csv</text:p>
              </table:table-cell>
              <table:table-cell office:value-type="float" office:value="27.6705359400017">
                <text:p>27.67053594000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4.csv</text:p>
              </table:table-cell>
              <table:table-cell office:value-type="float" office:value="27.6437960817358">
                <text:p>27.643796081735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5-07-15.csv</text:p>
              </table:table-cell>
              <table:table-cell office:value-type="float" office:value="27.7222456288182">
                <text:p>27.722245628818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5-07-16.csv</text:p>
              </table:table-cell>
              <table:table-cell office:value-type="float" office:value="26.5221613650727">
                <text:p>26.52216136507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7.csv</text:p>
              </table:table-cell>
              <table:table-cell office:value-type="float" office:value="26.5319570254898">
                <text:p>26.531957025489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8.csv</text:p>
              </table:table-cell>
              <table:table-cell office:value-type="float" office:value="26.4801998987854">
                <text:p>26.480199898785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19.csv</text:p>
              </table:table-cell>
              <table:table-cell office:value-type="float" office:value="26.4919342934863">
                <text:p>26.491934293486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0.csv</text:p>
              </table:table-cell>
              <table:table-cell office:value-type="float" office:value="26.4056048752715">
                <text:p>26.40560487527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1.csv</text:p>
              </table:table-cell>
              <table:table-cell office:value-type="float" office:value="26.5181131916329">
                <text:p>26.51811319163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2.csv</text:p>
              </table:table-cell>
              <table:table-cell office:value-type="float" office:value="26.7870741694457">
                <text:p>26.787074169445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3.csv</text:p>
              </table:table-cell>
              <table:table-cell office:value-type="float" office:value="26.1867365108286">
                <text:p>26.1867365108286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4.csv</text:p>
              </table:table-cell>
              <table:table-cell office:value-type="float" office:value="26.236096732784">
                <text:p>26.23609673278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7-25.csv</text:p>
              </table:table-cell>
              <table:table-cell office:value-type="float" office:value="26.508954636742">
                <text:p>26.5089546367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6.csv</text:p>
              </table:table-cell>
              <table:table-cell office:value-type="float" office:value="26.2276444646887">
                <text:p>26.227644464688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27.csv</text:p>
              </table:table-cell>
              <table:table-cell office:value-type="float" office:value="26.225180645562">
                <text:p>26.22518064556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8.csv</text:p>
              </table:table-cell>
              <table:table-cell office:value-type="float" office:value="26.5671131907493">
                <text:p>26.567113190749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29.csv</text:p>
              </table:table-cell>
              <table:table-cell office:value-type="float" office:value="26.5755191618874">
                <text:p>26.57551916188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7-30.csv</text:p>
              </table:table-cell>
              <table:table-cell office:value-type="float" office:value="26.5436758525021">
                <text:p>26.543675852502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7-31.csv</text:p>
              </table:table-cell>
              <table:table-cell office:value-type="float" office:value="26.6561871800717">
                <text:p>26.656187180071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1.csv</text:p>
              </table:table-cell>
              <table:table-cell office:value-type="float" office:value="26.5870015750642">
                <text:p>26.58700157506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2.csv</text:p>
              </table:table-cell>
              <table:table-cell office:value-type="float" office:value="26.6078297272652">
                <text:p>26.607829727265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3.csv</text:p>
              </table:table-cell>
              <table:table-cell office:value-type="float" office:value="26.6802553314957">
                <text:p>26.680255331495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04.csv</text:p>
              </table:table-cell>
              <table:table-cell office:value-type="float" office:value="26.6287277474976">
                <text:p>26.628727747497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05.csv</text:p>
              </table:table-cell>
              <table:table-cell office:value-type="float" office:value="26.5954655669078">
                <text:p>26.595465566907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6.csv</text:p>
              </table:table-cell>
              <table:table-cell office:value-type="float" office:value="26.551095268688">
                <text:p>26.5510952686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7.csv</text:p>
              </table:table-cell>
              <table:table-cell office:value-type="float" office:value="26.5990508362174">
                <text:p>26.599050836217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8.csv</text:p>
              </table:table-cell>
              <table:table-cell office:value-type="float" office:value="26.6280019505059">
                <text:p>26.62800195050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09.csv</text:p>
              </table:table-cell>
              <table:table-cell office:value-type="float" office:value="26.5572847883947">
                <text:p>26.557284788394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0.csv</text:p>
              </table:table-cell>
              <table:table-cell office:value-type="float" office:value="26.6401389707227">
                <text:p>26.640138970722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1.csv</text:p>
              </table:table-cell>
              <table:table-cell office:value-type="float" office:value="26.6826917210664">
                <text:p>26.682691721066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2.csv</text:p>
              </table:table-cell>
              <table:table-cell office:value-type="float" office:value="26.6211802649574">
                <text:p>26.6211802649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5-08-13.csv</text:p>
              </table:table-cell>
              <table:table-cell office:value-type="float" office:value="26.6547771999592">
                <text:p>26.65477719995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4.csv</text:p>
              </table:table-cell>
              <table:table-cell office:value-type="float" office:value="26.5102585521892">
                <text:p>26.5102585521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5.csv</text:p>
              </table:table-cell>
              <table:table-cell office:value-type="float" office:value="26.702627120374">
                <text:p>26.7026271203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6.csv</text:p>
              </table:table-cell>
              <table:table-cell office:value-type="float" office:value="26.7252388340002">
                <text:p>26.725238834000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7.csv</text:p>
              </table:table-cell>
              <table:table-cell office:value-type="float" office:value="26.7490609945293">
                <text:p>26.749060994529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18.csv</text:p>
              </table:table-cell>
              <table:table-cell office:value-type="float" office:value="26.6915508196052">
                <text:p>26.691550819605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8-19.csv</text:p>
              </table:table-cell>
              <table:table-cell office:value-type="float" office:value="26.7248657807173">
                <text:p>26.724865780717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0.csv</text:p>
              </table:table-cell>
              <table:table-cell office:value-type="float" office:value="26.6962929697069">
                <text:p>26.696292969706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1.csv</text:p>
              </table:table-cell>
              <table:table-cell office:value-type="float" office:value="26.7657589613783">
                <text:p>26.7657589613783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2.csv</text:p>
              </table:table-cell>
              <table:table-cell office:value-type="float" office:value="26.6892708418388">
                <text:p>26.689270841838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3.csv</text:p>
              </table:table-cell>
              <table:table-cell office:value-type="float" office:value="26.6926798399608">
                <text:p>26.6926798399608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4.csv</text:p>
              </table:table-cell>
              <table:table-cell office:value-type="float" office:value="26.55164530089">
                <text:p>26.5516453008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5.csv</text:p>
              </table:table-cell>
              <table:table-cell office:value-type="float" office:value="26.6433256369915">
                <text:p>26.6433256369915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6.csv</text:p>
              </table:table-cell>
              <table:table-cell office:value-type="float" office:value="26.6595087001024">
                <text:p>26.659508700102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7.csv</text:p>
              </table:table-cell>
              <table:table-cell office:value-type="float" office:value="26.6438431805632">
                <text:p>26.643843180563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8-28.csv</text:p>
              </table:table-cell>
              <table:table-cell office:value-type="float" office:value="26.596077549184">
                <text:p>26.59607754918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29.csv</text:p>
              </table:table-cell>
              <table:table-cell office:value-type="float" office:value="26.7413935002108">
                <text:p>26.741393500210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8-30.csv</text:p>
              </table:table-cell>
              <table:table-cell office:value-type="float" office:value="26.6646192139387">
                <text:p>26.664619213938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8-31.csv</text:p>
              </table:table-cell>
              <table:table-cell office:value-type="float" office:value="26.6964981326051">
                <text:p>26.696498132605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26.6995062025774">
                <text:p>26.6995062025774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2.csv</text:p>
              </table:table-cell>
              <table:table-cell office:value-type="float" office:value="26.6414449891505">
                <text:p>26.64144498915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3.csv</text:p>
              </table:table-cell>
              <table:table-cell office:value-type="float" office:value="26.6522743711324">
                <text:p>26.652274371132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04.csv</text:p>
              </table:table-cell>
              <table:table-cell office:value-type="float" office:value="26.7037290042594">
                <text:p>26.703729004259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5.csv</text:p>
              </table:table-cell>
              <table:table-cell office:value-type="float" office:value="26.6989070159929">
                <text:p>26.69890701599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6.csv</text:p>
              </table:table-cell>
              <table:table-cell office:value-type="float" office:value="26.6315726025195">
                <text:p>26.63157260251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7.csv</text:p>
              </table:table-cell>
              <table:table-cell office:value-type="float" office:value="26.7114986638806">
                <text:p>26.711498663880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8.csv</text:p>
              </table:table-cell>
              <table:table-cell office:value-type="float" office:value="26.5719394828314">
                <text:p>26.57193948283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09.csv</text:p>
              </table:table-cell>
              <table:table-cell office:value-type="float" office:value="26.5537249859359">
                <text:p>26.553724985935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0.csv</text:p>
              </table:table-cell>
              <table:table-cell office:value-type="float" office:value="26.6025165801759">
                <text:p>26.602516580175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1.csv</text:p>
              </table:table-cell>
              <table:table-cell office:value-type="float" office:value="26.481095593981">
                <text:p>26.4810955939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2.csv</text:p>
              </table:table-cell>
              <table:table-cell office:value-type="float" office:value="26.5685233420156">
                <text:p>26.568523342015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3.csv</text:p>
              </table:table-cell>
              <table:table-cell office:value-type="float" office:value="26.6693648567421">
                <text:p>26.669364856742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4.csv</text:p>
              </table:table-cell>
              <table:table-cell office:value-type="float" office:value="26.6008615507914">
                <text:p>26.600861550791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5.csv</text:p>
              </table:table-cell>
              <table:table-cell office:value-type="float" office:value="26.6374045801527">
                <text:p>26.637404580152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6.csv</text:p>
              </table:table-cell>
              <table:table-cell office:value-type="float" office:value="26.6114729859335">
                <text:p>26.61147298593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7.csv</text:p>
              </table:table-cell>
              <table:table-cell office:value-type="float" office:value="26.7121507990276">
                <text:p>26.712150799027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18.csv</text:p>
              </table:table-cell>
              <table:table-cell office:value-type="float" office:value="26.6911290001196">
                <text:p>26.69112900011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19.csv</text:p>
              </table:table-cell>
              <table:table-cell office:value-type="float" office:value="26.5972676505784">
                <text:p>26.59726765057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0.csv</text:p>
              </table:table-cell>
              <table:table-cell office:value-type="float" office:value="26.6506396206113">
                <text:p>26.650639620611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1.csv</text:p>
              </table:table-cell>
              <table:table-cell office:value-type="float" office:value="26.8336787151795">
                <text:p>26.833678715179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2.csv</text:p>
              </table:table-cell>
              <table:table-cell office:value-type="float" office:value="26.7485752998844">
                <text:p>26.74857529988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3.csv</text:p>
              </table:table-cell>
              <table:table-cell office:value-type="float" office:value="26.7372011615418">
                <text:p>26.737201161541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4.csv</text:p>
              </table:table-cell>
              <table:table-cell office:value-type="float" office:value="26.7588209554875">
                <text:p>26.758820955487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5.csv</text:p>
              </table:table-cell>
              <table:table-cell office:value-type="float" office:value="26.6567259262209">
                <text:p>26.656725926220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6.csv</text:p>
              </table:table-cell>
              <table:table-cell office:value-type="float" office:value="26.5702739289696">
                <text:p>26.570273928969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09-27.csv</text:p>
              </table:table-cell>
              <table:table-cell office:value-type="float" office:value="26.6597786271699">
                <text:p>26.659778627169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8.csv</text:p>
              </table:table-cell>
              <table:table-cell office:value-type="float" office:value="26.6391861251442">
                <text:p>26.639186125144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09-29.csv</text:p>
              </table:table-cell>
              <table:table-cell office:value-type="float" office:value="26.7741954731692">
                <text:p>26.774195473169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09-30.csv</text:p>
              </table:table-cell>
              <table:table-cell office:value-type="float" office:value="26.7336754380731">
                <text:p>26.733675438073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1.csv</text:p>
              </table:table-cell>
              <table:table-cell office:value-type="float" office:value="26.7908586431171">
                <text:p>26.7908586431171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2.csv</text:p>
              </table:table-cell>
              <table:table-cell office:value-type="float" office:value="26.740875549456">
                <text:p>26.74087554945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3.csv</text:p>
              </table:table-cell>
              <table:table-cell office:value-type="float" office:value="26.7350821337188">
                <text:p>26.735082133718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4.csv</text:p>
              </table:table-cell>
              <table:table-cell office:value-type="float" office:value="26.7749238221736">
                <text:p>26.774923822173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5.csv</text:p>
              </table:table-cell>
              <table:table-cell office:value-type="float" office:value="26.7926245678458">
                <text:p>26.792624567845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6.csv</text:p>
              </table:table-cell>
              <table:table-cell office:value-type="float" office:value="26.7927600039135">
                <text:p>26.792760003913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7.csv</text:p>
              </table:table-cell>
              <table:table-cell office:value-type="float" office:value="27.087622920373">
                <text:p>27.08762292037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8.csv</text:p>
              </table:table-cell>
              <table:table-cell office:value-type="float" office:value="26.1483450958926">
                <text:p>26.1483450958926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09.csv</text:p>
              </table:table-cell>
              <table:table-cell office:value-type="float" office:value="26.1742844854551">
                <text:p>26.174284485455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0.csv</text:p>
              </table:table-cell>
              <table:table-cell office:value-type="float" office:value="26.0916520039101">
                <text:p>26.091652003910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1.csv</text:p>
              </table:table-cell>
              <table:table-cell office:value-type="float" office:value="26.1133919843597">
                <text:p>26.11339198435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2.csv</text:p>
              </table:table-cell>
              <table:table-cell office:value-type="float" office:value="26.0841349913968">
                <text:p>26.084134991396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3.csv</text:p>
              </table:table-cell>
              <table:table-cell office:value-type="float" office:value="26.0159622390223">
                <text:p>26.015962239022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4.csv</text:p>
              </table:table-cell>
              <table:table-cell office:value-type="float" office:value="26.0715460848447">
                <text:p>26.0715460848447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5.csv</text:p>
              </table:table-cell>
              <table:table-cell office:value-type="float" office:value="26.0312083431349">
                <text:p>26.031208343134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6.csv</text:p>
              </table:table-cell>
              <table:table-cell office:value-type="float" office:value="26.0902319016721">
                <text:p>26.0902319016721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7.csv</text:p>
              </table:table-cell>
              <table:table-cell office:value-type="float" office:value="26.009644600396">
                <text:p>26.00964460039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18.csv</text:p>
              </table:table-cell>
              <table:table-cell office:value-type="float" office:value="26.0543390900359">
                <text:p>26.054339090035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19.csv</text:p>
              </table:table-cell>
              <table:table-cell office:value-type="float" office:value="26.1012310828825">
                <text:p>26.101231082882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0.csv</text:p>
              </table:table-cell>
              <table:table-cell office:value-type="float" office:value="26.1803862669208">
                <text:p>26.180386266920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1.csv</text:p>
              </table:table-cell>
              <table:table-cell office:value-type="float" office:value="26.1526876430855">
                <text:p>26.1526876430855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2.csv</text:p>
              </table:table-cell>
              <table:table-cell office:value-type="float" office:value="26.1839616383313">
                <text:p>26.18396163833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3.csv</text:p>
              </table:table-cell>
              <table:table-cell office:value-type="float" office:value="26.2261518924964">
                <text:p>26.2261518924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4.csv</text:p>
              </table:table-cell>
              <table:table-cell office:value-type="float" office:value="26.1634730198442">
                <text:p>26.163473019844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5.csv</text:p>
              </table:table-cell>
              <table:table-cell office:value-type="float" office:value="26.1029757391964">
                <text:p>26.1029757391964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6.csv</text:p>
              </table:table-cell>
              <table:table-cell office:value-type="float" office:value="26.2234226038172">
                <text:p>26.2234226038172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27.csv</text:p>
              </table:table-cell>
              <table:table-cell office:value-type="float" office:value="26.2479447113103">
                <text:p>26.2479447113103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28.csv</text:p>
              </table:table-cell>
              <table:table-cell office:value-type="float" office:value="25.3619945863644">
                <text:p>25.361994586364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0-29.csv</text:p>
              </table:table-cell>
              <table:table-cell office:value-type="float" office:value="26.2150282657359">
                <text:p>26.2150282657359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0-30.csv</text:p>
              </table:table-cell>
              <table:table-cell office:value-type="float" office:value="26.7046760883999">
                <text:p>26.7046760883999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0-31.csv</text:p>
              </table:table-cell>
              <table:table-cell office:value-type="float" office:value="26.153904573848">
                <text:p>26.15390457384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NaN">
                <text:p>NaN</text:p>
              </table:table-cell>
              <table:table-cell office:value-type="float" office:value="99999">
                <text:p>99999</text:p>
              </table:table-cell>
              <table:table-cell office:value-type="float" office:value="-99999">
                <text:p>-99999</text:p>
              </table:table-cell>
            </table:table-row>
            <table:table-row>
              <table:table-cell office:value-type="string">
                <text:p>2015-11-02.csv</text:p>
              </table:table-cell>
              <table:table-cell office:value-type="float" office:value="26.4142876162581">
                <text:p>26.4142876162581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3.csv</text:p>
              </table:table-cell>
              <table:table-cell office:value-type="float" office:value="26.2598664815414">
                <text:p>26.2598664815414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4.csv</text:p>
              </table:table-cell>
              <table:table-cell office:value-type="float" office:value="26.5149649392851">
                <text:p>26.514964939285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5.csv</text:p>
              </table:table-cell>
              <table:table-cell office:value-type="float" office:value="27.1561213799297">
                <text:p>27.1561213799297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6.csv</text:p>
              </table:table-cell>
              <table:table-cell office:value-type="float" office:value="27.2938150115992">
                <text:p>27.2938150115992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07.csv</text:p>
              </table:table-cell>
              <table:table-cell office:value-type="float" office:value="27.6786503389132">
                <text:p>27.678650338913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08.csv</text:p>
              </table:table-cell>
              <table:table-cell office:value-type="float" office:value="26.3321724150844">
                <text:p>26.332172415084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09.csv</text:p>
              </table:table-cell>
              <table:table-cell office:value-type="float" office:value="26.3706769029117">
                <text:p>26.370676902911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0.csv</text:p>
              </table:table-cell>
              <table:table-cell office:value-type="float" office:value="26.403063326218">
                <text:p>26.40306332621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1.csv</text:p>
              </table:table-cell>
              <table:table-cell office:value-type="float" office:value="26.5240442278861">
                <text:p>26.524044227886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2.csv</text:p>
              </table:table-cell>
              <table:table-cell office:value-type="float" office:value="26.5175394096537">
                <text:p>26.5175394096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3.csv</text:p>
              </table:table-cell>
              <table:table-cell office:value-type="float" office:value="26.2476070481599">
                <text:p>26.247607048159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4.csv</text:p>
              </table:table-cell>
              <table:table-cell office:value-type="float" office:value="26.3772804990324">
                <text:p>26.377280499032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5.csv</text:p>
              </table:table-cell>
              <table:table-cell office:value-type="float" office:value="26.4711961219045">
                <text:p>26.4711961219045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6.csv</text:p>
              </table:table-cell>
              <table:table-cell office:value-type="float" office:value="26.4918926028221">
                <text:p>26.491892602822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1-17.csv</text:p>
              </table:table-cell>
              <table:table-cell office:value-type="float" office:value="27.2683302931719">
                <text:p>27.2683302931719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18.csv</text:p>
              </table:table-cell>
              <table:table-cell office:value-type="float" office:value="27.6605479148181">
                <text:p>27.6605479148181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19.csv</text:p>
              </table:table-cell>
              <table:table-cell office:value-type="float" office:value="28.0961808636498">
                <text:p>28.096180863649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0.csv</text:p>
              </table:table-cell>
              <table:table-cell office:value-type="float" office:value="28.3678090801538">
                <text:p>28.3678090801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1.csv</text:p>
              </table:table-cell>
              <table:table-cell office:value-type="float" office:value="28.2477863018763">
                <text:p>28.24778630187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2.csv</text:p>
              </table:table-cell>
              <table:table-cell office:value-type="float" office:value="27.6639245771328">
                <text:p>27.663924577132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3.csv</text:p>
              </table:table-cell>
              <table:table-cell office:value-type="float" office:value="26.9528422220168">
                <text:p>26.952842222016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4.csv</text:p>
              </table:table-cell>
              <table:table-cell office:value-type="float" office:value="28.3055348541307">
                <text:p>28.305534854130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5.csv</text:p>
              </table:table-cell>
              <table:table-cell office:value-type="float" office:value="27.3850879744074">
                <text:p>27.385087974407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1-26.csv</text:p>
              </table:table-cell>
              <table:table-cell office:value-type="float" office:value="27.2820452232078">
                <text:p>27.2820452232078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7.csv</text:p>
              </table:table-cell>
              <table:table-cell office:value-type="float" office:value="27.2819901764599">
                <text:p>27.281990176459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8.csv</text:p>
              </table:table-cell>
              <table:table-cell office:value-type="float" office:value="27.3825069070816">
                <text:p>27.382506907081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29.csv</text:p>
              </table:table-cell>
              <table:table-cell office:value-type="float" office:value="27.2837174640105">
                <text:p>27.283717464010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1-30.csv</text:p>
              </table:table-cell>
              <table:table-cell office:value-type="float" office:value="27.269866947797">
                <text:p>27.2698669477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1.csv</text:p>
              </table:table-cell>
              <table:table-cell office:value-type="float" office:value="26.9347632301843">
                <text:p>26.934763230184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2.csv</text:p>
              </table:table-cell>
              <table:table-cell office:value-type="float" office:value="26.9216046241093">
                <text:p>26.921604624109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3.csv</text:p>
              </table:table-cell>
              <table:table-cell office:value-type="float" office:value="27.1267085938636">
                <text:p>27.126708593863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4.csv</text:p>
              </table:table-cell>
              <table:table-cell office:value-type="float" office:value="27.2345240696235">
                <text:p>27.234524069623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5.csv</text:p>
              </table:table-cell>
              <table:table-cell office:value-type="float" office:value="27.1049632219066">
                <text:p>27.1049632219066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6.csv</text:p>
              </table:table-cell>
              <table:table-cell office:value-type="float" office:value="27.5279788975805">
                <text:p>27.52797889758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7.csv</text:p>
              </table:table-cell>
              <table:table-cell office:value-type="float" office:value="27.5189393261644">
                <text:p>27.5189393261644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8.csv</text:p>
              </table:table-cell>
              <table:table-cell office:value-type="float" office:value="27.3695294328145">
                <text:p>27.369529432814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09.csv</text:p>
              </table:table-cell>
              <table:table-cell office:value-type="float" office:value="27.6463155260853">
                <text:p>27.646315526085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5-12-10.csv</text:p>
              </table:table-cell>
              <table:table-cell office:value-type="float" office:value="28.0304552197458">
                <text:p>28.03045521974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5-12-11.csv</text:p>
              </table:table-cell>
              <table:table-cell office:value-type="float" office:value="27.3394357903752">
                <text:p>27.339435790375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2.csv</text:p>
              </table:table-cell>
              <table:table-cell office:value-type="float" office:value="26.8525396630181">
                <text:p>26.8525396630181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3.csv</text:p>
              </table:table-cell>
              <table:table-cell office:value-type="float" office:value="27.1169070752148">
                <text:p>27.116907075214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4.csv</text:p>
              </table:table-cell>
              <table:table-cell office:value-type="float" office:value="26.968550144072">
                <text:p>26.96855014407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5.csv</text:p>
              </table:table-cell>
              <table:table-cell office:value-type="float" office:value="26.8598302124937">
                <text:p>26.859830212493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16.csv</text:p>
              </table:table-cell>
              <table:table-cell office:value-type="float" office:value="26.7263472946574">
                <text:p>26.726347294657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7.csv</text:p>
              </table:table-cell>
              <table:table-cell office:value-type="float" office:value="26.6875638475187">
                <text:p>26.687563847518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8.csv</text:p>
              </table:table-cell>
              <table:table-cell office:value-type="float" office:value="26.7665107443052">
                <text:p>26.7665107443052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19.csv</text:p>
              </table:table-cell>
              <table:table-cell office:value-type="float" office:value="26.7718293730318">
                <text:p>26.7718293730318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0.csv</text:p>
              </table:table-cell>
              <table:table-cell office:value-type="float" office:value="26.849484683653">
                <text:p>26.84948468365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1.csv</text:p>
              </table:table-cell>
              <table:table-cell office:value-type="float" office:value="26.6987546521615">
                <text:p>26.698754652161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2.csv</text:p>
              </table:table-cell>
              <table:table-cell office:value-type="float" office:value="26.8127137920856">
                <text:p>26.812713792085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3.csv</text:p>
              </table:table-cell>
              <table:table-cell office:value-type="float" office:value="27.0807938740428">
                <text:p>27.080793874042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4.csv</text:p>
              </table:table-cell>
              <table:table-cell office:value-type="float" office:value="26.6573057138885">
                <text:p>26.6573057138885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5.csv</text:p>
              </table:table-cell>
              <table:table-cell office:value-type="float" office:value="26.6844382657051">
                <text:p>26.6844382657051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6.csv</text:p>
              </table:table-cell>
              <table:table-cell office:value-type="float" office:value="26.6937700929707">
                <text:p>26.6937700929707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27.csv</text:p>
              </table:table-cell>
              <table:table-cell office:value-type="float" office:value="26.8096793813537">
                <text:p>26.80967938135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8.csv</text:p>
              </table:table-cell>
              <table:table-cell office:value-type="float" office:value="27.0867147449822">
                <text:p>27.086714744982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5-12-29.csv</text:p>
              </table:table-cell>
              <table:table-cell office:value-type="float" office:value="26.9584325310626">
                <text:p>26.9584325310626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30.csv</text:p>
              </table:table-cell>
              <table:table-cell office:value-type="float" office:value="26.8869927882527">
                <text:p>26.886992788252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5-12-31.csv</text:p>
              </table:table-cell>
              <table:table-cell office:value-type="float" office:value="26.7710313667564">
                <text:p>26.7710313667564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26.8675471370232">
                <text:p>26.867547137023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28.1556214707189">
                <text:p>28.1556214707189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8.252226977334">
                <text:p>28.25222697733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8.1773681872978">
                <text:p>28.177368187297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8.0952411187657">
                <text:p>28.095241118765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28.4174037089872">
                <text:p>28.417403708987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7.60969499064">
                <text:p>27.609694990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28.04164235607">
                <text:p>28.04164235607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28.0406654093">
                <text:p>28.040665409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1.csv</text:p>
              </table:table-cell>
              <table:table-cell office:value-type="float" office:value="28.5813340936554">
                <text:p>28.5813340936554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2.csv</text:p>
              </table:table-cell>
              <table:table-cell office:value-type="float" office:value="28.601517949275">
                <text:p>28.60151794927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3.csv</text:p>
              </table:table-cell>
              <table:table-cell office:value-type="float" office:value="28.4988730175972">
                <text:p>28.4988730175972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4.csv</text:p>
              </table:table-cell>
              <table:table-cell office:value-type="float" office:value="27.6761557144602">
                <text:p>27.6761557144602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5.csv</text:p>
              </table:table-cell>
              <table:table-cell office:value-type="float" office:value="28.3184618307145">
                <text:p>28.3184618307145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06.csv</text:p>
              </table:table-cell>
              <table:table-cell office:value-type="float" office:value="28.3269243816063">
                <text:p>28.3269243816063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07.csv</text:p>
              </table:table-cell>
              <table:table-cell office:value-type="float" office:value="27.8731597443656">
                <text:p>27.873159744365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08.csv</text:p>
              </table:table-cell>
              <table:table-cell office:value-type="float" office:value="26.6588827528189">
                <text:p>26.658882752818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09.csv</text:p>
              </table:table-cell>
              <table:table-cell office:value-type="float" office:value="26.8985589839616">
                <text:p>26.8985589839616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10.csv</text:p>
              </table:table-cell>
              <table:table-cell office:value-type="float" office:value="27.4816890324156">
                <text:p>27.481689032415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1.csv</text:p>
              </table:table-cell>
              <table:table-cell office:value-type="float" office:value="27.2708856293844">
                <text:p>27.2708856293844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2.csv</text:p>
              </table:table-cell>
              <table:table-cell office:value-type="float" office:value="27.5926790854288">
                <text:p>27.5926790854288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3.csv</text:p>
              </table:table-cell>
              <table:table-cell office:value-type="float" office:value="27.6124258346571">
                <text:p>27.6124258346571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4.csv</text:p>
              </table:table-cell>
              <table:table-cell office:value-type="float" office:value="27.4424938563263">
                <text:p>27.4424938563263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5.csv</text:p>
              </table:table-cell>
              <table:table-cell office:value-type="float" office:value="27.3624613045131">
                <text:p>27.3624613045131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6.csv</text:p>
              </table:table-cell>
              <table:table-cell office:value-type="float" office:value="27.9041315357148">
                <text:p>27.9041315357148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17.csv</text:p>
              </table:table-cell>
              <table:table-cell office:value-type="float" office:value="26.478283301427">
                <text:p>26.478283301427</text:p>
              </table:table-cell>
              <table:table-cell office:value-type="float" office:value="13">
                <text:p>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18.csv</text:p>
              </table:table-cell>
              <table:table-cell office:value-type="float" office:value="27.3657606039211">
                <text:p>27.3657606039211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19.csv</text:p>
              </table:table-cell>
              <table:table-cell office:value-type="float" office:value="27.1653293144882">
                <text:p>27.1653293144882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0.csv</text:p>
              </table:table-cell>
              <table:table-cell office:value-type="float" office:value="27.3596459071592">
                <text:p>27.3596459071592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1.csv</text:p>
              </table:table-cell>
              <table:table-cell office:value-type="float" office:value="27.3849305960732">
                <text:p>27.3849305960732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2.csv</text:p>
              </table:table-cell>
              <table:table-cell office:value-type="float" office:value="27.3461783741978">
                <text:p>27.3461783741978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3.csv</text:p>
              </table:table-cell>
              <table:table-cell office:value-type="float" office:value="27.4185866644956">
                <text:p>27.4185866644956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4.csv</text:p>
              </table:table-cell>
              <table:table-cell office:value-type="float" office:value="27.4556778246652">
                <text:p>27.4556778246652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1-25.csv</text:p>
              </table:table-cell>
              <table:table-cell office:value-type="float" office:value="27.4583644282826">
                <text:p>27.4583644282826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1-26.csv</text:p>
              </table:table-cell>
              <table:table-cell office:value-type="float" office:value="26.9525773755411">
                <text:p>26.952577375541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27.csv</text:p>
              </table:table-cell>
              <table:table-cell office:value-type="float" office:value="26.951396898194">
                <text:p>26.95139689819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1-28.csv</text:p>
              </table:table-cell>
              <table:table-cell office:value-type="float" office:value="28.195652173913">
                <text:p>28.19565217391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7-01-29.csv</text:p>
              </table:table-cell>
              <table:table-cell office:value-type="float" office:value="28.195652173913">
                <text:p>28.19565217391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7-01-30.csv</text:p>
              </table:table-cell>
              <table:table-cell office:value-type="float" office:value="NaN">
                <text:p>NaN</text:p>
              </table:table-cell>
              <table:table-cell office:value-type="float" office:value="99999">
                <text:p>99999</text:p>
              </table:table-cell>
              <table:table-cell office:value-type="float" office:value="-99999">
                <text:p>-99999</text:p>
              </table:table-cell>
            </table:table-row>
            <table:table-row>
              <table:table-cell office:value-type="string">
                <text:p>2017-01-31.csv</text:p>
              </table:table-cell>
              <table:table-cell office:value-type="float" office:value="31.4918032786885">
                <text:p>31.4918032786885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7-02-01.csv</text:p>
              </table:table-cell>
              <table:table-cell office:value-type="float" office:value="27.2731661776474">
                <text:p>27.273166177647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2-02.csv</text:p>
              </table:table-cell>
              <table:table-cell office:value-type="float" office:value="27.9788115830013">
                <text:p>27.9788115830013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7-02-03.csv</text:p>
              </table:table-cell>
              <table:table-cell office:value-type="float" office:value="28.365704380292">
                <text:p>28.365704380292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4.csv</text:p>
              </table:table-cell>
              <table:table-cell office:value-type="float" office:value="26.013027535169">
                <text:p>26.01302753516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05.csv</text:p>
              </table:table-cell>
              <table:table-cell office:value-type="float" office:value="26.3192922100435">
                <text:p>26.319292210043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06.csv</text:p>
              </table:table-cell>
              <table:table-cell office:value-type="float" office:value="26.7576934368911">
                <text:p>26.7576934368911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07.csv</text:p>
              </table:table-cell>
              <table:table-cell office:value-type="float" office:value="27.5304534657165">
                <text:p>27.5304534657165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8.csv</text:p>
              </table:table-cell>
              <table:table-cell office:value-type="float" office:value="27.6150345637494">
                <text:p>27.6150345637494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09.csv</text:p>
              </table:table-cell>
              <table:table-cell office:value-type="float" office:value="26.3012691337595">
                <text:p>26.3012691337595</text:p>
              </table:table-cell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7-02-10.csv</text:p>
              </table:table-cell>
              <table:table-cell office:value-type="float" office:value="26.0691551119">
                <text:p>26.0691551119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7-02-11.csv</text:p>
              </table:table-cell>
              <table:table-cell office:value-type="float" office:value="25.4530738255034">
                <text:p>25.453073825503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2-12.csv</text:p>
              </table:table-cell>
              <table:table-cell office:value-type="float" office:value="25.9179800621889">
                <text:p>25.917980062188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3.csv</text:p>
              </table:table-cell>
              <table:table-cell office:value-type="float" office:value="25.9845829384519">
                <text:p>25.984582938451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4.csv</text:p>
              </table:table-cell>
              <table:table-cell office:value-type="float" office:value="25.7312399076508">
                <text:p>25.7312399076508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5.csv</text:p>
              </table:table-cell>
              <table:table-cell office:value-type="float" office:value="25.5138056663953">
                <text:p>25.513805666395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6.csv</text:p>
              </table:table-cell>
              <table:table-cell office:value-type="float" office:value="25.4968226763349">
                <text:p>25.496822676334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7.csv</text:p>
              </table:table-cell>
              <table:table-cell office:value-type="float" office:value="25.7002703050586">
                <text:p>25.7002703050586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18.csv</text:p>
              </table:table-cell>
              <table:table-cell office:value-type="float" office:value="26.2260921049244">
                <text:p>26.226092104924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19.csv</text:p>
              </table:table-cell>
              <table:table-cell office:value-type="float" office:value="26.178123432012">
                <text:p>26.17812343201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0.csv</text:p>
              </table:table-cell>
              <table:table-cell office:value-type="float" office:value="26.3362409458747">
                <text:p>26.3362409458747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1.csv</text:p>
              </table:table-cell>
              <table:table-cell office:value-type="float" office:value="26.179399981966">
                <text:p>26.179399981966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22.csv</text:p>
              </table:table-cell>
              <table:table-cell office:value-type="float" office:value="26.2649178808629">
                <text:p>26.264917880862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2-23.csv</text:p>
              </table:table-cell>
              <table:table-cell office:value-type="float" office:value="26.5621704349615">
                <text:p>26.56217043496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7-02-24.csv</text:p>
              </table:table-cell>
              <table:table-cell office:value-type="float" office:value="26.5166293695501">
                <text:p>26.516629369550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5.csv</text:p>
              </table:table-cell>
              <table:table-cell office:value-type="float" office:value="26.2493344479455">
                <text:p>26.249334447945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6.csv</text:p>
              </table:table-cell>
              <table:table-cell office:value-type="float" office:value="26.1898778135048">
                <text:p>26.1898778135048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7.csv</text:p>
              </table:table-cell>
              <table:table-cell office:value-type="float" office:value="26.4250401903415">
                <text:p>26.4250401903415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2-28.csv</text:p>
              </table:table-cell>
              <table:table-cell office:value-type="float" office:value="26.4906619643983">
                <text:p>26.4906619643983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01.csv</text:p>
              </table:table-cell>
              <table:table-cell office:value-type="float" office:value="25.6599058545118">
                <text:p>25.659905854511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2.csv</text:p>
              </table:table-cell>
              <table:table-cell office:value-type="float" office:value="25.9563495125653">
                <text:p>25.956349512565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3.csv</text:p>
              </table:table-cell>
              <table:table-cell office:value-type="float" office:value="25.8663472049216">
                <text:p>25.8663472049216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4.csv</text:p>
              </table:table-cell>
              <table:table-cell office:value-type="float" office:value="25.8173856674378">
                <text:p>25.817385667437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5.csv</text:p>
              </table:table-cell>
              <table:table-cell office:value-type="float" office:value="25.7844141647812">
                <text:p>25.7844141647812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6.csv</text:p>
              </table:table-cell>
              <table:table-cell office:value-type="float" office:value="26.1275262475532">
                <text:p>26.1275262475532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07.csv</text:p>
              </table:table-cell>
              <table:table-cell office:value-type="float" office:value="25.9880265398988">
                <text:p>25.9880265398988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8.csv</text:p>
              </table:table-cell>
              <table:table-cell office:value-type="float" office:value="25.8960139309047">
                <text:p>25.8960139309047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09.csv</text:p>
              </table:table-cell>
              <table:table-cell office:value-type="float" office:value="25.7273224530294">
                <text:p>25.7273224530294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0.csv</text:p>
              </table:table-cell>
              <table:table-cell office:value-type="float" office:value="25.7656973490052">
                <text:p>25.7656973490052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1.csv</text:p>
              </table:table-cell>
              <table:table-cell office:value-type="float" office:value="25.7729637591747">
                <text:p>25.7729637591747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2.csv</text:p>
              </table:table-cell>
              <table:table-cell office:value-type="float" office:value="25.6648094438508">
                <text:p>25.6648094438508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3.csv</text:p>
              </table:table-cell>
              <table:table-cell office:value-type="float" office:value="25.8117069382336">
                <text:p>25.8117069382336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7-03-14.csv</text:p>
              </table:table-cell>
              <table:table-cell office:value-type="float" office:value="25.615998396653">
                <text:p>25.615998396653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5.csv</text:p>
              </table:table-cell>
              <table:table-cell office:value-type="float" office:value="25.7132388861749">
                <text:p>25.7132388861749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6.csv</text:p>
              </table:table-cell>
              <table:table-cell office:value-type="float" office:value="25.9076435514581">
                <text:p>25.9076435514581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17.csv</text:p>
              </table:table-cell>
              <table:table-cell office:value-type="float" office:value="25.833162140495">
                <text:p>25.833162140495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8.csv</text:p>
              </table:table-cell>
              <table:table-cell office:value-type="float" office:value="25.6025088587903">
                <text:p>25.6025088587903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19.csv</text:p>
              </table:table-cell>
              <table:table-cell office:value-type="float" office:value="25.6154150246458">
                <text:p>25.6154150246458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20.csv</text:p>
              </table:table-cell>
              <table:table-cell office:value-type="float" office:value="25.6860676295079">
                <text:p>25.6860676295079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7-03-21.csv</text:p>
              </table:table-cell>
              <table:table-cell office:value-type="float" office:value="25.9752116662269">
                <text:p>25.9752116662269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2.csv</text:p>
              </table:table-cell>
              <table:table-cell office:value-type="float" office:value="26.2702372100832">
                <text:p>26.2702372100832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3.csv</text:p>
              </table:table-cell>
              <table:table-cell office:value-type="float" office:value="26.2299399186924">
                <text:p>26.2299399186924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24.csv</text:p>
              </table:table-cell>
              <table:table-cell office:value-type="float" office:value="26.3884784946872">
                <text:p>26.388478494687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5.csv</text:p>
              </table:table-cell>
              <table:table-cell office:value-type="float" office:value="26.5595650375273">
                <text:p>26.5595650375273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6.csv</text:p>
              </table:table-cell>
              <table:table-cell office:value-type="float" office:value="26.5535771366332">
                <text:p>26.553577136633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7.csv</text:p>
              </table:table-cell>
              <table:table-cell office:value-type="float" office:value="26.5024981057018">
                <text:p>26.5024981057018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8.csv</text:p>
              </table:table-cell>
              <table:table-cell office:value-type="float" office:value="26.4637998343783">
                <text:p>26.463799834378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3-29.csv</text:p>
              </table:table-cell>
              <table:table-cell office:value-type="float" office:value="26.0461837167178">
                <text:p>26.0461837167178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30.csv</text:p>
              </table:table-cell>
              <table:table-cell office:value-type="float" office:value="25.9300690194036">
                <text:p>25.9300690194036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7-03-31.csv</text:p>
              </table:table-cell>
              <table:table-cell office:value-type="float" office:value="26.1932543299909">
                <text:p>26.1932543299909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5cm" chart:style-name="ch2">
          <text:p>Failures</text:p>
        </chart:title>
        <chart:plot-area chart:style-name="ch3" table:cell-range-address="klhf.A2:klhf.A732 klhf.D1:klhf.D822" chart:data-source-has-labels="both" svg:x="0.665cm" svg:y="0.177cm" svg:width="15.008cm" svg:height="8.358cm">
          <chartooo:coordinate-region svg:x="1.286cm" svg:y="0.35cm" svg:width="14.387cm" svg:height="8.013cm"/>
          <chart:axis chart:dimension="x" chart:name="primary-x" chart:style-name="ch4" chartooo:axis-type="auto">
            <chartooo:date-scale/>
            <chart:categories table:cell-range-address="klhf.A2:klhf.A7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D2:klhf.D822" chart:label-cell-address="klhf.D1:klhf.D1" chart:class="chart:line">
            <chart:regression-curve chart:style-name="ch8"/>
            <chart:data-point chart:repeated="8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</text:p>
                <draw:g>
                  <svg:desc>klhf.D1:klh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5-01-01.csv</text:p>
                <draw:g>
                  <svg:desc>klhf.A2:klhf.A732</svg:desc>
                </draw:g>
              </table:table-cell>
              <table:table-cell office:value-type="float" office:value="1">
                <text:p>1</text:p>
                <draw:g>
                  <svg:desc>klhf.D2:klhf.D822</svg:desc>
                </draw:g>
              </table:table-cell>
            </table:table-row>
            <table:table-row>
              <table:table-cell office:value-type="string">
                <text:p>2015-01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0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1-0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1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1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13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1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1-19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1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1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1-2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1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1-2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1-27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5-01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1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1-3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2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0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2-0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2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2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2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2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2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2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2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2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3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3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3-17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3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3-2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3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3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23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3-2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3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3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3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3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3-30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3-3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4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4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4-07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4-0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4-0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1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4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4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13.csv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5-04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4-1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4-1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4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0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4-2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2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2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4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4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4-27.csv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5-04-2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4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4-3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5-04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05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0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08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1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1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5-13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1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5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5-2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05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5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5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5-2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5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5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5-2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5-29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5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5-3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01.csv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5-06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0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6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1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6-15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06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6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6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6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6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6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6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6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6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6-30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5-07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0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7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7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2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2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7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7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7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7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7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7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8-0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0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8-0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8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0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8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1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1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1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5-08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8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8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4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8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8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8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8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8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09-0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03.csv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5-09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0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09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09-14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5-09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9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2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09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09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09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09-2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09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09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0-0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0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0-0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0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10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0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0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0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2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0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0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0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0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0-3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0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0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0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5-11-08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1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1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1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1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2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1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1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1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1-2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5-11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-12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-12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5-12-1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2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5-1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2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5-12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5-12-2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5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5-12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5-12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2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00" chart:maximum="86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30" chart:maximum="38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ff0000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.784cm" svg:y="0.265cm" style:legend-expansion="custom" chartooo:width="8.727cm" chartooo:height="1.508cm" style:legend-expansion-aspect-ratio="5.78713527851459" chart:style-name="ch2"/>
        <chart:plot-area chart:style-name="ch3" table:cell-range-address="klhf.F1:klhf.F822 klhf.J1:klhf.J822" chart:data-source-has-labels="row" svg:x="0.672cm" svg:y="0.285cm" svg:width="14.761cm" svg:height="8.488cm">
          <chartooo:coordinate-region svg:x="1.849cm" svg:y="0.296cm" svg:width="12.776cm" svg:height="8.305cm"/>
          <chart:axis chart:dimension="x" chart:name="primary-x" chart:style-name="ch4"/>
          <chart:axis chart:dimension="y" chart:name="primary-y" chart:style-name="ch5">
            <chart:title svg:x="0cm" svg:y="5.866cm" chart:style-name="ch6">
              <text:p>Drive count [units]</text:p>
            </chart:title>
            <chart:grid chart:style-name="ch7" chart:class="major"/>
          </chart:axis>
          <chart:axis chart:dimension="y" chart:name="secondary-y" chart:style-name="ch8">
            <chart:title svg:x="15.49cm" svg:y="5.524cm" chart:style-name="ch6">
              <text:p>Capacity [Pb]</text:p>
            </chart:title>
          </chart:axis>
          <chart:series chart:attached-axis="primary-y" chart:style-name="ch9" chart:values-cell-range-address="klhf.F2:klhf.F822" chart:label-cell-address="klhf.F1:klhf.F1" chart:class="chart:line">
            <chart:data-point chart:repeated="821"/>
          </chart:series>
          <chart:series chart:attached-axis="secondary-y" chart:style-name="ch10" chart:values-cell-range-address="klhf.J2:klhf.J822" chart:label-cell-address="klhf.J1:klhf.J1" chart:class="chart:line">
            <chart:data-point chart:repeated="8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klhf.F1:klhf.F1</svg:desc>
                </draw:g>
              </table:table-cell>
              <table:table-cell office:value-type="string">
                <text:p>Tot_Capacity [Pbytes]</text:p>
                <draw:g>
                  <svg:desc>klhf.J1:klhf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211">
                <text:p>41211</text:p>
                <draw:g>
                  <svg:desc>klhf.F2:klhf.F822</svg:desc>
                </draw:g>
              </table:table-cell>
              <table:table-cell office:value-type="float" office:value="138.852675366839">
                <text:p>138.852675366839</text:p>
                <draw:g>
                  <svg:desc>klhf.J2:klhf.J8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210">
                <text:p>41210</text:p>
              </table:table-cell>
              <table:table-cell office:value-type="float" office:value="138.850674967905">
                <text:p>138.85067496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213">
                <text:p>41213</text:p>
              </table:table-cell>
              <table:table-cell office:value-type="float" office:value="138.855675970659">
                <text:p>138.85567597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11">
                <text:p>41211</text:p>
              </table:table-cell>
              <table:table-cell office:value-type="float" office:value="138.851175075767">
                <text:p>138.851175075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56">
                <text:p>41256</text:p>
              </table:table-cell>
              <table:table-cell office:value-type="float" office:value="138.983701274838">
                <text:p>138.9837012748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303">
                <text:p>41303</text:p>
              </table:table-cell>
              <table:table-cell office:value-type="float" office:value="139.301693477905">
                <text:p>139.3016934779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05">
                <text:p>41305</text:p>
              </table:table-cell>
              <table:table-cell office:value-type="float" office:value="139.625396301276">
                <text:p>139.625396301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258">
                <text:p>41258</text:p>
              </table:table-cell>
              <table:table-cell office:value-type="float" office:value="139.488369207313">
                <text:p>139.488369207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259">
                <text:p>41259</text:p>
              </table:table-cell>
              <table:table-cell office:value-type="float" office:value="139.489869509223">
                <text:p>139.489869509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351">
                <text:p>41351</text:p>
              </table:table-cell>
              <table:table-cell office:value-type="float" office:value="139.850940557649">
                <text:p>139.850940557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351">
                <text:p>41351</text:p>
              </table:table-cell>
              <table:table-cell office:value-type="float" office:value="139.895949289809">
                <text:p>139.89594928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42">
                <text:p>41442</text:p>
              </table:table-cell>
              <table:table-cell office:value-type="float" office:value="140.298368349341">
                <text:p>140.298368349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580">
                <text:p>41580</text:p>
              </table:table-cell>
              <table:table-cell office:value-type="float" office:value="140.932492871419">
                <text:p>140.932492871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626">
                <text:p>41626</text:p>
              </table:table-cell>
              <table:table-cell office:value-type="float" office:value="141.203045859952">
                <text:p>141.2030458599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28">
                <text:p>41628</text:p>
              </table:table-cell>
              <table:table-cell office:value-type="float" office:value="141.207546754844">
                <text:p>141.207546754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27">
                <text:p>41627</text:p>
              </table:table-cell>
              <table:table-cell office:value-type="float" office:value="141.204546161862">
                <text:p>141.204546161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901">
                <text:p>41901</text:p>
              </table:table-cell>
              <table:table-cell office:value-type="float" office:value="142.460792855766">
                <text:p>142.460792855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49">
                <text:p>41949</text:p>
              </table:table-cell>
              <table:table-cell office:value-type="float" office:value="142.648329759991">
                <text:p>142.648329759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996">
                <text:p>41996</text:p>
              </table:table-cell>
              <table:table-cell office:value-type="float" office:value="142.696839680706">
                <text:p>142.696839680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33">
                <text:p>42133</text:p>
              </table:table-cell>
              <table:table-cell office:value-type="float" office:value="143.236945951434">
                <text:p>143.236945951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134">
                <text:p>42134</text:p>
              </table:table-cell>
              <table:table-cell office:value-type="float" office:value="143.238446253344">
                <text:p>143.238446253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02">
                <text:p>42302</text:p>
              </table:table-cell>
              <table:table-cell office:value-type="float" office:value="143.76054934551">
                <text:p>143.76054934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271">
                <text:p>42271</text:p>
              </table:table-cell>
              <table:table-cell office:value-type="float" office:value="143.777052233">
                <text:p>143.777052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63">
                <text:p>42363</text:p>
              </table:table-cell>
              <table:table-cell office:value-type="float" office:value="144.139623572497">
                <text:p>144.1396235724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362">
                <text:p>42362</text:p>
              </table:table-cell>
              <table:table-cell office:value-type="float" office:value="144.138123270587">
                <text:p>144.138123270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502">
                <text:p>42502</text:p>
              </table:table-cell>
              <table:table-cell office:value-type="float" office:value="144.673728700614">
                <text:p>144.673728700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502">
                <text:p>42502</text:p>
              </table:table-cell>
              <table:table-cell office:value-type="float" office:value="144.682730447046">
                <text:p>144.68273044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549">
                <text:p>42549</text:p>
              </table:table-cell>
              <table:table-cell office:value-type="float" office:value="144.867446793217">
                <text:p>144.8674467932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95">
                <text:p>42595</text:p>
              </table:table-cell>
              <table:table-cell office:value-type="float" office:value="145.04798231743">
                <text:p>145.047982317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594">
                <text:p>42594</text:p>
              </table:table-cell>
              <table:table-cell office:value-type="float" office:value="145.04648201552">
                <text:p>145.046482015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733">
                <text:p>42733</text:p>
              </table:table-cell>
              <table:table-cell office:value-type="float" office:value="145.634597622228">
                <text:p>145.634597622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685">
                <text:p>42685</text:p>
              </table:table-cell>
              <table:table-cell office:value-type="float" office:value="145.494069838259">
                <text:p>145.4940698382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86">
                <text:p>42686</text:p>
              </table:table-cell>
              <table:table-cell office:value-type="float" office:value="145.405052578825">
                <text:p>145.40505257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687">
                <text:p>42687</text:p>
              </table:table-cell>
              <table:table-cell office:value-type="float" office:value="145.409053365855">
                <text:p>145.409053365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745">
                <text:p>43745</text:p>
              </table:table-cell>
              <table:table-cell office:value-type="float" office:value="149.561790504248">
                <text:p>149.5617905042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699">
                <text:p>43699</text:p>
              </table:table-cell>
              <table:table-cell office:value-type="float" office:value="149.516281176516">
                <text:p>149.5162811765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53">
                <text:p>43653</text:p>
              </table:table-cell>
              <table:table-cell office:value-type="float" office:value="149.604637820167">
                <text:p>149.604637820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653">
                <text:p>43653</text:p>
              </table:table-cell>
              <table:table-cell office:value-type="float" office:value="149.604887868679">
                <text:p>149.6048878686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602">
                <text:p>43602</text:p>
              </table:table-cell>
              <table:table-cell office:value-type="float" office:value="149.457858790884">
                <text:p>149.4578587908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600">
                <text:p>43600</text:p>
              </table:table-cell>
              <table:table-cell office:value-type="float" office:value="149.453357895992">
                <text:p>149.453357895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606">
                <text:p>43606</text:p>
              </table:table-cell>
              <table:table-cell office:value-type="float" office:value="149.465700355573">
                <text:p>149.465700355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558">
                <text:p>43558</text:p>
              </table:table-cell>
              <table:table-cell office:value-type="float" office:value="149.280003808396">
                <text:p>149.280003808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698">
                <text:p>43698</text:p>
              </table:table-cell>
              <table:table-cell office:value-type="float" office:value="149.807527670515">
                <text:p>149.807527670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744">
                <text:p>43744</text:p>
              </table:table-cell>
              <table:table-cell office:value-type="float" office:value="150.144433532192">
                <text:p>150.1444335321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742">
                <text:p>43742</text:p>
              </table:table-cell>
              <table:table-cell office:value-type="float" office:value="150.1399326373">
                <text:p>150.1399326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741">
                <text:p>43741</text:p>
              </table:table-cell>
              <table:table-cell office:value-type="float" office:value="150.13843233539">
                <text:p>150.13843233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836">
                <text:p>43836</text:p>
              </table:table-cell>
              <table:table-cell office:value-type="float" office:value="150.550853378754">
                <text:p>150.5508533787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37">
                <text:p>43837</text:p>
              </table:table-cell>
              <table:table-cell office:value-type="float" office:value="150.554194037712">
                <text:p>150.5541940377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883">
                <text:p>43883</text:p>
              </table:table-cell>
              <table:table-cell office:value-type="float" office:value="150.509685901125">
                <text:p>150.509685901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836">
                <text:p>43836</text:p>
              </table:table-cell>
              <table:table-cell office:value-type="float" office:value="150.350154441082">
                <text:p>150.350154441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5">
                <text:p>43835</text:p>
              </table:table-cell>
              <table:table-cell office:value-type="float" office:value="150.346153654052">
                <text:p>150.3461536540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837">
                <text:p>43837</text:p>
              </table:table-cell>
              <table:table-cell office:value-type="float" office:value="150.351654742992">
                <text:p>150.3516547429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112">
                <text:p>44112</text:p>
              </table:table-cell>
              <table:table-cell office:value-type="float" office:value="151.703419979318">
                <text:p>151.703419979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112">
                <text:p>44112</text:p>
              </table:table-cell>
              <table:table-cell office:value-type="float" office:value="151.791937152566">
                <text:p>151.791937152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111">
                <text:p>44111</text:p>
              </table:table-cell>
              <table:table-cell office:value-type="float" office:value="151.788936559584">
                <text:p>151.7889365595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159">
                <text:p>44159</text:p>
              </table:table-cell>
              <table:table-cell office:value-type="float" office:value="151.863791602361">
                <text:p>151.8637916023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112">
                <text:p>44112</text:p>
              </table:table-cell>
              <table:table-cell office:value-type="float" office:value="151.794277606639">
                <text:p>151.794277606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10">
                <text:p>44110</text:p>
              </table:table-cell>
              <table:table-cell office:value-type="float" office:value="151.786276032579">
                <text:p>151.7862760325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384">
                <text:p>44384</text:p>
              </table:table-cell>
              <table:table-cell office:value-type="float" office:value="152.701456556115">
                <text:p>152.7014565561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343">
                <text:p>44343</text:p>
              </table:table-cell>
              <table:table-cell office:value-type="float" office:value="152.540924967052">
                <text:p>152.540924967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291">
                <text:p>44291</text:p>
              </table:table-cell>
              <table:table-cell office:value-type="float" office:value="152.56434894808">
                <text:p>152.56434894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200">
                <text:p>44200</text:p>
              </table:table-cell>
              <table:table-cell office:value-type="float" office:value="152.384813130204">
                <text:p>152.3848131302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200">
                <text:p>44200</text:p>
              </table:table-cell>
              <table:table-cell office:value-type="float" office:value="152.699874255324">
                <text:p>152.6998742553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199">
                <text:p>44199</text:p>
              </table:table-cell>
              <table:table-cell office:value-type="float" office:value="152.695873468294">
                <text:p>152.695873468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193">
                <text:p>44193</text:p>
              </table:table-cell>
              <table:table-cell office:value-type="float" office:value="152.684371171714">
                <text:p>152.6843711717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200">
                <text:p>44200</text:p>
              </table:table-cell>
              <table:table-cell office:value-type="float" office:value="152.700294336824">
                <text:p>152.7002943368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199">
                <text:p>44199</text:p>
              </table:table-cell>
              <table:table-cell office:value-type="float" office:value="152.697713825342">
                <text:p>152.6977138253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199">
                <text:p>44199</text:p>
              </table:table-cell>
              <table:table-cell office:value-type="float" office:value="153.013195031963">
                <text:p>153.0131950319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157">
                <text:p>44157</text:p>
              </table:table-cell>
              <table:table-cell office:value-type="float" office:value="152.84866265587">
                <text:p>152.848662655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296">
                <text:p>44296</text:p>
              </table:table-cell>
              <table:table-cell office:value-type="float" office:value="152.944602775438">
                <text:p>152.9446027754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294">
                <text:p>44294</text:p>
              </table:table-cell>
              <table:table-cell office:value-type="float" office:value="152.939601783522">
                <text:p>152.939601783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295">
                <text:p>44295</text:p>
              </table:table-cell>
              <table:table-cell office:value-type="float" office:value="152.943102473528">
                <text:p>152.943102473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388">
                <text:p>44388</text:p>
              </table:table-cell>
              <table:table-cell office:value-type="float" office:value="153.305923872376">
                <text:p>153.3059238723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341">
                <text:p>44341</text:p>
              </table:table-cell>
              <table:table-cell office:value-type="float" office:value="153.234909585581">
                <text:p>153.234909585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295">
                <text:p>44295</text:p>
              </table:table-cell>
              <table:table-cell office:value-type="float" office:value="153.167576023721">
                <text:p>153.1675760237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341">
                <text:p>44341</text:p>
              </table:table-cell>
              <table:table-cell office:value-type="float" office:value="153.304443075798">
                <text:p>153.304443075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96">
                <text:p>44296</text:p>
              </table:table-cell>
              <table:table-cell office:value-type="float" office:value="153.30846336816">
                <text:p>153.30846336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249">
                <text:p>44249</text:p>
              </table:table-cell>
              <table:table-cell office:value-type="float" office:value="153.124927250966">
                <text:p>153.1249272509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251">
                <text:p>44251</text:p>
              </table:table-cell>
              <table:table-cell office:value-type="float" office:value="153.130208297215">
                <text:p>153.1302082972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251">
                <text:p>44251</text:p>
              </table:table-cell>
              <table:table-cell office:value-type="float" office:value="153.130458345727">
                <text:p>153.1304583457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297">
                <text:p>44297</text:p>
              </table:table-cell>
              <table:table-cell office:value-type="float" office:value="153.356682734052">
                <text:p>153.356682734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125">
                <text:p>45125</text:p>
              </table:table-cell>
              <table:table-cell office:value-type="float" office:value="158.316653991962">
                <text:p>158.316653991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205">
                <text:p>44205</text:p>
              </table:table-cell>
              <table:table-cell office:value-type="float" office:value="152.905594221307">
                <text:p>152.9055942213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204">
                <text:p>44204</text:p>
              </table:table-cell>
              <table:table-cell office:value-type="float" office:value="152.904093919397">
                <text:p>152.904093919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203">
                <text:p>44203</text:p>
              </table:table-cell>
              <table:table-cell office:value-type="float" office:value="152.902593617487">
                <text:p>152.902593617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05">
                <text:p>44205</text:p>
              </table:table-cell>
              <table:table-cell office:value-type="float" office:value="153.063224803272">
                <text:p>153.0632248032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113">
                <text:p>44113</text:p>
              </table:table-cell>
              <table:table-cell office:value-type="float" office:value="152.995050579863">
                <text:p>152.9950505798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67">
                <text:p>44067</text:p>
              </table:table-cell>
              <table:table-cell office:value-type="float" office:value="152.85952378781">
                <text:p>152.859523787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297">
                <text:p>44297</text:p>
              </table:table-cell>
              <table:table-cell office:value-type="float" office:value="154.07718251847">
                <text:p>154.077182518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35">
                <text:p>44435</text:p>
              </table:table-cell>
              <table:table-cell office:value-type="float" office:value="154.371741161252">
                <text:p>154.371741161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33">
                <text:p>44433</text:p>
              </table:table-cell>
              <table:table-cell office:value-type="float" office:value="154.36473978124">
                <text:p>154.364739781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34">
                <text:p>44434</text:p>
              </table:table-cell>
              <table:table-cell office:value-type="float" office:value="154.367740374222">
                <text:p>154.3677403742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710">
                <text:p>44710</text:p>
              </table:table-cell>
              <table:table-cell office:value-type="float" office:value="155.993478775014">
                <text:p>155.9934787750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583">
                <text:p>45583</text:p>
              </table:table-cell>
              <table:table-cell office:value-type="float" office:value="161.398216809899">
                <text:p>161.398216809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585">
                <text:p>45585</text:p>
              </table:table-cell>
              <table:table-cell office:value-type="float" office:value="161.406218383959">
                <text:p>161.406218383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411">
                <text:p>46411</text:p>
              </table:table-cell>
              <table:table-cell office:value-type="float" office:value="164.784542764328">
                <text:p>164.7845427643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458">
                <text:p>46458</text:p>
              </table:table-cell>
              <table:table-cell office:value-type="float" office:value="164.831552393971">
                <text:p>164.8315523939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505">
                <text:p>46505</text:p>
              </table:table-cell>
              <table:table-cell office:value-type="float" office:value="165.017008883738">
                <text:p>165.0170088837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505">
                <text:p>46505</text:p>
              </table:table-cell>
              <table:table-cell office:value-type="float" office:value="165.085362144978">
                <text:p>165.0853621449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458">
                <text:p>46458</text:p>
              </table:table-cell>
              <table:table-cell office:value-type="float" office:value="165.035852030215">
                <text:p>165.035852030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459">
                <text:p>46459</text:p>
              </table:table-cell>
              <table:table-cell office:value-type="float" office:value="165.039852817245">
                <text:p>165.0398528172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413">
                <text:p>46413</text:p>
              </table:table-cell>
              <table:table-cell office:value-type="float" office:value="164.972179189409">
                <text:p>164.9721791894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457">
                <text:p>46457</text:p>
              </table:table-cell>
              <table:table-cell office:value-type="float" office:value="164.963918063445">
                <text:p>164.9639180634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687">
                <text:p>46687</text:p>
              </table:table-cell>
              <table:table-cell office:value-type="float" office:value="165.865405453592">
                <text:p>165.8654054535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688">
                <text:p>46688</text:p>
              </table:table-cell>
              <table:table-cell office:value-type="float" office:value="165.871906725742">
                <text:p>165.8719067257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687">
                <text:p>46687</text:p>
              </table:table-cell>
              <table:table-cell office:value-type="float" office:value="165.870406423832">
                <text:p>165.870406423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689">
                <text:p>46689</text:p>
              </table:table-cell>
              <table:table-cell office:value-type="float" office:value="165.873407027652">
                <text:p>165.8734070276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735">
                <text:p>46735</text:p>
              </table:table-cell>
              <table:table-cell office:value-type="float" office:value="166.166884463765">
                <text:p>166.166884463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734">
                <text:p>46734</text:p>
              </table:table-cell>
              <table:table-cell office:value-type="float" office:value="166.163883870782">
                <text:p>166.163883870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781">
                <text:p>46781</text:p>
              </table:table-cell>
              <table:table-cell office:value-type="float" office:value="166.189549359441">
                <text:p>166.1895493594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780">
                <text:p>46780</text:p>
              </table:table-cell>
              <table:table-cell office:value-type="float" office:value="166.186548766459">
                <text:p>166.186548766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774">
                <text:p>46774</text:p>
              </table:table-cell>
              <table:table-cell office:value-type="float" office:value="166.160543656183">
                <text:p>166.160543656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734">
                <text:p>46734</text:p>
              </table:table-cell>
              <table:table-cell office:value-type="float" office:value="166.052602281002">
                <text:p>166.052602281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780">
                <text:p>46780</text:p>
              </table:table-cell>
              <table:table-cell office:value-type="float" office:value="166.098111608735">
                <text:p>166.0981116087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780">
                <text:p>46780</text:p>
              </table:table-cell>
              <table:table-cell office:value-type="float" office:value="166.096611317663">
                <text:p>166.096611317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688">
                <text:p>46688</text:p>
              </table:table-cell>
              <table:table-cell office:value-type="float" office:value="165.777548419253">
                <text:p>165.777548419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642">
                <text:p>46642</text:p>
              </table:table-cell>
              <table:table-cell office:value-type="float" office:value="165.59909329866">
                <text:p>165.599093298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643">
                <text:p>46643</text:p>
              </table:table-cell>
              <table:table-cell office:value-type="float" office:value="165.60309408569">
                <text:p>165.60309408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596">
                <text:p>46596</text:p>
              </table:table-cell>
              <table:table-cell office:value-type="float" office:value="165.531419670824">
                <text:p>165.531419670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7517">
                <text:p>47517</text:p>
              </table:table-cell>
              <table:table-cell office:value-type="float" office:value="169.146130942109">
                <text:p>169.146130942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517">
                <text:p>47517</text:p>
              </table:table-cell>
              <table:table-cell office:value-type="float" office:value="169.191979837269">
                <text:p>169.1919798372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7516">
                <text:p>47516</text:p>
              </table:table-cell>
              <table:table-cell office:value-type="float" office:value="169.190479535359">
                <text:p>169.1904795353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7515">
                <text:p>47515</text:p>
              </table:table-cell>
              <table:table-cell office:value-type="float" office:value="169.186478748329">
                <text:p>169.186478748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517">
                <text:p>47517</text:p>
              </table:table-cell>
              <table:table-cell office:value-type="float" office:value="169.237408650929">
                <text:p>169.2374086509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7517">
                <text:p>47517</text:p>
              </table:table-cell>
              <table:table-cell office:value-type="float" office:value="169.233407863899">
                <text:p>169.2334078638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7517">
                <text:p>47517</text:p>
              </table:table-cell>
              <table:table-cell office:value-type="float" office:value="169.237308631524">
                <text:p>169.237308631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425">
                <text:p>47425</text:p>
              </table:table-cell>
              <table:table-cell office:value-type="float" office:value="169.102121406899">
                <text:p>169.102121406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425">
                <text:p>47425</text:p>
              </table:table-cell>
              <table:table-cell office:value-type="float" office:value="169.102541488399">
                <text:p>169.1025414883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609">
                <text:p>47609</text:p>
              </table:table-cell>
              <table:table-cell office:value-type="float" office:value="169.66672293925">
                <text:p>169.666722939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608">
                <text:p>47608</text:p>
              </table:table-cell>
              <table:table-cell office:value-type="float" office:value="169.663722346268">
                <text:p>169.6637223462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483">
                <text:p>48483</text:p>
              </table:table-cell>
              <table:table-cell office:value-type="float" office:value="173.209839811192">
                <text:p>173.2098398111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563">
                <text:p>47563</text:p>
              </table:table-cell>
              <table:table-cell office:value-type="float" office:value="169.599129326937">
                <text:p>169.599129326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8437">
                <text:p>48437</text:p>
              </table:table-cell>
              <table:table-cell office:value-type="float" office:value="173.164330483459">
                <text:p>173.1643304834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8436">
                <text:p>48436</text:p>
              </table:table-cell>
              <table:table-cell office:value-type="float" office:value="173.163170247525">
                <text:p>173.1631702475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433">
                <text:p>48433</text:p>
              </table:table-cell>
              <table:table-cell office:value-type="float" office:value="173.158169244771">
                <text:p>173.15816924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8429">
                <text:p>48429</text:p>
              </table:table-cell>
              <table:table-cell office:value-type="float" office:value="173.145666775819">
                <text:p>173.1456667758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388">
                <text:p>48388</text:p>
              </table:table-cell>
              <table:table-cell office:value-type="float" office:value="173.092576031393">
                <text:p>173.0925760313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96">
                <text:p>48296</text:p>
              </table:table-cell>
              <table:table-cell office:value-type="float" office:value="172.844446894867">
                <text:p>172.8444468948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8248">
                <text:p>48248</text:p>
              </table:table-cell>
              <table:table-cell office:value-type="float" office:value="172.768851708495">
                <text:p>172.7688517084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204">
                <text:p>48204</text:p>
              </table:table-cell>
              <table:table-cell office:value-type="float" office:value="172.709259670242">
                <text:p>172.7092596702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204">
                <text:p>48204</text:p>
              </table:table-cell>
              <table:table-cell office:value-type="float" office:value="172.70900962173">
                <text:p>172.709009621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204">
                <text:p>48204</text:p>
              </table:table-cell>
              <table:table-cell office:value-type="float" office:value="172.708919604266">
                <text:p>172.7089196042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204">
                <text:p>48204</text:p>
              </table:table-cell>
              <table:table-cell office:value-type="float" office:value="172.70857953829">
                <text:p>172.708579538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204">
                <text:p>48204</text:p>
              </table:table-cell>
              <table:table-cell office:value-type="float" office:value="172.708659553814">
                <text:p>172.7086595538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153">
                <text:p>48153</text:p>
              </table:table-cell>
              <table:table-cell office:value-type="float" office:value="172.508120094451">
                <text:p>172.5081200944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158">
                <text:p>48158</text:p>
              </table:table-cell>
              <table:table-cell office:value-type="float" office:value="172.528124029601">
                <text:p>172.528124029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157">
                <text:p>48157</text:p>
              </table:table-cell>
              <table:table-cell office:value-type="float" office:value="172.526123630667">
                <text:p>172.526123630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112">
                <text:p>48112</text:p>
              </table:table-cell>
              <table:table-cell office:value-type="float" office:value="172.573472329188">
                <text:p>172.573472329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792">
                <text:p>47792</text:p>
              </table:table-cell>
              <table:table-cell office:value-type="float" office:value="172.101577309177">
                <text:p>172.1015773091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700">
                <text:p>47700</text:p>
              </table:table-cell>
              <table:table-cell office:value-type="float" office:value="171.964389696456">
                <text:p>171.9643896964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562">
                <text:p>47562</text:p>
              </table:table-cell>
              <table:table-cell office:value-type="float" office:value="171.761608859518">
                <text:p>171.7616088595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561">
                <text:p>47561</text:p>
              </table:table-cell>
              <table:table-cell office:value-type="float" office:value="171.755607684392">
                <text:p>171.7556076843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7560">
                <text:p>47560</text:p>
              </table:table-cell>
              <table:table-cell office:value-type="float" office:value="171.75260709141">
                <text:p>171.752607091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515">
                <text:p>47515</text:p>
              </table:table-cell>
              <table:table-cell office:value-type="float" office:value="171.689924442711">
                <text:p>171.6899244427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515">
                <text:p>47515</text:p>
              </table:table-cell>
              <table:table-cell office:value-type="float" office:value="171.690924636759">
                <text:p>171.6909246367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7470">
                <text:p>47470</text:p>
              </table:table-cell>
              <table:table-cell office:value-type="float" office:value="171.513389705528">
                <text:p>171.5133897055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469">
                <text:p>47469</text:p>
              </table:table-cell>
              <table:table-cell office:value-type="float" office:value="171.509388918498">
                <text:p>171.5093889184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467">
                <text:p>47467</text:p>
              </table:table-cell>
              <table:table-cell office:value-type="float" office:value="171.502387538486">
                <text:p>171.5023875384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7469">
                <text:p>47469</text:p>
              </table:table-cell>
              <table:table-cell office:value-type="float" office:value="171.510389112546">
                <text:p>171.5103891125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7469">
                <text:p>47469</text:p>
              </table:table-cell>
              <table:table-cell office:value-type="float" office:value="171.510229081499">
                <text:p>171.510229081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7469">
                <text:p>47469</text:p>
              </table:table-cell>
              <table:table-cell office:value-type="float" office:value="171.509889015522">
                <text:p>171.5098890155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423">
                <text:p>47423</text:p>
              </table:table-cell>
              <table:table-cell office:value-type="float" office:value="171.441015154828">
                <text:p>171.4410151548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7422">
                <text:p>47422</text:p>
              </table:table-cell>
              <table:table-cell office:value-type="float" office:value="171.438014561846">
                <text:p>171.438014561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7423">
                <text:p>47423</text:p>
              </table:table-cell>
              <table:table-cell office:value-type="float" office:value="171.439014766732">
                <text:p>171.4390147667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7377">
                <text:p>47377</text:p>
              </table:table-cell>
              <table:table-cell office:value-type="float" office:value="171.393345407952">
                <text:p>171.3933454079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8297">
                <text:p>48297</text:p>
              </table:table-cell>
              <table:table-cell office:value-type="float" office:value="175.003895861159">
                <text:p>175.0038958611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298">
                <text:p>48298</text:p>
              </table:table-cell>
              <table:table-cell office:value-type="float" office:value="175.0064663707">
                <text:p>175.00646637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298">
                <text:p>48298</text:p>
              </table:table-cell>
              <table:table-cell office:value-type="float" office:value="175.005446172771">
                <text:p>175.0054461727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298">
                <text:p>48298</text:p>
              </table:table-cell>
              <table:table-cell office:value-type="float" office:value="175.004606009771">
                <text:p>175.0046060097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252">
                <text:p>48252</text:p>
              </table:table-cell>
              <table:table-cell office:value-type="float" office:value="174.958236515157">
                <text:p>174.9582365151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251">
                <text:p>48251</text:p>
              </table:table-cell>
              <table:table-cell office:value-type="float" office:value="174.953125512734">
                <text:p>174.9531255127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250">
                <text:p>48250</text:p>
              </table:table-cell>
              <table:table-cell office:value-type="float" office:value="174.949124725704">
                <text:p>174.949124725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252">
                <text:p>48252</text:p>
              </table:table-cell>
              <table:table-cell office:value-type="float" office:value="174.957306334692">
                <text:p>174.9573063346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8252">
                <text:p>48252</text:p>
              </table:table-cell>
              <table:table-cell office:value-type="float" office:value="174.956286136763">
                <text:p>174.9562861367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8252">
                <text:p>48252</text:p>
              </table:table-cell>
              <table:table-cell office:value-type="float" office:value="174.956126105716">
                <text:p>174.9561261057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217">
                <text:p>49217</text:p>
              </table:table-cell>
              <table:table-cell office:value-type="float" office:value="178.742691195201">
                <text:p>178.742691195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218">
                <text:p>49218</text:p>
              </table:table-cell>
              <table:table-cell office:value-type="float" office:value="178.746691982231">
                <text:p>178.746691982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172">
                <text:p>49172</text:p>
              </table:table-cell>
              <table:table-cell office:value-type="float" office:value="178.679018354394">
                <text:p>178.6790183543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8988">
                <text:p>48988</text:p>
              </table:table-cell>
              <table:table-cell office:value-type="float" office:value="177.957896455472">
                <text:p>177.95789645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034">
                <text:p>49034</text:p>
              </table:table-cell>
              <table:table-cell office:value-type="float" office:value="178.183350694381">
                <text:p>178.1833506943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080">
                <text:p>49080</text:p>
              </table:table-cell>
              <table:table-cell office:value-type="float" office:value="178.408464867313">
                <text:p>178.4084648673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8988">
                <text:p>48988</text:p>
              </table:table-cell>
              <table:table-cell office:value-type="float" office:value="178.092742617023">
                <text:p>178.092742617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987">
                <text:p>48987</text:p>
              </table:table-cell>
              <table:table-cell office:value-type="float" office:value="178.089742024041">
                <text:p>178.0897420240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8986">
                <text:p>48986</text:p>
              </table:table-cell>
              <table:table-cell office:value-type="float" office:value="178.130749969171">
                <text:p>178.1307499691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8986">
                <text:p>48986</text:p>
              </table:table-cell>
              <table:table-cell office:value-type="float" office:value="178.129729771242">
                <text:p>178.1297297712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8987">
                <text:p>48987</text:p>
              </table:table-cell>
              <table:table-cell office:value-type="float" office:value="178.133730558273">
                <text:p>178.1337305582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8987">
                <text:p>48987</text:p>
              </table:table-cell>
              <table:table-cell office:value-type="float" office:value="178.178749292373">
                <text:p>178.1787492923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8987">
                <text:p>48987</text:p>
              </table:table-cell>
              <table:table-cell office:value-type="float" office:value="178.179449428207">
                <text:p>178.179449428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8987">
                <text:p>48987</text:p>
              </table:table-cell>
              <table:table-cell office:value-type="float" office:value="178.179789494183">
                <text:p>178.1797894941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8940">
                <text:p>48940</text:p>
              </table:table-cell>
              <table:table-cell office:value-type="float" office:value="178.040852029588">
                <text:p>178.0408520295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849">
                <text:p>48849</text:p>
              </table:table-cell>
              <table:table-cell office:value-type="float" office:value="177.683781768193">
                <text:p>177.6837817681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896">
                <text:p>48896</text:p>
              </table:table-cell>
              <table:table-cell office:value-type="float" office:value="177.86631769134">
                <text:p>177.86631769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897">
                <text:p>48897</text:p>
              </table:table-cell>
              <table:table-cell office:value-type="float" office:value="177.87031847837">
                <text:p>177.870318478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816">
                <text:p>49816</text:p>
              </table:table-cell>
              <table:table-cell office:value-type="float" office:value="181.522036907754">
                <text:p>181.5220369077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801">
                <text:p>49801</text:p>
              </table:table-cell>
              <table:table-cell office:value-type="float" office:value="181.507033834464">
                <text:p>181.5070338344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817">
                <text:p>49817</text:p>
              </table:table-cell>
              <table:table-cell office:value-type="float" office:value="181.526037694785">
                <text:p>181.5260376947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771">
                <text:p>49771</text:p>
              </table:table-cell>
              <table:table-cell office:value-type="float" office:value="181.390850968708">
                <text:p>181.3908509687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771">
                <text:p>49771</text:p>
              </table:table-cell>
              <table:table-cell office:value-type="float" office:value="181.435859700868">
                <text:p>181.435859700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771">
                <text:p>49771</text:p>
              </table:table-cell>
              <table:table-cell office:value-type="float" office:value="181.390510902732">
                <text:p>181.39051090273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771">
                <text:p>49771</text:p>
              </table:table-cell>
              <table:table-cell office:value-type="float" office:value="181.525537099212">
                <text:p>181.525537099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70">
                <text:p>49770</text:p>
              </table:table-cell>
              <table:table-cell office:value-type="float" office:value="181.524036797302">
                <text:p>181.5240367973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9770">
                <text:p>49770</text:p>
              </table:table-cell>
              <table:table-cell office:value-type="float" office:value="181.524376863278">
                <text:p>181.5243768632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9771">
                <text:p>49771</text:p>
              </table:table-cell>
              <table:table-cell office:value-type="float" office:value="181.525877165188">
                <text:p>181.525877165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9908">
                <text:p>49908</text:p>
              </table:table-cell>
              <table:table-cell office:value-type="float" office:value="182.01813415266">
                <text:p>182.018134152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9908">
                <text:p>49908</text:p>
              </table:table-cell>
              <table:table-cell office:value-type="float" office:value="182.018474218636">
                <text:p>182.0184742186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909">
                <text:p>49909</text:p>
              </table:table-cell>
              <table:table-cell office:value-type="float" office:value="182.022475005666">
                <text:p>182.0224750056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0041">
                <text:p>50041</text:p>
              </table:table-cell>
              <table:table-cell office:value-type="float" office:value="182.540076856124">
                <text:p>182.5400768561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0047">
                <text:p>50047</text:p>
              </table:table-cell>
              <table:table-cell office:value-type="float" office:value="182.564081578305">
                <text:p>182.5640815783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0139">
                <text:p>50139</text:p>
              </table:table-cell>
              <table:table-cell office:value-type="float" office:value="182.92515262673">
                <text:p>182.925152626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0185">
                <text:p>50185</text:p>
              </table:table-cell>
              <table:table-cell office:value-type="float" office:value="183.105688150943">
                <text:p>183.10568815094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0185">
                <text:p>50185</text:p>
              </table:table-cell>
              <table:table-cell office:value-type="float" office:value="183.105188053919">
                <text:p>183.1051880539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0277">
                <text:p>50277</text:p>
              </table:table-cell>
              <table:table-cell office:value-type="float" office:value="183.331232905864">
                <text:p>183.331232905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230">
                <text:p>50230</text:p>
              </table:table-cell>
              <table:table-cell office:value-type="float" office:value="183.279722403005">
                <text:p>183.2797224030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0231">
                <text:p>50231</text:p>
              </table:table-cell>
              <table:table-cell office:value-type="float" office:value="183.285723578131">
                <text:p>183.2857235781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0277">
                <text:p>50277</text:p>
              </table:table-cell>
              <table:table-cell office:value-type="float" office:value="183.466079067416">
                <text:p>183.466079067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0276">
                <text:p>50276</text:p>
              </table:table-cell>
              <table:table-cell office:value-type="float" office:value="183.464918831482">
                <text:p>183.4649188314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0276">
                <text:p>50276</text:p>
              </table:table-cell>
              <table:table-cell office:value-type="float" office:value="183.465678978958">
                <text:p>183.465678978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1195">
                <text:p>51195</text:p>
              </table:table-cell>
              <table:table-cell office:value-type="float" office:value="187.072208641254">
                <text:p>187.07220864125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196">
                <text:p>51196</text:p>
              </table:table-cell>
              <table:table-cell office:value-type="float" office:value="187.076209428284">
                <text:p>187.0762094282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1104">
                <text:p>51104</text:p>
              </table:table-cell>
              <table:table-cell office:value-type="float" office:value="186.760907259495">
                <text:p>186.7609072594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1150">
                <text:p>51150</text:p>
              </table:table-cell>
              <table:table-cell office:value-type="float" office:value="186.941022702208">
                <text:p>186.9410227022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1150">
                <text:p>51150</text:p>
              </table:table-cell>
              <table:table-cell office:value-type="float" office:value="186.941202737137">
                <text:p>186.941202737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1151">
                <text:p>51151</text:p>
              </table:table-cell>
              <table:table-cell office:value-type="float" office:value="186.942122926499">
                <text:p>186.9421229264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1149">
                <text:p>51149</text:p>
              </table:table-cell>
              <table:table-cell office:value-type="float" office:value="186.93853220819">
                <text:p>186.938532208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1143">
                <text:p>51143</text:p>
              </table:table-cell>
              <table:table-cell office:value-type="float" office:value="186.912527097914">
                <text:p>186.9125270979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057">
                <text:p>51057</text:p>
              </table:table-cell>
              <table:table-cell office:value-type="float" office:value="186.757336057357">
                <text:p>186.7573360573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1011">
                <text:p>51011</text:p>
              </table:table-cell>
              <table:table-cell office:value-type="float" office:value="186.622149331281">
                <text:p>186.6221493312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012">
                <text:p>51012</text:p>
              </table:table-cell>
              <table:table-cell office:value-type="float" office:value="186.625399972775">
                <text:p>186.625399972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1012">
                <text:p>51012</text:p>
              </table:table-cell>
              <table:table-cell office:value-type="float" office:value="186.624219743798">
                <text:p>186.6242197437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011">
                <text:p>51011</text:p>
              </table:table-cell>
              <table:table-cell office:value-type="float" office:value="186.621219150816">
                <text:p>186.6212191508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932">
                <text:p>51932</text:p>
              </table:table-cell>
              <table:table-cell office:value-type="float" office:value="190.144412666709">
                <text:p>190.1444126667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2852">
                <text:p>52852</text:p>
              </table:table-cell>
              <table:table-cell office:value-type="float" office:value="193.755123150964">
                <text:p>193.7551231509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760">
                <text:p>52760</text:p>
              </table:table-cell>
              <table:table-cell office:value-type="float" office:value="193.439660951127">
                <text:p>193.4396609511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759">
                <text:p>52759</text:p>
              </table:table-cell>
              <table:table-cell office:value-type="float" office:value="193.480908942829">
                <text:p>193.4809089428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2760">
                <text:p>52760</text:p>
              </table:table-cell>
              <table:table-cell office:value-type="float" office:value="193.484909729859">
                <text:p>193.4849097298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2668">
                <text:p>52668</text:p>
              </table:table-cell>
              <table:table-cell office:value-type="float" office:value="193.371726774289">
                <text:p>193.3717267742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643">
                <text:p>23643</text:p>
              </table:table-cell>
              <table:table-cell office:value-type="float" office:value="95.1529668649943">
                <text:p>95.15296686499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713">
                <text:p>52713</text:p>
              </table:table-cell>
              <table:table-cell office:value-type="float" office:value="193.461344648701">
                <text:p>193.4613446487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2714">
                <text:p>52714</text:p>
              </table:table-cell>
              <table:table-cell office:value-type="float" office:value="193.463064993302">
                <text:p>193.4630649933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668">
                <text:p>52668</text:p>
              </table:table-cell>
              <table:table-cell office:value-type="float" office:value="193.416515463759">
                <text:p>193.4165154637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">
                <text:p>-1</text:p>
              </table:table-cell>
              <table:table-cell office:value-type="float" office:value="-1E-015">
                <text:p>-1E-0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2576">
                <text:p>52576</text:p>
              </table:table-cell>
              <table:table-cell office:value-type="float" office:value="193.190470611813">
                <text:p>193.1904706118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2576">
                <text:p>52576</text:p>
              </table:table-cell>
              <table:table-cell office:value-type="float" office:value="193.100293116446">
                <text:p>193.1002931164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2622">
                <text:p>52622</text:p>
              </table:table-cell>
              <table:table-cell office:value-type="float" office:value="193.281008675587">
                <text:p>193.2810086755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3451">
                <text:p>53451</text:p>
              </table:table-cell>
              <table:table-cell office:value-type="float" office:value="196.780216541111">
                <text:p>196.780216541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3451">
                <text:p>53451</text:p>
              </table:table-cell>
              <table:table-cell office:value-type="float" office:value="196.78039657604">
                <text:p>196.780396576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405">
                <text:p>53405</text:p>
              </table:table-cell>
              <table:table-cell office:value-type="float" office:value="196.779815964943">
                <text:p>196.7798159649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404">
                <text:p>53404</text:p>
              </table:table-cell>
              <table:table-cell office:value-type="float" office:value="196.775815177913">
                <text:p>196.7758151779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3405">
                <text:p>53405</text:p>
              </table:table-cell>
              <table:table-cell office:value-type="float" office:value="196.780826160932">
                <text:p>196.7808261609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3359">
                <text:p>53359</text:p>
              </table:table-cell>
              <table:table-cell office:value-type="float" office:value="196.735316833199">
                <text:p>196.735316833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3222">
                <text:p>53222</text:p>
              </table:table-cell>
              <table:table-cell office:value-type="float" office:value="196.149781748811">
                <text:p>196.1497817488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176">
                <text:p>53176</text:p>
              </table:table-cell>
              <table:table-cell office:value-type="float" office:value="196.104362438542">
                <text:p>196.1043624385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3221">
                <text:p>53221</text:p>
              </table:table-cell>
              <table:table-cell office:value-type="float" office:value="196.303001464186">
                <text:p>196.303001464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3222">
                <text:p>53222</text:p>
              </table:table-cell>
              <table:table-cell office:value-type="float" office:value="196.307002251216">
                <text:p>196.307002251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3176">
                <text:p>53176</text:p>
              </table:table-cell>
              <table:table-cell office:value-type="float" office:value="196.239328623379">
                <text:p>196.2393286233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4095">
                <text:p>54095</text:p>
              </table:table-cell>
              <table:table-cell office:value-type="float" office:value="199.849538999772">
                <text:p>199.8495389997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094">
                <text:p>54094</text:p>
              </table:table-cell>
              <table:table-cell office:value-type="float" office:value="199.841677463717">
                <text:p>199.8416774637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094">
                <text:p>54094</text:p>
              </table:table-cell>
              <table:table-cell office:value-type="float" office:value="199.848178725029">
                <text:p>199.8481787250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5014">
                <text:p>55014</text:p>
              </table:table-cell>
              <table:table-cell office:value-type="float" office:value="203.458729178236">
                <text:p>203.4587291782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4969">
                <text:p>54969</text:p>
              </table:table-cell>
              <table:table-cell office:value-type="float" office:value="203.392485838726">
                <text:p>203.3924858387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015">
                <text:p>55015</text:p>
              </table:table-cell>
              <table:table-cell office:value-type="float" office:value="203.460159466563">
                <text:p>203.4601594665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968">
                <text:p>54968</text:p>
              </table:table-cell>
              <table:table-cell office:value-type="float" office:value="203.27562315532">
                <text:p>203.2756231553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5015">
                <text:p>55015</text:p>
              </table:table-cell>
              <table:table-cell office:value-type="float" office:value="203.460239482086">
                <text:p>203.4602394820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4923">
                <text:p>54923</text:p>
              </table:table-cell>
              <table:table-cell office:value-type="float" office:value="203.099758548149">
                <text:p>203.0997585481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4969">
                <text:p>54969</text:p>
              </table:table-cell>
              <table:table-cell office:value-type="float" office:value="203.280294072362">
                <text:p>203.2802940723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5888">
                <text:p>55888</text:p>
              </table:table-cell>
              <table:table-cell office:value-type="float" office:value="206.887003769587">
                <text:p>206.88700376958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5889">
                <text:p>55889</text:p>
              </table:table-cell>
              <table:table-cell office:value-type="float" office:value="206.891004556617">
                <text:p>206.8910045566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5950">
                <text:p>55950</text:p>
              </table:table-cell>
              <table:table-cell office:value-type="float" office:value="207.131371851351">
                <text:p>207.1313718513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042">
                <text:p>56042</text:p>
              </table:table-cell>
              <table:table-cell office:value-type="float" office:value="207.22205044084">
                <text:p>207.222050440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6916">
                <text:p>56916</text:p>
              </table:table-cell>
              <table:table-cell office:value-type="float" office:value="210.787431632291">
                <text:p>210.7874316322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6915">
                <text:p>56915</text:p>
              </table:table-cell>
              <table:table-cell office:value-type="float" office:value="210.783430845261">
                <text:p>210.7834308452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836">
                <text:p>57836</text:p>
              </table:table-cell>
              <table:table-cell office:value-type="float" office:value="214.398142116546">
                <text:p>214.3981421165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5796">
                <text:p>55796</text:p>
              </table:table-cell>
              <table:table-cell office:value-type="float" office:value="206.978200465786">
                <text:p>206.9782004657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5796">
                <text:p>55796</text:p>
              </table:table-cell>
              <table:table-cell office:value-type="float" office:value="206.978380500714">
                <text:p>206.9783805007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5887">
                <text:p>55887</text:p>
              </table:table-cell>
              <table:table-cell office:value-type="float" office:value="207.202244918797">
                <text:p>207.2022449187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590">
                <text:p>57590</text:p>
              </table:table-cell>
              <table:table-cell office:value-type="float" office:value="214.221885255255">
                <text:p>214.2218852552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543">
                <text:p>57543</text:p>
              </table:table-cell>
              <table:table-cell office:value-type="float" office:value="214.12835660044">
                <text:p>214.128356600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560">
                <text:p>57560</text:p>
              </table:table-cell>
              <table:table-cell office:value-type="float" office:value="214.306551356278">
                <text:p>214.3065513562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514">
                <text:p>57514</text:p>
              </table:table-cell>
              <table:table-cell office:value-type="float" office:value="214.238707695453">
                <text:p>214.2387076954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513">
                <text:p>57513</text:p>
              </table:table-cell>
              <table:table-cell office:value-type="float" office:value="214.235797119935">
                <text:p>214.2357971199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514">
                <text:p>57514</text:p>
              </table:table-cell>
              <table:table-cell office:value-type="float" office:value="214.238937740084">
                <text:p>214.2389377400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514">
                <text:p>57514</text:p>
              </table:table-cell>
              <table:table-cell office:value-type="float" office:value="214.238827718739">
                <text:p>214.2388277187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560">
                <text:p>57560</text:p>
              </table:table-cell>
              <table:table-cell office:value-type="float" office:value="214.285087192008">
                <text:p>214.28508719200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514">
                <text:p>57514</text:p>
              </table:table-cell>
              <table:table-cell office:value-type="float" office:value="214.217073498195">
                <text:p>214.2170734981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513">
                <text:p>57513</text:p>
              </table:table-cell>
              <table:table-cell office:value-type="float" office:value="214.216073293309">
                <text:p>214.216073293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499">
                <text:p>57499</text:p>
              </table:table-cell>
              <table:table-cell office:value-type="float" office:value="214.156881657816">
                <text:p>214.1568816578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514">
                <text:p>57514</text:p>
              </table:table-cell>
              <table:table-cell office:value-type="float" office:value="214.217323546707">
                <text:p>214.2173235467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7509">
                <text:p>57509</text:p>
              </table:table-cell>
              <table:table-cell office:value-type="float" office:value="214.212162491229">
                <text:p>214.21216249122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468">
                <text:p>57468</text:p>
              </table:table-cell>
              <table:table-cell office:value-type="float" office:value="214.172104275248">
                <text:p>214.172104275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468">
                <text:p>57468</text:p>
              </table:table-cell>
              <table:table-cell office:value-type="float" office:value="214.149529895585">
                <text:p>214.14952989558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8388">
                <text:p>58388</text:p>
              </table:table-cell>
              <table:table-cell office:value-type="float" office:value="217.760810490447">
                <text:p>217.7608104904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8342">
                <text:p>58342</text:p>
              </table:table-cell>
              <table:table-cell office:value-type="float" office:value="217.715301162714">
                <text:p>217.7153011627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8342">
                <text:p>58342</text:p>
              </table:table-cell>
              <table:table-cell office:value-type="float" office:value="217.715251153012">
                <text:p>217.7152511530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387">
                <text:p>58387</text:p>
              </table:table-cell>
              <table:table-cell office:value-type="float" office:value="217.757009742226">
                <text:p>217.7570097422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8342">
                <text:p>58342</text:p>
              </table:table-cell>
              <table:table-cell office:value-type="float" office:value="217.715501201524">
                <text:p>217.715501201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342">
                <text:p>58342</text:p>
              </table:table-cell>
              <table:table-cell office:value-type="float" office:value="217.627733935375">
                <text:p>217.627733935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8296">
                <text:p>58296</text:p>
              </table:table-cell>
              <table:table-cell office:value-type="float" office:value="217.535215725823">
                <text:p>217.5352157258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8343">
                <text:p>58343</text:p>
              </table:table-cell>
              <table:table-cell office:value-type="float" office:value="217.716251357898">
                <text:p>217.7162513578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8342">
                <text:p>58342</text:p>
              </table:table-cell>
              <table:table-cell office:value-type="float" office:value="217.715751250036">
                <text:p>217.7157512500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341">
                <text:p>58341</text:p>
              </table:table-cell>
              <table:table-cell office:value-type="float" office:value="217.713470796768">
                <text:p>217.7134707967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9257">
                <text:p>59257</text:p>
              </table:table-cell>
              <table:table-cell office:value-type="float" office:value="221.306177744807">
                <text:p>221.3061777448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9216">
                <text:p>59216</text:p>
              </table:table-cell>
              <table:table-cell office:value-type="float" office:value="221.235753637529">
                <text:p>221.2357536375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9215">
                <text:p>59215</text:p>
              </table:table-cell>
              <table:table-cell office:value-type="float" office:value="221.231682836915">
                <text:p>221.2316828369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215">
                <text:p>59215</text:p>
              </table:table-cell>
              <table:table-cell office:value-type="float" office:value="221.231432788403">
                <text:p>221.2314327884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482">
                <text:p>60482</text:p>
              </table:table-cell>
              <table:table-cell office:value-type="float" office:value="226.098140709225">
                <text:p>226.098140709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481">
                <text:p>60481</text:p>
              </table:table-cell>
              <table:table-cell office:value-type="float" office:value="226.094139922195">
                <text:p>226.0941399221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401">
                <text:p>61401</text:p>
              </table:table-cell>
              <table:table-cell office:value-type="float" office:value="229.70485040645">
                <text:p>229.704850406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402">
                <text:p>61402</text:p>
              </table:table-cell>
              <table:table-cell office:value-type="float" office:value="229.70885119348">
                <text:p>229.7088511934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540">
                <text:p>61540</text:p>
              </table:table-cell>
              <table:table-cell office:value-type="float" office:value="229.845559211607">
                <text:p>229.8455592116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402">
                <text:p>61402</text:p>
              </table:table-cell>
              <table:table-cell office:value-type="float" office:value="229.664442577749">
                <text:p>229.6644425777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2322">
                <text:p>62322</text:p>
              </table:table-cell>
              <table:table-cell office:value-type="float" office:value="233.185305630672">
                <text:p>233.185305630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2353">
                <text:p>62353</text:p>
              </table:table-cell>
              <table:table-cell office:value-type="float" office:value="233.275403446494">
                <text:p>233.2754034464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2368">
                <text:p>62368</text:p>
              </table:table-cell>
              <table:table-cell office:value-type="float" office:value="233.320592376153">
                <text:p>233.3205923761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62">
                <text:p>62362</text:p>
              </table:table-cell>
              <table:table-cell office:value-type="float" office:value="233.296587653973">
                <text:p>233.2965876539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2276">
                <text:p>62276</text:p>
              </table:table-cell>
              <table:table-cell office:value-type="float" office:value="233.095977801696">
                <text:p>233.095977801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414">
                <text:p>62414</text:p>
              </table:table-cell>
              <table:table-cell office:value-type="float" office:value="233.367601994958">
                <text:p>233.3676019949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2413">
                <text:p>62413</text:p>
              </table:table-cell>
              <table:table-cell office:value-type="float" office:value="233.361760850879">
                <text:p>233.3617608508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2368">
                <text:p>62368</text:p>
              </table:table-cell>
              <table:table-cell office:value-type="float" office:value="233.319932248081">
                <text:p>233.3199322480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2322">
                <text:p>62322</text:p>
              </table:table-cell>
              <table:table-cell office:value-type="float" office:value="233.274762986325">
                <text:p>233.2747629863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2275">
                <text:p>62275</text:p>
              </table:table-cell>
              <table:table-cell office:value-type="float" office:value="233.225252871562">
                <text:p>233.22525287156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2275">
                <text:p>62275</text:p>
              </table:table-cell>
              <table:table-cell office:value-type="float" office:value="233.225842986051">
                <text:p>233.2258429860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2322">
                <text:p>62322</text:p>
              </table:table-cell>
              <table:table-cell office:value-type="float" office:value="233.276293283218">
                <text:p>233.2762932832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2274">
                <text:p>62274</text:p>
              </table:table-cell>
              <table:table-cell office:value-type="float" office:value="233.223032429938">
                <text:p>233.2230324299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2276">
                <text:p>62276</text:p>
              </table:table-cell>
              <table:table-cell office:value-type="float" office:value="233.231034003998">
                <text:p>233.2310340039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2322">
                <text:p>62322</text:p>
              </table:table-cell>
              <table:table-cell office:value-type="float" office:value="233.277913597576">
                <text:p>233.2779135975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2322">
                <text:p>62322</text:p>
              </table:table-cell>
              <table:table-cell office:value-type="float" office:value="233.279363878946">
                <text:p>233.279363878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2230">
                <text:p>62230</text:p>
              </table:table-cell>
              <table:table-cell office:value-type="float" office:value="233.12207236586">
                <text:p>233.122072365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2230">
                <text:p>62230</text:p>
              </table:table-cell>
              <table:table-cell office:value-type="float" office:value="233.122092369741">
                <text:p>233.1220923697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2276">
                <text:p>62276</text:p>
              </table:table-cell>
              <table:table-cell office:value-type="float" office:value="233.19044612953">
                <text:p>233.190446129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2276">
                <text:p>62276</text:p>
              </table:table-cell>
              <table:table-cell office:value-type="float" office:value="233.190786195506">
                <text:p>233.1907861955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2276">
                <text:p>62276</text:p>
              </table:table-cell>
              <table:table-cell office:value-type="float" office:value="233.191036244018">
                <text:p>233.1910362440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2230">
                <text:p>62230</text:p>
              </table:table-cell>
              <table:table-cell office:value-type="float" office:value="233.101758424745">
                <text:p>233.101758424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089">
                <text:p>63089</text:p>
              </table:table-cell>
              <table:table-cell office:value-type="float" office:value="236.473721928623">
                <text:p>236.47372192862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088">
                <text:p>63088</text:p>
              </table:table-cell>
              <table:table-cell office:value-type="float" office:value="236.46635789054">
                <text:p>236.46635789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089">
                <text:p>63089</text:p>
              </table:table-cell>
              <table:table-cell office:value-type="float" office:value="236.474051992659">
                <text:p>236.47405199265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134">
                <text:p>63134</text:p>
              </table:table-cell>
              <table:table-cell office:value-type="float" office:value="236.515220467385">
                <text:p>236.5152204673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135">
                <text:p>63135</text:p>
              </table:table-cell>
              <table:table-cell office:value-type="float" office:value="236.519221254415">
                <text:p>236.5192212544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089">
                <text:p>63089</text:p>
              </table:table-cell>
              <table:table-cell office:value-type="float" office:value="236.476092388517">
                <text:p>236.4760923885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3089">
                <text:p>63089</text:p>
              </table:table-cell>
              <table:table-cell office:value-type="float" office:value="236.476432454493">
                <text:p>236.4764324544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3043">
                <text:p>63043</text:p>
              </table:table-cell>
              <table:table-cell office:value-type="float" office:value="236.424331847984">
                <text:p>236.4243318479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905">
                <text:p>62905</text:p>
              </table:table-cell>
              <table:table-cell office:value-type="float" office:value="236.198966629443">
                <text:p>236.1989666294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905">
                <text:p>62905</text:p>
              </table:table-cell>
              <table:table-cell office:value-type="float" office:value="236.199506734228">
                <text:p>236.1995067342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905">
                <text:p>62905</text:p>
              </table:table-cell>
              <table:table-cell office:value-type="float" office:value="236.155518259347">
                <text:p>236.1555182593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905">
                <text:p>62905</text:p>
              </table:table-cell>
              <table:table-cell office:value-type="float" office:value="236.155948283438">
                <text:p>236.1559482834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871">
                <text:p>63871</text:p>
              </table:table-cell>
              <table:table-cell office:value-type="float" office:value="239.811988060497">
                <text:p>239.8119880604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871">
                <text:p>63871</text:p>
              </table:table-cell>
              <table:table-cell office:value-type="float" office:value="239.811828029449">
                <text:p>239.8118280294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779">
                <text:p>63779</text:p>
              </table:table-cell>
              <table:table-cell office:value-type="float" office:value="239.676320742729">
                <text:p>239.6763207427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886">
                <text:p>63886</text:p>
              </table:table-cell>
              <table:table-cell office:value-type="float" office:value="239.834192530933">
                <text:p>239.8341925309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825">
                <text:p>63825</text:p>
              </table:table-cell>
              <table:table-cell office:value-type="float" office:value="239.772839966909">
                <text:p>239.7728399669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824">
                <text:p>63824</text:p>
              </table:table-cell>
              <table:table-cell office:value-type="float" office:value="239.769089228391">
                <text:p>239.7690892283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744">
                <text:p>64744</text:p>
              </table:table-cell>
              <table:table-cell office:value-type="float" office:value="243.380979941623">
                <text:p>243.3809799416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745">
                <text:p>64745</text:p>
              </table:table-cell>
              <table:table-cell office:value-type="float" office:value="243.383980534605">
                <text:p>243.3839805346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745">
                <text:p>64745</text:p>
              </table:table-cell>
              <table:table-cell office:value-type="float" office:value="243.385320794629">
                <text:p>243.3853207946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698">
                <text:p>64698</text:p>
              </table:table-cell>
              <table:table-cell office:value-type="float" office:value="243.246453343618">
                <text:p>243.2464533436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561">
                <text:p>64561</text:p>
              </table:table-cell>
              <table:table-cell office:value-type="float" office:value="242.95140461659">
                <text:p>242.9514046165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607">
                <text:p>64607</text:p>
              </table:table-cell>
              <table:table-cell office:value-type="float" office:value="242.997654087919">
                <text:p>242.99765408791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481">
                <text:p>65481</text:p>
              </table:table-cell>
              <table:table-cell office:value-type="float" office:value="246.563035279369">
                <text:p>246.5630352793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481">
                <text:p>65481</text:p>
              </table:table-cell>
              <table:table-cell office:value-type="float" office:value="246.563535376393">
                <text:p>246.5635353763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481">
                <text:p>65481</text:p>
              </table:table-cell>
              <table:table-cell office:value-type="float" office:value="246.563775422965">
                <text:p>246.5637754229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6401">
                <text:p>66401</text:p>
              </table:table-cell>
              <table:table-cell office:value-type="float" office:value="250.430785632019">
                <text:p>250.43078563201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401">
                <text:p>66401</text:p>
              </table:table-cell>
              <table:table-cell office:value-type="float" office:value="250.431975862937">
                <text:p>250.4319758629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400">
                <text:p>66400</text:p>
              </table:table-cell>
              <table:table-cell office:value-type="float" office:value="250.291608619402">
                <text:p>250.2916086194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493">
                <text:p>66493</text:p>
              </table:table-cell>
              <table:table-cell office:value-type="float" office:value="250.567663184586">
                <text:p>250.5676631845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446">
                <text:p>66446</text:p>
              </table:table-cell>
              <table:table-cell office:value-type="float" office:value="250.297110185215">
                <text:p>250.2971101852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447">
                <text:p>66447</text:p>
              </table:table-cell>
              <table:table-cell office:value-type="float" office:value="250.301110972245">
                <text:p>250.301110972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309">
                <text:p>66309</text:p>
              </table:table-cell>
              <table:table-cell office:value-type="float" office:value="250.075325672203">
                <text:p>250.0753256722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401">
                <text:p>66401</text:p>
              </table:table-cell>
              <table:table-cell office:value-type="float" office:value="250.346969370797">
                <text:p>250.3469693707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217">
                <text:p>66217</text:p>
              </table:table-cell>
              <table:table-cell office:value-type="float" office:value="249.895469781394">
                <text:p>249.8954697813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216">
                <text:p>66216</text:p>
              </table:table-cell>
              <table:table-cell office:value-type="float" office:value="249.891719042876">
                <text:p>249.8917190428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263">
                <text:p>66263</text:p>
              </table:table-cell>
              <table:table-cell office:value-type="float" office:value="250.076755451143">
                <text:p>250.0767554511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6216">
                <text:p>66216</text:p>
              </table:table-cell>
              <table:table-cell office:value-type="float" office:value="249.982116580935">
                <text:p>249.9821165809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169">
                <text:p>66169</text:p>
              </table:table-cell>
              <table:table-cell office:value-type="float" office:value="249.887597734012">
                <text:p>249.88759773401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6171">
                <text:p>66171</text:p>
              </table:table-cell>
              <table:table-cell office:value-type="float" office:value="249.895599308072">
                <text:p>249.8955993080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045">
                <text:p>67045</text:p>
              </table:table-cell>
              <table:table-cell office:value-type="float" office:value="257.017670534211">
                <text:p>257.0176705342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045">
                <text:p>67045</text:p>
              </table:table-cell>
              <table:table-cell office:value-type="float" office:value="257.019230836925">
                <text:p>257.0192308369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585">
                <text:p>66585</text:p>
              </table:table-cell>
              <table:table-cell office:value-type="float" office:value="254.674600969938">
                <text:p>254.6746009699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6676">
                <text:p>66676</text:p>
              </table:table-cell>
              <table:table-cell office:value-type="float" office:value="254.806077463807">
                <text:p>254.8060774638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584">
                <text:p>66584</text:p>
              </table:table-cell>
              <table:table-cell office:value-type="float" office:value="254.851625303655">
                <text:p>254.85162530365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953">
                <text:p>66953</text:p>
              </table:table-cell>
              <table:table-cell office:value-type="float" office:value="256.839675004331">
                <text:p>256.83967500433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7872">
                <text:p>67872</text:p>
              </table:table-cell>
              <table:table-cell office:value-type="float" office:value="260.446384701556">
                <text:p>260.4463847015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7827">
                <text:p>67827</text:p>
              </table:table-cell>
              <table:table-cell office:value-type="float" office:value="260.359867428693">
                <text:p>260.359867428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7780">
                <text:p>67780</text:p>
              </table:table-cell>
              <table:table-cell office:value-type="float" office:value="260.266188744771">
                <text:p>260.26618874477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8241">
                <text:p>68241</text:p>
              </table:table-cell>
              <table:table-cell office:value-type="float" office:value="261.891509069096">
                <text:p>261.8915090690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8424">
                <text:p>68424</text:p>
              </table:table-cell>
              <table:table-cell office:value-type="float" office:value="262.698827680237">
                <text:p>262.698827680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517">
                <text:p>68517</text:p>
              </table:table-cell>
              <table:table-cell office:value-type="float" office:value="263.067900291884">
                <text:p>263.0679002918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2997">
                <text:p>62997</text:p>
              </table:table-cell>
              <table:table-cell office:value-type="float" office:value="244.914658560812">
                <text:p>244.9146585608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403">
                <text:p>70403</text:p>
              </table:table-cell>
              <table:table-cell office:value-type="float" office:value="277.941646389143">
                <text:p>277.9416463891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402">
                <text:p>70402</text:p>
              </table:table-cell>
              <table:table-cell office:value-type="float" office:value="277.937645602112">
                <text:p>277.9376456021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587">
                <text:p>70587</text:p>
              </table:table-cell>
              <table:table-cell office:value-type="float" office:value="278.348047228921">
                <text:p>278.34804722892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449">
                <text:p>70449</text:p>
              </table:table-cell>
              <table:table-cell office:value-type="float" office:value="277.986815650899">
                <text:p>277.98681565089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0541">
                <text:p>70541</text:p>
              </table:table-cell>
              <table:table-cell office:value-type="float" office:value="278.257529169028">
                <text:p>278.25752916902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0081">
                <text:p>70081</text:p>
              </table:table-cell>
              <table:table-cell office:value-type="float" office:value="276.673896943461">
                <text:p>276.6738969434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277">
                <text:p>71277</text:p>
              </table:table-cell>
              <table:table-cell office:value-type="float" office:value="281.371821349185">
                <text:p>281.37182134918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0802">
                <text:p>70802</text:p>
              </table:table-cell>
              <table:table-cell office:value-type="float" office:value="279.506454301607">
                <text:p>279.5064543016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0894">
                <text:p>70894</text:p>
              </table:table-cell>
              <table:table-cell office:value-type="float" office:value="279.867525350032">
                <text:p>279.8675253500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042">
                <text:p>71042</text:p>
              </table:table-cell>
              <table:table-cell office:value-type="float" office:value="280.449139792971">
                <text:p>280.4491397929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139">
                <text:p>71139</text:p>
              </table:table-cell>
              <table:table-cell office:value-type="float" office:value="280.650179847906">
                <text:p>280.6501798479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1230">
                <text:p>71230</text:p>
              </table:table-cell>
              <table:table-cell office:value-type="float" office:value="281.277302502262">
                <text:p>281.27730250226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1230">
                <text:p>71230</text:p>
              </table:table-cell>
              <table:table-cell office:value-type="float" office:value="281.186944971965">
                <text:p>281.1869449719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1078">
                <text:p>71078</text:p>
              </table:table-cell>
              <table:table-cell office:value-type="float" office:value="280.499649982563">
                <text:p>280.4996499825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1032">
                <text:p>71032</text:p>
              </table:table-cell>
              <table:table-cell office:value-type="float" office:value="280.499149386991">
                <text:p>280.4991493869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0802">
                <text:p>70802</text:p>
              </table:table-cell>
              <table:table-cell office:value-type="float" office:value="279.416436837287">
                <text:p>279.41643683728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1046">
                <text:p>71046</text:p>
              </table:table-cell>
              <table:table-cell office:value-type="float" office:value="280.285108012451">
                <text:p>280.285108012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0817">
                <text:p>70817</text:p>
              </table:table-cell>
              <table:table-cell office:value-type="float" office:value="279.296413714097">
                <text:p>279.2964137140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0771">
                <text:p>70771</text:p>
              </table:table-cell>
              <table:table-cell office:value-type="float" office:value="279.275589175469">
                <text:p>279.2755891754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0495">
                <text:p>70495</text:p>
              </table:table-cell>
              <table:table-cell office:value-type="float" office:value="278.554626310497">
                <text:p>278.5546263104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0035">
                <text:p>70035</text:p>
              </table:table-cell>
              <table:table-cell office:value-type="float" office:value="276.768774852306">
                <text:p>276.7687748523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9989">
                <text:p>69989</text:p>
              </table:table-cell>
              <table:table-cell office:value-type="float" office:value="276.497881797797">
                <text:p>276.4978817977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0020">
                <text:p>70020</text:p>
              </table:table-cell>
              <table:table-cell office:value-type="float" office:value="276.618405516559">
                <text:p>276.6184055165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0265">
                <text:p>70265</text:p>
              </table:table-cell>
              <table:table-cell office:value-type="float" office:value="277.67145247337">
                <text:p>277.671452473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0173">
                <text:p>70173</text:p>
              </table:table-cell>
              <table:table-cell office:value-type="float" office:value="277.581113949857">
                <text:p>277.5811139498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311">
                <text:p>70311</text:p>
              </table:table-cell>
              <table:table-cell office:value-type="float" office:value="278.168069320631">
                <text:p>278.1680693206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0311">
                <text:p>70311</text:p>
              </table:table-cell>
              <table:table-cell office:value-type="float" office:value="278.799031733872">
                <text:p>278.79903173387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0250">
                <text:p>70250</text:p>
              </table:table-cell>
              <table:table-cell office:value-type="float" office:value="278.809713145185">
                <text:p>278.8097131451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0327">
                <text:p>70327</text:p>
              </table:table-cell>
              <table:table-cell office:value-type="float" office:value="279.155441054344">
                <text:p>279.15544105434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0342">
                <text:p>70342</text:p>
              </table:table-cell>
              <table:table-cell office:value-type="float" office:value="279.215452859794">
                <text:p>279.2154528597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667">
                <text:p>69667</text:p>
              </table:table-cell>
              <table:table-cell office:value-type="float" office:value="276.56777186803">
                <text:p>276.567771868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345">
                <text:p>69345</text:p>
              </table:table-cell>
              <table:table-cell office:value-type="float" office:value="275.934165452662">
                <text:p>275.93416545266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023">
                <text:p>69023</text:p>
              </table:table-cell>
              <table:table-cell office:value-type="float" office:value="275.301809279854">
                <text:p>275.3018092798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297">
                <text:p>70297</text:p>
              </table:table-cell>
              <table:table-cell office:value-type="float" office:value="284.956016100877">
                <text:p>284.95601610087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138">
                <text:p>71138</text:p>
              </table:table-cell>
              <table:table-cell office:value-type="float" office:value="293.792459575395">
                <text:p>293.7924595753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140">
                <text:p>71140</text:p>
              </table:table-cell>
              <table:table-cell office:value-type="float" office:value="293.801461343503">
                <text:p>293.80146134350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879">
                <text:p>70879</text:p>
              </table:table-cell>
              <table:table-cell office:value-type="float" office:value="293.320565216503">
                <text:p>293.3205652165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635">
                <text:p>70635</text:p>
              </table:table-cell>
              <table:table-cell office:value-type="float" office:value="292.855492343588">
                <text:p>292.8554923435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497">
                <text:p>70497</text:p>
              </table:table-cell>
              <table:table-cell office:value-type="float" office:value="292.584528278398">
                <text:p>292.5845282783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0326">
                <text:p>70326</text:p>
              </table:table-cell>
              <table:table-cell office:value-type="float" office:value="292.236638931322">
                <text:p>292.2366389313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0280">
                <text:p>70280</text:p>
              </table:table-cell>
              <table:table-cell office:value-type="float" office:value="292.145620774405">
                <text:p>292.145620774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0278">
                <text:p>70278</text:p>
              </table:table-cell>
              <table:table-cell office:value-type="float" office:value="292.135618812249">
                <text:p>292.1356188122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0234">
                <text:p>70234</text:p>
              </table:table-cell>
              <table:table-cell office:value-type="float" office:value="292.055442780489">
                <text:p>292.0554427804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9899">
                <text:p>69899</text:p>
              </table:table-cell>
              <table:table-cell office:value-type="float" office:value="291.455522759763">
                <text:p>291.45552275976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9392">
                <text:p>69392</text:p>
              </table:table-cell>
              <table:table-cell office:value-type="float" office:value="290.474046849467">
                <text:p>290.4740468494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9392">
                <text:p>69392</text:p>
              </table:table-cell>
              <table:table-cell office:value-type="float" office:value="290.409874399348">
                <text:p>290.4098743993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9301">
                <text:p>69301</text:p>
              </table:table-cell>
              <table:table-cell office:value-type="float" office:value="290.282188640921">
                <text:p>290.28218864092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9346">
                <text:p>69346</text:p>
              </table:table-cell>
              <table:table-cell office:value-type="float" office:value="290.369135997224">
                <text:p>290.3691359972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9300">
                <text:p>69300</text:p>
              </table:table-cell>
              <table:table-cell office:value-type="float" office:value="290.274117064115">
                <text:p>290.2741170641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0413">
                <text:p>70413</text:p>
              </table:table-cell>
              <table:table-cell office:value-type="float" office:value="299.336387298731">
                <text:p>299.336387298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0474">
                <text:p>70474</text:p>
              </table:table-cell>
              <table:table-cell office:value-type="float" office:value="299.81898158801">
                <text:p>299.8189815880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0334">
                <text:p>70334</text:p>
              </table:table-cell>
              <table:table-cell office:value-type="float" office:value="299.521192296777">
                <text:p>299.52119229677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0290">
                <text:p>70290</text:p>
              </table:table-cell>
              <table:table-cell office:value-type="float" office:value="299.349658540672">
                <text:p>299.3496585406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0336">
                <text:p>70336</text:p>
              </table:table-cell>
              <table:table-cell office:value-type="float" office:value="299.525193094645">
                <text:p>299.525193094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0332">
                <text:p>70332</text:p>
              </table:table-cell>
              <table:table-cell office:value-type="float" office:value="299.503188782237">
                <text:p>299.50318878223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70398">
                <text:p>70398</text:p>
              </table:table-cell>
              <table:table-cell office:value-type="float" office:value="299.593797076354">
                <text:p>299.59379707635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443">
                <text:p>70443</text:p>
              </table:table-cell>
              <table:table-cell office:value-type="float" office:value="299.76999174756">
                <text:p>299.769991747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1663">
                <text:p>71663</text:p>
              </table:table-cell>
              <table:table-cell office:value-type="float" office:value="309.38186977122">
                <text:p>309.381869771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599">
                <text:p>71599</text:p>
              </table:table-cell>
              <table:table-cell office:value-type="float" office:value="309.225678775051">
                <text:p>309.2256787750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1604">
                <text:p>71604</text:p>
              </table:table-cell>
              <table:table-cell office:value-type="float" office:value="309.239681545913">
                <text:p>309.2396815459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558">
                <text:p>71558</text:p>
              </table:table-cell>
              <table:table-cell office:value-type="float" office:value="309.149503551997">
                <text:p>309.14950355199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477">
                <text:p>72477</text:p>
              </table:table-cell>
              <table:table-cell office:value-type="float" office:value="312.756213249222">
                <text:p>312.7562132492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698">
                <text:p>73698</text:p>
              </table:table-cell>
              <table:table-cell office:value-type="float" office:value="322.146368267159">
                <text:p>322.14636826715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693">
                <text:p>73693</text:p>
              </table:table-cell>
              <table:table-cell office:value-type="float" office:value="322.136366272488">
                <text:p>322.1363662724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692">
                <text:p>73692</text:p>
              </table:table-cell>
              <table:table-cell office:value-type="float" office:value="322.130365097362">
                <text:p>322.1303650973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688">
                <text:p>73688</text:p>
              </table:table-cell>
              <table:table-cell office:value-type="float" office:value="322.261390474298">
                <text:p>322.26139047429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3734">
                <text:p>73734</text:p>
              </table:table-cell>
              <table:table-cell office:value-type="float" office:value="322.306559736055">
                <text:p>322.3065597360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3696">
                <text:p>73696</text:p>
              </table:table-cell>
              <table:table-cell office:value-type="float" office:value="322.273392889578">
                <text:p>322.273392889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651">
                <text:p>73651</text:p>
              </table:table-cell>
              <table:table-cell office:value-type="float" office:value="322.18821587674">
                <text:p>322.188215876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647">
                <text:p>73647</text:p>
              </table:table-cell>
              <table:table-cell office:value-type="float" office:value="322.036186338092">
                <text:p>322.03618633809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97">
                <text:p>73697</text:p>
              </table:table-cell>
              <table:table-cell office:value-type="float" office:value="322.232725010425">
                <text:p>322.232725010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697">
                <text:p>73697</text:p>
              </table:table-cell>
              <table:table-cell office:value-type="float" office:value="322.232725010425">
                <text:p>322.2327250104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3698">
                <text:p>73698</text:p>
              </table:table-cell>
              <table:table-cell office:value-type="float" office:value="322.236385731479">
                <text:p>322.2363857314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3651">
                <text:p>73651</text:p>
              </table:table-cell>
              <table:table-cell office:value-type="float" office:value="322.186875616716">
                <text:p>322.1868756167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3652">
                <text:p>73652</text:p>
              </table:table-cell>
              <table:table-cell office:value-type="float" office:value="322.190876403746">
                <text:p>322.19087640374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3697">
                <text:p>73697</text:p>
              </table:table-cell>
              <table:table-cell office:value-type="float" office:value="322.27305283444">
                <text:p>322.273052834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3698">
                <text:p>73698</text:p>
              </table:table-cell>
              <table:table-cell office:value-type="float" office:value="322.281054397662">
                <text:p>322.28105439766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5">
                <text:p>45</text:p>
              </table:table-cell>
              <table:table-cell office:value-type="float" office:value="0.180535524212735">
                <text:p>0.18053552421273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5">
                <text:p>45</text:p>
              </table:table-cell>
              <table:table-cell office:value-type="float" office:value="0.180535524212735">
                <text:p>0.1805355242127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">
                <text:p>-1</text:p>
              </table:table-cell>
              <table:table-cell office:value-type="float" office:value="-1E-015">
                <text:p>-1E-0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0">
                <text:p>60</text:p>
              </table:table-cell>
              <table:table-cell office:value-type="float" office:value="0.120524043902975">
                <text:p>0.1205240439029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4979">
                <text:p>74979</text:p>
              </table:table-cell>
              <table:table-cell office:value-type="float" office:value="332.013456465225">
                <text:p>332.0134564652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040">
                <text:p>75040</text:p>
              </table:table-cell>
              <table:table-cell office:value-type="float" office:value="332.073628800271">
                <text:p>332.0736288002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4994">
                <text:p>74994</text:p>
              </table:table-cell>
              <table:table-cell office:value-type="float" office:value="331.983450806355">
                <text:p>331.9834508063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4994">
                <text:p>74994</text:p>
              </table:table-cell>
              <table:table-cell office:value-type="float" office:value="331.983450806355">
                <text:p>331.9834508063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4993">
                <text:p>74993</text:p>
              </table:table-cell>
              <table:table-cell office:value-type="float" office:value="331.979450019325">
                <text:p>331.9794500193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4933">
                <text:p>74933</text:p>
              </table:table-cell>
              <table:table-cell office:value-type="float" office:value="331.862926762452">
                <text:p>331.86292676245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4932">
                <text:p>74932</text:p>
              </table:table-cell>
              <table:table-cell office:value-type="float" office:value="331.858925975422">
                <text:p>331.8589259754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4499">
                <text:p>74499</text:p>
              </table:table-cell>
              <table:table-cell office:value-type="float" office:value="329.931047255041">
                <text:p>329.9310472550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4916">
                <text:p>74916</text:p>
              </table:table-cell>
              <table:table-cell office:value-type="float" office:value="331.797913965086">
                <text:p>331.7979139650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4932">
                <text:p>74932</text:p>
              </table:table-cell>
              <table:table-cell office:value-type="float" office:value="331.861926557566">
                <text:p>331.8619265575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5849">
                <text:p>75849</text:p>
              </table:table-cell>
              <table:table-cell office:value-type="float" office:value="335.469636427163">
                <text:p>335.4696364271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689">
                <text:p>77689</text:p>
              </table:table-cell>
              <table:table-cell office:value-type="float" office:value="342.691057395672">
                <text:p>342.6910573956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693">
                <text:p>77693</text:p>
              </table:table-cell>
              <table:table-cell office:value-type="float" office:value="342.755069858096">
                <text:p>342.75506985809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726">
                <text:p>77726</text:p>
              </table:table-cell>
              <table:table-cell office:value-type="float" office:value="342.819582731847">
                <text:p>342.8195827318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7726">
                <text:p>77726</text:p>
              </table:table-cell>
              <table:table-cell office:value-type="float" office:value="342.819582731847">
                <text:p>342.8195827318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7630">
                <text:p>77630</text:p>
              </table:table-cell>
              <table:table-cell office:value-type="float" office:value="342.626884306109">
                <text:p>342.6268843061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7691">
                <text:p>77691</text:p>
              </table:table-cell>
              <table:table-cell office:value-type="float" office:value="342.747068284036">
                <text:p>342.7470682840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7754">
                <text:p>77754</text:p>
              </table:table-cell>
              <table:table-cell office:value-type="float" office:value="342.875593901999">
                <text:p>342.87559390199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7749">
                <text:p>77749</text:p>
              </table:table-cell>
              <table:table-cell office:value-type="float" office:value="342.855589966849">
                <text:p>342.85558996684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7754">
                <text:p>77754</text:p>
              </table:table-cell>
              <table:table-cell office:value-type="float" office:value="342.875593901999">
                <text:p>342.875593901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7692">
                <text:p>77692</text:p>
              </table:table-cell>
              <table:table-cell office:value-type="float" office:value="342.751069071066">
                <text:p>342.7510690710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7751">
                <text:p>77751</text:p>
              </table:table-cell>
              <table:table-cell office:value-type="float" office:value="342.863591540909">
                <text:p>342.8635915409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7753">
                <text:p>77753</text:p>
              </table:table-cell>
              <table:table-cell office:value-type="float" office:value="342.871593114969">
                <text:p>342.8715931149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8673">
                <text:p>78673</text:p>
              </table:table-cell>
              <table:table-cell office:value-type="float" office:value="346.482303599224">
                <text:p>346.4823035992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8612">
                <text:p>78612</text:p>
              </table:table-cell>
              <table:table-cell office:value-type="float" office:value="346.361779555321">
                <text:p>346.3617795553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8611">
                <text:p>78611</text:p>
              </table:table-cell>
              <table:table-cell office:value-type="float" office:value="346.357778768291">
                <text:p>346.3577787682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8612">
                <text:p>78612</text:p>
              </table:table-cell>
              <table:table-cell office:value-type="float" office:value="346.361779555321">
                <text:p>346.3617795553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8611">
                <text:p>78611</text:p>
              </table:table-cell>
              <table:table-cell office:value-type="float" office:value="346.357778768291">
                <text:p>346.35777876829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9832">
                <text:p>79832</text:p>
              </table:table-cell>
              <table:table-cell office:value-type="float" office:value="355.97365757898">
                <text:p>355.973657578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9831">
                <text:p>79831</text:p>
              </table:table-cell>
              <table:table-cell office:value-type="float" office:value="355.96965679195">
                <text:p>355.969656791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9831">
                <text:p>79831</text:p>
              </table:table-cell>
              <table:table-cell office:value-type="float" office:value="355.96965679195">
                <text:p>355.969656791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992">
                <text:p>80992</text:p>
              </table:table-cell>
              <table:table-cell office:value-type="float" office:value="360.668420981343">
                <text:p>360.66842098134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46">
                <text:p>80946</text:p>
              </table:table-cell>
              <table:table-cell office:value-type="float" office:value="360.53289418929">
                <text:p>360.5328941892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40">
                <text:p>80940</text:p>
              </table:table-cell>
              <table:table-cell office:value-type="float" office:value="360.50888946711">
                <text:p>360.508889467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385">
                <text:p>83385</text:p>
              </table:table-cell>
              <table:table-cell office:value-type="float" office:value="370.15078658878">
                <text:p>370.150786588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385">
                <text:p>83385</text:p>
              </table:table-cell>
              <table:table-cell office:value-type="float" office:value="370.15078658878">
                <text:p>370.150786588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386">
                <text:p>83386</text:p>
              </table:table-cell>
              <table:table-cell office:value-type="float" office:value="369.946746732037">
                <text:p>369.9467467320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4606">
                <text:p>84606</text:p>
              </table:table-cell>
              <table:table-cell office:value-type="float" office:value="376.614049489995">
                <text:p>376.6140494899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4604">
                <text:p>84604</text:p>
              </table:table-cell>
              <table:table-cell office:value-type="float" office:value="379.758663825409">
                <text:p>379.7586638254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4466">
                <text:p>84466</text:p>
              </table:table-cell>
              <table:table-cell office:value-type="float" office:value="379.352423515227">
                <text:p>379.3524235152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463">
                <text:p>84463</text:p>
              </table:table-cell>
              <table:table-cell office:value-type="float" office:value="379.320417273177">
                <text:p>379.3204172731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529">
                <text:p>84529</text:p>
              </table:table-cell>
              <table:table-cell office:value-type="float" office:value="379.480609067214">
                <text:p>379.48060906721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466">
                <text:p>84466</text:p>
              </table:table-cell>
              <table:table-cell office:value-type="float" office:value="379.348422739035">
                <text:p>379.34842273903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468">
                <text:p>84468</text:p>
              </table:table-cell>
              <table:table-cell office:value-type="float" office:value="379.360425089287">
                <text:p>379.3604250892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4468">
                <text:p>84468</text:p>
              </table:table-cell>
              <table:table-cell office:value-type="float" office:value="379.360425089287">
                <text:p>379.3604250892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